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fo:wrap-option="wrap"/>
      <style:text-properties style:font-name="Arial" style:font-name-asian="Arial" style:font-name-complex="Arial" fo:font-size="14pt" style:font-size-asian="14pt" style:font-size-complex="14pt" fo:font-weight="bold" style:font-weight-asian="bold" style:font-weight-complex="bold"/>
    </style:style>
    <style:style style:name="ce5"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Hyperlink" style:data-style-name="N0">
      <style:text-properties fo:color="#0563C1" style:font-name="Arial" style:font-name-asian="Arial" style:font-name-complex="Arial" fo:font-size="12pt" style:font-size-asian="12pt" style:font-size-complex="12pt" style:text-underline-style="solid" style:text-underline-type="single"/>
    </style:style>
    <style:style style:name="ce7" style:family="table-cell" style:parent-style-name="Default" style:data-style-name="N0">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automatic" fo:wrap-option="wrap"/>
      <style:text-properties style:font-name="Arial" style:font-name-asian="Arial" style:font-name-complex="Arial"/>
    </style:style>
    <style:style style:name="ce9" style:family="table-cell" style:parent-style-name="Default" style:data-style-name="N0">
      <style:text-properties style:font-name="Arial" style:font-name-asian="Arial" style:font-name-complex="Arial"/>
    </style:style>
    <style:style style:name="ce10" style:family="table-cell" style:parent-style-name="Default" style:data-style-name="N0">
      <style:table-cell-properties style:vertical-align="top" style:repeat-content="false"/>
      <style:paragraph-properties fo:text-align="center"/>
      <style:text-properties style:font-name="Arial" style:font-name-asian="Arial" style:font-name-complex="Arial" fo:font-size="12pt" style:font-size-asian="12pt" style:font-size-complex="12pt"/>
    </style:style>
    <style:style style:name="ce11" style:family="table-cell" style:parent-style-name="Hyperlink" style:data-style-name="N0">
      <style:table-cell-properties style:vertical-align="top" fo:wrap-option="wrap"/>
      <style:text-properties fo:color="#4472C4" style:font-name="Arial" style:font-name-asian="Arial" style:font-name-complex="Arial" fo:font-size="12pt" style:font-size-asian="12pt" style:font-size-complex="12pt" style:text-underline-style="solid" style:text-underline-type="single"/>
    </style:style>
    <style:style style:name="ce12" style:family="table-cell" style:parent-style-name="Hyperlink" style:data-style-name="N0">
      <style:table-cell-properties style:vertical-align="automatic" fo:wrap-option="wrap"/>
      <style:text-properties fo:color="#4472C4" style:font-name="Arial" style:font-name-asian="Arial" style:font-name-complex="Arial" fo:font-size="12pt" style:font-size-asian="12pt" style:font-size-complex="12pt" style:text-underline-style="solid" style:text-underline-type="single"/>
    </style:style>
    <style:style style:name="ce13" style:family="table-cell" style:parent-style-name="Hyperlink" style:data-style-name="N0">
      <style:table-cell-properties style:vertical-align="automatic" fo:wrap-option="wrap" fo:background-color="transparent"/>
      <style:text-properties fo:color="#4472C4" style:font-name="Arial" style:font-name-asian="Arial" style:font-name-complex="Arial" fo:font-size="12pt" style:font-size-asian="12pt" style:font-size-complex="12pt" style:text-underline-style="solid" style:text-underline-type="single"/>
    </style:style>
    <style:style style:name="ce14"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8" style:family="table-cell" style:parent-style-name="Default" style:data-style-name="N0">
      <style:table-cell-properties style:vertical-align="top" fo:wrap-option="wrap" fo:background-color="transparent"/>
      <style:text-properties fo:color="#222222"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Hyperlink" style:data-style-name="N0">
      <style:table-cell-properties style:vertical-align="top" fo:wrap-option="wrap"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24" style:family="table-cell" style:parent-style-name="Hyperlink" style:data-style-name="N0">
      <style:table-cell-properties style:vertical-align="top" fo:wrap-option="wrap"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25" style:family="table-cell" style:parent-style-name="Default" style:data-style-name="N0">
      <style:table-cell-properties style:vertical-align="top" fo:wrap-option="wrap" fo:background-color="transparent"/>
      <style:text-properties fo:color="#0B0C0C"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28" style:family="table-cell" style:parent-style-name="Hyperlink"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fo:font-size="16pt" style:font-size-asian="16pt" style:font-size-complex="16pt" style:text-underline-style="none" style:text-underline-type="none" fo:font-weight="bold" style:font-weight-asian="bold" style:font-weight-complex="bold"/>
    </style:style>
    <style:style style:name="ce29" style:family="table-cell" style:parent-style-name="Normal_32_2" style:data-style-name="N0">
      <style:table-cell-properties style:vertical-align="automatic" fo:background-color="transparent"/>
      <style:text-properties style:font-name="Arial" style:font-name-asian="Arial" style:font-name-complex="Arial"/>
    </style:style>
    <style:style style:name="ce30" style:family="table-cell" style:parent-style-name="Default" style:data-style-name="N0">
      <style:table-cell-properties fo:background-color="transparent"/>
      <style:text-properties style:font-name="Arial" style:font-name-asian="Arial" style:font-name-complex="Arial"/>
    </style:style>
    <style:style style:name="ce31"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Normal_32_2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7" style:family="table-cell" style:parent-style-name="Default" style:data-style-name="N36">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38" style:family="table-cell" style:parent-style-name="Default" style:data-style-name="N3">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39" style:family="table-cell" style:parent-style-name="Percent" style:data-style-name="N3">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40" style:family="table-cell" style:parent-style-name="Default" style:data-style-name="N37">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41" style:family="table-cell" style:parent-style-name="Default" style:data-style-name="N37">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2" style:family="table-cell" style:parent-style-name="Default" style:data-style-name="N38">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3" style:family="table-cell" style:parent-style-name="Default" style:data-style-name="N3">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44" style:family="table-cell" style:parent-style-name="Default" style:data-style-name="N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6" style:family="table-cell" style:parent-style-name="Default" style:data-style-name="N36">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47" style:family="table-cell" style:parent-style-name="Default" style:data-style-name="N38">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48" style:family="table-cell" style:parent-style-name="Default" style:data-style-name="N39">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49" style:family="table-cell" style:parent-style-name="Default" style:data-style-name="N38">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50" style:family="table-cell" style:parent-style-name="Default" style:data-style-name="N3">
      <style:table-cell-properties style:vertical-align="automatic" fo:wrap-option="wrap" fo:background-color="transparent"/>
      <style:text-properties fo:color="#222222" style:font-name="Arial" style:font-name-asian="Arial" style:font-name-complex="Arial" fo:font-size="12pt" style:font-size-asian="12pt" style:font-size-complex="12pt"/>
    </style:style>
    <style:style style:name="ce51" style:family="table-cell" style:parent-style-name="Default"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52" style:family="table-cell" style:parent-style-name="Comma" style:data-style-name="N38">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53" style:family="table-cell" style:parent-style-name="Default" style:data-style-name="N37">
      <style:table-cell-properties style:vertical-align="automatic" fo:wrap-option="wrap" fo:background-color="transparent"/>
      <style:text-properties fo:color="#4472C4" style:font-name="Arial" style:font-name-asian="Arial" style:font-name-complex="Arial" fo:font-size="12pt" style:font-size-asian="12pt" style:font-size-complex="12pt"/>
    </style:style>
    <style:style style:name="ce54"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style>
    <style:style style:name="ce55" style:family="table-cell" style:parent-style-name="Default"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56" style:family="table-cell" style:parent-style-name="Default" style:data-style-name="N3">
      <style:table-cell-properties style:vertical-align="automatic"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57" style:family="table-cell" style:parent-style-name="Default" style:data-style-name="N36">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58" style:family="table-cell" style:parent-style-name="Default" style:data-style-name="N3">
      <style:table-cell-properties style:vertical-align="automatic" fo:wrap-option="wrap" fo:background-color="transparent"/>
      <style:text-properties fo:color="#4472C4" style:font-name="Arial" style:font-name-asian="Arial" style:font-name-complex="Arial" fo:font-size="12pt" style:font-size-asian="12pt" style:font-size-complex="12pt"/>
    </style:style>
    <style:style style:name="ce59"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style:style>
    <style:style style:name="ce60" style:family="table-cell" style:parent-style-name="Default" style:data-style-name="N36">
      <style:table-cell-properties fo:background-color="transparent"/>
      <style:text-properties style:font-name="Arial" style:font-name-asian="Arial" style:font-name-complex="Arial"/>
    </style:style>
    <style:style style:name="ce61" style:family="table-cell" style:parent-style-name="Default" style:data-style-name="N3">
      <style:table-cell-properties fo:background-color="transparent"/>
      <style:text-properties style:font-name="Arial" style:font-name-asian="Arial" style:font-name-complex="Arial"/>
    </style:style>
    <style:style style:name="ce62" style:family="table-cell" style:parent-style-name="Default" style:data-style-name="N37">
      <style:table-cell-properties fo:background-color="transparent"/>
      <style:text-properties style:font-name="Arial" style:font-name-asian="Arial" style:font-name-complex="Arial"/>
    </style:style>
    <style:style style:name="ce63" style:family="table-cell" style:parent-style-name="Normal_32_2"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64"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65" style:family="table-cell" style:parent-style-name="Default"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66"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67"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68"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69" style:family="table-cell" style:parent-style-name="Default" style:data-style-name="N3">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71" style:family="table-cell" style:parent-style-name="Comma" style:data-style-name="N38">
      <style:table-cell-properties fo:background-color="transparent"/>
    </style:style>
    <style:style style:name="ce72" style:family="table-cell" style:parent-style-name="Percent" style:data-style-name="N13">
      <style:table-cell-properties fo:background-color="transparent"/>
      <style:text-properties style:font-name="Arial" style:font-name-asian="Arial" style:font-name-complex="Arial"/>
    </style:style>
    <style:style style:name="ce73" style:family="table-cell" style:parent-style-name="Default" style:data-style-name="N36">
      <style:table-cell-properties style:vertical-align="automatic" fo:wrap-option="wrap" fo:background-color="transparent" style:repeat-content="false"/>
      <style:paragraph-properties fo:text-align="end" fo:margin-right="0cm"/>
      <style:text-properties fo:color="#0000FF" style:font-name="Arial" style:font-name-asian="Arial" style:font-name-complex="Arial" fo:font-size="12pt" style:font-size-asian="12pt" style:font-size-complex="12pt"/>
    </style:style>
    <style:style style:name="ce74"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75" style:family="table-cell" style:parent-style-name="Comma" style:data-style-name="N4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76" style:family="table-cell" style:parent-style-name="Percent" style:data-style-name="N41">
      <style:table-cell-properties fo:background-color="transparent"/>
      <style:text-properties style:font-name="Arial" style:font-name-asian="Arial" style:font-name-complex="Arial"/>
    </style:style>
    <style:style style:name="ce77" style:family="table-cell" style:parent-style-name="Default"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78" style:family="table-cell" style:parent-style-name="Percent" style:data-style-name="N1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79" style:family="table-cell" style:parent-style-name="Default" style:data-style-name="N1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80" style:family="table-cell" style:parent-style-name="Default" style:data-style-name="N13">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81" style:family="table-cell" style:parent-style-name="Percent" style:data-style-name="N41">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82"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83" style:family="table-cell" style:parent-style-name="Default" style:data-style-name="N3">
      <style:table-cell-properties style:vertical-align="automatic" fo:wrap-option="wrap" fo:background-color="transparent"/>
      <style:text-properties fo:color="#0000FF" style:font-name="Arial" style:font-name-asian="Arial" style:font-name-complex="Arial" fo:font-size="12pt" style:font-size-asian="12pt" style:font-size-complex="12pt"/>
    </style:style>
    <style:style style:name="ce84" style:family="table-cell" style:parent-style-name="Comma" style:data-style-name="N42">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85" style:family="table-cell" style:parent-style-name="Comma" style:data-style-name="N42">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86" style:family="table-cell" style:parent-style-name="Default" style:data-style-name="N42">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87" style:family="table-cell" style:parent-style-name="Default" style:data-style-name="N42">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88" style:family="table-cell" style:parent-style-name="Default" style:data-style-name="N42">
      <style:table-cell-properties style:vertical-align="automatic" fo:wrap-option="wrap" fo:background-color="transparent" style:repeat-content="false"/>
      <style:paragraph-properties fo:text-align="end" fo:margin-right="0cm"/>
      <style:text-properties fo:color="#0000FF" style:font-name="Arial" style:font-name-asian="Arial" style:font-name-complex="Arial" fo:font-size="12pt" style:font-size-asian="12pt" style:font-size-complex="12pt"/>
    </style:style>
    <style:style style:name="ce89" style:family="table-cell" style:parent-style-name="Default" style:data-style-name="N0">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90" style:family="table-cell" style:parent-style-name="Comma" style:data-style-name="N38">
      <style:table-cell-properties style:vertical-align="automatic"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91" style:family="table-cell" style:parent-style-name="Comma" style:data-style-name="N38">
      <style:table-cell-properties fo:background-color="transparent"/>
      <style:text-properties style:font-name="Arial" style:font-name-asian="Arial" style:font-name-complex="Arial" fo:font-size="12pt" style:font-size-asian="12pt" style:font-size-complex="12pt"/>
    </style:style>
    <style:style style:name="ce92" style:family="table-cell" style:parent-style-name="Comma" style:data-style-name="N38">
      <style:table-cell-properties fo:background-color="transparent"/>
      <style:text-properties fo:color="#4472C4" style:font-name="Arial" style:font-name-asian="Arial" style:font-name-complex="Arial" fo:font-size="12pt" style:font-size-asian="12pt" style:font-size-complex="12pt"/>
    </style:style>
    <style:style style:name="ce93" style:family="table-cell" style:parent-style-name="Comma" style:data-style-name="N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94" style:family="table-cell" style:parent-style-name="Comma" style:data-style-name="N3">
      <style:table-cell-properties style:vertical-align="automatic" fo:wrap-option="wrap" fo:background-color="transparent" style:repeat-content="false"/>
      <style:paragraph-properties fo:text-align="end" fo:margin-right="0cm"/>
      <style:text-properties fo:color="#4472C4" style:font-name="Arial" style:font-name-asian="Arial" style:font-name-complex="Arial" fo:font-size="12pt" style:font-size-asian="12pt" style:font-size-complex="12pt"/>
    </style:style>
    <style:style style:name="ce95" style:family="table-cell" style:parent-style-name="Comma" style:data-style-name="N42">
      <style:table-cell-properties style:vertical-align="automatic" fo:wrap-option="wrap" fo:background-color="transparent" style:repeat-content="false"/>
      <style:paragraph-properties fo:text-align="end" fo:margin-right="0cm"/>
      <style:text-properties fo:color="#0000FF" style:font-name="Arial" style:font-name-asian="Arial" style:font-name-complex="Arial" fo:font-size="12pt" style:font-size-asian="12pt" style:font-size-complex="12pt"/>
    </style:style>
    <style:style style:name="ce96" style:family="table-cell" style:parent-style-name="Comma"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97" style:family="table-cell" style:parent-style-name="Comma" style:data-style-name="N38">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98" style:family="table-cell" style:parent-style-name="Default" style:data-style-name="N4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T1" style:family="text" style:parent-style-name="Default">
      <style:text-properties fo:color="#0B0C0C"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7188888888889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3.82763888888889cm"/>
    </style:style>
    <style:style style:name="co4" style:family="table-column">
      <style:table-column-properties fo:break-before="auto" style:column-width="27.3931944444444cm" style:use-optimal-column-width="true"/>
    </style:style>
    <style:style style:name="co5" style:family="table-column">
      <style:table-column-properties fo:break-before="auto" style:column-width="5.15055555555556cm"/>
    </style:style>
    <style:style style:name="co6" style:family="table-column">
      <style:table-column-properties fo:break-before="auto" style:column-width="19.2263888888889cm"/>
    </style:style>
    <style:style style:name="co7" style:family="table-column">
      <style:table-column-properties fo:break-before="auto" style:column-width="6.57930555555556cm"/>
    </style:style>
    <style:style style:name="co8" style:family="table-column">
      <style:table-column-properties fo:break-before="auto" style:column-width="3.24555555555556cm"/>
    </style:style>
    <style:style style:name="co9" style:family="table-column">
      <style:table-column-properties fo:break-before="auto" style:column-width="4.14513888888889cm"/>
    </style:style>
    <style:style style:name="co10" style:family="table-column">
      <style:table-column-properties fo:break-before="auto" style:column-width="3.59833333333333cm"/>
    </style:style>
    <style:style style:name="co11" style:family="table-column">
      <style:table-column-properties fo:break-before="auto" style:column-width="5.36222222222222cm"/>
    </style:style>
    <style:style style:name="co12" style:family="table-column">
      <style:table-column-properties fo:break-before="auto" style:column-width="3.93347222222222cm" style:use-optimal-column-width="true"/>
    </style:style>
    <style:style style:name="co13" style:family="table-column">
      <style:table-column-properties fo:break-before="auto" style:column-width="8.04333333333333cm" style:use-optimal-column-width="true"/>
    </style:style>
    <style:style style:name="co14" style:family="table-column">
      <style:table-column-properties fo:break-before="auto" style:column-width="3.98638888888889cm" style:use-optimal-column-width="true"/>
    </style:style>
    <style:style style:name="co15" style:family="table-column">
      <style:table-column-properties fo:break-before="auto" style:column-width="4.09222222222222cm"/>
    </style:style>
    <style:style style:name="co16" style:family="table-column">
      <style:table-column-properties fo:break-before="auto" style:column-width="4.35680555555555cm"/>
    </style:style>
    <style:style style:name="co17" style:family="table-column">
      <style:table-column-properties fo:break-before="auto" style:column-width="4.03930555555556cm" style:use-optimal-column-width="true"/>
    </style:style>
    <style:style style:name="co18" style:family="table-column">
      <style:table-column-properties fo:break-before="auto" style:column-width="4.03930555555556cm"/>
    </style:style>
    <style:style style:name="co19" style:family="table-column">
      <style:table-column-properties fo:break-before="auto" style:column-width="4.14513888888889cm" style:use-optimal-column-width="true"/>
    </style:style>
    <style:style style:name="co20" style:family="table-column">
      <style:table-column-properties fo:break-before="auto" style:column-width="3.40430555555556cm"/>
    </style:style>
    <style:style style:name="co21" style:family="table-column">
      <style:table-column-properties fo:break-before="auto" style:column-width="2.61055555555556cm"/>
    </style:style>
    <style:style style:name="co22" style:family="table-column">
      <style:table-column-properties fo:break-before="auto" style:column-width="2.71638888888889cm"/>
    </style:style>
    <style:style style:name="co23" style:family="table-column">
      <style:table-column-properties fo:break-before="auto" style:column-width="2.66347222222222cm"/>
    </style:style>
    <style:style style:name="co24" style:family="table-column">
      <style:table-column-properties fo:break-before="auto" style:column-width="2.55763888888889cm"/>
    </style:style>
    <style:style style:name="co25" style:family="table-column">
      <style:table-column-properties fo:break-before="auto" style:column-width="2.24013888888889cm"/>
    </style:style>
    <style:style style:name="co26" style:family="table-column">
      <style:table-column-properties fo:break-before="auto" style:column-width="2.45180555555556cm"/>
    </style:style>
    <style:style style:name="co27" style:family="table-column">
      <style:table-column-properties fo:break-before="auto" style:column-width="2.50472222222222cm"/>
    </style:style>
    <style:style style:name="co28" style:family="table-column">
      <style:table-column-properties fo:break-before="auto" style:column-width="3.19263888888889cm"/>
    </style:style>
    <style:style style:name="co29" style:family="table-column">
      <style:table-column-properties fo:break-before="auto" style:column-width="7.26722222222222cm"/>
    </style:style>
    <style:style style:name="co30" style:family="table-column">
      <style:table-column-properties fo:break-before="auto" style:column-width="4.62138888888889cm"/>
    </style:style>
    <style:style style:name="co31" style:family="table-column">
      <style:table-column-properties fo:break-before="auto" style:column-width="4.97416666666667cm"/>
    </style:style>
    <style:style style:name="co32" style:family="table-column">
      <style:table-column-properties fo:break-before="auto" style:column-width="4.445cm"/>
    </style:style>
    <style:style style:name="co33" style:family="table-column">
      <style:table-column-properties fo:break-before="auto" style:column-width="2.87513888888889cm"/>
    </style:style>
    <style:style style:name="co34" style:family="table-column">
      <style:table-column-properties fo:break-before="auto" style:column-width="4.30388888888889cm"/>
    </style:style>
    <style:style style:name="co35" style:family="table-column">
      <style:table-column-properties fo:break-before="auto" style:column-width="5.25638888888889cm" style:use-optimal-column-width="true"/>
    </style:style>
    <style:style style:name="co36" style:family="table-column">
      <style:table-column-properties fo:break-before="auto" style:column-width="5.41513888888889cm" style:use-optimal-column-width="true"/>
    </style:style>
    <style:style style:name="co37" style:family="table-column">
      <style:table-column-properties fo:break-before="auto" style:column-width="5.41513888888889cm"/>
    </style:style>
    <style:style style:name="co38" style:family="table-column">
      <style:table-column-properties fo:break-before="auto" style:column-width="4.72722222222222cm"/>
    </style:style>
    <style:style style:name="co39" style:family="table-column">
      <style:table-column-properties fo:break-before="auto" style:column-width="4.93888888888889cm" style:use-optimal-column-width="true"/>
    </style:style>
    <style:style style:name="co40" style:family="table-column">
      <style:table-column-properties fo:break-before="auto" style:column-width="4.78013888888889cm" style:use-optimal-column-width="true"/>
    </style:style>
    <style:style style:name="ro1" style:family="table-row">
      <style:table-row-properties style:row-height="20pt" style:use-optimal-row-height="true" fo:break-before="auto"/>
    </style:style>
    <style:style style:name="ro2" style:family="table-row">
      <style:table-row-properties style:row-height="62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46.5pt" style:use-optimal-row-height="true" fo:break-before="auto"/>
    </style:style>
    <style:style style:name="ro5" style:family="table-row">
      <style:table-row-properties style:row-height="15.5pt" style:use-optimal-row-height="true" fo:break-before="auto"/>
    </style:style>
    <style:style style:name="ro6" style:family="table-row">
      <style:table-row-properties style:row-height="14.5pt" style:use-optimal-row-height="true" fo:break-before="auto"/>
    </style:style>
    <style:style style:name="ro7" style:family="table-row">
      <style:table-row-properties style:row-height="16pt" style:use-optimal-row-height="false" fo:break-before="auto"/>
    </style:style>
    <style:style style:name="ro8" style:family="table-row">
      <style:table-row-properties style:row-height="31pt" style:use-optimal-row-height="true" fo:break-before="auto"/>
    </style:style>
    <style:style style:name="ro9" style:family="table-row">
      <style:table-row-properties style:row-height="14pt" style:use-optimal-row-height="true" fo:break-before="auto"/>
    </style:style>
    <style:style style:name="ro10" style:family="table-row">
      <style:table-row-properties style:row-height="15.65pt" style:use-optimal-row-height="true" fo:break-before="auto"/>
    </style:style>
    <style:style style:name="ro11" style:family="table-row">
      <style:table-row-properties style:row-height="15.65pt" style:use-optimal-row-height="false" fo:break-before="auto"/>
    </style:style>
    <style:style style:name="ro12" style:family="table-row">
      <style:table-row-properties style:row-height="136.25pt" style:use-optimal-row-height="false" fo:break-before="auto"/>
    </style:style>
    <style:style style:name="ro13" style:family="table-row">
      <style:table-row-properties style:row-height="17.15pt" style:use-optimal-row-height="false" fo:break-before="auto"/>
    </style:style>
    <style:style style:name="ro14" style:family="table-row">
      <style:table-row-properties style:row-height="77.5pt" style:use-optimal-row-height="true" fo:break-before="auto"/>
    </style:style>
    <style:style style:name="ta1" style:family="table" style:master-page-name="mp1">
      <style:table-properties table:display="tru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DCMS-Sponsored Museums and Galleries Annual Performance Indicators 2023/24</text:p>
          </table:table-cell>
          <table:table-cell table:number-columns-repeated="16383"/>
        </table:table-row>
        <table:table-row table:style-name="ro2">
          <table:table-cell office:value-type="string" table:style-name="ce3">
            <text:p>These tables provides information on the annual performance indicators for DCMS-sponsored museums and galleries in England up to and including 2023/24.</text:p>
            <text:p/>
            <text:p>These data are classified as Official Statistics, according to the Code of Practice for Statistics.<text:s/></text:p>
          </table:table-cell>
          <table:table-cell table:number-columns-repeated="16383"/>
        </table:table-row>
        <table:table-row table:style-name="ro3">
          <table:table-cell office:value-type="string" table:style-name="ce4">
            <text:p>Publication dates</text:p>
          </table:table-cell>
          <table:table-cell table:number-columns-repeated="16383"/>
        </table:table-row>
        <table:table-row table:style-name="ro4">
          <table:table-cell office:value-type="string" table:style-name="ce3">
            <text:p>The data tables in this spreadsheet were originally published at 9:30am 17 July 2025.</text:p>
            <text:p/>
            <text:p>The next update to these tables will be published in 2025/2026.</text:p>
          </table:table-cell>
          <table:table-cell table:number-columns-repeated="16383"/>
        </table:table-row>
        <table:table-row table:style-name="ro3">
          <table:table-cell office:value-type="string" table:style-name="ce5">
            <text:p>Data sources</text:p>
          </table:table-cell>
          <table:table-cell table:number-columns-repeated="16383"/>
        </table:table-row>
        <table:table-row table:style-name="ro4">
          <table:table-cell office:value-type="string" table:style-name="ce3">
            <text:p>All figures in these tables are part of the DCMS-Sponsored Museums and Galleries Annual Performance Indicators 2023/24 release. Methodology and detailed data source information can be found in the Performance Indicator Guidance Note.<text:s/></text:p>
          </table:table-cell>
          <table:table-cell table:number-columns-repeated="16383"/>
        </table:table-row>
        <table:table-row table:style-name="ro3">
          <table:table-cell office:value-type="string" table:style-name="ce5">
            <text:p>Notes</text:p>
          </table:table-cell>
          <table:table-cell table:number-columns-repeated="16383"/>
        </table:table-row>
        <table:table-row table:style-name="ro2">
          <table:table-cell office:value-type="string" table:style-name="ce3">
            <text:p>Some cells in the tables refer to notes which can be found in the notes worksheet. Notes markers are presented in square brackets, for example: [note 1].</text:p>
            <text:p/>
            <text:p>Some shorthand is used in this spreadsheet, x = data not published, b = break in series.</text:p>
          </table:table-cell>
          <table:table-cell table:number-columns-repeated="16383"/>
        </table:table-row>
        <table:table-row table:style-name="ro3">
          <table:table-cell office:value-type="string" table:style-name="ce5">
            <text:p>Contact details</text:p>
          </table:table-cell>
          <table:table-cell table:number-columns-repeated="16383"/>
        </table:table-row>
        <table:table-row table:style-name="ro5">
          <table:table-cell office:value-type="string" table:style-name="ce6">
            <text:p><text:a xlink:href="mailto:evidence@dcms.gov.uk">evidence@dcms.gov.uk</text:a></text:p>
          </table:table-cell>
          <table:table-cell table:number-columns-repeated="16383"/>
        </table:table-row>
        <table:table-row table:style-name="ro5">
          <table:table-cell office:value-type="string" table:style-name="ce7">
            <text:p>The responsible statistician for this release is Thomas Evans.<text:s/></text:p>
          </table:table-cell>
          <table:table-cell table:number-columns-repeated="16383"/>
        </table:table-row>
        <table:table-row table:style-name="ro6">
          <table:table-cell table:style-name="ce1">
            <draw:custom-shape svg:x="0in" svg:y="0in" svg:width="0.33333in" svg:height="0.33333in" draw:z-index="1" draw:id="id0" draw:style-name="a2" draw:name="AutoShape 1">
              <svg:title/>
              <svg:desc>data:image/png;base64,iVBORw0KGgoAAAANSUhEUgAAANEAAACTCAYAAAAQqvyIAAAgAElEQVR4Xu1dBXRUZxO9G8W9QHGKu3tLAhR3dyhaioRA8UCChEBw9wpOaXF3KdDi7hLcAgkuIdn9z5233/LIHyA0bZpN357TE5rss3nf/WbmjpksFosFxseQgCGBvywBkwGivyw740BDAiIBA0TGQjAkEEUJGCCKogCNww0JGCAy1oAhgShKwABRFAVoHG5IwACRsQYMCURRAgaIoihA43BDAgaIjDVgSCCKEjBAFEUBGocbEjBAZKwBQwJRlIABoigK0DjckIABImMNGBKIogQMEEVRgMbhhgQMEBlrwJBAFCVggCiKAjQONyRggMhYA4YEoigBA0RRFKBxuCEBA0TGGjAkEEUJGCCKogCNww0JGCAy1oAhgShKwABRFAVoHG5IwACRsQYMCURRAgaIoihA43BDAgaIjDVgSCCKEjBAFEUBGocbEjBAZKwBQwJRlIABoigK0DjckIABImMNGBKIogRiJIjYYd8UxQczDjckEF0SiBEgMpvDYHGwwMHsAMCCMJMjHGBhp3A4CJw+DCkOtjCZTAgNDYWjo6P8O6IPv6eGYPA7+u+pv4X/fXS9COM69iuBGAGiMDN1jxmhD1/hyfE7MKWMh2Q5UwNOFjg4OH5Uumaz+Z3vODgQjP//IVCePXuG69evI3PmzIgXL57tSwpE/EkgGh9DApGVQIwAkZkgMlsQ9MctnO2+CA7umVHKrz7gaoGDyemjzxIWFoaAgACkTJlSvpsoUaIIjyHYLl++jFmzZqFHjx5IkyaN7Xs8B7XQ8ePHUaBAAbwPiB+9GeML/zkJ/OsgEh1kARwERDdwqctShLllQOmRDWGJS5Mr4ndCjaE00Llz5/DLL78ge/bsyJkzJwoWLCjahH9XP9VZduzYgTdv3iBjxozyXZqABIwy7V6+fIl+/fph0qRJYvrx9+8zAf9zq8V44Agl8K+DiHcli9UMBO25jYCuSxHinh4lRzWAJS4QsWGmHaPMM4KIi//kyZOIHz++gOiLL74QjUTz7dSpUwIWfv/8+fM4c+YMChcuLH8nmGjWZcmSxSagFy9eYPLkyahfv75oK/6dQFOgNNaSIQG9BGIEiGAJA0JNCNp7B1e6LUaIe0aU9m8IxH0/p8AFTS1BrXLi+An88ssSnDl7Fk5OTvL7xo0bo0GDBuL/PH78GHny5JHf79mzB87OzgIymn/UVPv27kPOXDmRPHlyARoBc/ToUYwePVpA9NVXX6F8+fICUMPMMwAUXgIxAkSiicIgIAroshgh5TOg1KiGQJz3v7Awi1mYu6AHDzFh3Fjcvn0LiZMlxZ/7D8DJ0QmpU6bCz/Pm4fad23gdEgIXJ2dcu34NmTJlwurVq1HevRzCQkORO3duXLlyBanSpkGyZMmo4vDo0SMM9x2OO7dvY//+/XBxcUHLli3Rr39/ODiYyBvK530soLHM/lsSiIEgWoKQ8ulQalSjj4LIZAFCXr3GIK8BWL16FfIVLIDq1atjxvRZePbkCRo2bgzPnj2wbv06HDpwEE8fP0G58uXx66+/iv9E8MZxcUG+fPnQoEljefNPnz4VDXb39h2kTZsWSZMmxenTp/H69Wv4+vqiYaNGH2Pc/1sryHjamDGz9V1NFDkQiTkH4Pmz55gzaybWr1+H6zdvoGSpUnjzOhT7//gDtevWhd/IEThy7BgWL1yEl8+f4/PUqXH33j0kSpwYL16+hIuLM8aNG0e1IsuBvtPxo8ewaNEi0VLUWhcuXBCzsUXLlhg6dKgBIgM470jArjSRYuPEjKJNZbGA1PSPP/2AEyeOY9vmLTCLT+OE0NchiJ8wAQ4dPYqDhw/hwb37op327t0r4EmfIQMqVqqEufPmYsaMGTbT7OSJk3AwmbB+/XpcungRO3ftkmvQj+rSpQu6eXjAAo0ZpP9lfAwJ2BWIFCMXEhKC/X/8ifuBgUiaLCnix4+HWTNnIODSZdy4fgMmBmiZ8GAyYdmqFbh79y4mjB0nzJyrqytgZdoIjnLlyknMaPmK5SiQvwBu3rwp/715/VoCskePHROfigTFmjVr4OTsBGcXFzEFjaCsASDxjS0qCPIvyiOy5pwC0ebNm9Htu86oVKUKKletglSpUuL+vbvo0c0DJiYMmUxwdnCSBd++07dYvnIFgu4Homr1akiZKhUuXryI+PHi49KlSzh35gyKFy8u/tPOnTsFZKtWroQ5LAzp06dH4aJFERwcjObNmyMwMBAvX72Eg6Mj6tatK2yd8TEkYFcgogn15MkTTJ8+HYf2H0Dffv1w/0EgSpQoDs/uHvhz7z6YYILF5IAihQsjT9682LJ1Kx48eIC2bdvi3r17yJEjh1DeSZIkERBMmDBBzMLmLVpg6dKluH/vnrB2/FDTxE+QAJOnTEG27Nlx+tQpHDh4AGvXrcOqVauQIkUKYwUZErAvTUTza9euXUiYMCGyZ8mKDZs3SWD17t076NnDE4+DgoXedokTF29CQ/H111+DgVgGVCtWrIhXr14hKChIgEhAMS5UqVIldO/eHW3atBEqm/7Q7FmzRPtQ8yVOkgRz582TwOzu3buRJ28ebNq8GUWLFpVzGh9DAnanibiwSUOvWLYc5StUENbMy6s/Dh48ACeTA0qWKIkq1Wvg4cOHWLBggeTBkaam1iARwDgRgfXZZ5/J2+f3qFUITAIyceLEKFKkCJb/9psEXB88fCi0OMFGEGbNllU03O3bt4W9Mz6GBOwORCQLtmzZgqJFiiJuvLhYtWIlJk2cgMD790RzJEqcBG3atkPt2rVRs2ZN0Tb+/v5gKg+PpbbZsGED3NzcbIzc+PHjceVqADy6eQjYeNwVJqrOmIHVa9YgzGxGqVKlMG3aNCEa0qRNI2lCBrFgAMguiQWadGTJqC1IRy9ZtAjHjx2RHLn5ixaidavWyJYtBwYNGiTZBqlTpxYNdOPGDdFazJtLly6dgIosX4kSJTBz5kw8e/EcPj4+qFenrvhJTEBVtUVx48ZFtWrVJP2nwtcVsH7DBlSuXBkJEiQwVpEhAfvyiUgsUNvQzNq4aRMSJkiAh/cDsWjhAiRIEB9jJ4zHiBEj0cOzJypUqCBmG9N1SpcuLf/PdJ5169aJVqFZR1Dlyp0bjRo1RL78+SVXLmvWrGj7TRtJZqUJx5+kyJlrR4aOgdrESRKLpiO4jI8hAbsy5xQbTzCRYQu8H4g+vXtL/MdroJeYV1OnTJX0HHd3d0nVKVOmjGQhfPvtt+L3LF++XEogSC5QCy1ZskQyEmrXrYORI0fKOe7fv4/WrVtjzpw5+GH2HEkTGjZsGAoWKogDBw/iyy+/tGk4YwkZErArEPF1KSAxF45mGAHSoUMHAQQ1Bpk2AoQLnQQENRDBkT9/fvmup6en+EQkEUaMGCFFerly5cLosWOEsWOeHONIpMJr1aolvtG8ufMEWA0aNkSlypVw8OBB0W4kLIyPIQG7ApFK++HPurXrwOTggHnz5olZJyUKJhMC79/H4cOHJTObflCNGjWk1ohpPIcOHUKhQoUkaMoYEUHHEomGDRvi5KlTot2KFCmMYsWKSdA1JOQNrgYECCtHrUZficFdkhUEZYYMGYwVZEjAvnwipYlILrRq0VI0Bxc2FzUpa0fWEgG4du0aFi5cKCxetmzZ0KlTJ3yWMiUCrlwRsoHahv5M2bJlUb1GDfy+e7ech5qlSdOmqF2rllYRa7EIADdu2ICzZ8/ijz/+QJ9+fZE3b14xDSWFyPj85yVgd5pI1fAw05psGrMRCAhS1p07d8amTZuEWSPAyJ49f/4cdevVw5DBgxEnThwJmDK9h6Yaq1uprZg/5+SslYiTbCDz5+3tLTR2HNe4uE/fq08fuJcrhzZt28iiUcV7//kVZAjAvjSR8ofkpwXYumULbt26Jb4OS7g3btyIffv2ScCUoEqVKpWQA9RUw4cPFw3CHgukuGm60W/q1auXaKzMX2QUCpskBc0+apo6deui4tcV8ezpc/GTunTtYiuZMBJQDfQoCdiVJtK/NnNomBAH8+fPx9q1ayXzmqYXtYdnD098+dVXYKLqsCFD0aJFC6G6kyRNgu07duDypUso6+aGXDlzYv/+Axg3fpz4SUOHDhGSYcmSXzBj+nSEhoWJiUffp2fPnkKNqwCramJiLCVDAnYLIkuY1muOwGHiKM00ahJWnsaLH09MM2HpSpeRxU+qmwBLlDChaJus2bJJsin7MlATZcmWVfwiZS7SzKMWo8bq1q2bxIn0XYGMpWNIIFZoovAdTKW9FZ9M12bL06O7BFhFc1ibkOipci1VKDG+790bTZs1FbmoNln6n+paRl8FAzzhJWC3mkjQQrBYu4aw2lTKIPjT2iuOPx/cD8Tve/bg8KFDeBAYiOBHj6RSlWQEG5OkSJ4cNWvVQs5cueAaR2Pb9L3mbLvN+xrgGWvqPy8B+wVRJF+dOUzrxSDNHqFVo+pBplpvKQ2jb9QYyUsYX/uPSyDWg0jaq75VWP+nqfR0dfgiX8N0+4+jI5KPH/tBpEeQzlfSs2sG0xbJ1WJ8LUIJ/DdAZLx8QwL/oAQMEP2DwjVO/d+QgF2BSPksZNeePnmiMXM21kybZcTMBUent/OF9ExbTOujbU+kBu+V8ouoOdT7fEfVnYl/ZzyPbcdYIMlWZLEp5mZXIFJFeVevXsXXFcrZtjk925YwYSIUL1ES7du3l/bAzJdTPk9MA5F6AN4fs8RZbsEMCeb8xTRSQwGe98ogNoPQHAggzV10o2n0ukcYUbNZUqa++eYb6WfBTW7btm0SXoip7+NT9addgog7WoXy7rZuPewDZ7FOy3v69BnOX7gomdxMLO3bt6+k7cTEhFF9kSHHv9SpU0daGrNqNqYtMH3eIhvAsEbrxx9/lJ59qow+/OJTmqhKlSp48viJJO+ylx8LJvVTCj910ca079sViNRLIYjKuZeVwjoO93J2sQZJYdK6ld64gWlTp2LVylXgC5w4YYJm4lnntCrNFJGJEmEWhFkL4GpE39t/8//1Jtk7LB+/rqZgythZE78sEWKz5d3hYzz38WPHUad2bQERs84V9S4xLpMWAFb3+04wWI2oUCvL2mGZdyrBZybrWj+24ygHRs8444k2sYOJ43FhkWlr1mN4TWvqh2xAatiZyYSF8+fDz3c4fp47F8VLlnh7rxEFpC0WlChWXNqWzZw9W/r9SUic9yDmoV5I77Y518tTnt3kIPcssrTKJCYAyu5ARKGJlnEvKwV2ixcvhqtr3LfZ1TJ5zyyN7r8sVVp6aA8dNgxVq1WVRcHGjDx+zerVuHHzppgkVatWRc7cuWy9tWmqsL8dc+2cnZywaeMmqYBl99TKVSojX/58cHFxBfP3VCCX2eTsR8f+3Rz7Qu1Xo1p1+WlydJCOQWw4yRZc1apXk5J0tupiAxRVQDh+7DhJli1YqBDy58snZh1rmEqULCn5gNwweP5UqVNLISF39eCHQZL7x74T8RLEl+z10mXKyHNzwfGZmeXObq8b1q+XRN006dLKM2fLklVriWyCFB9eunARBQoVlN58KqmXkzE4aSOHTNEA1qxfi72/78H61WvQsVMnZMiUUQDCshJ9ahQX/bFjxxBw+QqGDR6CFJ+lQJv27ZAhQ0aUKF4cTs7OYt7t2rkTR44cweuQ18iTO480gkmbLp0ExQkiypXPRo2XJFFikRnvjxtN6s9TxwQM2WcpxIdBRDuc26oF48aMlfmsbMzI2UIvnj/H5EmT8Ntvv8kCZEPGx48e4cLFi2jQqBE6d+mMlJ99JkV7DRo0RKZMGRH6JlRKK1gacffeXdy+c0dKztlNKHnSZOIwswBwypQpUmJBn4Yg5qJ9EvwIPXv3RvuOHfD8+TN0/a4zzpw5i46dvsXEiRMFJGPGjLG19OKC4zkSJU6Edu3ay7natmmDunXq4NDhwwJ4gpo+BptTUsNOmjxZFhsrdR8EPZTrNmnSBAP6DxB/kAQMG7CwTCRd+vRIED8+HgYH4c6t22jerBnatGuHxMmSYNHChZgzYxaKFC0qGwbNLQKRsmYnJR9vb1SpWhVNWzSTsTOBd+8hY+bMiBMvrmh71nKF13hTp07Flk2bceHsOTi7OCN9pkwoUrQI+vXug+3bt8u7YCY+m8aQcGAvP8rzm3ZtpSMtix5ZH0aTvFvXbtIf4+aNGzJwrXefPsiQMWZUFsdCTcQxlNrrPHvqtPgXTZs2hc/gwfDyGiAvgn0Y2FsufvwE4iRv3bpVFiRntTZr3hxnTmvHsVq247ffomKlilKCHvjggWi+pb8sRckSJTD7hzkyZa9nzx4oVry4lEswS5yXD7gSgJ6entKWa/+hQ3jx4jm6fvcdDh46LBqjY8eO0kWV3YW4I587exZdOn2H/l5eqFDxawHuiWPH0a5tWyRJnBgjR42SppEE0YrlyzF92jRZeO07dhQtGy9+fG2HrlNXNIO//0j5fg9PT+zavRtdu3QVLcqcQS7c5cuWYcHceRg63BdVq1fHogUL4efrK2QMNQw1IbUBB0ET6Gzwv2nrVhlfs3rlSsyaPgP+vKf8msbUt1RWZiOf69nTZ6hXqzbSZ8wAXz8/pEiRHIH37qN1q1ZIky6dDBPImyePaMRrV69i5qxZOHjgAMaMHSu+E0Hk4eEhmxjBw/fCDfDzNGlsuY7/tjqKlSBiWTfNmIvnzovZwp2547cd0aZtW1l4fDHqI3T506dgtjdbatEn4W7IhvU8bpjvMLHdxUcxW0Rzde3aVcys02fPyM5PzdaqVSuhbqkVeM7QN29Qp0ZNBAUH4+Dhw3j+4jm6fNdZFvSkKZOl94Pezzl+7Bjq16mLsePHo2ad2mLz79q+A+2/aYvhfsOl4b6imFl9y3myLOngPYjppjls6Nqli8yoHebriy+yfCFtv9R0QL2muHT+Anp9/70sSD9/f6xbuxaDBg5Ez++/l3J6VWpPs2zgwIFiSlJDu8R1FcCNHO6Hn37+GUWLF7PJJ6LFTHkULVBIOsfOnDMbiRMnQaeOHfHn/v3o7zVAzFLl+1Aev//+O7ysWnTzli1Smk8tR5KIFcuKuVR+4r8NIF4/FoLI2hHIYpFhXXxJ9DOKFisKH28fxI0TR2x8PSFA0LGHAhs7zvnhB7g4O8txXEwent01QkLz9MGEVv6e5tGixYtQqnRpaWTCkS4ceXnv3n3cuXMHR48cwdFDh2SHPXr8uAaiTp2xe8/vuBxwxbZw5CUIsaADUd3asjZ279iJ9m3aYuq0aahYpfI7wOc0PxnifPaMpnnp/MMk2pCNWvz8hkutlL//KGTJmgVuZd00EgHkDkwIe8NhZkdx9sIFbNi0Ebt27MSY0aNFEzZq0siaEc+NwwxvHx8sWbhIwOkSNw4WL/xEEBUsJBp35pw5SJgwASq4l8PL16/xy9KlyJgxg218J+8tOCgYffv0ERqcoGUpPzcttixr3KSJjbUUrsbxfWOxoxda9gsiNzchFpYIO+dik5qNjbJAdlp2+WnXrp0MMB7lPxIJ4ieQbj4qSCtahk0hOY7FxUUA8urFCzEBPbp3R9sO7TUK17rTc+TKd999hy2bNonW4D389OOP+POPP+Di6oovsmRBkqRJkTVLFjG5CLAjR4/i+YsX6NzpO/y+93dcCQiwgUjtwgQROxiNGz8etevUkWuylL1dmzaYPnOGDCQTx90K5Hr16klzynMXzr9dMRYIiI4cPizl8IcOHpSJFtQCOXLm1Ng9R0eZyB4aGiZgohwGDRqIjRs3iRYeOGgg6tarC5NiwiwQ/4+TA7mo48SNI5poxPDhoomKlCiunec9H9FENhDNlpE2X5YpI/exavVqMQP1GfSvXr1En169sG7DejElSWJ4eHTDrNlzpMeF7b3FoNIUOwaRuyxgmhmOztrEOjGPrDvywwcPpIcCKVWOYmEwk/Y3Hfelv/6qUaXWEgn+y5G7s5W+Pn/mrDjzrdtqhMRbTQQx0wg0LnAOBjt79hy8+veHl5cXWrZuLeYid/w3r0PEZGMjFbJLbFvM4/b+sU8cd/V5C6Lj0mVo/IQJYkrys3PHDiFFZsycKX6ZxI4skNlJBBG1J0Fko64twPfffy+1UwQRfRL2kGDL48lTp8iOT9KDGosfRZnz3yyzZ09yNmjh9TXAahqOIFpIEJ0hiOJi4bz5GojmzkXREtY4USRBlChRYlSrUkXquub8+IO0LFP3wp9379xB3z69se+PfTh/4YJMP6QPO/vHH+Dm5v7+cfLRq3zeuZp9gugqKW53FLZqItKl6sOdn/TxuLFjZbQk/RrOWaXT3eqb1tJLgR1N6XyruBPJBe+Bg/Di1UsM8vbGs+BHog3cypUTf+Tzzz/XAGe2COlAtohZE38e3I/Jkydj/s/zMH/BAgE11ycX59nTZ6TrKv2ryIKIcSIuZKWJogoi3g99CdLjHA9D/0cFnQMCAgQwZPwGDx6MlStXiiZ6H4ioiU5RE8WL+zZORJ+oJEGkYPn/K1lpIpbfz5ozRxjRiePGYcbMWWjWorlsbCQNCFb2+Vv6yy8YN24Myn/9tRAXmzdsgGd3TyuI3AwQfUjlm8KAoL13ENDl/YOPlR/DBVC5fAVZAPXq17c5toyH3Lx1CydOnhC/pF69+rITJ0ueTBbPyhUr0bt3b2nQyJZZGTNlwuNHj7Fl82aJV3Tr3h0tWrbA5fMXJHvANV5cFC5SBLVq1kLatGlw7fp1LFu2DCdOnBD/qkHDBmLa+A4bJpqLPewcnJxw+vQprF2zVnwWpsWQAqdzT5Zpz769EhcKn4NG06VOrdpCF5O1Y0dXahIOJ5s+Y4Z0XlUah/4MNRHPrzSR7OZhZnlemnHs7sp4EUkPbx9vFC1SRGJSmTJmwsOgh1ixcqWYSwQNfURmIbDHBEkEnlvbNaw+kbe3UOCnz54VYuGXxUvgN8xXzCtS1tly5ECZ0qVtr/dtYFrTZEUKFkKWbNkwe85soe8fBT1Ch3btZCPi8xLopLPZE5DDCsg0jp04HtmzZsPmjZukay2Z0K/Klv2g6fhvKSO700RcfIxdfO1eTjNLGGG3So/deeLGiyckAhkdLkbFXInWMVvwx9696O7hIUwcXzZpXC50DjRu0769ZDacOnoMjRs3RvmKFREYeB9HDh8R7UKzLkHCBGK6EYSuLq64xh194CDs27sXDsyKcHAQGplDkukcs/0W74M0MY8jsUAQKfNTMXTsxtq3dx/s2bNH/kbtSc1BEM3Q+UTC/oWGoWGDBuKjnL94weZTkBXs0d1TQE5WkSDihwHKoYOHSLyH12MwmBR6//79BTCUATvJ8h6plbiBCBNoLWj0HjRINMTxkyfhHMdFSJQB/fpj/59/inMvLOawYe8EWwXUlLnFjGJFiiJzpsyY89MPYG4je10wDWjYkCHis6ocO95bocKFMcjHB7ly5xJ5b1q/Qcy5WT/MEcr7/d7XvwUhO2PnuEgoaGoc+jyqp4LYUA6As5OzmAv6qd7vZB5b0cbAJ8ey0MTjXFfu+okTJYbZpMWYzp48hSaNG+Pbzt+hc+cuwrQxRsTgZd58eZH8M23MpLxQs+aj0A+hnU/TktP0Un6WUqhu9sZjvIka7cnjx2IykuRQH71fwgwIZkvQBOSEPi7u4KAgGe5MX0SvHehrker+PG0a2+KlJiIFz+sS7C5xXG2pP4+DHwnoeH7+nhkANKOURqTPSLOWv+MmIFrP2lGJIYCXL15oJICLZjqTnHgQ+EDeBedEUe76jAUFIsqIfg7fTeLkSSXTniASLWexSKbE5SuXhehIk+Zz5MmTVzYylvLz/b5+9UqshSTJkoi2ktSfGPaxK02kZPd/+WDhhKpScT6Uoq8/l2LflEY7eeIEGjVqhO86dxYT7O3upzVCsaoR66KOIDfNenJb4xRN7dgWrD737Z17VFFi5dSrXD3r8TYQyQKzppE5vLs3C1FhbdiitJ3IS86tfdekO0bJUn9Ptpw1lacmsRBrTxiu4fD5eup5wzFmtl4yisSx3oHWX0bXZcaapxfexBUmziaTt7l8MQxD9hUnii7hccemmUOTUEAUg+jU6JKBcZ3IS8AuNVHkH++vfZMUNJ1sRvtVZsFfO5Nx1H9BAnYFonfMuHdczLf5cmKWRGBvvFM+YI0pve8F/59Z8Z4v6lP1I6ut/kqFaPjLv3N/NutSM4/kf5W5JdaQNUvBmrr0sUWtGNDwpnP454vs837serHh73YFIr5g9ZL/LzJB8FhLmMk+kVDQO+2ytugvWH2TyBa9qUUY3g/j+fTnj+yi0i9SPQiV/xKZRaXuRc4FE96EhEj+n2ucOIhnJQX0NTckIMhARuaj7i88mNSxnyq/yFzT3r9jVyBSwVHGgLp27mKTvZ4VYq0N6304HoUZyWSa1HFMiWGPbU4B58SIyHzUscxVy507t1DAZM0Y1GWcg2XOZN8iC0ouTlLNs2fPlqAwaW9S2ZEFkboflg0wr2z5b8vkPGTJyMqRQWNNESda5C+QXxjF8KzZh56bUzXYg5ypUcyw4PU4poYhAea/KeYzsptGZGRs79+xSxAxTlShfDlpAVy5ShWhTSV+EhaG+4GBMvXOHBqKypUqS9oOKVgaNaStGaNZs3YtUqdOpUttsb5GRXRZWSHNNNLMIS4qApM1MgQRA51dO3dG/QYN8G2nTrYSaR3nJMdpmTPUgAIT+R2p7sE+Pjh69JiAKVv2bFql5nuiILb7sN4LE0GZY7dt+zZUq1JN7o3pTYzJkBThNAzGaJgCxNIBSUUKV+FqA4GValYLefPmTRJIrl61Krx8vOUBJowfj1WrV8nU9IhAqQeU/jryb11LZyUC1nvZKmU/YForTR3TAWt3IOLL1kDkLvOGmNPl7ExTRVugBNKdu3fR5/teUllZsWJFifhbTBY8ffJUK2BLaB1PKfEOazzEWjrO3DKrWtCoYGtpOLMHGKdgKj7Pwanijeo3kFSi/gMGaCXcsppy4tMAAB+5SURBVGasOWdWf0QFU3lOiVmZgOdPnsJ7kLekAwmIcmTXctreEwMRT0fQCDwKDpZA7Jp1a6UwrUXz5lr8xOrz8PkZ+WcglXEw1kpR6yozjPf+TmMRHYhoDm/ZugVDvH1QrWpVDPD2FrEOHuQtWRfHT52UYj09UNR11ULXNzTRbwzh/Ux1H+FNWqVp9ZrdAFEkdLUIMhJpP+pFqMpWliQzAdXB0UnLOrbt/Gbcu31XUkpozo0dNw6ly5TGmdNnJBGVAVPJ/LZYZJIeK0rZt4GBzfQZMiBb9uyyWK5duyqpQQwkEpCsHmWglGYc64i8+vZDxcqV0bJ1K2TNnk3Kl+l/3Lx+Q4DOc/KeU6dOLaNZWCrOUoLnTz8NRCwtl0xpC7B61SpJ7WEa0MTJk+X3CiB6oLCJyNy5czFgwADZSHgvTIKlSabXJpTByZOnZPNhIZ4eRD169cLZ8+fww6zZUvo+d/480Xism6KJR5AWKFBAskLUQlcbDOWeIX16sRJOHD+OZMmTI1nSpCI7Js6WLFUSGTJmFF+OsqJJSjOXCcK8R8qZGjSyZnIkltk/9hW71UTly7lJo5IlS5bAxSXOOxPsJMhnsWDY0GGyg7Zt1xY9e/VCg3r1cPnSZWzZzt05tSyCcaPHSI8CRwcH6V3ABFX2FeCso99+/RVDfYfJQDAOOqY5x7iRn5+fZGI/CQqGS5w4SJAoIaZNn4YihYtIis3smbMk743g4Yd+GNNsWDnLkgZWuf4VTfTyxUtpwEKfbvGSxSha/G0ZQvgdnWlE9Ju46Okn+fr6Sr0Uj2Xyre1jseDrCl9LlgQLBpmqNMTbWzRRgyZN0LJlCzx78hSvXr9GkmRJZTOgJqTfpCYT6qeo8z4YFqCfN3TIUCE0SpUsKSX1kkG/dKlkRsyaPQtZWGM0c6ZoS8qHGpU9FQggzoRiiEEC4TE8Thc7QOQa553sXsnZCjPj9KlTEjRt3qK55GPVrM6mIJdlsZAQGDDAS0qtaZaxFwJTdkJevRbygKUOXIAjRo6Em7sbcubMKb4HzS/u6Oxz0LZVazRs0hhdunaVNB3u6oUKFkTBAgXFnFKtuujDMLGTx23augXOjo6fBiKrP3P71m3x6+jkE0S58+YVI/Zji4ypPlz4vA8uWibDqg8XvXtZNwERq3W36kDU18sLQUEPpVcFy+q3bN8mWpkmLf0tzn1iAWB4ENECkIrZ4X6ipYoVLSobCjU5CRqWZtCk9vf3FwAxCZZD2Kh5qJHUJkWQckP72PP9YyomkieOdSCyOfJmi7wQZi43adpEOv7UsIKIU/VYtt27Vy8xIXZs3wEzGxBa20ixL0LxosXE7Bk5yl8SHwkiJpLSROLLpnnXpGEjtP7mG/Qb0F98nVcvXqJ58+aoUb0G2rVvZyuC40Q+vxEjsHr1ahw8dBCuTs6fBCLmkdE3u371mjwPF9b0GdORKcsXokHfR0ioNfA+EIl5bAHc3SIGkZe3t0SefAZq9UQnTp+y9YtjUuhHQeTnJxsTS1bol/kM9kGVylXktkjwsG6pdevWkqxLsKkOPwQPzVD2wRgyZEiMN+nsF0TsO8eWWTpzTjFjTAjlhwxazRo1RRNxt6tVswYuXboooyl37NgJ32G+6NCxA7p79hAQCH9mdbRZM7Rr5y6MHDkCbu7uMsuVIGK2s2rg0bh+A7Ru2xb9CSJrDIoZ1vStAq4G4OaNm9IhiCYkNRsX84FDB2XB0Jw7duwoZs2ejezZP0wsULNSy/F8rDnih2Zqjpw5pAxEv1O/E4eyEhI0n4b7+uLUiZOYMWsmMmbMZGvwxu9zk3j18pUMjaY5N5jlEcLO+WjEgrc3Fi5YKGXuTGzlabt398C6tetw6Mi7mojnY18LaiIWBtKcK1SwEIoVL4Yff/pRKovJ2M2eMRNjx4xBWXc3KczTOkJrfh83MZZmUE779u2V+JcufhxJ/RB9X7NbEFVwK4sChQth0ZLFcHGNK7uxSjxVBAS7dFJzsJyAznjtWjXEDGN8ZdXK1RgxQuviyXoWk5OjjWDm8ZMmTsSihYtEg7iXc5cYEYkMVoASRCw3EBCxHZcVRFxAUydNlpqjp8+eSYcgFvSxmw1roAjeA4cPS5ayj4+PaDO29BIQWQPFEb169Tw047wGeGHTxo1SWMiyAXEXVGNJXbUud3OabvSHuFi5YZD+njFjhpAl6mF5blYAk1hgk5DtAiKNnRtIEDmYMJjl4VYQ0Qzjx7ObB9auWyetvJhlrjcPCSL6PzTLXJ1dRG7snUdgOFj7Igzo2w+/Ll0q2eksq7e2kdR6RZgc5H44BnTturViQhog+sim8FfYOQUitrASECnnUywUC+hYs8US7fBRo0ahbNmy74Bo545dGDbMV0wK3+G+UvOvPnyBzZo0lYU/wn+k7NSRARHNtd49vxeHuGfvXuJ7OJochIGi/c97PXj4kIDwr4CIQCN4WMtDzUpTSLqXWp9dap6smRQkEKZOniIOOien8xkZPxMQZcxoO4Z+Gu+Xu79ooq2aJvqrIOL1GezNli0bRviNkKYvrLDl8On5CxfYTLNFCxZg1Eh/DBw0SGJtNnbPev9BDx9KrCtlys8+2E0o+vTN+69kn5ro6jWUd/tKM+d+WQIXK7GgygOuXrsqzRHZxZNO7tixY8U0qFmjmlDT7G4aJF1l+gmDtXnLZqFgBcwwCSXLbj8kH7ibuoXTRKRdWRXapEFDmybiIiBonzx6jKFDhqBazRq2eAq7lvbu1VtiSwQRfSr2LeA5JE6ULZv4ZvzQDyPI9NSu0kS8xrGjx6QbDilmtpAq89WXtt4LWjzJotHv/QdIt1RS0wkSJsTEyZOEHGAZe/Zs2WyLlqBkQR0pfRYEEkRDBw9G1SpVRBPRHxvq4yOa6Ahp/kQJYLKYpKfe6jVrsHPXLqRLn862wkhesJ0XNy0hFpychNUkcUCKXD0X/TsWNjIYTJKCWkdrawycOnVSEoAZaujTp49opdevXkswOb612X9MIhvsCkTcabmgGFeoXL68tLDt3rOHxIhoybwJeYOzZ89g+44d8h2SAT/99JM0vudxtWvVxPnz58RsSZHiM4wbO17MuRw5cqBX795ImyYNjp84jlH+oxDX1VVSe2jOlS3nLt8pWbKknI+LnHGXSuUroFSZMmjXob3ES+hs79uzFw0a1Mf3vXrJwjh88JA0H2HJNu9B+UThQUQKmKk7TANS1G5Eex/bIC9etFi6mnJBsu6pQcOGErthh1d2FiW4GI+htmvWrJl877dlyzDAa4D0x2OJPO+FmQ3s3CotklOmtIFoGEFEc87bG2arT7TYatpmyZ5NWgqPHTUaixYvFn+RhAE3HLJ7vCYBThBRExFE1ESssp2/YL4NRM+ePsWY0WOwYsUKeYYO7dvLRkaTc8y4sXIuau4ihQtjy+Yt0svi8ZMnEsdScamYEkOyOxBxYTHu0rBuHTHbxIBhowwrM8CXliRZMglGKtZHmTgtWzQTE41NOVKmTIXXr0JES1FjkeLlIiZ9y5hQzerVRQvRnCvz1VcSNyJQmPbDl0fzp3qVqnj2/Lns1vw9gda4YSOp5Ax580a+x46o7D3NLje//roUrnHjYseunQIC7tq8Ps0+7tQkAHhNlme/d6clUWc2Y9XKleLzMI+Q905gc8emJiMT1qJlSzRs1FD+nzvM+XPnMcrfX9p3PXvxXDQPTV22/2IfBm4YGzZswO5duzF29GgxYXv16S2txBbMm4eff/wJT54+RcbMmaSnRLIkSaWl2Lnz56WPNq/PqljS1+z3TT+G/htlQK1Gv4ixNNUIk8/AmNDECRPx++7dUpHrygA4ZZY0Cbp17Sp0OImedevXS0889k4/dfqUxJNiUvzIrkCkUkL4wo8fOaIl/kubLK0hIV8kQZAmbVqJ8YT/kA179fKl9Jt2cnSSxh40H0i3UnMxG5rxDAZxvQYMkEbrI/z9UahwIekcxIAgU43UAmdPar7YN6Fv5PdcOCyZPnBgPwLvB8rL5q6dN18+3Lp1W3oSODo7SjN2XpOgobZkdJ8ahIuZGoAg+tCHvQ8oi+DgIMm/o9YJDSVoHeX+uQmwT7Ut8dQ6HYLgpgl5595duTcm6BL4BLPQ+sWLI+hhEAICriBZ0mTInOULrSdDWJg0uw98+ECaiPCZEsSLj4dBQTh0+JAAmSwczVJqHWoTagsOBCCI/vzzTyRNklTK5vWZDXxGZoywhfKF8xdE/kmTJUPe/Pkkxsb3yRfEuU3LfvsNM2fPwoEDB2yaKKaYdHYFor/TiQy8fx/+I/1x6/ZtLFywQKO3pRZJe7HFixUTf8rXb7js2P/ER/k6/MmsCZqWNOe4uGPKAvknnvtTzkkAM7OEGRdkOukj2TaHGJLJ8J8FEXe9IYOHCNvFHZithhnEZGoM203R3KHDS62h70nwKQvgY99VmpWmDSfJscl96dKlZQc2QKRJj7Jh7IrJuizN4IamTLmYIiO7AlH4TODICFEFQdWC1ZsTbNu0csUKcWIDHwSKX0CTLH36DGJWubu7iYn0vj5N+nOHB0xk7k0dw4VCc4omFj8qw1l/Tv2z89wfiitFBF798eHz7PTf/5T7/tgm8Xf9XXV5Cn9vMeVe7QpEFCY/tLP5b+7YajG9T6AqdqJse/7U2vFqvWjM5jAZ//H85QtZvKSf6SCLQ2418T50brUg1cK2nf/vWkHhKnL1dPfHnj0iEEYEfP3zxZSF+TeK7x8/lV2BSAGCAKLW4IcOrGJrIpIWj2F5AksguECUOUDn/G0NnknSfvQ7tB4c73sLPDf9J9UAkt8jU0YnW2mVv+sNUlPxPz6Dvn4osiyVkgPlxgCrkh03C1UjFJsmev9dco/MeewORFw0LDMYMthHtAmHa9Vv0PCdQbr63ZRTBjhmcfv2HcLmTZ485a3JpCL91ry38AL7GJDYVHD06FGSzcDAIYsDWYJOepj08t/1IT29Y9s2XLh4QWqncufJLYmoqsQ9Iu1hM98k/mrGlctXpEyD84yYDf7mTYjMCuIMI05pqF69Bpx0c23/rnuP1HmsOT137tyWjSzFZ5/ZOtfag2a0KxCphcE4EdN+uLtm/uILjBg1CoULF9GccZpruhSg69cDhDTgMZzgQ2r5na6ourf8qS/s/r37qFmjhm1KORMlmSfXqnUrDB4y5P/Wz4d8kff5MYylDPIaiD/37ZPALjUqKensObJLbp+Ty9uCOP05JGmV5iizv69fR8f27aXi9ys3N+nLzexqJuhu3rRJzsnMAZaASG5bNLBeNlnoKmv79e0rI2iY55g+Awv6tELLT30vkQLu3/gluwYRzSYuBqansHm9gMM6xEpTN8DmzRskf4wvLeRN2D8GItYPMUbFwVpM+vw8jTZJQm4jXH+DyLw/ZboyQXX8uPHw6NZNmkny+RjsnD9vnsSxEiR+275Xf14JRFvHzHTr3EXaGXsNHIjGTZtqaUVWoLDKtH379mIq/vTzT8iXP39kbi/K37H5dmpCudmM9h06SOxsxMgREmOKiGCJ8oX/gRPYJYgYES/31ZcS6WdZdvCjJ9JHIUnSJNosIat5wLKERo3qy05GgB08dETKErjbCltntuDixQsCLGZIc/HnzJnL1n1HyZvHM6H1zJnTuHv3nkx7y5Qps6TKcKYQEy7ZEIXZCczMZvcfbSgvA8FmGdbL7HFO0SNdzr8zyKlGnUS00yoQ/fzzz5JAy9IMJpzynjkbaO7PP+PY8eOSS8Yk1PAfVT5Bk7dE0WJSLcoCw5x5csvmIrS9NJyHTNVjClCNGjUlJYhl8YzN5MiRU0o5zp09J/JJkiSxyIdypwytefNy6cePn+Dy5Usiy9evQ5AqVUopcWBmiNIolCEDp7lz58KLly9lE3BydJS+5cwdZGiBPmWn7zrJTFY1kdzQRJFAvqj2T+ixQBCVL/uVZBZUqV4N4ydMxG+/LZOSAukuw35sJhOuXb2GqlUrSTIpM6nXrF6LCxcuSuoJG7SzTIJlC/Sx+PKYOUA/g+MNWeKsPiwrmDBxIh4EBsrLpgZkrhjjS8x8ZkoQQUQnvUL58lJNy7k7/LAcmkFUXoMOPXMkeB0uRMahmO4TUQ6YyhPkwvPo5oHLly7JeEYOB2ahWqYMGTCPpQUs4YjA/LKByGxB2S+/lB2egcpGzZq+MymDxxIgLIvnZPHUqT+X/LdtW7eKhuJcIi58EhIqpahlq1aS7xbH1RXs/8Dcu/Hjxkk2BM9F4ocEDoOjjH2xuI77GoHP8zGTfJD3IFy8dAlFixSVwc7MZ6SMqJgSJkok98hEYds82kiso3/rK3ariQiiosWKyeydfv29kDxFCsmIJkAIIgKzedNmuHnrurSXWrxoEVatXCM7JUewcEQkM71ZS0QbnMcf2L9fctqYX8fFz/QZlj/THCTIWH5Q4euvZVIB5+hwKBYXF3O8BESurpL+Qx+M/gUTMQkSFvRx4fPn6zchknTJgjXu+h06dIjQ9lfmDsG0euUqDOjXD2FWAoSpNdROrNl5nw+jfCKEmWXsCwciM/eteKmSskEws5oakcDgiBjRLNaiOG4AHIRMup/PxmFlTOJl+g6fIzg4GKzVYrsytv9i4u3Bgwcl2ZWjPZl4SxAyaZQpSeyDwQ2PEwvZm4EanL5Prdq1UM69nMTmWPrAzG2ynd+0bSPpS2qDMTRRJLaHv6KJ3L4sg+IlimPu3HlSk7Jx42bs2LFdcq8o9OvXrgnjVKRIIUkOJQBWrVwlmujK1QB836Mn0qVNK9PYuPOpNHyWQXDeDpNNaUoxDWfN6tWYMm2qZFerNr00oFhawLmw3JXZNovUM5m6Vq1by25Ov4VajIPIWB6gVW9CEi/ZE++bb1qjq0c3xIsbT2uJpbPKlDl38cIFLFm8ROYDkapnNyICkM/+5k0onj17irhx40lvPa2vm3YSVSbPDYXZGbt37cL6deulTOLipYtg7zcu1GxZs8pmxEyJfAXyi+x6dvfE2tVrpJzDf5S/bawL39PhQ4fRtUtn5M9fQDYRnpcTx7lxdPf0FFNXm+YA7Ni+XZqzkHAhQ8qNixntlC3laRsxo92saD5aDH4jR0hDlMjS95FYYv/oV+xWE5X9qoyYU2yZtWvX7+jh2UMmvg0ZOlReCDUBS6i5C3JhKzBwDuiuPb+jU4cOaNK4iVSH0iRiYxNVWs2mIjTrmGE9dcoUHD12TEoYtHmsai6RRRIvOX+0ctWq0piEpgc1EVto8fpM5gxhl5wkSfDy9SucPnNG5ipt27JVRsu3bd8eHj26I16cuJofpx95Yrbg2NGjoiWZEU7miuYgNwPS27xewJUrsgmw6I4mEwduqV1bKkWti1NpGGoN+jq8B85bYkIsy9Zv37ol5mX3Hp6oVr2GgGj92rX4dflvyF+okBAUqoccs61HDvcTupzpOKxtIvM5eOhQqbtSWdqEcmjIG9FOx06dwIply7Fj6zYB0aTJk1CtevV3Cil5s9RirAj2G+FngOhTYf9XNJEeRK9evkaVKlWFqmUiJ00vmiC0sfmiaXKxfmf1ypW4cPkyNm7aiG5duiJBvHgyHjLUHCZNHLnYFPVKk4M74/JlyxBw9Sr2HzygPZaaJG62iAnSulUr5MmbVzSRAlGLVi1FE3H4Matd2Zfh5q2b4g85Ojgi7edpRFM2bd4MHj08IwQR21SRjaPzTdKEJdwEJGtsRvr5yfPRp6BmmTFrFjJlzKiZhVYgkoBgrwkC4MXLF3JvNN1Uj3IFttA3oTLfdvbMmSheogQmTJqIEb7DRRNt27kDaTOkt2o3iwYQs8XWH4FT7lg3RfN4pL+/xK9UzwdtAJpF8t2279qJBfPn4cAf+2Um7dbt2yQ0YftYwW6A6FORo/v+OyDqugQh5dKh1KhGgJZ581bWVqqYxIIeRBaLCUuX/iqteRnsZMkCmR4yWk2aNMbz5y+kZRVrcC5evowdu3agU4dv0a9PH4m9yFQ2VcQPrVEGTRAyR2TCTp05I5pIxaHUArl77x7q1Kwps0sJIhIOufPkQctWLeHt44PRI/2FVKAPUrVaVWT8IjNSfZYSL549l4Yj9RrUR1cPD8SPp5lz+kRXajHGc2gm9enbR0bX80NNQvP0lyVLhBxh74Kf582Ta2v3p4lLMjIsFpw9d07qqipWroRevXtJGbw1giTT7vgdmnbFixRB2nTppLvRrOkzsHH9BqzdsB5fZM9qpei1TYbgZr0RCQK2u2I/v+CHDzBs+HCULFXqbeMUnjc0TIoADx87Kj7pvt2/iybauXuXXMumNa3ZIwIiqzlHilvbs/6feYzCUvtHDo1x5tzVrr8gpHw6lPRv+EEQuZX9UrIVaM6x8y+zBzg2kiYeTTEpdd62TVgimkHKnLtw8SJOnzuDLp2+Q8niJWSxx0vIkmctnkO/g4wSmSXGVXyowdaswbIVy60xFI0ap+ai/8SBx40aN9ZARJ8oVy60aN0SXl4DpWiPYyFZQi29sq3j5m5eu47KlSqhVds26NbdQ2pzaE7SHFOf4KBg6WFHAHoP9kGK5Cmsjr9FztmuTRucO3cOZd3dhe2ihtGTDDJv1WzGi1evULhIYXHsqS0yZsigaSvrpsFgLJ+5eNGi0kxx9LixmDx+AtatWYv6jRpi2IjhtpZcXNAXzmk9yEmt/zxvLjZv2YKBA7xkODErfCkD1b/82JGjQso8fvYEe3bvkeI+kgc7d+9+p6Sc32dtF+VOEA0f4SeVusoniulAipEgel0+HUp9IoiopEihsl8AwcCGiqSqyZgpELEFL32ikLBQTJs8BT/Mng0PT080b9FCtA4rW7nD0mFmFjdZvbWrVmEIz2mCdPrJlDmzLJJHQcHSVoovPSIQDRo4CNWrVhMSgU1DCHg4msTE6+HRXajxZi1aCLGQmHNmHZ3eIRaorahVGb/p7tkdrVt/IyYZSQJ2QeXOTuCEms1Sncqm+pw/a9vddZ1/2MPt16W/onSpUmLWUguohvL0k+hv8X4qVamMsePHo3/vvli1YgWSpkgOz17fi7/FimG21RozapR06WHZfK06tfHk2TM0adRYTFsu/i+/+lJ8x+vXrsPPd7hkyPuO9EODuvUwfeq0CEEkgLdYxERlceQgH29hRhm8jikl4B9SYTECRMJEmS0I/uMuzvVcArilR2nfhjCJOfdWnUuA1GKRhVmhQjnpSMo2TFrTOJN0N2WMxtU1DmbMmI6CBQvJoqLZQ4ec0yBOnzktZtONa9cxc8ZMWaSOzk74InNmCaSSYiVTRQaMWow9DdhXgQ1R7t2/Jw4vd/HbN29J8RyrMstXqIA+ffuKSUXmSfrc+fhgwbz5mD5tmjjLnPxATcGK1zy5c1tbVO1BgUIFZby9NLMPx84xyMly8aNHjyB5suSSCnP9+g1ZcNWrVZNF17VbN1y/cR0eHt0ldcfFVZtDpJ9owdjNlMmTxfxiI8kM6TMgdcpUCH4UjOs3bkiQmL0SaJoxZvN9z57S8/ubtm2xbcd2uDi7SFus8+fOCR1OprFN27ZIljyZXOfIocOYMHGCxIkYQObiZ64ez1u7Tm3RtgTKrBkzMHnSZOmkSnpefVTgm3G7qVOnSMtiZlWQNo/sXKV/xE6L5EljCIhCYbGEIexBKJ6cuguHVPGQJFcq2bn1w7wU7UsCgQKm78OFrGxn+jJ8kdy9mBGgKlJ5HB1wBhQJELW7cXHx9wwW0tdgAJVmBBk2NddIkQ1Mj2H8iIwcHXQ2Xed/Vy5flgYbqjUvYymkbmnT87rMc2MnVpIcbLfL3zMozC5DLDnnYmLD+fB0rtoweM/McdMyAV6LqUogsxSb98FgLJ+BcRyeVz85Xb8GpHF/QIDcCwO3Ia9DRD68Hz4zzycL1mRCD3byWb0aGzdtEjJDsi0C70s8h+XsfG7+W30YXGVMjN9jXIjEDs1hfo/3qjLayeIxj48xKjWhnOdQ75UWg2psz98bcaJIoph7ptkSCpNF3FzJOCY9azI5a32mdRPXlbBVTpX6//CMk36HUwBTrJv6bvi6GmUG6Rm68KUR+kdS3+PvVG2TaABdRrj+XOH/pr/HiOIhKtiqwKQ3axQVr78f3gMB9D7/QZ2Hx5IhFBlai/tUgFrJisFWgohdkzjZQRjJcBPHw99P+ORa9Y70z8HzU8PQbNaDnd+R+7LWh+nfjT2UZ/zrmkhLlAyDyaxVkFpMYRD9Y7Zm8L7tqWjbsf5u1iaiha9foPqXqgdbRIv5Y3sHj9dXaoZfMOE3gPedTwFUX+H6IQdcLea3NpT1X8qEtM5W4vc8Pbtjzeo1AqKMmTJqzOFbLsKm+cPLSP2/foMJf//hZa02lw/JzSAWPraqhI4VktkKIDNgcYJZShq0IVzGJ3olwNQn5rKxJRfNMgXAmL6Yo1dKb68WAzQRrHEaExxIHMjEOQJK2/4MCEXv0lAmstL2eq1igCjidxEjQCQZLyrfS0rnVCqZAaHohJDe5FNml54yN0AUQ0EUnYvEuJYhgX9CAv+6JvonHso4pyGB6JSAAaLolLZxrVgpAQNEsfK1Gg8VnRIwQBSd0jauFSslYIAoVr5W46GiUwIGiKJT2sa1YqUEDBDFytdqPFR0SsAAUXRK27hWrJSAAaJY+VqNh4pOCRggik5pG9eKlRIwQBQrX6vxUNEpAQNE0Slt41qxUgIGiGLlazUeKjolYIAoOqVtXCtWSsAAUax8rcZDRacEDBBFp7SNa8VKCRggipWv1Xio6JSAAaLolLZxrVgpAQNEsfK1Gg8VnRIwQBSd0jauFSslYIAoVr5W46GiUwIGiKJT2sa1YqUEDBDFytdqPFR0SsAAUXRK27hWrJSAAaJY+VqNh4pOCfwPVu1qkUJZ/HAAAAAASUVORK5CYII=</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custom-shape svg:x="0in" svg:y="0in" svg:width="0.33333in" svg:height="0.33333in" draw:z-index="2" draw:id="id1" draw:style-name="a5" draw:name="AutoShape 3">
              <svg:title/>
              <svg:desc>data:image/png;base64,iVBORw0KGgoAAAANSUhEUgAAANEAAACTCAYAAAAQqvyIAAAgAElEQVR4Xu1dBXRUZxO9G8W9QHGKu3tLAhR3dyhaioRA8UCChEBw9wpOaXF3KdDi7hLcAgkuIdn9z5233/LIHyA0bZpN357TE5rss3nf/WbmjpksFosFxseQgCGBvywBkwGivyw740BDAiIBA0TGQjAkEEUJGCCKogCNww0JGCAy1oAhgShKwABRFAVoHG5IwACRsQYMCURRAgaIoihA43BDAgaIjDVgSCCKEjBAFEUBGocbEjBAZKwBQwJRlIABoigK0DjckIABImMNGBKIogQMEEVRgMbhhgQMEBlrwJBAFCVggCiKAjQONyRggMhYA4YEoigBA0RRFKBxuCEBA0TGGjAkEEUJGCCKogCNww0JGCAy1oAhgShKwABRFAVoHG5IwACRsQYMCURRAgaIoihA43BDAgaIjDVgSCCKEjBAFEUBGocbEjBAZKwBQwJRlIABoigK0DjckIABImMNGBKIogRiJIjYYd8UxQczDjckEF0SiBEgMpvDYHGwwMHsAMCCMJMjHGBhp3A4CJw+DCkOtjCZTAgNDYWjo6P8O6IPv6eGYPA7+u+pv4X/fXS9COM69iuBGAGiMDN1jxmhD1/hyfE7MKWMh2Q5UwNOFjg4OH5Uumaz+Z3vODgQjP//IVCePXuG69evI3PmzIgXL57tSwpE/EkgGh9DApGVQIwAkZkgMlsQ9MctnO2+CA7umVHKrz7gaoGDyemjzxIWFoaAgACkTJlSvpsoUaIIjyHYLl++jFmzZqFHjx5IkyaN7Xs8B7XQ8ePHUaBAAbwPiB+9GeML/zkJ/OsgEh1kARwERDdwqctShLllQOmRDWGJS5Mr4ndCjaE00Llz5/DLL78ge/bsyJkzJwoWLCjahH9XP9VZduzYgTdv3iBjxozyXZqABIwy7V6+fIl+/fph0qRJYvrx9+8zAf9zq8V44Agl8K+DiHcli9UMBO25jYCuSxHinh4lRzWAJS4QsWGmHaPMM4KIi//kyZOIHz++gOiLL74QjUTz7dSpUwIWfv/8+fM4c+YMChcuLH8nmGjWZcmSxSagFy9eYPLkyahfv75oK/6dQFOgNNaSIQG9BGIEiGAJA0JNCNp7B1e6LUaIe0aU9m8IxH0/p8AFTS1BrXLi+An88ssSnDl7Fk5OTvL7xo0bo0GDBuL/PH78GHny5JHf79mzB87OzgIymn/UVPv27kPOXDmRPHlyARoBc/ToUYwePVpA9NVXX6F8+fICUMPMMwAUXgIxAkSiicIgIAroshgh5TOg1KiGQJz3v7Awi1mYu6AHDzFh3Fjcvn0LiZMlxZ/7D8DJ0QmpU6bCz/Pm4fad23gdEgIXJ2dcu34NmTJlwurVq1HevRzCQkORO3duXLlyBanSpkGyZMmo4vDo0SMM9x2OO7dvY//+/XBxcUHLli3Rr39/ODiYyBvK530soLHM/lsSiIEgWoKQ8ulQalSjj4LIZAFCXr3GIK8BWL16FfIVLIDq1atjxvRZePbkCRo2bgzPnj2wbv06HDpwEE8fP0G58uXx66+/iv9E8MZxcUG+fPnQoEljefNPnz4VDXb39h2kTZsWSZMmxenTp/H69Wv4+vqiYaNGH2Pc/1sryHjamDGz9V1NFDkQiTkH4Pmz55gzaybWr1+H6zdvoGSpUnjzOhT7//gDtevWhd/IEThy7BgWL1yEl8+f4/PUqXH33j0kSpwYL16+hIuLM8aNG0e1IsuBvtPxo8ewaNEi0VLUWhcuXBCzsUXLlhg6dKgBIgM470jArjSRYuPEjKJNZbGA1PSPP/2AEyeOY9vmLTCLT+OE0NchiJ8wAQ4dPYqDhw/hwb37op327t0r4EmfIQMqVqqEufPmYsaMGTbT7OSJk3AwmbB+/XpcungRO3ftkmvQj+rSpQu6eXjAAo0ZpP9lfAwJ2BWIFCMXEhKC/X/8ifuBgUiaLCnix4+HWTNnIODSZdy4fgMmBmiZ8GAyYdmqFbh79y4mjB0nzJyrqytgZdoIjnLlyknMaPmK5SiQvwBu3rwp/715/VoCskePHROfigTFmjVr4OTsBGcXFzEFjaCsASDxjS0qCPIvyiOy5pwC0ebNm9Htu86oVKUKKletglSpUuL+vbvo0c0DJiYMmUxwdnCSBd++07dYvnIFgu4Homr1akiZKhUuXryI+PHi49KlSzh35gyKFy8u/tPOnTsFZKtWroQ5LAzp06dH4aJFERwcjObNmyMwMBAvX72Eg6Mj6tatK2yd8TEkYFcgogn15MkTTJ8+HYf2H0Dffv1w/0EgSpQoDs/uHvhz7z6YYILF5IAihQsjT9682LJ1Kx48eIC2bdvi3r17yJEjh1DeSZIkERBMmDBBzMLmLVpg6dKluH/vnrB2/FDTxE+QAJOnTEG27Nlx+tQpHDh4AGvXrcOqVauQIkUKYwUZErAvTUTza9euXUiYMCGyZ8mKDZs3SWD17t076NnDE4+DgoXedokTF29CQ/H111+DgVgGVCtWrIhXr14hKChIgEhAMS5UqVIldO/eHW3atBEqm/7Q7FmzRPtQ8yVOkgRz582TwOzu3buRJ28ebNq8GUWLFpVzGh9DAnanibiwSUOvWLYc5StUENbMy6s/Dh48ACeTA0qWKIkq1Wvg4cOHWLBggeTBkaam1iARwDgRgfXZZ5/J2+f3qFUITAIyceLEKFKkCJb/9psEXB88fCi0OMFGEGbNllU03O3bt4W9Mz6GBOwORCQLtmzZgqJFiiJuvLhYtWIlJk2cgMD790RzJEqcBG3atkPt2rVRs2ZN0Tb+/v5gKg+PpbbZsGED3NzcbIzc+PHjceVqADy6eQjYeNwVJqrOmIHVa9YgzGxGqVKlMG3aNCEa0qRNI2lCBrFgAMguiQWadGTJqC1IRy9ZtAjHjx2RHLn5ixaidavWyJYtBwYNGiTZBqlTpxYNdOPGDdFazJtLly6dgIosX4kSJTBz5kw8e/EcPj4+qFenrvhJTEBVtUVx48ZFtWrVJP2nwtcVsH7DBlSuXBkJEiQwVpEhAfvyiUgsUNvQzNq4aRMSJkiAh/cDsWjhAiRIEB9jJ4zHiBEj0cOzJypUqCBmG9N1SpcuLf/PdJ5169aJVqFZR1Dlyp0bjRo1RL78+SVXLmvWrGj7TRtJZqUJx5+kyJlrR4aOgdrESRKLpiO4jI8hAbsy5xQbTzCRYQu8H4g+vXtL/MdroJeYV1OnTJX0HHd3d0nVKVOmjGQhfPvtt+L3LF++XEogSC5QCy1ZskQyEmrXrYORI0fKOe7fv4/WrVtjzpw5+GH2HEkTGjZsGAoWKogDBw/iyy+/tGk4YwkZErArEPF1KSAxF45mGAHSoUMHAQQ1Bpk2AoQLnQQENRDBkT9/fvmup6en+EQkEUaMGCFFerly5cLosWOEsWOeHONIpMJr1aolvtG8ufMEWA0aNkSlypVw8OBB0W4kLIyPIQG7ApFK++HPurXrwOTggHnz5olZJyUKJhMC79/H4cOHJTObflCNGjWk1ohpPIcOHUKhQoUkaMoYEUHHEomGDRvi5KlTot2KFCmMYsWKSdA1JOQNrgYECCtHrUZficFdkhUEZYYMGYwVZEjAvnwipYlILrRq0VI0Bxc2FzUpa0fWEgG4du0aFi5cKCxetmzZ0KlTJ3yWMiUCrlwRsoHahv5M2bJlUb1GDfy+e7ech5qlSdOmqF2rllYRa7EIADdu2ICzZ8/ijz/+QJ9+fZE3b14xDSWFyPj85yVgd5pI1fAw05psGrMRCAhS1p07d8amTZuEWSPAyJ49f/4cdevVw5DBgxEnThwJmDK9h6Yaq1uprZg/5+SslYiTbCDz5+3tLTR2HNe4uE/fq08fuJcrhzZt28iiUcV7//kVZAjAvjSR8ofkpwXYumULbt26Jb4OS7g3btyIffv2ScCUoEqVKpWQA9RUw4cPFw3CHgukuGm60W/q1auXaKzMX2QUCpskBc0+apo6deui4tcV8ezpc/GTunTtYiuZMBJQDfQoCdiVJtK/NnNomBAH8+fPx9q1ayXzmqYXtYdnD098+dVXYKLqsCFD0aJFC6G6kyRNgu07duDypUso6+aGXDlzYv/+Axg3fpz4SUOHDhGSYcmSXzBj+nSEhoWJiUffp2fPnkKNqwCramJiLCVDAnYLIkuY1muOwGHiKM00ahJWnsaLH09MM2HpSpeRxU+qmwBLlDChaJus2bJJsin7MlATZcmWVfwiZS7SzKMWo8bq1q2bxIn0XYGMpWNIIFZoovAdTKW9FZ9M12bL06O7BFhFc1ibkOipci1VKDG+790bTZs1FbmoNln6n+paRl8FAzzhJWC3mkjQQrBYu4aw2lTKIPjT2iuOPx/cD8Tve/bg8KFDeBAYiOBHj6RSlWQEG5OkSJ4cNWvVQs5cueAaR2Pb9L3mbLvN+xrgGWvqPy8B+wVRJF+dOUzrxSDNHqFVo+pBplpvKQ2jb9QYyUsYX/uPSyDWg0jaq75VWP+nqfR0dfgiX8N0+4+jI5KPH/tBpEeQzlfSs2sG0xbJ1WJ8LUIJ/DdAZLx8QwL/oAQMEP2DwjVO/d+QgF2BSPksZNeePnmiMXM21kybZcTMBUent/OF9ExbTOujbU+kBu+V8ouoOdT7fEfVnYl/ZzyPbcdYIMlWZLEp5mZXIFJFeVevXsXXFcrZtjk925YwYSIUL1ES7du3l/bAzJdTPk9MA5F6AN4fs8RZbsEMCeb8xTRSQwGe98ogNoPQHAggzV10o2n0ukcYUbNZUqa++eYb6WfBTW7btm0SXoip7+NT9addgog7WoXy7rZuPewDZ7FOy3v69BnOX7gomdxMLO3bt6+k7cTEhFF9kSHHv9SpU0daGrNqNqYtMH3eIhvAsEbrxx9/lJ59qow+/OJTmqhKlSp48viJJO+ylx8LJvVTCj910ca079sViNRLIYjKuZeVwjoO93J2sQZJYdK6ld64gWlTp2LVylXgC5w4YYJm4lnntCrNFJGJEmEWhFkL4GpE39t/8//1Jtk7LB+/rqZgythZE78sEWKz5d3hYzz38WPHUad2bQERs84V9S4xLpMWAFb3+04wWI2oUCvL2mGZdyrBZybrWj+24ygHRs8444k2sYOJ43FhkWlr1mN4TWvqh2xAatiZyYSF8+fDz3c4fp47F8VLlnh7rxEFpC0WlChWXNqWzZw9W/r9SUic9yDmoV5I77Y518tTnt3kIPcssrTKJCYAyu5ARKGJlnEvKwV2ixcvhqtr3LfZ1TJ5zyyN7r8sVVp6aA8dNgxVq1WVRcHGjDx+zerVuHHzppgkVatWRc7cuWy9tWmqsL8dc+2cnZywaeMmqYBl99TKVSojX/58cHFxBfP3VCCX2eTsR8f+3Rz7Qu1Xo1p1+WlydJCOQWw4yRZc1apXk5J0tupiAxRVQDh+7DhJli1YqBDy58snZh1rmEqULCn5gNwweP5UqVNLISF39eCHQZL7x74T8RLEl+z10mXKyHNzwfGZmeXObq8b1q+XRN006dLKM2fLklVriWyCFB9eunARBQoVlN58KqmXkzE4aSOHTNEA1qxfi72/78H61WvQsVMnZMiUUQDCshJ9ahQX/bFjxxBw+QqGDR6CFJ+lQJv27ZAhQ0aUKF4cTs7OYt7t2rkTR44cweuQ18iTO480gkmbLp0ExQkiypXPRo2XJFFikRnvjxtN6s9TxwQM2WcpxIdBRDuc26oF48aMlfmsbMzI2UIvnj/H5EmT8Ntvv8kCZEPGx48e4cLFi2jQqBE6d+mMlJ99JkV7DRo0RKZMGRH6JlRKK1gacffeXdy+c0dKztlNKHnSZOIwswBwypQpUmJBn4Yg5qJ9EvwIPXv3RvuOHfD8+TN0/a4zzpw5i46dvsXEiRMFJGPGjLG19OKC4zkSJU6Edu3ay7natmmDunXq4NDhwwJ4gpo+BptTUsNOmjxZFhsrdR8EPZTrNmnSBAP6DxB/kAQMG7CwTCRd+vRIED8+HgYH4c6t22jerBnatGuHxMmSYNHChZgzYxaKFC0qGwbNLQKRsmYnJR9vb1SpWhVNWzSTsTOBd+8hY+bMiBMvrmh71nKF13hTp07Flk2bceHsOTi7OCN9pkwoUrQI+vXug+3bt8u7YCY+m8aQcGAvP8rzm3ZtpSMtix5ZH0aTvFvXbtIf4+aNGzJwrXefPsiQMWZUFsdCTcQxlNrrPHvqtPgXTZs2hc/gwfDyGiAvgn0Y2FsufvwE4iRv3bpVFiRntTZr3hxnTmvHsVq247ffomKlilKCHvjggWi+pb8sRckSJTD7hzkyZa9nzx4oVry4lEswS5yXD7gSgJ6entKWa/+hQ3jx4jm6fvcdDh46LBqjY8eO0kWV3YW4I587exZdOn2H/l5eqFDxawHuiWPH0a5tWyRJnBgjR42SppEE0YrlyzF92jRZeO07dhQtGy9+fG2HrlNXNIO//0j5fg9PT+zavRtdu3QVLcqcQS7c5cuWYcHceRg63BdVq1fHogUL4efrK2QMNQw1IbUBB0ET6Gzwv2nrVhlfs3rlSsyaPgP+vKf8msbUt1RWZiOf69nTZ6hXqzbSZ8wAXz8/pEiRHIH37qN1q1ZIky6dDBPImyePaMRrV69i5qxZOHjgAMaMHSu+E0Hk4eEhmxjBw/fCDfDzNGlsuY7/tjqKlSBiWTfNmIvnzovZwp2547cd0aZtW1l4fDHqI3T506dgtjdbatEn4W7IhvU8bpjvMLHdxUcxW0Rzde3aVcys02fPyM5PzdaqVSuhbqkVeM7QN29Qp0ZNBAUH4+Dhw3j+4jm6fNdZFvSkKZOl94Pezzl+7Bjq16mLsePHo2ad2mLz79q+A+2/aYvhfsOl4b6imFl9y3myLOngPYjppjls6Nqli8yoHebriy+yfCFtv9R0QL2muHT+Anp9/70sSD9/f6xbuxaDBg5Ez++/l3J6VWpPs2zgwIFiSlJDu8R1FcCNHO6Hn37+GUWLF7PJJ6LFTHkULVBIOsfOnDMbiRMnQaeOHfHn/v3o7zVAzFLl+1Aev//+O7ysWnTzli1Smk8tR5KIFcuKuVR+4r8NIF4/FoLI2hHIYpFhXXxJ9DOKFisKH28fxI0TR2x8PSFA0LGHAhs7zvnhB7g4O8txXEwent01QkLz9MGEVv6e5tGixYtQqnRpaWTCkS4ceXnv3n3cuXMHR48cwdFDh2SHPXr8uAaiTp2xe8/vuBxwxbZw5CUIsaADUd3asjZ279iJ9m3aYuq0aahYpfI7wOc0PxnifPaMpnnp/MMk2pCNWvz8hkutlL//KGTJmgVuZd00EgHkDkwIe8NhZkdx9sIFbNi0Ebt27MSY0aNFEzZq0siaEc+NwwxvHx8sWbhIwOkSNw4WL/xEEBUsJBp35pw5SJgwASq4l8PL16/xy9KlyJgxg218J+8tOCgYffv0ERqcoGUpPzcttixr3KSJjbUUrsbxfWOxoxda9gsiNzchFpYIO+dik5qNjbJAdlp2+WnXrp0MMB7lPxIJ4ieQbj4qSCtahk0hOY7FxUUA8urFCzEBPbp3R9sO7TUK17rTc+TKd999hy2bNonW4D389OOP+POPP+Di6oovsmRBkqRJkTVLFjG5CLAjR4/i+YsX6NzpO/y+93dcCQiwgUjtwgQROxiNGz8etevUkWuylL1dmzaYPnOGDCQTx90K5Hr16klzynMXzr9dMRYIiI4cPizl8IcOHpSJFtQCOXLm1Ng9R0eZyB4aGiZgohwGDRqIjRs3iRYeOGgg6tarC5NiwiwQ/4+TA7mo48SNI5poxPDhoomKlCiunec9H9FENhDNlpE2X5YpI/exavVqMQP1GfSvXr1En169sG7DejElSWJ4eHTDrNlzpMeF7b3FoNIUOwaRuyxgmhmOztrEOjGPrDvywwcPpIcCKVWOYmEwk/Y3Hfelv/6qUaXWEgn+y5G7s5W+Pn/mrDjzrdtqhMRbTQQx0wg0LnAOBjt79hy8+veHl5cXWrZuLeYid/w3r0PEZGMjFbJLbFvM4/b+sU8cd/V5C6Lj0mVo/IQJYkrys3PHDiFFZsycKX6ZxI4skNlJBBG1J0Fko64twPfffy+1UwQRfRL2kGDL48lTp8iOT9KDGosfRZnz3yyzZ09yNmjh9TXAahqOIFpIEJ0hiOJi4bz5GojmzkXREtY4USRBlChRYlSrUkXquub8+IO0LFP3wp9379xB3z69se+PfTh/4YJMP6QPO/vHH+Dm5v7+cfLRq3zeuZp9gugqKW53FLZqItKl6sOdn/TxuLFjZbQk/RrOWaXT3eqb1tJLgR1N6XyruBPJBe+Bg/Di1UsM8vbGs+BHog3cypUTf+Tzzz/XAGe2COlAtohZE38e3I/Jkydj/s/zMH/BAgE11ycX59nTZ6TrKv2ryIKIcSIuZKWJogoi3g99CdLjHA9D/0cFnQMCAgQwZPwGDx6MlStXiiZ6H4ioiU5RE8WL+zZORJ+oJEGkYPn/K1lpIpbfz5ozRxjRiePGYcbMWWjWorlsbCQNCFb2+Vv6yy8YN24Myn/9tRAXmzdsgGd3TyuI3AwQfUjlm8KAoL13ENDl/YOPlR/DBVC5fAVZAPXq17c5toyH3Lx1CydOnhC/pF69+rITJ0ueTBbPyhUr0bt3b2nQyJZZGTNlwuNHj7Fl82aJV3Tr3h0tWrbA5fMXJHvANV5cFC5SBLVq1kLatGlw7fp1LFu2DCdOnBD/qkHDBmLa+A4bJpqLPewcnJxw+vQprF2zVnwWpsWQAqdzT5Zpz769EhcKn4NG06VOrdpCF5O1Y0dXahIOJ5s+Y4Z0XlUah/4MNRHPrzSR7OZhZnlemnHs7sp4EUkPbx9vFC1SRGJSmTJmwsOgh1ixcqWYSwQNfURmIbDHBEkEnlvbNaw+kbe3UOCnz54VYuGXxUvgN8xXzCtS1tly5ECZ0qVtr/dtYFrTZEUKFkKWbNkwe85soe8fBT1Ch3btZCPi8xLopLPZE5DDCsg0jp04HtmzZsPmjZukay2Z0K/Klv2g6fhvKSO700RcfIxdfO1eTjNLGGG3So/deeLGiyckAhkdLkbFXInWMVvwx9696O7hIUwcXzZpXC50DjRu0769ZDacOnoMjRs3RvmKFREYeB9HDh8R7UKzLkHCBGK6EYSuLq64xh194CDs27sXDsyKcHAQGplDkukcs/0W74M0MY8jsUAQKfNTMXTsxtq3dx/s2bNH/kbtSc1BEM3Q+UTC/oWGoWGDBuKjnL94weZTkBXs0d1TQE5WkSDihwHKoYOHSLyH12MwmBR6//79BTCUATvJ8h6plbiBCBNoLWj0HjRINMTxkyfhHMdFSJQB/fpj/59/inMvLOawYe8EWwXUlLnFjGJFiiJzpsyY89MPYG4je10wDWjYkCHis6ocO95bocKFMcjHB7ly5xJ5b1q/Qcy5WT/MEcr7/d7XvwUhO2PnuEgoaGoc+jyqp4LYUA6As5OzmAv6qd7vZB5b0cbAJ8ey0MTjXFfu+okTJYbZpMWYzp48hSaNG+Pbzt+hc+cuwrQxRsTgZd58eZH8M23MpLxQs+aj0A+hnU/TktP0Un6WUqhu9sZjvIka7cnjx2IykuRQH71fwgwIZkvQBOSEPi7u4KAgGe5MX0SvHehrker+PG0a2+KlJiIFz+sS7C5xXG2pP4+DHwnoeH7+nhkANKOURqTPSLOWv+MmIFrP2lGJIYCXL15oJICLZjqTnHgQ+EDeBedEUe76jAUFIsqIfg7fTeLkSSXTniASLWexSKbE5SuXhehIk+Zz5MmTVzYylvLz/b5+9UqshSTJkoi2ktSfGPaxK02kZPd/+WDhhKpScT6Uoq8/l2LflEY7eeIEGjVqhO86dxYT7O3upzVCsaoR66KOIDfNenJb4xRN7dgWrD737Z17VFFi5dSrXD3r8TYQyQKzppE5vLs3C1FhbdiitJ3IS86tfdekO0bJUn9Ptpw1lacmsRBrTxiu4fD5eup5wzFmtl4yisSx3oHWX0bXZcaapxfexBUmziaTt7l8MQxD9hUnii7hccemmUOTUEAUg+jU6JKBcZ3IS8AuNVHkH++vfZMUNJ1sRvtVZsFfO5Nx1H9BAnYFonfMuHdczLf5cmKWRGBvvFM+YI0pve8F/59Z8Z4v6lP1I6ut/kqFaPjLv3N/NutSM4/kf5W5JdaQNUvBmrr0sUWtGNDwpnP454vs837serHh73YFIr5g9ZL/LzJB8FhLmMk+kVDQO+2ytugvWH2TyBa9qUUY3g/j+fTnj+yi0i9SPQiV/xKZRaXuRc4FE96EhEj+n2ucOIhnJQX0NTckIMhARuaj7i88mNSxnyq/yFzT3r9jVyBSwVHGgLp27mKTvZ4VYq0N6304HoUZyWSa1HFMiWGPbU4B58SIyHzUscxVy507t1DAZM0Y1GWcg2XOZN8iC0ouTlLNs2fPlqAwaW9S2ZEFkboflg0wr2z5b8vkPGTJyMqRQWNNESda5C+QXxjF8KzZh56bUzXYg5ypUcyw4PU4poYhAea/KeYzsptGZGRs79+xSxAxTlShfDlpAVy5ShWhTSV+EhaG+4GBMvXOHBqKypUqS9oOKVgaNaStGaNZs3YtUqdOpUttsb5GRXRZWSHNNNLMIS4qApM1MgQRA51dO3dG/QYN8G2nTrYSaR3nJMdpmTPUgAIT+R2p7sE+Pjh69JiAKVv2bFql5nuiILb7sN4LE0GZY7dt+zZUq1JN7o3pTYzJkBThNAzGaJgCxNIBSUUKV+FqA4GValYLefPmTRJIrl61Krx8vOUBJowfj1WrV8nU9IhAqQeU/jryb11LZyUC1nvZKmU/YForTR3TAWt3IOLL1kDkLvOGmNPl7ExTRVugBNKdu3fR5/teUllZsWJFifhbTBY8ffJUK2BLaB1PKfEOazzEWjrO3DKrWtCoYGtpOLMHGKdgKj7Pwanijeo3kFSi/gMGaCXcsppy4tMAAB+5SURBVGasOWdWf0QFU3lOiVmZgOdPnsJ7kLekAwmIcmTXctreEwMRT0fQCDwKDpZA7Jp1a6UwrUXz5lr8xOrz8PkZ+WcglXEw1kpR6yozjPf+TmMRHYhoDm/ZugVDvH1QrWpVDPD2FrEOHuQtWRfHT52UYj09UNR11ULXNzTRbwzh/Ux1H+FNWqVp9ZrdAFEkdLUIMhJpP+pFqMpWliQzAdXB0UnLOrbt/Gbcu31XUkpozo0dNw6ly5TGmdNnJBGVAVPJ/LZYZJIeK0rZt4GBzfQZMiBb9uyyWK5duyqpQQwkEpCsHmWglGYc64i8+vZDxcqV0bJ1K2TNnk3Kl+l/3Lx+Q4DOc/KeU6dOLaNZWCrOUoLnTz8NRCwtl0xpC7B61SpJ7WEa0MTJk+X3CiB6oLCJyNy5czFgwADZSHgvTIKlSabXJpTByZOnZPNhIZ4eRD169cLZ8+fww6zZUvo+d/480Xism6KJR5AWKFBAskLUQlcbDOWeIX16sRJOHD+OZMmTI1nSpCI7Js6WLFUSGTJmFF+OsqJJSjOXCcK8R8qZGjSyZnIkltk/9hW71UTly7lJo5IlS5bAxSXOOxPsJMhnsWDY0GGyg7Zt1xY9e/VCg3r1cPnSZWzZzt05tSyCcaPHSI8CRwcH6V3ABFX2FeCso99+/RVDfYfJQDAOOqY5x7iRn5+fZGI/CQqGS5w4SJAoIaZNn4YihYtIis3smbMk743g4Yd+GNNsWDnLkgZWuf4VTfTyxUtpwEKfbvGSxSha/G0ZQvgdnWlE9Ju46Okn+fr6Sr0Uj2Xyre1jseDrCl9LlgQLBpmqNMTbWzRRgyZN0LJlCzx78hSvXr9GkmRJZTOgJqTfpCYT6qeo8z4YFqCfN3TIUCE0SpUsKSX1kkG/dKlkRsyaPQtZWGM0c6ZoS8qHGpU9FQggzoRiiEEC4TE8Thc7QOQa553sXsnZCjPj9KlTEjRt3qK55GPVrM6mIJdlsZAQGDDAS0qtaZaxFwJTdkJevRbygKUOXIAjRo6Em7sbcubMKb4HzS/u6Oxz0LZVazRs0hhdunaVNB3u6oUKFkTBAgXFnFKtuujDMLGTx23augXOjo6fBiKrP3P71m3x6+jkE0S58+YVI/Zji4ypPlz4vA8uWibDqg8XvXtZNwERq3W36kDU18sLQUEPpVcFy+q3bN8mWpkmLf0tzn1iAWB4ENECkIrZ4X6ipYoVLSobCjU5CRqWZtCk9vf3FwAxCZZD2Kh5qJHUJkWQckP72PP9YyomkieOdSCyOfJmi7wQZi43adpEOv7UsIKIU/VYtt27Vy8xIXZs3wEzGxBa20ixL0LxosXE7Bk5yl8SHwkiJpLSROLLpnnXpGEjtP7mG/Qb0F98nVcvXqJ58+aoUb0G2rVvZyuC40Q+vxEjsHr1ahw8dBCuTs6fBCLmkdE3u371mjwPF9b0GdORKcsXokHfR0ioNfA+EIl5bAHc3SIGkZe3t0SefAZq9UQnTp+y9YtjUuhHQeTnJxsTS1bol/kM9kGVylXktkjwsG6pdevWkqxLsKkOPwQPzVD2wRgyZEiMN+nsF0TsO8eWWTpzTjFjTAjlhwxazRo1RRNxt6tVswYuXboooyl37NgJ32G+6NCxA7p79hAQCH9mdbRZM7Rr5y6MHDkCbu7uMsuVIGK2s2rg0bh+A7Ru2xb9CSJrDIoZ1vStAq4G4OaNm9IhiCYkNRsX84FDB2XB0Jw7duwoZs2ejezZP0wsULNSy/F8rDnih2Zqjpw5pAxEv1O/E4eyEhI0n4b7+uLUiZOYMWsmMmbMZGvwxu9zk3j18pUMjaY5N5jlEcLO+WjEgrc3Fi5YKGXuTGzlabt398C6tetw6Mi7mojnY18LaiIWBtKcK1SwEIoVL4Yff/pRKovJ2M2eMRNjx4xBWXc3KczTOkJrfh83MZZmUE779u2V+JcufhxJ/RB9X7NbEFVwK4sChQth0ZLFcHGNK7uxSjxVBAS7dFJzsJyAznjtWjXEDGN8ZdXK1RgxQuviyXoWk5OjjWDm8ZMmTsSihYtEg7iXc5cYEYkMVoASRCw3EBCxHZcVRFxAUydNlpqjp8+eSYcgFvSxmw1roAjeA4cPS5ayj4+PaDO29BIQWQPFEb169Tw047wGeGHTxo1SWMiyAXEXVGNJXbUud3OabvSHuFi5YZD+njFjhpAl6mF5blYAk1hgk5DtAiKNnRtIEDmYMJjl4VYQ0Qzjx7ObB9auWyetvJhlrjcPCSL6PzTLXJ1dRG7snUdgOFj7Igzo2w+/Ll0q2eksq7e2kdR6RZgc5H44BnTturViQhog+sim8FfYOQUitrASECnnUywUC+hYs8US7fBRo0ahbNmy74Bo545dGDbMV0wK3+G+UvOvPnyBzZo0lYU/wn+k7NSRARHNtd49vxeHuGfvXuJ7OJochIGi/c97PXj4kIDwr4CIQCN4WMtDzUpTSLqXWp9dap6smRQkEKZOniIOOien8xkZPxMQZcxoO4Z+Gu+Xu79ooq2aJvqrIOL1GezNli0bRviNkKYvrLDl8On5CxfYTLNFCxZg1Eh/DBw0SGJtNnbPev9BDx9KrCtlys8+2E0o+vTN+69kn5ro6jWUd/tKM+d+WQIXK7GgygOuXrsqzRHZxZNO7tixY8U0qFmjmlDT7G4aJF1l+gmDtXnLZqFgBcwwCSXLbj8kH7ibuoXTRKRdWRXapEFDmybiIiBonzx6jKFDhqBazRq2eAq7lvbu1VtiSwQRfSr2LeA5JE6ULZv4ZvzQDyPI9NSu0kS8xrGjx6QbDilmtpAq89WXtt4LWjzJotHv/QdIt1RS0wkSJsTEyZOEHGAZe/Zs2WyLlqBkQR0pfRYEEkRDBw9G1SpVRBPRHxvq4yOa6Ahp/kQJYLKYpKfe6jVrsHPXLqRLn862wkhesJ0XNy0hFpychNUkcUCKXD0X/TsWNjIYTJKCWkdrawycOnVSEoAZaujTp49opdevXkswOb612X9MIhvsCkTcabmgGFeoXL68tLDt3rOHxIhoybwJeYOzZ89g+44d8h2SAT/99JM0vudxtWvVxPnz58RsSZHiM4wbO17MuRw5cqBX795ImyYNjp84jlH+oxDX1VVSe2jOlS3nLt8pWbKknI+LnHGXSuUroFSZMmjXob3ES+hs79uzFw0a1Mf3vXrJwjh88JA0H2HJNu9B+UThQUQKmKk7TANS1G5Eex/bIC9etFi6mnJBsu6pQcOGErthh1d2FiW4GI+htmvWrJl877dlyzDAa4D0x2OJPO+FmQ3s3CotklOmtIFoGEFEc87bG2arT7TYatpmyZ5NWgqPHTUaixYvFn+RhAE3HLJ7vCYBThBRExFE1ESssp2/YL4NRM+ePsWY0WOwYsUKeYYO7dvLRkaTc8y4sXIuau4ihQtjy+Yt0svi8ZMnEsdScamYEkOyOxBxYTHu0rBuHTHbxIBhowwrM8CXliRZMglGKtZHmTgtWzQTE41NOVKmTIXXr0JES1FjkeLlIiZ9y5hQzerVRQvRnCvz1VcSNyJQmPbDl0fzp3qVqnj2/Lns1vw9gda4YSOp5Ax580a+x46o7D3NLje//roUrnHjYseunQIC7tq8Ps0+7tQkAHhNlme/d6clUWc2Y9XKleLzMI+Q905gc8emJiMT1qJlSzRs1FD+nzvM+XPnMcrfX9p3PXvxXDQPTV22/2IfBm4YGzZswO5duzF29GgxYXv16S2txBbMm4eff/wJT54+RcbMmaSnRLIkSaWl2Lnz56WPNq/PqljS1+z3TT+G/htlQK1Gv4ixNNUIk8/AmNDECRPx++7dUpHrygA4ZZY0Cbp17Sp0OImedevXS0889k4/dfqUxJNiUvzIrkCkUkL4wo8fOaIl/kubLK0hIV8kQZAmbVqJ8YT/kA179fKl9Jt2cnSSxh40H0i3UnMxG5rxDAZxvQYMkEbrI/z9UahwIekcxIAgU43UAmdPar7YN6Fv5PdcOCyZPnBgPwLvB8rL5q6dN18+3Lp1W3oSODo7SjN2XpOgobZkdJ8ahIuZGoAg+tCHvQ8oi+DgIMm/o9YJDSVoHeX+uQmwT7Ut8dQ6HYLgpgl5595duTcm6BL4BLPQ+sWLI+hhEAICriBZ0mTInOULrSdDWJg0uw98+ECaiPCZEsSLj4dBQTh0+JAAmSwczVJqHWoTagsOBCCI/vzzTyRNklTK5vWZDXxGZoywhfKF8xdE/kmTJUPe/Pkkxsb3yRfEuU3LfvsNM2fPwoEDB2yaKKaYdHYFor/TiQy8fx/+I/1x6/ZtLFywQKO3pRZJe7HFixUTf8rXb7js2P/ER/k6/MmsCZqWNOe4uGPKAvknnvtTzkkAM7OEGRdkOukj2TaHGJLJ8J8FEXe9IYOHCNvFHZithhnEZGoM203R3KHDS62h70nwKQvgY99VmpWmDSfJscl96dKlZQc2QKRJj7Jh7IrJuizN4IamTLmYIiO7AlH4TODICFEFQdWC1ZsTbNu0csUKcWIDHwSKX0CTLH36DGJWubu7iYn0vj5N+nOHB0xk7k0dw4VCc4omFj8qw1l/Tv2z89wfiitFBF798eHz7PTf/5T7/tgm8Xf9XXV5Cn9vMeVe7QpEFCY/tLP5b+7YajG9T6AqdqJse/7U2vFqvWjM5jAZ//H85QtZvKSf6SCLQ2418T50brUg1cK2nf/vWkHhKnL1dPfHnj0iEEYEfP3zxZSF+TeK7x8/lV2BSAGCAKLW4IcOrGJrIpIWj2F5AksguECUOUDn/G0NnknSfvQ7tB4c73sLPDf9J9UAkt8jU0YnW2mVv+sNUlPxPz6Dvn4osiyVkgPlxgCrkh03C1UjFJsmev9dco/MeewORFw0LDMYMthHtAmHa9Vv0PCdQbr63ZRTBjhmcfv2HcLmTZ485a3JpCL91ry38AL7GJDYVHD06FGSzcDAIYsDWYJOepj08t/1IT29Y9s2XLh4QWqncufJLYmoqsQ9Iu1hM98k/mrGlctXpEyD84yYDf7mTYjMCuIMI05pqF69Bpx0c23/rnuP1HmsOT137tyWjSzFZ5/ZOtfag2a0KxCphcE4EdN+uLtm/uILjBg1CoULF9GccZpruhSg69cDhDTgMZzgQ2r5na6ourf8qS/s/r37qFmjhm1KORMlmSfXqnUrDB4y5P/Wz4d8kff5MYylDPIaiD/37ZPALjUqKensObJLbp+Ty9uCOP05JGmV5iizv69fR8f27aXi9ys3N+nLzexqJuhu3rRJzsnMAZaASG5bNLBeNlnoKmv79e0rI2iY55g+Awv6tELLT30vkQLu3/gluwYRzSYuBqansHm9gMM6xEpTN8DmzRskf4wvLeRN2D8GItYPMUbFwVpM+vw8jTZJQm4jXH+DyLw/ZboyQXX8uPHw6NZNmkny+RjsnD9vnsSxEiR+275Xf14JRFvHzHTr3EXaGXsNHIjGTZtqaUVWoLDKtH379mIq/vTzT8iXP39kbi/K37H5dmpCudmM9h06SOxsxMgREmOKiGCJ8oX/gRPYJYgYES/31ZcS6WdZdvCjJ9JHIUnSJNosIat5wLKERo3qy05GgB08dETKErjbCltntuDixQsCLGZIc/HnzJnL1n1HyZvHM6H1zJnTuHv3nkx7y5Qps6TKcKYQEy7ZEIXZCczMZvcfbSgvA8FmGdbL7HFO0SNdzr8zyKlGnUS00yoQ/fzzz5JAy9IMJpzynjkbaO7PP+PY8eOSS8Yk1PAfVT5Bk7dE0WJSLcoCw5x5csvmIrS9NJyHTNVjClCNGjUlJYhl8YzN5MiRU0o5zp09J/JJkiSxyIdypwytefNy6cePn+Dy5Usiy9evQ5AqVUopcWBmiNIolCEDp7lz58KLly9lE3BydJS+5cwdZGiBPmWn7zrJTFY1kdzQRJFAvqj2T+ixQBCVL/uVZBZUqV4N4ydMxG+/LZOSAukuw35sJhOuXb2GqlUrSTIpM6nXrF6LCxcuSuoJG7SzTIJlC/Sx+PKYOUA/g+MNWeKsPiwrmDBxIh4EBsrLpgZkrhjjS8x8ZkoQQUQnvUL58lJNy7k7/LAcmkFUXoMOPXMkeB0uRMahmO4TUQ6YyhPkwvPo5oHLly7JeEYOB2ahWqYMGTCPpQUs4YjA/LKByGxB2S+/lB2egcpGzZq+MymDxxIgLIvnZPHUqT+X/LdtW7eKhuJcIi58EhIqpahlq1aS7xbH1RXs/8Dcu/Hjxkk2BM9F4ocEDoOjjH2xuI77GoHP8zGTfJD3IFy8dAlFixSVwc7MZ6SMqJgSJkok98hEYds82kiso3/rK3ariQiiosWKyeydfv29kDxFCsmIJkAIIgKzedNmuHnrurSXWrxoEVatXCM7JUewcEQkM71ZS0QbnMcf2L9fctqYX8fFz/QZlj/THCTIWH5Q4euvZVIB5+hwKBYXF3O8BESurpL+Qx+M/gUTMQkSFvRx4fPn6zchknTJgjXu+h06dIjQ9lfmDsG0euUqDOjXD2FWAoSpNdROrNl5nw+jfCKEmWXsCwciM/eteKmSskEws5oakcDgiBjRLNaiOG4AHIRMup/PxmFlTOJl+g6fIzg4GKzVYrsytv9i4u3Bgwcl2ZWjPZl4SxAyaZQpSeyDwQ2PEwvZm4EanL5Prdq1UM69nMTmWPrAzG2ynd+0bSPpS2qDMTRRJLaHv6KJ3L4sg+IlimPu3HlSk7Jx42bs2LFdcq8o9OvXrgnjVKRIIUkOJQBWrVwlmujK1QB836Mn0qVNK9PYuPOpNHyWQXDeDpNNaUoxDWfN6tWYMm2qZFerNr00oFhawLmw3JXZNovUM5m6Vq1by25Ov4VajIPIWB6gVW9CEi/ZE++bb1qjq0c3xIsbT2uJpbPKlDl38cIFLFm8ROYDkapnNyICkM/+5k0onj17irhx40lvPa2vm3YSVSbPDYXZGbt37cL6deulTOLipYtg7zcu1GxZs8pmxEyJfAXyi+x6dvfE2tVrpJzDf5S/bawL39PhQ4fRtUtn5M9fQDYRnpcTx7lxdPf0FFNXm+YA7Ni+XZqzkHAhQ8qNixntlC3laRsxo92saD5aDH4jR0hDlMjS95FYYv/oV+xWE5X9qoyYU2yZtWvX7+jh2UMmvg0ZOlReCDUBS6i5C3JhKzBwDuiuPb+jU4cOaNK4iVSH0iRiYxNVWs2mIjTrmGE9dcoUHD12TEoYtHmsai6RRRIvOX+0ctWq0piEpgc1EVto8fpM5gxhl5wkSfDy9SucPnNG5ipt27JVRsu3bd8eHj26I16cuJofpx95Yrbg2NGjoiWZEU7miuYgNwPS27xewJUrsgmw6I4mEwduqV1bKkWti1NpGGoN+jq8B85bYkIsy9Zv37ol5mX3Hp6oVr2GgGj92rX4dflvyF+okBAUqoccs61HDvcTupzpOKxtIvM5eOhQqbtSWdqEcmjIG9FOx06dwIply7Fj6zYB0aTJk1CtevV3Cil5s9RirAj2G+FngOhTYf9XNJEeRK9evkaVKlWFqmUiJ00vmiC0sfmiaXKxfmf1ypW4cPkyNm7aiG5duiJBvHgyHjLUHCZNHLnYFPVKk4M74/JlyxBw9Sr2HzygPZaaJG62iAnSulUr5MmbVzSRAlGLVi1FE3H4Matd2Zfh5q2b4g85Ojgi7edpRFM2bd4MHj08IwQR21SRjaPzTdKEJdwEJGtsRvr5yfPRp6BmmTFrFjJlzKiZhVYgkoBgrwkC4MXLF3JvNN1Uj3IFttA3oTLfdvbMmSheogQmTJqIEb7DRRNt27kDaTOkt2o3iwYQs8XWH4FT7lg3RfN4pL+/xK9UzwdtAJpF8t2279qJBfPn4cAf+2Um7dbt2yQ0YftYwW6A6FORo/v+OyDqugQh5dKh1KhGgJZ581bWVqqYxIIeRBaLCUuX/iqteRnsZMkCmR4yWk2aNMbz5y+kZRVrcC5evowdu3agU4dv0a9PH4m9yFQ2VcQPrVEGTRAyR2TCTp05I5pIxaHUArl77x7q1Kwps0sJIhIOufPkQctWLeHt44PRI/2FVKAPUrVaVWT8IjNSfZYSL549l4Yj9RrUR1cPD8SPp5lz+kRXajHGc2gm9enbR0bX80NNQvP0lyVLhBxh74Kf582Ta2v3p4lLMjIsFpw9d07qqipWroRevXtJGbw1giTT7vgdmnbFixRB2nTppLvRrOkzsHH9BqzdsB5fZM9qpei1TYbgZr0RCQK2u2I/v+CHDzBs+HCULFXqbeMUnjc0TIoADx87Kj7pvt2/iybauXuXXMumNa3ZIwIiqzlHilvbs/6feYzCUvtHDo1x5tzVrr8gpHw6lPRv+EEQuZX9UrIVaM6x8y+zBzg2kiYeTTEpdd62TVgimkHKnLtw8SJOnzuDLp2+Q8niJWSxx0vIkmctnkO/g4wSmSXGVXyowdaswbIVy60xFI0ap+ai/8SBx40aN9ZARJ8oVy60aN0SXl4DpWiPYyFZQi29sq3j5m5eu47KlSqhVds26NbdQ2pzaE7SHFOf4KBg6WFHAHoP9kGK5Cmsjr9FztmuTRucO3cOZd3dhe2ihtGTDDJv1WzGi1evULhIYXHsqS0yZsigaSvrpsFgLJ+5eNGi0kxx9LixmDx+AtatWYv6jRpi2IjhtpZcXNAXzmk9yEmt/zxvLjZv2YKBA7xkODErfCkD1b/82JGjQso8fvYEe3bvkeI+kgc7d+9+p6Sc32dtF+VOEA0f4SeVusoniulAipEgel0+HUp9IoiopEihsl8AwcCGiqSqyZgpELEFL32ikLBQTJs8BT/Mng0PT080b9FCtA4rW7nD0mFmFjdZvbWrVmEIz2mCdPrJlDmzLJJHQcHSVoovPSIQDRo4CNWrVhMSgU1DCHg4msTE6+HRXajxZi1aCLGQmHNmHZ3eIRaorahVGb/p7tkdrVt/IyYZSQJ2QeXOTuCEms1Sncqm+pw/a9vddZ1/2MPt16W/onSpUmLWUguohvL0k+hv8X4qVamMsePHo3/vvli1YgWSpkgOz17fi7/FimG21RozapR06WHZfK06tfHk2TM0adRYTFsu/i+/+lJ8x+vXrsPPd7hkyPuO9EODuvUwfeq0CEEkgLdYxERlceQgH29hRhm8jikl4B9SYTECRMJEmS0I/uMuzvVcArilR2nfhjCJOfdWnUuA1GKRhVmhQjnpSMo2TFrTOJN0N2WMxtU1DmbMmI6CBQvJoqLZQ4ec0yBOnzktZtONa9cxc8ZMWaSOzk74InNmCaSSYiVTRQaMWow9DdhXgQ1R7t2/Jw4vd/HbN29J8RyrMstXqIA+ffuKSUXmSfrc+fhgwbz5mD5tmjjLnPxATcGK1zy5c1tbVO1BgUIFZby9NLMPx84xyMly8aNHjyB5suSSCnP9+g1ZcNWrVZNF17VbN1y/cR0eHt0ldcfFVZtDpJ9owdjNlMmTxfxiI8kM6TMgdcpUCH4UjOs3bkiQmL0SaJoxZvN9z57S8/ubtm2xbcd2uDi7SFus8+fOCR1OprFN27ZIljyZXOfIocOYMHGCxIkYQObiZ64ez1u7Tm3RtgTKrBkzMHnSZOmkSnpefVTgm3G7qVOnSMtiZlWQNo/sXKV/xE6L5EljCIhCYbGEIexBKJ6cuguHVPGQJFcq2bn1w7wU7UsCgQKm78OFrGxn+jJ8kdy9mBGgKlJ5HB1wBhQJELW7cXHx9wwW0tdgAJVmBBk2NddIkQ1Mj2H8iIwcHXQ2Xed/Vy5flgYbqjUvYymkbmnT87rMc2MnVpIcbLfL3zMozC5DLDnnYmLD+fB0rtoweM/McdMyAV6LqUogsxSb98FgLJ+BcRyeVz85Xb8GpHF/QIDcCwO3Ia9DRD68Hz4zzycL1mRCD3byWb0aGzdtEjJDsi0C70s8h+XsfG7+W30YXGVMjN9jXIjEDs1hfo/3qjLayeIxj48xKjWhnOdQ75UWg2psz98bcaJIoph7ptkSCpNF3FzJOCY9azI5a32mdRPXlbBVTpX6//CMk36HUwBTrJv6bvi6GmUG6Rm68KUR+kdS3+PvVG2TaABdRrj+XOH/pr/HiOIhKtiqwKQ3axQVr78f3gMB9D7/QZ2Hx5IhFBlai/tUgFrJisFWgohdkzjZQRjJcBPHw99P+ORa9Y70z8HzU8PQbNaDnd+R+7LWh+nfjT2UZ/zrmkhLlAyDyaxVkFpMYRD9Y7Zm8L7tqWjbsf5u1iaiha9foPqXqgdbRIv5Y3sHj9dXaoZfMOE3gPedTwFUX+H6IQdcLea3NpT1X8qEtM5W4vc8Pbtjzeo1AqKMmTJqzOFbLsKm+cPLSP2/foMJf//hZa02lw/JzSAWPraqhI4VktkKIDNgcYJZShq0IVzGJ3olwNQn5rKxJRfNMgXAmL6Yo1dKb68WAzQRrHEaExxIHMjEOQJK2/4MCEXv0lAmstL2eq1igCjidxEjQCQZLyrfS0rnVCqZAaHohJDe5FNml54yN0AUQ0EUnYvEuJYhgX9CAv+6JvonHso4pyGB6JSAAaLolLZxrVgpAQNEsfK1Gg8VnRIwQBSd0jauFSslYIAoVr5W46GiUwIGiKJT2sa1YqUEDBDFytdqPFR0SsAAUXRK27hWrJSAAaJY+VqNh4pOCRggik5pG9eKlRIwQBQrX6vxUNEpAQNE0Slt41qxUgIGiGLlazUeKjolYIAoOqVtXCtWSsAAUax8rcZDRacEDBBFp7SNa8VKCRggipWv1Xio6JSAAaLolLZxrVgpAQNEsfK1Gg8VnRIwQBSd0jauFSslYIAoVr5W46GiUwIGiKJT2sa1YqUEDBDFytdqPFR0SsAAUXRK27hWrJSAAaJY+VqNh4pOCfwPVu1qkUJZ/HAAAAAASUVORK5CYII=</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number-columns-repeated="16383"/>
        </table:table-row>
        <table:table-row table:number-rows-repeated="1048564" table:style-name="ro6">
          <table:table-cell table:number-columns-repeated="16384"/>
        </table:table-row>
      </table:table>
      <table:table table:name="Contents" table:style-name="ta1">
        <table:table-column table:style-name="co3" table:default-cell-style-name="ce9"/>
        <table:table-column table:style-name="co4" table:default-cell-style-name="ce8"/>
        <table:table-column table:style-name="co2" table:number-columns-repeated="16382" table:default-cell-style-name="ce9"/>
        <table:table-row table:style-name="ro1">
          <table:table-cell office:value-type="string" table:style-name="ce2">
            <text:p>Table of Contents</text:p>
          </table:table-cell>
          <table:table-cell table:style-name="ce8"/>
          <table:table-cell table:number-columns-repeated="16382"/>
        </table:table-row>
        <table:table-row table:style-name="ro5">
          <table:table-cell office:value-type="string" table:style-name="ce7">
            <text:p>This worksheet contains one table</text:p>
          </table:table-cell>
          <table:table-cell table:style-name="ce8"/>
          <table:table-cell table:number-columns-repeated="16382"/>
        </table:table-row>
        <table:table-row table:style-name="ro3">
          <table:table-cell office:value-type="string" table:style-name="ce5">
            <text:p>Table number</text:p>
          </table:table-cell>
          <table:table-cell office:value-type="string" table:style-name="ce4">
            <text:p>Table title</text:p>
          </table:table-cell>
          <table:table-cell table:number-columns-repeated="16382"/>
        </table:table-row>
        <table:table-row table:style-name="ro7">
          <table:table-cell office:value-type="float" office:value="1" table:style-name="ce10">
            <text:p>1</text:p>
          </table:table-cell>
          <table:table-cell office:value-type="string" table:style-name="ce11">
            <text:p><text:a xlink:href="#'1'.A1">Table 1: Visitor Figures, split by museum 2008/09 - 2023/24.</text:a></text:p>
          </table:table-cell>
          <table:table-cell table:number-columns-repeated="16382" table:style-name="ce7"/>
        </table:table-row>
        <table:table-row table:style-name="ro7">
          <table:table-cell office:value-type="float" office:value="2" table:style-name="ce10">
            <text:p>2</text:p>
          </table:table-cell>
          <table:table-cell office:value-type="string" table:style-name="ce12">
            <text:p><text:a xlink:href="#'2'.A1">Table 2: Total visitor figures 2002/03 - 2023/24.</text:a></text:p>
          </table:table-cell>
          <table:table-cell table:number-columns-repeated="16382" table:style-name="ce7"/>
        </table:table-row>
        <table:table-row table:style-name="ro7">
          <table:table-cell office:value-type="float" office:value="3" table:style-name="ce10">
            <text:p>3</text:p>
          </table:table-cell>
          <table:table-cell office:value-type="string" table:style-name="ce12">
            <text:p><text:a xlink:href="#'3'.A1">Table 3: Under 16 visitor figures, split by museum 2008/09 - 2023/24.</text:a></text:p>
          </table:table-cell>
          <table:table-cell table:number-columns-repeated="16382" table:style-name="ce7"/>
        </table:table-row>
        <table:table-row table:style-name="ro7">
          <table:table-cell office:value-type="float" office:value="4" table:style-name="ce10">
            <text:p>4</text:p>
          </table:table-cell>
          <table:table-cell office:value-type="string" table:style-name="ce13">
            <text:p><text:a xlink:href="#'4'.A1">Table 4: Overseas visitor figures, split by museum 2008/09 - 2023/24.</text:a></text:p>
          </table:table-cell>
          <table:table-cell table:number-columns-repeated="16382" table:style-name="ce7"/>
        </table:table-row>
        <table:table-row table:style-name="ro7">
          <table:table-cell office:value-type="float" office:value="5" table:style-name="ce10">
            <text:p>5</text:p>
          </table:table-cell>
          <table:table-cell office:value-type="string" table:style-name="ce13">
            <text:p><text:a xlink:href="#'5'.A1">Table 5: Number of unique website visits, split by museum 2008/09 - 2023/24.</text:a></text:p>
          </table:table-cell>
          <table:table-cell table:number-columns-repeated="16382" table:style-name="ce7"/>
        </table:table-row>
        <table:table-row table:style-name="ro7">
          <table:table-cell office:value-type="float" office:value="6" table:style-name="ce10">
            <text:p>6</text:p>
          </table:table-cell>
          <table:table-cell office:value-type="string" table:style-name="ce13">
            <text:p><text:a xlink:href="#'6'.A1">Table 6: Proportion of visitors who would recommend a visit, split by museum 2008/09 - 2023/24.</text:a></text:p>
          </table:table-cell>
          <table:table-cell table:number-columns-repeated="16382" table:style-name="ce7"/>
        </table:table-row>
        <table:table-row table:style-name="ro7">
          <table:table-cell office:value-type="float" office:value="7" table:style-name="ce10">
            <text:p>7</text:p>
          </table:table-cell>
          <table:table-cell office:value-type="string" table:style-name="ce12">
            <text:p><text:a xlink:href="#'7'.A1">Table 7: Facilitated and self-directed visits by visitors under 18 years old and in formal education, split by museum 2012/13 - 2023/24.</text:a></text:p>
          </table:table-cell>
          <table:table-cell table:number-columns-repeated="16382" table:style-name="ce7"/>
        </table:table-row>
        <table:table-row table:style-name="ro7">
          <table:table-cell office:value-type="float" office:value="8" table:style-name="ce10">
            <text:p>8</text:p>
          </table:table-cell>
          <table:table-cell office:value-type="string" table:style-name="ce13">
            <text:p><text:a xlink:href="#'8'.A1">Table 8: The number of instances where visitors under 18 years old have participated in on-site activities, split by museum 2012/13 - 2023/24.</text:a></text:p>
          </table:table-cell>
          <table:table-cell table:number-columns-repeated="16382" table:style-name="ce7"/>
        </table:table-row>
        <table:table-row table:style-name="ro7">
          <table:table-cell office:value-type="float" office:value="9" table:style-name="ce10">
            <text:p>9</text:p>
          </table:table-cell>
          <table:table-cell office:value-type="string" table:style-name="ce13">
            <text:p><text:a xlink:href="#'9'.A1">Table 9: Number of UK loan venues, split by museum 2008/09 - 2023/24.</text:a></text:p>
          </table:table-cell>
          <table:table-cell table:number-columns-repeated="16382" table:style-name="ce7"/>
        </table:table-row>
        <table:table-row table:style-name="ro7">
          <table:table-cell office:value-type="float" office:value="10" table:style-name="ce10">
            <text:p>10</text:p>
          </table:table-cell>
          <table:table-cell office:value-type="string" table:style-name="ce13">
            <text:p><text:a xlink:href="#'10'.A1">Table 10: Self-generated income: Admissions, split by museum 2008/09 - 2023/24 (£).</text:a></text:p>
          </table:table-cell>
          <table:table-cell table:number-columns-repeated="16382" table:style-name="ce7"/>
        </table:table-row>
        <table:table-row table:style-name="ro7">
          <table:table-cell office:value-type="float" office:value="11" table:style-name="ce10">
            <text:p>11</text:p>
          </table:table-cell>
          <table:table-cell office:value-type="string" table:style-name="ce12">
            <text:p><text:a xlink:href="#'11'.A1">Table 11: Self-generated income: Trading income (net profit), split by museum 2008/09 - 2023/24 (£).</text:a></text:p>
          </table:table-cell>
          <table:table-cell table:number-columns-repeated="16382" table:style-name="ce7"/>
        </table:table-row>
        <table:table-row table:style-name="ro7">
          <table:table-cell office:value-type="float" office:value="12" table:style-name="ce10">
            <text:p>12</text:p>
          </table:table-cell>
          <table:table-cell office:value-type="string" table:style-name="ce13">
            <text:p><text:a xlink:href="#'12'.A1">Table 12: Self-generated income: Fundraising, split by museum 2008/09 - 2023/24 (£).</text:a></text:p>
          </table:table-cell>
          <table:table-cell table:number-columns-repeated="16382" table:style-name="ce7"/>
        </table:table-row>
        <table:table-row table:style-name="ro7">
          <table:table-cell table:style-name="ce14"/>
          <table:table-cell table:style-name="ce3"/>
          <table:table-cell table:number-columns-repeated="16382" table:style-name="ce7"/>
        </table:table-row>
        <table:table-row table:number-rows-repeated="1048560" table:style-name="ro7">
          <table:table-cell table:number-columns-repeated="16384"/>
        </table:table-row>
      </table:table>
      <table:table table:name="Notes" table:style-name="ta1">
        <table:table-column table:style-name="co5" table:default-cell-style-name="ce9"/>
        <table:table-column table:style-name="co6" table:default-cell-style-name="ce8"/>
        <table:table-column table:style-name="co2" table:number-columns-repeated="16382" table:default-cell-style-name="ce9"/>
        <table:table-row table:style-name="ro1">
          <table:table-cell office:value-type="string" table:style-name="ce2">
            <text:p>Notes related to the data in this spreadsheet</text:p>
          </table:table-cell>
          <table:table-cell table:style-name="ce8"/>
          <table:table-cell table:number-columns-repeated="16382" table:style-name="ce9"/>
        </table:table-row>
        <table:table-row table:style-name="ro5">
          <table:table-cell office:value-type="string" table:style-name="ce7">
            <text:p>This worksheet contains one table</text:p>
          </table:table-cell>
          <table:table-cell table:style-name="ce8"/>
          <table:table-cell table:number-columns-repeated="16382" table:style-name="ce9"/>
        </table:table-row>
        <table:table-row table:style-name="ro5">
          <table:table-cell office:value-type="string" table:style-name="ce15">
            <text:p>Note number</text:p>
          </table:table-cell>
          <table:table-cell office:value-type="string" table:style-name="ce16">
            <text:p>Note text</text:p>
          </table:table-cell>
          <table:table-cell office:value-type="string" table:style-name="ce9">
            <text:p><text:s/></text:p>
          </table:table-cell>
          <table:table-cell table:number-columns-repeated="16381" table:style-name="ce9"/>
        </table:table-row>
        <table:table-row table:style-name="ro4">
          <table:table-cell office:value-type="string" table:style-name="ce17">
            <text:p>note 1</text:p>
          </table:table-cell>
          <table:table-cell office:value-type="string" table:style-name="ce18">
            <text:p>Caution is advised when making comparisons with the latest figures for 2020/2021 and 2021/2022 <text:span text:style-name="T1">due to the effects of the Covid-19 pandemic and lockdown measures on visitor numbers.</text:span></text:p>
          </table:table-cell>
          <table:table-cell table:style-name="ce3"/>
          <table:table-cell table:style-name="ce17"/>
          <table:table-cell table:number-columns-repeated="16380" table:style-name="ce3"/>
        </table:table-row>
        <table:table-row table:style-name="ro5">
          <table:table-cell office:value-type="string" table:style-name="ce17">
            <text:p>note 2</text:p>
          </table:table-cell>
          <table:table-cell office:value-type="string" table:style-name="ce19">
            <text:p>Some museums and galleries have made revisions to their data published for previous years</text:p>
          </table:table-cell>
          <table:table-cell table:style-name="ce20"/>
          <table:table-cell table:style-name="ce17"/>
          <table:table-cell table:number-columns-repeated="16380" table:style-name="ce21"/>
        </table:table-row>
        <table:table-row table:style-name="ro4">
          <table:table-cell office:value-type="string" table:style-name="ce17">
            <text:p>note 3</text:p>
          </table:table-cell>
          <table:table-cell office:value-type="string" table:style-name="ce19">
            <text:p>The Museum of the Home closed from 7 January 2018 until 12 June 2021 to commence its two-year capital refurbishment project but continued to host ticketed events which the museum recorded as visitor numbers.<text:s/></text:p>
          </table:table-cell>
          <table:table-cell table:style-name="ce3"/>
          <table:table-cell table:style-name="ce17"/>
          <table:table-cell table:number-columns-repeated="16380" table:style-name="ce3"/>
        </table:table-row>
        <table:table-row table:style-name="ro8">
          <table:table-cell office:value-type="string" table:style-name="ce17">
            <text:p>note 4</text:p>
          </table:table-cell>
          <table:table-cell office:value-type="string" table:style-name="ce22">
            <text:p>All figures for the Museum of Science and Industry in Manchester are aggregated with the Science Museum Group from 2011/12 onwards.</text:p>
          </table:table-cell>
          <table:table-cell table:style-name="ce3"/>
          <table:table-cell table:style-name="ce17"/>
          <table:table-cell table:number-columns-repeated="16380" table:style-name="ce3"/>
        </table:table-row>
        <table:table-row table:style-name="ro4">
          <table:table-cell office:value-type="string" table:style-name="ce17">
            <text:p>note 5</text:p>
          </table:table-cell>
          <table:table-cell office:value-type="string" table:style-name="ce22">
            <text:p>The National Coal Mining Museum is aggregated as part of the Science Museum Group, however, the key performance indicators for this museum are generally excluded from the figures provided by the Science Museum Group. Hence, its visitor figures are considered separately.</text:p>
          </table:table-cell>
          <table:table-cell table:style-name="ce3"/>
          <table:table-cell table:style-name="ce17"/>
          <table:table-cell table:number-columns-repeated="16380" table:style-name="ce3"/>
        </table:table-row>
        <table:table-row table:style-name="ro4">
          <table:table-cell office:value-type="string" table:style-name="ce17">
            <text:p>note 6</text:p>
          </table:table-cell>
          <table:table-cell office:value-type="string" table:style-name="ce22">
            <text:p>The National Portrait Gallery closed initially in March 2020 because of the Covid-19 pandemic lockdown restrictions. The museum began its refurbishment project in June 2020 which will be completed in 2023. No visitor data has been collected for 2020/2021 or 2021/2022.<text:s/></text:p>
          </table:table-cell>
          <table:table-cell table:style-name="ce3"/>
          <table:table-cell table:style-name="ce17"/>
          <table:table-cell table:number-columns-repeated="16380" table:style-name="ce3"/>
        </table:table-row>
        <table:table-row table:style-name="ro8">
          <table:table-cell office:value-type="string" table:style-name="ce17">
            <text:p>note 7</text:p>
          </table:table-cell>
          <table:table-cell office:value-type="string" table:style-name="ce22">
            <text:p>The Royal Armouries took over responsibility of the White Tower Armouries in 2011/12, visitor figures for this site are now included.<text:s/></text:p>
          </table:table-cell>
          <table:table-cell table:style-name="ce3"/>
          <table:table-cell table:style-name="ce17"/>
          <table:table-cell table:number-columns-repeated="16380" table:style-name="ce3"/>
        </table:table-row>
        <table:table-row table:style-name="ro8">
          <table:table-cell office:value-type="string" table:style-name="ce17">
            <text:p>note 8</text:p>
          </table:table-cell>
          <table:table-cell office:value-type="string" table:style-name="ce22">
            <text:p>As of April 2015, Tyne and Wear museums are no longer sponsored by DCMS and have therefore been excluded from DCMS total visits for all years.</text:p>
          </table:table-cell>
          <table:table-cell table:style-name="ce3"/>
          <table:table-cell table:style-name="ce17"/>
          <table:table-cell table:number-columns-repeated="16380" table:style-name="ce3"/>
        </table:table-row>
        <table:table-row table:style-name="ro4">
          <table:table-cell office:value-type="string" table:style-name="ce17">
            <text:p>note 9</text:p>
          </table:table-cell>
          <table:table-cell office:value-type="string" table:style-name="ce22">
            <text:p>Performance indicator figures are not collected for the Victoria &amp; Albert (V&amp;A) museum in Dundee as the site is operated as a separate charity to the main V&amp;A museum group. As such, its figures are excluded from this publication and data set.</text:p>
          </table:table-cell>
          <table:table-cell table:style-name="ce3"/>
          <table:table-cell table:style-name="ce17"/>
          <table:table-cell table:number-columns-repeated="16380" table:style-name="ce3"/>
        </table:table-row>
        <table:table-row table:style-name="ro8">
          <table:table-cell office:value-type="string" table:style-name="ce17">
            <text:p>note 10</text:p>
          </table:table-cell>
          <table:table-cell office:value-type="string" table:style-name="ce22">
            <text:p>Child and overseas visitor figures for the Horniman museum are unavailable for 2015/16, due to concerns of the robustness of data.<text:s/></text:p>
          </table:table-cell>
          <table:table-cell table:style-name="ce3"/>
          <table:table-cell table:style-name="ce17"/>
          <table:table-cell table:number-columns-repeated="16380" table:style-name="ce3"/>
        </table:table-row>
        <table:table-row table:style-name="ro8">
          <table:table-cell office:value-type="string" table:style-name="ce17">
            <text:p>note 11</text:p>
          </table:table-cell>
          <table:table-cell office:value-type="string" table:style-name="ce22">
            <text:p>The annual totals have been rounded to the nearest thousand because some of the constituent numbers provided by museums are rounded.<text:s/></text:p>
          </table:table-cell>
          <table:table-cell table:style-name="ce3"/>
          <table:table-cell table:style-name="ce17"/>
          <table:table-cell table:number-columns-repeated="16380" table:style-name="ce3"/>
        </table:table-row>
        <table:table-row table:style-name="ro4">
          <table:table-cell office:value-type="string" table:style-name="ce17">
            <text:p>note 12</text:p>
          </table:table-cell>
          <table:table-cell office:value-type="string" table:style-name="ce23">
            <text:p><text:a xlink:href="https://assets.publishing.service.gov.uk/government/uploads/system/uploads/attachment_data/file/409793/LNM_Method_Change__2_.pdf">A change in methodology in October 2010 means that figures from 2011/12 onwards are not comparable with previous figures. Further details on this is available in the Sponsored Museums: Method Change note for further details.</text:a></text:p>
          </table:table-cell>
          <table:table-cell table:style-name="ce3"/>
          <table:table-cell table:style-name="ce17"/>
          <table:table-cell table:number-columns-repeated="16380" table:style-name="ce3"/>
        </table:table-row>
        <table:table-row table:style-name="ro8">
          <table:table-cell office:value-type="string" table:style-name="ce17">
            <text:p>note 13</text:p>
          </table:table-cell>
          <table:table-cell office:value-type="string" table:style-name="ce24">
            <text:p>Due to changes in the software used to measure website visits by many of the museums at several points over time, these figures are not directly comparable between years.</text:p>
          </table:table-cell>
          <table:table-cell table:style-name="ce3"/>
          <table:table-cell table:style-name="ce17"/>
          <table:table-cell table:number-columns-repeated="16380" table:style-name="ce3"/>
        </table:table-row>
        <table:table-row table:style-name="ro4">
          <table:table-cell office:value-type="string" table:style-name="ce17">
            <text:p>note 14</text:p>
          </table:table-cell>
          <table:table-cell office:value-type="string" table:style-name="ce25">
            <text:p>The Imperial War Museums, National Gallery, Natural History Museum, Royal Museums Greenwich, Tate Gallery Group, Victoria and Albert Museum and the Wallace Collection had no reported facilitated or self-directed visits for 2020/21.</text:p>
          </table:table-cell>
          <table:table-cell table:style-name="ce3"/>
          <table:table-cell table:style-name="ce17"/>
          <table:table-cell table:number-columns-repeated="16380" table:style-name="ce3"/>
        </table:table-row>
        <table:table-row table:style-name="ro8">
          <table:table-cell office:value-type="string" table:style-name="ce17">
            <text:p>note 15</text:p>
          </table:table-cell>
          <table:table-cell office:value-type="string" table:style-name="ce25">
            <text:p>Educational visits data provided in 2012/13 and 2013/14 for the Horniman Museum and National Portrait Gallery are for visitors under 16 rather than under 18.<text:s/></text:p>
          </table:table-cell>
          <table:table-cell table:style-name="ce3"/>
          <table:table-cell table:style-name="ce17"/>
          <table:table-cell table:number-columns-repeated="16380" table:style-name="ce3"/>
        </table:table-row>
        <table:table-row table:style-name="ro5">
          <table:table-cell office:value-type="string" table:style-name="ce17">
            <text:p>note 16</text:p>
          </table:table-cell>
          <table:table-cell office:value-type="string" table:style-name="ce19">
            <text:p>The educational visitor figures for the Royal Armouries do not include the White Tower.</text:p>
          </table:table-cell>
          <table:table-cell table:style-name="ce3"/>
          <table:table-cell table:style-name="ce17"/>
          <table:table-cell table:number-columns-repeated="16380" table:style-name="ce3"/>
        </table:table-row>
        <table:table-row table:style-name="ro8">
          <table:table-cell office:value-type="string" table:style-name="ce17">
            <text:p>note 17</text:p>
          </table:table-cell>
          <table:table-cell office:value-type="string" table:style-name="ce19">
            <text:p>Educational visits data provided in 2012/13 for the Sir John Soane's museum are for visitors under 16.</text:p>
          </table:table-cell>
          <table:table-cell table:style-name="ce3"/>
          <table:table-cell table:style-name="ce17"/>
          <table:table-cell table:number-columns-repeated="16380" table:style-name="ce3"/>
        </table:table-row>
        <table:table-row table:style-name="ro8">
          <table:table-cell office:value-type="string" table:style-name="ce17">
            <text:p>note 18</text:p>
          </table:table-cell>
          <table:table-cell office:value-type="string" table:style-name="ce25">
            <text:p>The Royal Armouries, National Gallery and the Wallace Collection had no onsite organised activities for 2020/21.</text:p>
          </table:table-cell>
          <table:table-cell table:style-name="ce3"/>
          <table:table-cell table:style-name="ce17"/>
          <table:table-cell table:number-columns-repeated="16380" table:style-name="ce3"/>
        </table:table-row>
        <table:table-row table:style-name="ro4">
          <table:table-cell office:value-type="string" table:style-name="ce17">
            <text:p>note 19</text:p>
          </table:table-cell>
          <table:table-cell office:value-type="string" table:style-name="ce19">
            <text:p>UK loan venue figures pre-2016/17 are not comparable with the latest figures. This is because figures for the Science Museum Group are now counted as a Group collection whereas pre-2016/17 these were counted separately.<text:s/></text:p>
          </table:table-cell>
          <table:table-cell table:style-name="ce3"/>
          <table:table-cell table:style-name="ce17"/>
          <table:table-cell table:number-columns-repeated="16380" table:style-name="ce3"/>
        </table:table-row>
        <table:table-row table:style-name="ro5">
          <table:table-cell office:value-type="string" table:style-name="ce17">
            <text:p>note 20</text:p>
          </table:table-cell>
          <table:table-cell office:value-type="string" table:style-name="ce19">
            <text:p>Some cultural organisations have made revisions to their data published for previous years</text:p>
          </table:table-cell>
          <table:table-cell table:style-name="ce3"/>
          <table:table-cell table:style-name="ce17"/>
          <table:table-cell table:number-columns-repeated="16380" table:style-name="ce3"/>
        </table:table-row>
        <table:table-row table:style-name="ro8">
          <table:table-cell office:value-type="string" table:style-name="ce17">
            <text:p>note 21</text:p>
          </table:table-cell>
          <table:table-cell office:value-type="string" table:style-name="ce19">
            <text:p>The Museum of the Home does not charge the public to view permanent collections or temporary exhibitions hence no income admissions data is available for the museum.<text:s/></text:p>
          </table:table-cell>
          <table:table-cell table:style-name="ce3"/>
          <table:table-cell table:style-name="ce17"/>
          <table:table-cell table:number-columns-repeated="16380" table:style-name="ce3"/>
        </table:table-row>
        <table:table-row table:style-name="ro8">
          <table:table-cell office:value-type="string" table:style-name="ce17">
            <text:p>note 22</text:p>
          </table:table-cell>
          <table:table-cell office:value-type="string" table:style-name="ce19">
            <text:p>The Wallace Collection opened its first ever paid-for special exhibition in March 2019, hence no historic income admissions data is available for the museum.<text:s/></text:p>
          </table:table-cell>
          <table:table-cell table:style-name="ce3"/>
          <table:table-cell table:style-name="ce17"/>
          <table:table-cell table:number-columns-repeated="16380" table:style-name="ce3"/>
        </table:table-row>
        <table:table-row table:style-name="ro8">
          <table:table-cell office:value-type="string" table:style-name="ce17">
            <text:p>note 23</text:p>
          </table:table-cell>
          <table:table-cell office:value-type="string" table:style-name="ce19">
            <text:p>From 2013/14, the Trading (net profit) total includes profit from the British Museum Company, rather than a contribution paid to the British Museum</text:p>
          </table:table-cell>
          <table:table-cell table:style-name="ce3"/>
          <table:table-cell table:style-name="ce17"/>
          <table:table-cell table:number-columns-repeated="16380" table:style-name="ce3"/>
        </table:table-row>
        <table:table-row table:style-name="ro2">
          <table:table-cell office:value-type="string" table:style-name="ce17">
            <text:p>note 24</text:p>
          </table:table-cell>
          <table:table-cell office:value-type="string" table:style-name="ce19">
            <text:p>Tate Gallery Group figures for 2015/16 onwards are based on trading net profit whereas figures up to 2014/15 are based on total trading income. This means that figures up to 2014/15 were only considering the total money made through trading, whilst after this point, there is a consideration of the costs as well.<text:s/></text:p>
          </table:table-cell>
          <table:table-cell table:style-name="ce3"/>
          <table:table-cell table:style-name="ce17"/>
          <table:table-cell table:number-columns-repeated="16380" table:style-name="ce3"/>
        </table:table-row>
        <table:table-row table:style-name="ro8">
          <table:table-cell office:value-type="string" table:style-name="ce17">
            <text:p>note 25</text:p>
          </table:table-cell>
          <table:table-cell office:value-type="string" table:style-name="ce19">
            <text:p>The figures for the Victoria and Albert Museum up to 2011/12 were based on trading net income whereas figures from 2012/13 onwards are based on trading net profit.<text:s/></text:p>
          </table:table-cell>
          <table:table-cell table:style-name="ce3"/>
          <table:table-cell table:style-name="ce17"/>
          <table:table-cell table:number-columns-repeated="16380" table:style-name="ce3"/>
        </table:table-row>
        <table:table-row table:style-name="ro4">
          <table:table-cell office:value-type="string" table:style-name="ce17">
            <text:p>note 26</text:p>
          </table:table-cell>
          <table:table-cell office:value-type="string" table:style-name="ce19">
            <text:p>Due to the introduction of FRS102 - new accounting standards which became effective from 1st of January 2015, the cultural organisations restated their 2014/15 accounts in line with the new standards.<text:s/></text:p>
          </table:table-cell>
          <table:table-cell table:style-name="ce3"/>
          <table:table-cell table:style-name="ce17"/>
          <table:table-cell table:number-columns-repeated="16380" table:style-name="ce3"/>
        </table:table-row>
        <table:table-row table:style-name="ro2">
          <table:table-cell office:value-type="string" table:style-name="ce17">
            <text:p>note 27</text:p>
          </table:table-cell>
          <table:table-cell office:value-type="string" table:style-name="ce19">
            <text:p>The Self-generated income: Trading income figure for the Natural History Museum, for the years 2018/19 onwards is calculated by subtracting trading activities expenditure from trading activities income. The figures for the years up to 2017/18 are calculated differently and are therefore not directly comparable.<text:s/></text:p>
          </table:table-cell>
          <table:table-cell table:style-name="ce9"/>
          <table:table-cell table:style-name="ce17"/>
          <table:table-cell table:number-columns-repeated="16380" table:style-name="ce1"/>
        </table:table-row>
        <table:table-row table:style-name="ro4">
          <table:table-cell office:value-type="string" table:style-name="ce17">
            <text:p>note 28</text:p>
          </table:table-cell>
          <table:table-cell office:value-type="string" table:style-name="ce19">
            <text:p>Due to a coding failure in the back end of Sir John Soane's website in 2022/23, this number was not accurately recorded for a large portion of the year. Numbers are likely to have been significantly higher.</text:p>
          </table:table-cell>
          <table:table-cell table:style-name="ce9"/>
          <table:table-cell table:style-name="ce17"/>
          <table:table-cell table:number-columns-repeated="16380" table:style-name="ce1"/>
        </table:table-row>
        <table:table-row table:style-name="ro8">
          <table:table-cell office:value-type="string" table:style-name="ce26">
            <text:p>note 29</text:p>
          </table:table-cell>
          <table:table-cell office:value-type="string" table:style-name="ce27">
            <text:p>The Imperial War Museum consent policy changed in September 2023 from opt-out to opt-in, meaning the 2023/24 figure and future figures should not be compared to previous figures.</text:p>
          </table:table-cell>
          <table:table-cell table:number-columns-repeated="16382" table:style-name="ce9"/>
        </table:table-row>
        <table:table-row table:style-name="ro8">
          <table:table-cell office:value-type="string" table:style-name="ce26">
            <text:p>note 30</text:p>
          </table:table-cell>
          <table:table-cell office:value-type="string" table:style-name="ce27">
            <text:p>The National Gallery made a change to their reporting methodology from 2022/23. Figures prior to this have not been revised as they do not store web data for more than two years.</text:p>
          </table:table-cell>
          <table:table-cell table:number-columns-repeated="16382"/>
        </table:table-row>
        <table:table-row table:style-name="ro4">
          <table:table-cell office:value-type="string" table:style-name="ce26">
            <text:p>note 31</text:p>
          </table:table-cell>
          <table:table-cell office:value-type="string" table:style-name="ce27">
            <text:p>The National Portrait Gallery has made a change to their reporting methodology in 2023/24. Figures prior to this have not been revised. The 2023/24 figure and future figures should not be compared to previous figures.</text:p>
          </table:table-cell>
          <table:table-cell table:number-columns-repeated="16382"/>
        </table:table-row>
        <table:table-row table:style-name="ro8">
          <table:table-cell office:value-type="string" table:style-name="ce26">
            <text:p>note 32</text:p>
          </table:table-cell>
          <table:table-cell office:value-type="string" table:style-name="ce27">
            <text:p>The Natural History Museum figure is the percentage of visitors who thought the museum was 'excellent' or 'good'. This is different to how other museums produce their percentages.</text:p>
          </table:table-cell>
          <table:table-cell table:number-columns-repeated="16382"/>
        </table:table-row>
        <table:table-row table:style-name="ro8">
          <table:table-cell office:value-type="string" table:style-name="ce26">
            <text:p>note 33</text:p>
          </table:table-cell>
          <table:table-cell office:value-type="string" table:style-name="ce27">
            <text:p>Tate Gallery Group figures previously included donated works of art. They no longer include these and figures have since been revised for consistency.</text:p>
          </table:table-cell>
          <table:table-cell table:number-columns-repeated="16382"/>
        </table:table-row>
        <table:table-row table:number-rows-repeated="1048540" table:style-name="ro9">
          <table:table-cell table:number-columns-repeated="16384"/>
        </table:table-row>
      </table:table>
      <table:table table:name="1" table:style-name="ta1">
        <table:table-column table:style-name="co7" table:default-cell-style-name="ce59"/>
        <table:table-column table:style-name="co8" table:number-columns-repeated="10" table:default-cell-style-name="ce30"/>
        <table:table-column table:style-name="co9" table:number-columns-repeated="2" table:default-cell-style-name="ce30"/>
        <table:table-column table:style-name="co8" table:default-cell-style-name="ce30"/>
        <table:table-column table:style-name="co10" table:default-cell-style-name="ce30"/>
        <table:table-column table:style-name="co11" table:number-columns-repeated="16369" table:default-cell-style-name="ce30"/>
        <table:table-row table:style-name="ro1">
          <table:table-cell office:value-type="string" table:style-name="ce28">
            <text:p><text:a xlink:href="#Contents.A1">Table 1: Total annual visitor figures to the DCMS-sponsored museum and galleries, split by museum 2008/09 - 2023/24 [note 1]</text:a></text:p>
          </table:table-cell>
          <table:table-cell table:number-columns-repeated="3" table:style-name="ce29"/>
          <table:table-cell table:number-columns-repeated="1638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3">
            <text:p>Notes</text:p>
          </table:table-cell>
          <table:table-cell table:number-columns-repeated="16366" table:style-name="ce35"/>
        </table:table-row>
        <table:table-row table:style-name="ro8">
          <table:table-cell office:value-type="string" table:style-name="ce36">
            <text:p>British Museum</text:p>
          </table:table-cell>
          <table:table-cell office:value-type="float" office:value="5472056" table:style-name="ce37">
            <text:p><text:s/>5,472,056<text:s/></text:p>
          </table:table-cell>
          <table:table-cell office:value-type="float" office:value="5650388" table:style-name="ce37">
            <text:p><text:s/>5,650,388<text:s/></text:p>
          </table:table-cell>
          <table:table-cell office:value-type="float" office:value="5869396" table:style-name="ce37">
            <text:p><text:s/>5,869,396<text:s/></text:p>
          </table:table-cell>
          <table:table-cell office:value-type="float" office:value="5841658" table:style-name="ce37">
            <text:p><text:s/>5,841,658<text:s/></text:p>
          </table:table-cell>
          <table:table-cell office:value-type="float" office:value="5592814" table:style-name="ce37">
            <text:p><text:s/>5,592,814<text:s/></text:p>
          </table:table-cell>
          <table:table-cell office:value-type="float" office:value="6758935" table:style-name="ce37">
            <text:p><text:s/>6,758,935<text:s/></text:p>
          </table:table-cell>
          <table:table-cell office:value-type="float" office:value="6677990" table:style-name="ce38">
            <text:p>6,677,990</text:p>
          </table:table-cell>
          <table:table-cell office:value-type="float" office:value="6853540" table:style-name="ce37">
            <text:p><text:s/>6,853,540<text:s/></text:p>
          </table:table-cell>
          <table:table-cell office:value-type="float" office:value="6229028" table:style-name="ce39">
            <text:p>6,229,028</text:p>
          </table:table-cell>
          <table:table-cell office:value-type="float" office:value="5822515" table:style-name="ce40">
            <text:p><text:s/>5,822,515<text:s/></text:p>
          </table:table-cell>
          <table:table-cell office:value-type="float" office:value="6025471" table:style-name="ce40">
            <text:p><text:s/>6,025,471<text:s/></text:p>
          </table:table-cell>
          <table:table-cell office:value-type="float" office:value="5943006" table:style-name="ce41">
            <text:p><text:s/>5,943,006<text:s/></text:p>
          </table:table-cell>
          <table:table-cell office:value-type="float" office:value="160105" table:style-name="ce38">
            <text:p>160,105</text:p>
          </table:table-cell>
          <table:table-cell office:value-type="float" office:value="2045214" table:style-name="ce42">
            <text:p><text:s/>2,045,214<text:s/></text:p>
          </table:table-cell>
          <table:table-cell office:value-type="float" office:value="4544598" table:style-name="ce43">
            <text:p>4,544,598</text:p>
          </table:table-cell>
          <table:table-cell office:value-type="float" office:value="6159856" table:style-name="ce44">
            <text:p>6,159,856</text:p>
          </table:table-cell>
          <table:table-cell office:value-type="string" table:style-name="ce44">
            <text:p>[note 2] The cell P6 is a revised figure.</text:p>
          </table:table-cell>
          <table:table-cell table:number-columns-repeated="16366" table:style-name="ce45"/>
        </table:table-row>
        <table:table-row table:style-name="ro5">
          <table:table-cell office:value-type="string" table:style-name="ce36">
            <text:p>Museum of the Home [note 3]</text:p>
          </table:table-cell>
          <table:table-cell office:value-type="float" office:value="86499" table:style-name="ce37">
            <text:p><text:s/>86,499<text:s/></text:p>
          </table:table-cell>
          <table:table-cell office:value-type="float" office:value="93374" table:style-name="ce37">
            <text:p><text:s/>93,374<text:s/></text:p>
          </table:table-cell>
          <table:table-cell office:value-type="float" office:value="104691" table:style-name="ce37">
            <text:p><text:s/>104,691<text:s/></text:p>
          </table:table-cell>
          <table:table-cell office:value-type="float" office:value="104889" table:style-name="ce37">
            <text:p><text:s/>104,889<text:s/></text:p>
          </table:table-cell>
          <table:table-cell office:value-type="float" office:value="105486" table:style-name="ce37">
            <text:p><text:s/>105,486<text:s/></text:p>
          </table:table-cell>
          <table:table-cell office:value-type="float" office:value="113123" table:style-name="ce37">
            <text:p><text:s/>113,123<text:s/></text:p>
          </table:table-cell>
          <table:table-cell office:value-type="float" office:value="108168" table:style-name="ce38">
            <text:p>108,168</text:p>
          </table:table-cell>
          <table:table-cell office:value-type="float" office:value="114190" table:style-name="ce38">
            <text:p>114,190</text:p>
          </table:table-cell>
          <table:table-cell office:value-type="float" office:value="121770" table:style-name="ce38">
            <text:p>121,770</text:p>
          </table:table-cell>
          <table:table-cell office:value-type="float" office:value="114906" table:style-name="ce38">
            <text:p>114,906</text:p>
          </table:table-cell>
          <table:table-cell office:value-type="float" office:value="38463" table:style-name="ce38">
            <text:p>38,463</text:p>
          </table:table-cell>
          <table:table-cell office:value-type="float" office:value="17034" table:style-name="ce40">
            <text:p><text:s/>17,034<text:s/></text:p>
          </table:table-cell>
          <table:table-cell office:value-type="float" office:value="0" table:style-name="ce38">
            <text:p>0</text:p>
          </table:table-cell>
          <table:table-cell office:value-type="float" office:value="68954" table:style-name="ce42">
            <text:p><text:s/>68,954<text:s/></text:p>
          </table:table-cell>
          <table:table-cell office:value-type="float" office:value="158672" table:style-name="ce44">
            <text:p>158,672</text:p>
          </table:table-cell>
          <table:table-cell office:value-type="float" office:value="172462" table:style-name="ce44">
            <text:p>172,462</text:p>
          </table:table-cell>
          <table:table-cell table:style-name="ce44"/>
          <table:table-cell table:number-columns-repeated="16366" table:style-name="ce45"/>
        </table:table-row>
        <table:table-row table:style-name="ro5">
          <table:table-cell office:value-type="string" table:style-name="ce36">
            <text:p>Horniman Museum</text:p>
          </table:table-cell>
          <table:table-cell office:value-type="float" office:value="483113" table:style-name="ce37">
            <text:p><text:s/>483,113<text:s/></text:p>
          </table:table-cell>
          <table:table-cell office:value-type="float" office:value="621301" table:style-name="ce37">
            <text:p><text:s/>621,301<text:s/></text:p>
          </table:table-cell>
          <table:table-cell office:value-type="float" office:value="584974" table:style-name="ce37">
            <text:p><text:s/>584,974<text:s/></text:p>
          </table:table-cell>
          <table:table-cell office:value-type="float" office:value="509279" table:style-name="ce37">
            <text:p><text:s/>509,279<text:s/></text:p>
          </table:table-cell>
          <table:table-cell office:value-type="float" office:value="616075" table:style-name="ce37">
            <text:p><text:s/>616,075<text:s/></text:p>
          </table:table-cell>
          <table:table-cell office:value-type="float" office:value="698051" table:style-name="ce37">
            <text:p><text:s/>698,051<text:s/></text:p>
          </table:table-cell>
          <table:table-cell office:value-type="float" office:value="750389" table:style-name="ce38">
            <text:p>750,389</text:p>
          </table:table-cell>
          <table:table-cell office:value-type="float" office:value="793883" table:style-name="ce46">
            <text:p><text:s/>793,883<text:s/></text:p>
          </table:table-cell>
          <table:table-cell office:value-type="float" office:value="784928" table:style-name="ce38">
            <text:p>784,928</text:p>
          </table:table-cell>
          <table:table-cell office:value-type="float" office:value="813195" table:style-name="ce47">
            <text:p><text:s/>813,195<text:s/></text:p>
          </table:table-cell>
          <table:table-cell office:value-type="float" office:value="808197" table:style-name="ce47">
            <text:p><text:s/>808,197<text:s/></text:p>
          </table:table-cell>
          <table:table-cell office:value-type="float" office:value="758599" table:style-name="ce40">
            <text:p><text:s/>758,599<text:s/></text:p>
          </table:table-cell>
          <table:table-cell office:value-type="float" office:value="82025" table:style-name="ce38">
            <text:p>82,025</text:p>
          </table:table-cell>
          <table:table-cell office:value-type="float" office:value="331463" table:style-name="ce42">
            <text:p><text:s/>331,463<text:s/></text:p>
          </table:table-cell>
          <table:table-cell office:value-type="float" office:value="714297" table:style-name="ce44">
            <text:p>714,297</text:p>
          </table:table-cell>
          <table:table-cell office:value-type="float" office:value="776057" table:style-name="ce44">
            <text:p>776,057</text:p>
          </table:table-cell>
          <table:table-cell table:style-name="ce44"/>
          <table:table-cell table:number-columns-repeated="16366" table:style-name="ce45"/>
        </table:table-row>
        <table:table-row table:style-name="ro8">
          <table:table-cell office:value-type="string" table:style-name="ce36">
            <text:p>Imperial War Museums</text:p>
          </table:table-cell>
          <table:table-cell office:value-type="float" office:value="2006765" table:style-name="ce37">
            <text:p><text:s/>2,006,765<text:s/></text:p>
          </table:table-cell>
          <table:table-cell office:value-type="float" office:value="2079264" table:style-name="ce37">
            <text:p><text:s/>2,079,264<text:s/></text:p>
          </table:table-cell>
          <table:table-cell office:value-type="float" office:value="2317639" table:style-name="ce37">
            <text:p><text:s/>2,317,639<text:s/></text:p>
          </table:table-cell>
          <table:table-cell office:value-type="float" office:value="2249592" table:style-name="ce37">
            <text:p><text:s/>2,249,592<text:s/></text:p>
          </table:table-cell>
          <table:table-cell office:value-type="float" office:value="1990343" table:style-name="ce37">
            <text:p><text:s/>1,990,343<text:s/></text:p>
          </table:table-cell>
          <table:table-cell office:value-type="float" office:value="1875924" table:style-name="ce37">
            <text:p><text:s/>1,875,924<text:s/></text:p>
          </table:table-cell>
          <table:table-cell office:value-type="float" office:value="2813845" table:style-name="ce38">
            <text:p>2,813,845</text:p>
          </table:table-cell>
          <table:table-cell office:value-type="float" office:value="2538516" table:style-name="ce48">
            <text:p><text:s/>2,538,516<text:s/></text:p>
          </table:table-cell>
          <table:table-cell office:value-type="float" office:value="2415977" table:style-name="ce38">
            <text:p>2,415,977</text:p>
          </table:table-cell>
          <table:table-cell office:value-type="float" office:value="2465461" table:style-name="ce47">
            <text:p><text:s/>2,465,461<text:s/></text:p>
          </table:table-cell>
          <table:table-cell office:value-type="float" office:value="2688010" table:style-name="ce47">
            <text:p><text:s/>2,688,010<text:s/></text:p>
          </table:table-cell>
          <table:table-cell office:value-type="float" office:value="2498846" table:style-name="ce41">
            <text:p><text:s/>2,498,846<text:s/></text:p>
          </table:table-cell>
          <table:table-cell office:value-type="float" office:value="268770" table:style-name="ce38">
            <text:p>268,770</text:p>
          </table:table-cell>
          <table:table-cell office:value-type="float" office:value="1113153" table:style-name="ce49">
            <text:p><text:s/>1,113,153<text:s/></text:p>
          </table:table-cell>
          <table:table-cell office:value-type="float" office:value="1997399" table:style-name="ce43">
            <text:p>1,997,399</text:p>
          </table:table-cell>
          <table:table-cell office:value-type="float" office:value="2275388" table:style-name="ce44">
            <text:p>2,275,388</text:p>
          </table:table-cell>
          <table:table-cell office:value-type="string" table:style-name="ce44">
            <text:p>[note 2] The cells O9 &amp; P9 are revised figures.</text:p>
          </table:table-cell>
          <table:table-cell table:number-columns-repeated="16366" table:style-name="ce45"/>
        </table:table-row>
        <table:table-row table:style-name="ro8">
          <table:table-cell office:value-type="string" table:style-name="ce36">
            <text:p>Museum of Science and Industry in Manchester [note 4]</text:p>
          </table:table-cell>
          <table:table-cell office:value-type="float" office:value="745188" table:style-name="ce37">
            <text:p><text:s/>745,188<text:s/></text:p>
          </table:table-cell>
          <table:table-cell office:value-type="float" office:value="568993" table:style-name="ce37">
            <text:p><text:s/>568,993<text:s/></text:p>
          </table:table-cell>
          <table:table-cell office:value-type="float" office:value="638347" table:style-name="ce37">
            <text:p><text:s/>638,347<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2">
            <text:p>x</text:p>
          </table:table-cell>
          <table:table-cell office:value-type="string" table:style-name="ce44">
            <text:p>x</text:p>
          </table:table-cell>
          <table:table-cell office:value-type="string" table:style-name="ce44">
            <text:p>x</text:p>
          </table:table-cell>
          <table:table-cell table:style-name="ce44"/>
          <table:table-cell table:number-columns-repeated="16366" table:style-name="ce45"/>
        </table:table-row>
        <table:table-row table:style-name="ro8">
          <table:table-cell office:value-type="string" table:style-name="ce36">
            <text:p>National Coal Mining Museum [note 5]</text:p>
          </table:table-cell>
          <table:table-cell office:value-type="float" office:value="116186" table:style-name="ce37">
            <text:p><text:s/>116,186<text:s/></text:p>
          </table:table-cell>
          <table:table-cell office:value-type="float" office:value="118417" table:style-name="ce37">
            <text:p><text:s/>118,417<text:s/></text:p>
          </table:table-cell>
          <table:table-cell office:value-type="float" office:value="107582" table:style-name="ce37">
            <text:p><text:s/>107,582<text:s/></text:p>
          </table:table-cell>
          <table:table-cell office:value-type="float" office:value="101403" table:style-name="ce37">
            <text:p><text:s/>101,403<text:s/></text:p>
          </table:table-cell>
          <table:table-cell office:value-type="float" office:value="119800" table:style-name="ce37">
            <text:p><text:s/>119,800<text:s/></text:p>
          </table:table-cell>
          <table:table-cell office:value-type="float" office:value="125317" table:style-name="ce37">
            <text:p><text:s/>125,317<text:s/></text:p>
          </table:table-cell>
          <table:table-cell office:value-type="float" office:value="119723" table:style-name="ce38">
            <text:p>119,723</text:p>
          </table:table-cell>
          <table:table-cell office:value-type="float" office:value="138291" table:style-name="ce48">
            <text:p><text:s/>138,291<text:s/></text:p>
          </table:table-cell>
          <table:table-cell office:value-type="float" office:value="121932" table:style-name="ce38">
            <text:p>121,932</text:p>
          </table:table-cell>
          <table:table-cell office:value-type="float" office:value="134815" table:style-name="ce47">
            <text:p><text:s/>134,815<text:s/></text:p>
          </table:table-cell>
          <table:table-cell office:value-type="float" office:value="110484" table:style-name="ce42">
            <text:p><text:s/>110,484<text:s/></text:p>
          </table:table-cell>
          <table:table-cell office:value-type="float" office:value="108553" table:style-name="ce41">
            <text:p><text:s/>108,553<text:s/></text:p>
          </table:table-cell>
          <table:table-cell office:value-type="float" office:value="5074" table:style-name="ce38">
            <text:p>5,074</text:p>
          </table:table-cell>
          <table:table-cell office:value-type="float" office:value="40187" table:style-name="ce42">
            <text:p><text:s/>40,187<text:s/></text:p>
          </table:table-cell>
          <table:table-cell office:value-type="float" office:value="74380" table:style-name="ce44">
            <text:p>74,380</text:p>
          </table:table-cell>
          <table:table-cell office:value-type="float" office:value="98383" table:style-name="ce44">
            <text:p>98,383</text:p>
          </table:table-cell>
          <table:table-cell table:style-name="ce44"/>
          <table:table-cell table:number-columns-repeated="16366" table:style-name="ce45"/>
        </table:table-row>
        <table:table-row table:style-name="ro5">
          <table:table-cell office:value-type="string" table:style-name="ce36">
            <text:p>National Gallery</text:p>
          </table:table-cell>
          <table:table-cell office:value-type="float" office:value="4439000" table:style-name="ce37">
            <text:p><text:s/>4,439,000<text:s/></text:p>
          </table:table-cell>
          <table:table-cell office:value-type="float" office:value="4695000" table:style-name="ce37">
            <text:p><text:s/>4,695,000<text:s/></text:p>
          </table:table-cell>
          <table:table-cell office:value-type="float" office:value="5085000" table:style-name="ce37">
            <text:p><text:s/>5,085,000<text:s/></text:p>
          </table:table-cell>
          <table:table-cell office:value-type="float" office:value="5358000" table:style-name="ce37">
            <text:p><text:s/>5,358,000<text:s/></text:p>
          </table:table-cell>
          <table:table-cell office:value-type="float" office:value="5376000" table:style-name="ce37">
            <text:p><text:s/>5,376,000<text:s/></text:p>
          </table:table-cell>
          <table:table-cell office:value-type="float" office:value="5903000" table:style-name="ce37">
            <text:p><text:s/>5,903,000<text:s/></text:p>
          </table:table-cell>
          <table:table-cell office:value-type="float" office:value="6534000" table:style-name="ce38">
            <text:p>6,534,000</text:p>
          </table:table-cell>
          <table:table-cell office:value-type="float" office:value="5898904" table:style-name="ce50">
            <text:p>5,898,904</text:p>
          </table:table-cell>
          <table:table-cell office:value-type="float" office:value="6175234" table:style-name="ce38">
            <text:p>6,175,234</text:p>
          </table:table-cell>
          <table:table-cell office:value-type="float" office:value="5050020" table:style-name="ce47">
            <text:p><text:s/>5,050,020<text:s/></text:p>
          </table:table-cell>
          <table:table-cell office:value-type="float" office:value="5922958" table:style-name="ce47">
            <text:p><text:s/>5,922,958<text:s/></text:p>
          </table:table-cell>
          <table:table-cell office:value-type="float" office:value="5476755" table:style-name="ce41">
            <text:p><text:s/>5,476,755<text:s/></text:p>
          </table:table-cell>
          <table:table-cell office:value-type="float" office:value="233817" table:style-name="ce38">
            <text:p>233,817</text:p>
          </table:table-cell>
          <table:table-cell office:value-type="float" office:value="1176787" table:style-name="ce42">
            <text:p><text:s/>1,176,787<text:s/></text:p>
          </table:table-cell>
          <table:table-cell office:value-type="float" office:value="3029193" table:style-name="ce44">
            <text:p>3,029,193</text:p>
          </table:table-cell>
          <table:table-cell office:value-type="float" office:value="3097135" table:style-name="ce44">
            <text:p>3,097,135</text:p>
          </table:table-cell>
          <table:table-cell table:style-name="ce44"/>
          <table:table-cell table:number-columns-repeated="16366" table:style-name="ce45"/>
        </table:table-row>
        <table:table-row table:style-name="ro5">
          <table:table-cell office:value-type="string" table:style-name="ce36">
            <text:p>National Museums Liverpool</text:p>
          </table:table-cell>
          <table:table-cell office:value-type="float" office:value="2689889" table:style-name="ce37">
            <text:p><text:s/>2,689,889<text:s/></text:p>
          </table:table-cell>
          <table:table-cell office:value-type="float" office:value="2272981" table:style-name="ce37">
            <text:p><text:s/>2,272,981<text:s/></text:p>
          </table:table-cell>
          <table:table-cell office:value-type="float" office:value="2631265" table:style-name="ce37">
            <text:p><text:s/>2,631,265<text:s/></text:p>
          </table:table-cell>
          <table:table-cell office:value-type="float" office:value="3184995" table:style-name="ce37">
            <text:p><text:s/>3,184,995<text:s/></text:p>
          </table:table-cell>
          <table:table-cell office:value-type="float" office:value="3277303" table:style-name="ce37">
            <text:p><text:s/>3,277,303<text:s/></text:p>
          </table:table-cell>
          <table:table-cell office:value-type="float" office:value="2710184" table:style-name="ce37">
            <text:p><text:s/>2,710,184<text:s/></text:p>
          </table:table-cell>
          <table:table-cell office:value-type="float" office:value="2654301" table:style-name="ce38">
            <text:p>2,654,301</text:p>
          </table:table-cell>
          <table:table-cell office:value-type="float" office:value="2847987" table:style-name="ce37">
            <text:p><text:s/>2,847,987<text:s/></text:p>
          </table:table-cell>
          <table:table-cell office:value-type="float" office:value="3033228" table:style-name="ce38">
            <text:p>3,033,228</text:p>
          </table:table-cell>
          <table:table-cell office:value-type="float" office:value="3305671" table:style-name="ce47">
            <text:p><text:s/>3,305,671<text:s/></text:p>
          </table:table-cell>
          <table:table-cell office:value-type="float" office:value="3965453" table:style-name="ce47">
            <text:p><text:s/>3,965,453<text:s/></text:p>
          </table:table-cell>
          <table:table-cell office:value-type="float" office:value="3099157" table:style-name="ce40">
            <text:p><text:s/>3,099,157<text:s/></text:p>
          </table:table-cell>
          <table:table-cell office:value-type="float" office:value="221012" table:style-name="ce38">
            <text:p>221,012</text:p>
          </table:table-cell>
          <table:table-cell office:value-type="float" office:value="1389193" table:style-name="ce42">
            <text:p><text:s/>1,389,193<text:s/></text:p>
          </table:table-cell>
          <table:table-cell office:value-type="float" office:value="2350722" table:style-name="ce44">
            <text:p>2,350,722</text:p>
          </table:table-cell>
          <table:table-cell office:value-type="float" office:value="2372670" table:style-name="ce44">
            <text:p>2,372,670</text:p>
          </table:table-cell>
          <table:table-cell table:style-name="ce44"/>
          <table:table-cell table:number-columns-repeated="16366" table:style-name="ce45"/>
        </table:table-row>
        <table:table-row table:style-name="ro5">
          <table:table-cell office:value-type="string" table:style-name="ce36">
            <text:p>National Portrait Gallery [note 6]</text:p>
          </table:table-cell>
          <table:table-cell office:value-type="float" office:value="1833614" table:style-name="ce37">
            <text:p><text:s/>1,833,614<text:s/></text:p>
          </table:table-cell>
          <table:table-cell office:value-type="float" office:value="1984464" table:style-name="ce37">
            <text:p><text:s/>1,984,464<text:s/></text:p>
          </table:table-cell>
          <table:table-cell office:value-type="float" office:value="1758488" table:style-name="ce37">
            <text:p><text:s/>1,758,488<text:s/></text:p>
          </table:table-cell>
          <table:table-cell office:value-type="float" office:value="2048168" table:style-name="ce37">
            <text:p><text:s/>2,048,168<text:s/></text:p>
          </table:table-cell>
          <table:table-cell office:value-type="float" office:value="2054327" table:style-name="ce37">
            <text:p><text:s/>2,054,327<text:s/></text:p>
          </table:table-cell>
          <table:table-cell office:value-type="float" office:value="1988449" table:style-name="ce37">
            <text:p><text:s/>1,988,449<text:s/></text:p>
          </table:table-cell>
          <table:table-cell office:value-type="float" office:value="2081633" table:style-name="ce37">
            <text:p><text:s/>2,081,633<text:s/></text:p>
          </table:table-cell>
          <table:table-cell office:value-type="float" office:value="2102975" table:style-name="ce37">
            <text:p><text:s/>2,102,975<text:s/></text:p>
          </table:table-cell>
          <table:table-cell office:value-type="float" office:value="1879445" table:style-name="ce38">
            <text:p>1,879,445</text:p>
          </table:table-cell>
          <table:table-cell office:value-type="float" office:value="1691545" table:style-name="ce47">
            <text:p><text:s/>1,691,545<text:s/></text:p>
          </table:table-cell>
          <table:table-cell office:value-type="float" office:value="1549896" table:style-name="ce47">
            <text:p><text:s/>1,549,896<text:s/></text:p>
          </table:table-cell>
          <table:table-cell office:value-type="float" office:value="1542432" table:style-name="ce51">
            <text:p><text:s/>1,542,432<text:s/></text:p>
          </table:table-cell>
          <table:table-cell office:value-type="string" table:style-name="ce45">
            <text:p>x</text:p>
          </table:table-cell>
          <table:table-cell office:value-type="string" table:style-name="ce42">
            <text:p>x</text:p>
          </table:table-cell>
          <table:table-cell office:value-type="string" table:style-name="ce44">
            <text:p>x</text:p>
          </table:table-cell>
          <table:table-cell office:value-type="float" office:value="1552000" table:style-name="ce44">
            <text:p>1,552,000</text:p>
          </table:table-cell>
          <table:table-cell table:style-name="ce44"/>
          <table:table-cell table:number-columns-repeated="16366" table:style-name="ce45"/>
        </table:table-row>
        <table:table-row table:style-name="ro5">
          <table:table-cell office:value-type="string" table:style-name="ce36">
            <text:p>Natural History Museum</text:p>
          </table:table-cell>
          <table:table-cell office:value-type="float" office:value="3813260" table:style-name="ce37">
            <text:p><text:s/>3,813,260<text:s/></text:p>
          </table:table-cell>
          <table:table-cell office:value-type="float" office:value="4378567" table:style-name="ce37">
            <text:p><text:s/>4,378,567<text:s/></text:p>
          </table:table-cell>
          <table:table-cell office:value-type="float" office:value="4809647" table:style-name="ce37">
            <text:p><text:s/>4,809,647<text:s/></text:p>
          </table:table-cell>
          <table:table-cell office:value-type="float" office:value="4946981" table:style-name="ce37">
            <text:p><text:s/>4,946,981<text:s/></text:p>
          </table:table-cell>
          <table:table-cell office:value-type="float" office:value="5288349" table:style-name="ce37">
            <text:p><text:s/>5,288,349<text:s/></text:p>
          </table:table-cell>
          <table:table-cell office:value-type="float" office:value="5571539" table:style-name="ce37">
            <text:p><text:s/>5,571,539<text:s/></text:p>
          </table:table-cell>
          <table:table-cell office:value-type="float" office:value="5435948" table:style-name="ce37">
            <text:p><text:s/>5,435,948<text:s/></text:p>
          </table:table-cell>
          <table:table-cell office:value-type="float" office:value="5351797" table:style-name="ce48">
            <text:p><text:s/>5,351,797<text:s/></text:p>
          </table:table-cell>
          <table:table-cell office:value-type="float" office:value="4606443" table:style-name="ce38">
            <text:p>4,606,443</text:p>
          </table:table-cell>
          <table:table-cell office:value-type="float" office:value="4712656" table:style-name="ce47">
            <text:p><text:s/>4,712,656<text:s/></text:p>
          </table:table-cell>
          <table:table-cell office:value-type="float" office:value="5492645" table:style-name="ce47">
            <text:p><text:s/>5,492,645<text:s/></text:p>
          </table:table-cell>
          <table:table-cell office:value-type="float" office:value="5303859" table:style-name="ce40">
            <text:p><text:s/>5,303,859<text:s/></text:p>
          </table:table-cell>
          <table:table-cell office:value-type="float" office:value="302285" table:style-name="ce38">
            <text:p>302,285</text:p>
          </table:table-cell>
          <table:table-cell office:value-type="float" office:value="2469002" table:style-name="ce42">
            <text:p><text:s/>2,469,002<text:s/></text:p>
          </table:table-cell>
          <table:table-cell office:value-type="float" office:value="5302096" table:style-name="ce44">
            <text:p>5,302,096</text:p>
          </table:table-cell>
          <table:table-cell office:value-type="float" office:value="5956757" table:style-name="ce44">
            <text:p>5,956,757</text:p>
          </table:table-cell>
          <table:table-cell table:style-name="ce44"/>
          <table:table-cell table:number-columns-repeated="16366" table:style-name="ce45"/>
        </table:table-row>
        <table:table-row table:style-name="ro5">
          <table:table-cell office:value-type="string" table:style-name="ce36">
            <text:p>Royal Armouries [note 7]</text:p>
          </table:table-cell>
          <table:table-cell office:value-type="float" office:value="448622" table:style-name="ce37">
            <text:p><text:s/>448,622<text:s/></text:p>
          </table:table-cell>
          <table:table-cell office:value-type="float" office:value="466987" table:style-name="ce37">
            <text:p><text:s/>466,987<text:s/></text:p>
          </table:table-cell>
          <table:table-cell office:value-type="float" office:value="462753" table:style-name="ce37">
            <text:p><text:s/>462,753<text:s/></text:p>
          </table:table-cell>
          <table:table-cell office:value-type="float" office:value="1852365" table:style-name="ce37">
            <text:p><text:s/>1,852,365<text:s/></text:p>
          </table:table-cell>
          <table:table-cell office:value-type="float" office:value="1810783" table:style-name="ce37">
            <text:p><text:s/>1,810,783<text:s/></text:p>
          </table:table-cell>
          <table:table-cell office:value-type="float" office:value="1941533" table:style-name="ce37">
            <text:p><text:s/>1,941,533<text:s/></text:p>
          </table:table-cell>
          <table:table-cell office:value-type="float" office:value="2025134" table:style-name="ce37">
            <text:p><text:s/>2,025,134<text:s/></text:p>
          </table:table-cell>
          <table:table-cell office:value-type="float" office:value="1944414" table:style-name="ce48">
            <text:p><text:s/>1,944,414<text:s/></text:p>
          </table:table-cell>
          <table:table-cell office:value-type="float" office:value="1870534" table:style-name="ce38">
            <text:p>1,870,534</text:p>
          </table:table-cell>
          <table:table-cell office:value-type="float" office:value="2112635" table:style-name="ce52">
            <text:p><text:s/>2,112,635<text:s/></text:p>
          </table:table-cell>
          <table:table-cell office:value-type="float" office:value="2294347" table:style-name="ce47">
            <text:p><text:s/>2,294,347<text:s/></text:p>
          </table:table-cell>
          <table:table-cell office:value-type="float" office:value="2180208" table:style-name="ce40">
            <text:p><text:s/>2,180,208<text:s/></text:p>
          </table:table-cell>
          <table:table-cell office:value-type="float" office:value="136937" table:style-name="ce38">
            <text:p>136,937</text:p>
          </table:table-cell>
          <table:table-cell office:value-type="float" office:value="814520" table:style-name="ce44">
            <text:p>814,520</text:p>
          </table:table-cell>
          <table:table-cell office:value-type="float" office:value="1961415" table:style-name="ce44">
            <text:p>1,961,415</text:p>
          </table:table-cell>
          <table:table-cell office:value-type="float" office:value="2323530" table:style-name="ce44">
            <text:p>2,323,530</text:p>
          </table:table-cell>
          <table:table-cell table:style-name="ce44"/>
          <table:table-cell table:number-columns-repeated="16366" table:style-name="ce45"/>
        </table:table-row>
        <table:table-row table:style-name="ro8">
          <table:table-cell office:value-type="string" table:style-name="ce36">
            <text:p>Royal Museums Greenwich</text:p>
          </table:table-cell>
          <table:table-cell office:value-type="float" office:value="2068244" table:style-name="ce37">
            <text:p><text:s/>2,068,244<text:s/></text:p>
          </table:table-cell>
          <table:table-cell office:value-type="float" office:value="2378786" table:style-name="ce37">
            <text:p><text:s/>2,378,786<text:s/></text:p>
          </table:table-cell>
          <table:table-cell office:value-type="float" office:value="2433163" table:style-name="ce37">
            <text:p><text:s/>2,433,163<text:s/></text:p>
          </table:table-cell>
          <table:table-cell office:value-type="float" office:value="1858538" table:style-name="ce37">
            <text:p><text:s/>1,858,538<text:s/></text:p>
          </table:table-cell>
          <table:table-cell office:value-type="float" office:value="1929199" table:style-name="ce37">
            <text:p><text:s/>1,929,199<text:s/></text:p>
          </table:table-cell>
          <table:table-cell office:value-type="float" office:value="2475490" table:style-name="ce37">
            <text:p><text:s/>2,475,490<text:s/></text:p>
          </table:table-cell>
          <table:table-cell office:value-type="float" office:value="2330851" table:style-name="ce38">
            <text:p>2,330,851</text:p>
          </table:table-cell>
          <table:table-cell office:value-type="float" office:value="2403177" table:style-name="ce37">
            <text:p><text:s/>2,403,177<text:s/></text:p>
          </table:table-cell>
          <table:table-cell office:value-type="float" office:value="2440681" table:style-name="ce38">
            <text:p>2,440,681</text:p>
          </table:table-cell>
          <table:table-cell office:value-type="float" office:value="2560150" table:style-name="ce38">
            <text:p>2,560,150</text:p>
          </table:table-cell>
          <table:table-cell office:value-type="float" office:value="2654092" table:style-name="ce38">
            <text:p>2,654,092</text:p>
          </table:table-cell>
          <table:table-cell office:value-type="float" office:value="2760192" table:style-name="ce40">
            <text:p><text:s/>2,760,192<text:s/></text:p>
          </table:table-cell>
          <table:table-cell office:value-type="float" office:value="111082" table:style-name="ce38">
            <text:p>111,082</text:p>
          </table:table-cell>
          <table:table-cell office:value-type="float" office:value="921516" table:style-name="ce43">
            <text:p>921,516</text:p>
          </table:table-cell>
          <table:table-cell office:value-type="float" office:value="2027651" table:style-name="ce44">
            <text:p>2,027,651</text:p>
          </table:table-cell>
          <table:table-cell office:value-type="float" office:value="2578812" table:style-name="ce44">
            <text:p>2,578,812</text:p>
          </table:table-cell>
          <table:table-cell office:value-type="string" table:style-name="ce44">
            <text:p>[note 2] The cell O17 is a revised figure.</text:p>
          </table:table-cell>
          <table:table-cell table:number-columns-repeated="16366" table:style-name="ce45"/>
        </table:table-row>
        <table:table-row table:style-name="ro5">
          <table:table-cell office:value-type="string" table:style-name="ce36">
            <text:p>Science Museum Group</text:p>
          </table:table-cell>
          <table:table-cell office:value-type="float" office:value="4281610" table:style-name="ce37">
            <text:p><text:s/>4,281,610<text:s/></text:p>
          </table:table-cell>
          <table:table-cell office:value-type="float" office:value="4312668.1026999997" table:style-name="ce37">
            <text:p><text:s/>4,312,668<text:s/></text:p>
          </table:table-cell>
          <table:table-cell office:value-type="float" office:value="4093463" table:style-name="ce37">
            <text:p><text:s/>4,093,463<text:s/></text:p>
          </table:table-cell>
          <table:table-cell office:value-type="float" office:value="5170505.3999999994" table:style-name="ce37">
            <text:p><text:s/>5,170,505<text:s/></text:p>
          </table:table-cell>
          <table:table-cell office:value-type="float" office:value="5148831" table:style-name="ce37">
            <text:p><text:s/>5,148,831<text:s/></text:p>
          </table:table-cell>
          <table:table-cell office:value-type="float" office:value="5711620" table:style-name="ce37">
            <text:p><text:s/>5,711,620<text:s/></text:p>
          </table:table-cell>
          <table:table-cell office:value-type="float" office:value="5336773" table:style-name="ce38">
            <text:p>5,336,773</text:p>
          </table:table-cell>
          <table:table-cell office:value-type="float" office:value="5549292" table:style-name="ce48">
            <text:p><text:s/>5,549,292<text:s/></text:p>
          </table:table-cell>
          <table:table-cell office:value-type="float" office:value="5204824" table:style-name="ce38">
            <text:p>5,204,824</text:p>
          </table:table-cell>
          <table:table-cell office:value-type="float" office:value="5325039" table:style-name="ce47">
            <text:p><text:s/>5,325,039<text:s/></text:p>
          </table:table-cell>
          <table:table-cell office:value-type="float" office:value="5209847" table:style-name="ce47">
            <text:p><text:s/>5,209,847<text:s/></text:p>
          </table:table-cell>
          <table:table-cell office:value-type="float" office:value="5006956" table:style-name="ce41">
            <text:p><text:s/>5,006,956<text:s/></text:p>
          </table:table-cell>
          <table:table-cell office:value-type="float" office:value="359952" table:style-name="ce38">
            <text:p>359,952</text:p>
          </table:table-cell>
          <table:table-cell office:value-type="float" office:value="2327256" table:style-name="ce42">
            <text:p><text:s/>2,327,256<text:s/></text:p>
          </table:table-cell>
          <table:table-cell office:value-type="float" office:value="3812118" table:style-name="ce44">
            <text:p>3,812,118</text:p>
          </table:table-cell>
          <table:table-cell office:value-type="float" office:value="4299208" table:style-name="ce44">
            <text:p>4,299,208</text:p>
          </table:table-cell>
          <table:table-cell table:style-name="ce44"/>
          <table:table-cell table:number-columns-repeated="16366" table:style-name="ce45"/>
        </table:table-row>
        <table:table-row table:style-name="ro5">
          <table:table-cell office:value-type="string" table:style-name="ce36">
            <text:p>Sir John Soane's Museum</text:p>
          </table:table-cell>
          <table:table-cell office:value-type="float" office:value="96445" table:style-name="ce37">
            <text:p><text:s/>96,445<text:s/></text:p>
          </table:table-cell>
          <table:table-cell office:value-type="float" office:value="107498" table:style-name="ce37">
            <text:p><text:s/>107,498<text:s/></text:p>
          </table:table-cell>
          <table:table-cell office:value-type="float" office:value="110106" table:style-name="ce37">
            <text:p><text:s/>110,106<text:s/></text:p>
          </table:table-cell>
          <table:table-cell office:value-type="float" office:value="107903" table:style-name="ce37">
            <text:p><text:s/>107,903<text:s/></text:p>
          </table:table-cell>
          <table:table-cell office:value-type="float" office:value="106150" table:style-name="ce37">
            <text:p><text:s/>106,150<text:s/></text:p>
          </table:table-cell>
          <table:table-cell office:value-type="float" office:value="119305" table:style-name="ce37">
            <text:p><text:s/>119,305<text:s/></text:p>
          </table:table-cell>
          <table:table-cell office:value-type="float" office:value="117470" table:style-name="ce38">
            <text:p>117,470</text:p>
          </table:table-cell>
          <table:table-cell office:value-type="float" office:value="119361" table:style-name="ce38">
            <text:p>119,361</text:p>
          </table:table-cell>
          <table:table-cell office:value-type="float" office:value="121504" table:style-name="ce38">
            <text:p>121,504</text:p>
          </table:table-cell>
          <table:table-cell office:value-type="float" office:value="130700" table:style-name="ce47">
            <text:p><text:s/>130,700<text:s/></text:p>
          </table:table-cell>
          <table:table-cell office:value-type="float" office:value="132486" table:style-name="ce47">
            <text:p><text:s/>132,486<text:s/></text:p>
          </table:table-cell>
          <table:table-cell office:value-type="float" office:value="118015" table:style-name="ce40">
            <text:p><text:s/>118,015<text:s/></text:p>
          </table:table-cell>
          <table:table-cell office:value-type="float" office:value="2090" table:style-name="ce38">
            <text:p>2,090</text:p>
          </table:table-cell>
          <table:table-cell office:value-type="float" office:value="50923" table:style-name="ce44">
            <text:p>50,923</text:p>
          </table:table-cell>
          <table:table-cell office:value-type="float" office:value="133785" table:style-name="ce44">
            <text:p>133,785</text:p>
          </table:table-cell>
          <table:table-cell office:value-type="float" office:value="157938" table:style-name="ce44">
            <text:p>157,938</text:p>
          </table:table-cell>
          <table:table-cell table:style-name="ce44"/>
          <table:table-cell table:number-columns-repeated="16366" table:style-name="ce45"/>
        </table:table-row>
        <table:table-row table:style-name="ro5">
          <table:table-cell office:value-type="string" table:style-name="ce36">
            <text:p>Tate Gallery Group</text:p>
          </table:table-cell>
          <table:table-cell office:value-type="float" office:value="7475194" table:style-name="ce37">
            <text:p><text:s/>7,475,194<text:s/></text:p>
          </table:table-cell>
          <table:table-cell office:value-type="float" office:value="7125173" table:style-name="ce37">
            <text:p><text:s/>7,125,173<text:s/></text:p>
          </table:table-cell>
          <table:table-cell office:value-type="float" office:value="7450458" table:style-name="ce37">
            <text:p><text:s/>7,450,458<text:s/></text:p>
          </table:table-cell>
          <table:table-cell office:value-type="float" office:value="7066295" table:style-name="ce37">
            <text:p><text:s/>7,066,295<text:s/></text:p>
          </table:table-cell>
          <table:table-cell office:value-type="float" office:value="7746953" table:style-name="ce37">
            <text:p><text:s/>7,746,953<text:s/></text:p>
          </table:table-cell>
          <table:table-cell office:value-type="float" office:value="7036490" table:style-name="ce37">
            <text:p><text:s/>7,036,490<text:s/></text:p>
          </table:table-cell>
          <table:table-cell office:value-type="float" office:value="7904121" table:style-name="ce38">
            <text:p>7,904,121</text:p>
          </table:table-cell>
          <table:table-cell office:value-type="float" office:value="6662460" table:style-name="ce38">
            <text:p>6,662,460</text:p>
          </table:table-cell>
          <table:table-cell office:value-type="float" office:value="8448220" table:style-name="ce38">
            <text:p>8,448,220</text:p>
          </table:table-cell>
          <table:table-cell office:value-type="float" office:value="8165704" table:style-name="ce47">
            <text:p><text:s/>8,165,704<text:s/></text:p>
          </table:table-cell>
          <table:table-cell office:value-type="float" office:value="8157755" table:style-name="ce47">
            <text:p><text:s/>8,157,755<text:s/></text:p>
          </table:table-cell>
          <table:table-cell office:value-type="float" office:value="8263828" table:style-name="ce40">
            <text:p><text:s/>8,263,828<text:s/></text:p>
          </table:table-cell>
          <table:table-cell office:value-type="float" office:value="591001" table:style-name="ce38">
            <text:p>591,001</text:p>
          </table:table-cell>
          <table:table-cell office:value-type="float" office:value="3069406" table:style-name="ce42">
            <text:p><text:s/>3,069,406<text:s/></text:p>
          </table:table-cell>
          <table:table-cell office:value-type="float" office:value="5992511" table:style-name="ce44">
            <text:p>5,992,511</text:p>
          </table:table-cell>
          <table:table-cell office:value-type="float" office:value="6357431" table:style-name="ce44">
            <text:p>6,357,431</text:p>
          </table:table-cell>
          <table:table-cell table:style-name="ce44"/>
          <table:table-cell table:number-columns-repeated="16366" table:style-name="ce45"/>
        </table:table-row>
        <table:table-row table:style-name="ro8">
          <table:table-cell office:value-type="string" table:style-name="ce36">
            <text:p>Tyne and Wear Museums [note 8]</text:p>
          </table:table-cell>
          <table:table-cell office:value-type="float" office:value="1518092" table:style-name="ce37">
            <text:p><text:s/>1,518,092<text:s/></text:p>
          </table:table-cell>
          <table:table-cell office:value-type="float" office:value="2286737" table:style-name="ce37">
            <text:p><text:s/>2,286,737<text:s/></text:p>
          </table:table-cell>
          <table:table-cell office:value-type="float" office:value="2023249" table:style-name="ce37">
            <text:p><text:s/>2,023,249<text:s/></text:p>
          </table:table-cell>
          <table:table-cell office:value-type="float" office:value="1798080" table:style-name="ce37">
            <text:p><text:s/>1,798,080<text:s/></text:p>
          </table:table-cell>
          <table:table-cell office:value-type="float" office:value="1740863" table:style-name="ce37">
            <text:p><text:s/>1,740,863<text:s/></text:p>
          </table:table-cell>
          <table:table-cell office:value-type="float" office:value="1746518" table:style-name="ce37">
            <text:p><text:s/>1,746,518<text:s/></text:p>
          </table:table-cell>
          <table:table-cell office:value-type="float" office:value="1784939" table:style-name="ce38">
            <text:p>1,784,939</text:p>
          </table:table-cell>
          <table:table-cell office:value-type="string" table:style-name="ce44">
            <text:p>x</text:p>
          </table:table-cell>
          <table:table-cell office:value-type="string" table:style-name="ce44">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4">
            <text:p>x</text:p>
          </table:table-cell>
          <table:table-cell office:value-type="string" table:style-name="ce44">
            <text:p>x</text:p>
          </table:table-cell>
          <table:table-cell table:style-name="ce44"/>
          <table:table-cell table:number-columns-repeated="16366" table:style-name="ce45"/>
        </table:table-row>
        <table:table-row table:style-name="ro8">
          <table:table-cell office:value-type="string" table:style-name="ce36">
            <text:p>Victoria and Albert Museum [note 9]</text:p>
          </table:table-cell>
          <table:table-cell office:value-type="float" office:value="2490702" table:style-name="ce37">
            <text:p><text:s/>2,490,702<text:s/></text:p>
          </table:table-cell>
          <table:table-cell office:value-type="float" office:value="2746050" table:style-name="ce37">
            <text:p><text:s/>2,746,050<text:s/></text:p>
          </table:table-cell>
          <table:table-cell office:value-type="float" office:value="3048887" table:style-name="ce37">
            <text:p><text:s/>3,048,887<text:s/></text:p>
          </table:table-cell>
          <table:table-cell office:value-type="float" office:value="3335220" table:style-name="ce37">
            <text:p><text:s/>3,335,220<text:s/></text:p>
          </table:table-cell>
          <table:table-cell office:value-type="float" office:value="3734257" table:style-name="ce37">
            <text:p><text:s/>3,734,257<text:s/></text:p>
          </table:table-cell>
          <table:table-cell office:value-type="float" office:value="3646744" table:style-name="ce37">
            <text:p><text:s/>3,646,744<text:s/></text:p>
          </table:table-cell>
          <table:table-cell office:value-type="float" office:value="3736204" table:style-name="ce38">
            <text:p>3,736,204</text:p>
          </table:table-cell>
          <table:table-cell office:value-type="float" office:value="3929809" table:style-name="ce38">
            <text:p>3,929,809</text:p>
          </table:table-cell>
          <table:table-cell office:value-type="float" office:value="3439820" table:style-name="ce38">
            <text:p>3,439,820</text:p>
          </table:table-cell>
          <table:table-cell office:value-type="float" office:value="4396557" table:style-name="ce47">
            <text:p><text:s/>4,396,557<text:s/></text:p>
          </table:table-cell>
          <table:table-cell office:value-type="float" office:value="4293188" table:style-name="ce47">
            <text:p><text:s/>4,293,188<text:s/></text:p>
          </table:table-cell>
          <table:table-cell office:value-type="float" office:value="4080268" table:style-name="ce53">
            <text:p><text:s/>4,080,268<text:s/></text:p>
          </table:table-cell>
          <table:table-cell office:value-type="float" office:value="129772" table:style-name="ce38">
            <text:p>129,772</text:p>
          </table:table-cell>
          <table:table-cell office:value-type="float" office:value="1195493" table:style-name="ce42">
            <text:p><text:s/>1,195,493<text:s/></text:p>
          </table:table-cell>
          <table:table-cell office:value-type="float" office:value="2692100" table:style-name="ce43">
            <text:p>2,692,100</text:p>
          </table:table-cell>
          <table:table-cell office:value-type="float" office:value="3913800" table:style-name="ce44">
            <text:p>3,913,800</text:p>
          </table:table-cell>
          <table:table-cell office:value-type="string" table:style-name="ce44">
            <text:p>[note 2] The cells M22 &amp; P22 are revised figures.</text:p>
          </table:table-cell>
          <table:table-cell table:number-columns-repeated="16366" table:style-name="ce45"/>
        </table:table-row>
        <table:table-row table:style-name="ro5">
          <table:table-cell office:value-type="string" table:style-name="ce36">
            <text:p>Wallace Collection</text:p>
          </table:table-cell>
          <table:table-cell office:value-type="float" office:value="359165" table:style-name="ce37">
            <text:p><text:s/>359,165<text:s/></text:p>
          </table:table-cell>
          <table:table-cell office:value-type="float" office:value="382773" table:style-name="ce37">
            <text:p><text:s/>382,773<text:s/></text:p>
          </table:table-cell>
          <table:table-cell office:value-type="float" office:value="357538" table:style-name="ce37">
            <text:p><text:s/>357,538<text:s/></text:p>
          </table:table-cell>
          <table:table-cell office:value-type="float" office:value="399312" table:style-name="ce37">
            <text:p><text:s/>399,312<text:s/></text:p>
          </table:table-cell>
          <table:table-cell office:value-type="float" office:value="377756" table:style-name="ce37">
            <text:p><text:s/>377,756<text:s/></text:p>
          </table:table-cell>
          <table:table-cell office:value-type="float" office:value="415469" table:style-name="ce37">
            <text:p><text:s/>415,469<text:s/></text:p>
          </table:table-cell>
          <table:table-cell office:value-type="float" office:value="427836" table:style-name="ce38">
            <text:p>427,836</text:p>
          </table:table-cell>
          <table:table-cell office:value-type="float" office:value="426703" table:style-name="ce37">
            <text:p><text:s/>426,703<text:s/></text:p>
          </table:table-cell>
          <table:table-cell office:value-type="float" office:value="419202" table:style-name="ce38">
            <text:p>419,202</text:p>
          </table:table-cell>
          <table:table-cell office:value-type="float" office:value="463284" table:style-name="ce47">
            <text:p><text:s/>463,284<text:s/></text:p>
          </table:table-cell>
          <table:table-cell office:value-type="float" office:value="421676" table:style-name="ce47">
            <text:p><text:s/>421,676<text:s/></text:p>
          </table:table-cell>
          <table:table-cell office:value-type="float" office:value="487017" table:style-name="ce52">
            <text:p><text:s/>487,017<text:s/></text:p>
          </table:table-cell>
          <table:table-cell office:value-type="float" office:value="25597" table:style-name="ce38">
            <text:p>25,597</text:p>
          </table:table-cell>
          <table:table-cell office:value-type="float" office:value="160404" table:style-name="ce44">
            <text:p>160,404</text:p>
          </table:table-cell>
          <table:table-cell office:value-type="float" office:value="313573" table:style-name="ce44">
            <text:p>313,573</text:p>
          </table:table-cell>
          <table:table-cell office:value-type="float" office:value="455136" table:style-name="ce44">
            <text:p>455,136</text:p>
          </table:table-cell>
          <table:table-cell table:style-name="ce44"/>
          <table:table-cell table:number-columns-repeated="16366" table:style-name="ce45"/>
        </table:table-row>
        <table:table-row table:style-name="ro4">
          <table:table-cell office:value-type="string" table:style-name="ce21">
            <text:p>Total</text:p>
          </table:table-cell>
          <table:table-cell office:value-type="float" office:value="40424000" table:style-name="ce54">
            <text:p>40,424,000</text:p>
          </table:table-cell>
          <table:table-cell office:value-type="float" office:value="42269000" table:style-name="ce54">
            <text:p>42,269,000</text:p>
          </table:table-cell>
          <table:table-cell office:value-type="float" office:value="43887000" table:style-name="ce55">
            <text:p>43,887,000</text:p>
          </table:table-cell>
          <table:table-cell office:value-type="float" office:value="45933000" table:style-name="ce55">
            <text:p>45,933,000</text:p>
          </table:table-cell>
          <table:table-cell office:value-type="float" office:value="47015000" table:style-name="ce54">
            <text:p>47,015,000</text:p>
          </table:table-cell>
          <table:table-cell office:value-type="float" office:value="48838000" table:style-name="ce54">
            <text:p>48,838,000</text:p>
          </table:table-cell>
          <table:table-cell office:value-type="float" office:value="50839000" table:style-name="ce55">
            <text:p>50,839,000</text:p>
          </table:table-cell>
          <table:table-cell office:value-type="float" office:value="47675000" table:style-name="ce55">
            <text:p>47,675,000</text:p>
          </table:table-cell>
          <table:table-cell office:value-type="float" office:value="47313000" table:style-name="ce54">
            <text:p>47,313,000</text:p>
          </table:table-cell>
          <table:table-cell office:value-type="float" office:value="47265000" table:style-name="ce54">
            <text:p>47,265,000</text:p>
          </table:table-cell>
          <table:table-cell office:value-type="float" office:value="49765000" table:style-name="ce55">
            <text:p>49,765,000</text:p>
          </table:table-cell>
          <table:table-cell office:value-type="float" office:value="47645000" table:style-name="ce56">
            <text:p>47,645,000</text:p>
          </table:table-cell>
          <table:table-cell office:value-type="float" office:value="2630000" table:style-name="ce55">
            <text:p>2,630,000</text:p>
          </table:table-cell>
          <table:table-cell office:value-type="float" office:value="17173000" table:style-name="ce57">
            <text:p><text:s/>17,173,000<text:s/></text:p>
          </table:table-cell>
          <table:table-cell office:value-type="float" office:value="35105000" table:style-name="ce58">
            <text:p>35,105,000</text:p>
          </table:table-cell>
          <table:table-cell office:value-type="float" office:value="42547000" table:style-name="ce38">
            <text:p>42,547,000</text:p>
          </table:table-cell>
          <table:table-cell office:value-type="string" table:style-name="ce44">
            <text:p>[note 2] The cells M24, O24 &amp; P24 are revised figures.</text:p>
          </table:table-cell>
          <table:table-cell table:number-columns-repeated="16366" table:style-name="ce21"/>
        </table:table-row>
        <table:table-row table:style-name="ro6">
          <table:table-cell table:style-name="ce59"/>
          <table:table-cell table:number-columns-repeated="12" table:style-name="ce60"/>
          <table:table-cell table:style-name="ce30"/>
          <table:table-cell table:style-name="ce60"/>
          <table:table-cell table:number-columns-repeated="2" table:style-name="ce61"/>
          <table:table-cell table:style-name="ce30"/>
          <table:table-cell table:number-columns-repeated="16366" table:style-name="ce1"/>
        </table:table-row>
        <table:table-row table:style-name="ro6">
          <table:table-cell table:style-name="ce59"/>
          <table:table-cell table:style-name="ce60"/>
          <table:table-cell table:number-columns-repeated="10" table:style-name="ce30"/>
          <table:table-cell table:style-name="ce62"/>
          <table:table-cell table:style-name="ce61"/>
          <table:table-cell table:style-name="ce30"/>
          <table:table-cell table:number-columns-repeated="2" table:style-name="ce61"/>
          <table:table-cell table:style-name="ce30"/>
          <table:table-cell table:number-columns-repeated="16366" table:style-name="ce1"/>
        </table:table-row>
        <table:table-row table:number-rows-repeated="18" table:style-name="ro6">
          <table:table-cell table:style-name="ce59"/>
          <table:table-cell table:number-columns-repeated="14" table:style-name="ce30"/>
          <table:table-cell table:number-columns-repeated="2" table:style-name="ce61"/>
          <table:table-cell table:style-name="ce30"/>
          <table:table-cell table:number-columns-repeated="16366" table:style-name="ce1"/>
        </table:table-row>
        <table:table-row table:number-rows-repeated="1048532" table:style-name="ro9">
          <table:table-cell table:number-columns-repeated="16384"/>
        </table:table-row>
      </table:table>
      <table:table table:name="2" table:style-name="ta1">
        <table:table-column table:style-name="co7" table:default-cell-style-name="ce59"/>
        <table:table-column table:style-name="co12" table:default-cell-style-name="ce45"/>
        <table:table-column table:style-name="co13" table:default-cell-style-name="ce30"/>
        <table:table-column table:style-name="co11" table:number-columns-repeated="16381" table:default-cell-style-name="ce30"/>
        <table:table-row table:style-name="ro1">
          <table:table-cell office:value-type="string" table:style-name="ce28">
            <text:p><text:a xlink:href="#Contents.A1">Table 2: Total visitor figures to the DCMS-sponsored museum and galleries 2002/03 - 2023/24 [note 1][note 3][note 4]</text:a></text:p>
          </table:table-cell>
          <table:table-cell table:style-name="ce63"/>
          <table:table-cell table:number-columns-repeated="2" table:style-name="ce29"/>
          <table:table-cell table:number-columns-repeated="1638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style-name="ce63"/>
          <table:table-cell table:number-columns-repeated="2" table:style-name="ce29"/>
          <table:table-cell table:number-columns-repeated="10" table:style-name="ce30"/>
          <table:table-cell table:number-columns-repeated="16370"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3" table:style-name="ce30"/>
          <table:table-cell table:number-columns-repeated="16367" table:style-name="ce1"/>
        </table:table-row>
        <table:table-row table:style-name="ro5">
          <table:table-cell office:value-type="string" table:style-name="ce31">
            <text:p>Some shorthand is used in this table b = break in series.</text:p>
          </table:table-cell>
          <table:table-cell table:number-columns-repeated="3" table:style-name="ce29"/>
          <table:table-cell table:number-columns-repeated="10" table:style-name="ce30"/>
          <table:table-cell table:number-columns-repeated="16370" table:style-name="ce1"/>
        </table:table-row>
        <table:table-row table:style-name="ro5">
          <table:table-cell office:value-type="string" table:style-name="ce64">
            <text:p>Financial Year</text:p>
          </table:table-cell>
          <table:table-cell office:value-type="string" table:style-name="ce65">
            <text:p>Total annual visits</text:p>
          </table:table-cell>
          <table:table-cell office:value-type="string" table:style-name="ce34">
            <text:p>Notes</text:p>
          </table:table-cell>
          <table:table-cell table:style-name="ce34"/>
          <table:table-cell table:style-name="ce33"/>
          <table:table-cell table:number-columns-repeated="9" table:style-name="ce34"/>
          <table:table-cell table:number-columns-repeated="16370" table:style-name="ce66"/>
        </table:table-row>
        <table:table-row table:style-name="ro5">
          <table:table-cell office:value-type="string" table:style-name="ce67">
            <text:p>2002/03</text:p>
          </table:table-cell>
          <table:table-cell office:value-type="float" office:value="33615000" table:style-name="ce54">
            <text:p>33,615,000</text:p>
          </table:table-cell>
          <table:table-cell table:number-columns-repeated="2" table:style-name="ce68"/>
          <table:table-cell table:style-name="ce33"/>
          <table:table-cell table:number-columns-repeated="9" table:style-name="ce68"/>
          <table:table-cell table:number-columns-repeated="16370" table:style-name="ce67"/>
        </table:table-row>
        <table:table-row table:style-name="ro5">
          <table:table-cell office:value-type="string" table:style-name="ce67">
            <text:p>2003/04</text:p>
          </table:table-cell>
          <table:table-cell office:value-type="float" office:value="35045000" table:style-name="ce54">
            <text:p>35,045,000</text:p>
          </table:table-cell>
          <table:table-cell table:number-columns-repeated="2" table:style-name="ce68"/>
          <table:table-cell table:style-name="ce33"/>
          <table:table-cell table:number-columns-repeated="9" table:style-name="ce68"/>
          <table:table-cell table:number-columns-repeated="16370" table:style-name="ce67"/>
        </table:table-row>
        <table:table-row table:style-name="ro5">
          <table:table-cell office:value-type="string" table:style-name="ce67">
            <text:p>2004/05</text:p>
          </table:table-cell>
          <table:table-cell office:value-type="float" office:value="36095000" table:style-name="ce54">
            <text:p>36,095,000</text:p>
          </table:table-cell>
          <table:table-cell table:number-columns-repeated="2" table:style-name="ce68"/>
          <table:table-cell table:style-name="ce33"/>
          <table:table-cell table:number-columns-repeated="9" table:style-name="ce68"/>
          <table:table-cell table:number-columns-repeated="16370" table:style-name="ce67"/>
        </table:table-row>
        <table:table-row table:style-name="ro5">
          <table:table-cell office:value-type="string" table:style-name="ce67">
            <text:p>2005/06</text:p>
          </table:table-cell>
          <table:table-cell office:value-type="float" office:value="33983000" table:style-name="ce54">
            <text:p>33,983,000</text:p>
          </table:table-cell>
          <table:table-cell table:number-columns-repeated="2" table:style-name="ce68"/>
          <table:table-cell table:style-name="ce33"/>
          <table:table-cell table:number-columns-repeated="9" table:style-name="ce68"/>
          <table:table-cell table:number-columns-repeated="16370" table:style-name="ce67"/>
        </table:table-row>
        <table:table-row table:style-name="ro5">
          <table:table-cell office:value-type="string" table:style-name="ce67">
            <text:p>2006/07</text:p>
          </table:table-cell>
          <table:table-cell office:value-type="float" office:value="39060000" table:style-name="ce54">
            <text:p>39,060,000</text:p>
          </table:table-cell>
          <table:table-cell table:number-columns-repeated="2" table:style-name="ce68"/>
          <table:table-cell table:style-name="ce33"/>
          <table:table-cell table:number-columns-repeated="9" table:style-name="ce68"/>
          <table:table-cell table:number-columns-repeated="16370" table:style-name="ce67"/>
        </table:table-row>
        <table:table-row table:style-name="ro5">
          <table:table-cell office:value-type="string" table:style-name="ce67">
            <text:p>2007/08</text:p>
          </table:table-cell>
          <table:table-cell office:value-type="float" office:value="40235000" table:style-name="ce54">
            <text:p>40,235,000</text:p>
          </table:table-cell>
          <table:table-cell table:number-columns-repeated="2" table:style-name="ce68"/>
          <table:table-cell table:style-name="ce33"/>
          <table:table-cell table:number-columns-repeated="9" table:style-name="ce68"/>
          <table:table-cell table:number-columns-repeated="16370" table:style-name="ce67"/>
        </table:table-row>
        <table:table-row table:style-name="ro5">
          <table:table-cell office:value-type="string" table:style-name="ce67">
            <text:p>2008/09</text:p>
          </table:table-cell>
          <table:table-cell office:value-type="float" office:value="40424000" table:style-name="ce54">
            <text:p>40,424,000</text:p>
          </table:table-cell>
          <table:table-cell table:number-columns-repeated="2" table:style-name="ce68"/>
          <table:table-cell table:style-name="ce54"/>
          <table:table-cell table:style-name="ce69"/>
          <table:table-cell table:number-columns-repeated="8" table:style-name="ce68"/>
          <table:table-cell table:number-columns-repeated="16370" table:style-name="ce67"/>
        </table:table-row>
        <table:table-row table:style-name="ro5">
          <table:table-cell office:value-type="string" table:style-name="ce67">
            <text:p>2009/10</text:p>
          </table:table-cell>
          <table:table-cell office:value-type="float" office:value="42269000" table:style-name="ce54">
            <text:p>42,269,000</text:p>
          </table:table-cell>
          <table:table-cell table:number-columns-repeated="2" table:style-name="ce68"/>
          <table:table-cell table:style-name="ce54"/>
          <table:table-cell table:style-name="ce69"/>
          <table:table-cell table:number-columns-repeated="8" table:style-name="ce68"/>
          <table:table-cell table:number-columns-repeated="16370" table:style-name="ce67"/>
        </table:table-row>
        <table:table-row table:style-name="ro5">
          <table:table-cell office:value-type="string" table:style-name="ce67">
            <text:p>2010/11 [b]</text:p>
          </table:table-cell>
          <table:table-cell office:value-type="float" office:value="43887000" table:style-name="ce55">
            <text:p>43,887,000</text:p>
          </table:table-cell>
          <table:table-cell table:number-columns-repeated="2" table:style-name="ce68"/>
          <table:table-cell table:style-name="ce55"/>
          <table:table-cell table:style-name="ce69"/>
          <table:table-cell table:number-columns-repeated="8" table:style-name="ce68"/>
          <table:table-cell table:number-columns-repeated="16370" table:style-name="ce67"/>
        </table:table-row>
        <table:table-row table:style-name="ro5">
          <table:table-cell office:value-type="string" table:style-name="ce67">
            <text:p>2011/12</text:p>
          </table:table-cell>
          <table:table-cell office:value-type="float" office:value="45933000" table:style-name="ce55">
            <text:p>45,933,000</text:p>
          </table:table-cell>
          <table:table-cell table:number-columns-repeated="2" table:style-name="ce68"/>
          <table:table-cell table:style-name="ce55"/>
          <table:table-cell table:style-name="ce69"/>
          <table:table-cell table:number-columns-repeated="8" table:style-name="ce68"/>
          <table:table-cell table:number-columns-repeated="16370" table:style-name="ce67"/>
        </table:table-row>
        <table:table-row table:style-name="ro5">
          <table:table-cell office:value-type="string" table:style-name="ce67">
            <text:p>2012/13</text:p>
          </table:table-cell>
          <table:table-cell office:value-type="float" office:value="47015000" table:style-name="ce54">
            <text:p>47,015,000</text:p>
          </table:table-cell>
          <table:table-cell table:number-columns-repeated="2" table:style-name="ce68"/>
          <table:table-cell table:style-name="ce54"/>
          <table:table-cell table:style-name="ce69"/>
          <table:table-cell table:number-columns-repeated="8" table:style-name="ce68"/>
          <table:table-cell table:number-columns-repeated="16370" table:style-name="ce67"/>
        </table:table-row>
        <table:table-row table:style-name="ro5">
          <table:table-cell office:value-type="string" table:style-name="ce67">
            <text:p>2013/14</text:p>
          </table:table-cell>
          <table:table-cell office:value-type="float" office:value="48838000" table:style-name="ce54">
            <text:p>48,838,000</text:p>
          </table:table-cell>
          <table:table-cell table:number-columns-repeated="2" table:style-name="ce68"/>
          <table:table-cell table:style-name="ce54"/>
          <table:table-cell table:style-name="ce69"/>
          <table:table-cell table:number-columns-repeated="8" table:style-name="ce68"/>
          <table:table-cell table:number-columns-repeated="16370" table:style-name="ce67"/>
        </table:table-row>
        <table:table-row table:style-name="ro5">
          <table:table-cell office:value-type="string" table:style-name="ce67">
            <text:p>2014/15 [b]</text:p>
          </table:table-cell>
          <table:table-cell office:value-type="float" office:value="50839000" table:style-name="ce55">
            <text:p>50,839,000</text:p>
          </table:table-cell>
          <table:table-cell table:number-columns-repeated="2" table:style-name="ce68"/>
          <table:table-cell table:style-name="ce55"/>
          <table:table-cell table:style-name="ce69"/>
          <table:table-cell table:number-columns-repeated="8" table:style-name="ce68"/>
          <table:table-cell table:number-columns-repeated="16370" table:style-name="ce67"/>
        </table:table-row>
        <table:table-row table:style-name="ro5">
          <table:table-cell office:value-type="string" table:style-name="ce67">
            <text:p>2015/16</text:p>
          </table:table-cell>
          <table:table-cell office:value-type="float" office:value="47675000" table:style-name="ce55">
            <text:p>47,675,000</text:p>
          </table:table-cell>
          <table:table-cell table:number-columns-repeated="2" table:style-name="ce68"/>
          <table:table-cell table:style-name="ce55"/>
          <table:table-cell table:style-name="ce69"/>
          <table:table-cell table:number-columns-repeated="8" table:style-name="ce68"/>
          <table:table-cell table:number-columns-repeated="16370" table:style-name="ce67"/>
        </table:table-row>
        <table:table-row table:style-name="ro5">
          <table:table-cell office:value-type="string" table:style-name="ce67">
            <text:p>2016/17</text:p>
          </table:table-cell>
          <table:table-cell office:value-type="float" office:value="47313000" table:style-name="ce54">
            <text:p>47,313,000</text:p>
          </table:table-cell>
          <table:table-cell table:number-columns-repeated="2" table:style-name="ce68"/>
          <table:table-cell table:style-name="ce54"/>
          <table:table-cell table:style-name="ce69"/>
          <table:table-cell table:number-columns-repeated="8" table:style-name="ce68"/>
          <table:table-cell table:number-columns-repeated="16370" table:style-name="ce67"/>
        </table:table-row>
        <table:table-row table:style-name="ro5">
          <table:table-cell office:value-type="string" table:style-name="ce67">
            <text:p>2017/18</text:p>
          </table:table-cell>
          <table:table-cell office:value-type="float" office:value="47265000" table:style-name="ce54">
            <text:p>47,265,000</text:p>
          </table:table-cell>
          <table:table-cell table:number-columns-repeated="2" table:style-name="ce68"/>
          <table:table-cell table:style-name="ce54"/>
          <table:table-cell table:style-name="ce69"/>
          <table:table-cell table:number-columns-repeated="8" table:style-name="ce68"/>
          <table:table-cell table:number-columns-repeated="16370" table:style-name="ce67"/>
        </table:table-row>
        <table:table-row table:style-name="ro5">
          <table:table-cell office:value-type="string" table:style-name="ce67">
            <text:p>2018/19</text:p>
          </table:table-cell>
          <table:table-cell office:value-type="float" office:value="49765000" table:style-name="ce55">
            <text:p>49,765,000</text:p>
          </table:table-cell>
          <table:table-cell table:number-columns-repeated="2" table:style-name="ce68"/>
          <table:table-cell table:style-name="ce55"/>
          <table:table-cell table:style-name="ce69"/>
          <table:table-cell table:number-columns-repeated="8" table:style-name="ce68"/>
          <table:table-cell table:number-columns-repeated="16370" table:style-name="ce67"/>
        </table:table-row>
        <table:table-row table:style-name="ro5">
          <table:table-cell office:value-type="string" table:style-name="ce67">
            <text:p>2019/20</text:p>
          </table:table-cell>
          <table:table-cell office:value-type="float" office:value="47645000" table:style-name="ce56">
            <text:p>47,645,000</text:p>
          </table:table-cell>
          <table:table-cell office:value-type="string" table:style-name="ce70">
            <text:p>[note 2] The cell B23 is a revised figure.</text:p>
          </table:table-cell>
          <table:table-cell table:style-name="ce68"/>
          <table:table-cell table:style-name="ce56"/>
          <table:table-cell table:style-name="ce69"/>
          <table:table-cell table:number-columns-repeated="8" table:style-name="ce68"/>
          <table:table-cell table:number-columns-repeated="16370" table:style-name="ce67"/>
        </table:table-row>
        <table:table-row table:style-name="ro5">
          <table:table-cell office:value-type="string" table:style-name="ce67">
            <text:p>2020/21</text:p>
          </table:table-cell>
          <table:table-cell office:value-type="float" office:value="2630000" table:style-name="ce54">
            <text:p>2,630,000</text:p>
          </table:table-cell>
          <table:table-cell table:style-name="ce71"/>
          <table:table-cell table:style-name="ce20"/>
          <table:table-cell table:style-name="ce55"/>
          <table:table-cell table:style-name="ce69"/>
          <table:table-cell table:number-columns-repeated="16378" table:style-name="ce20"/>
        </table:table-row>
        <table:table-row table:style-name="ro5">
          <table:table-cell office:value-type="string" table:style-name="ce67">
            <text:p>2021/22</text:p>
          </table:table-cell>
          <table:table-cell office:value-type="float" office:value="17173000" table:style-name="ce57">
            <text:p><text:s/>17,173,000<text:s/></text:p>
          </table:table-cell>
          <table:table-cell office:value-type="string" table:style-name="ce70">
            <text:p>[note 2] The cell B25 is a revised figure.</text:p>
          </table:table-cell>
          <table:table-cell table:style-name="ce70"/>
          <table:table-cell table:style-name="ce57"/>
          <table:table-cell table:style-name="ce69"/>
          <table:table-cell table:number-columns-repeated="16378" table:style-name="ce70"/>
        </table:table-row>
        <table:table-row table:style-name="ro5">
          <table:table-cell office:value-type="string" table:style-name="ce67">
            <text:p>2022/23</text:p>
          </table:table-cell>
          <table:table-cell office:value-type="float" office:value="35105000" table:style-name="ce58">
            <text:p>35,105,000</text:p>
          </table:table-cell>
          <table:table-cell office:value-type="string" table:style-name="ce70">
            <text:p>[note 2] The cell B26 is a revised figure.</text:p>
          </table:table-cell>
          <table:table-cell table:style-name="ce70"/>
          <table:table-cell table:style-name="ce58"/>
          <table:table-cell table:style-name="ce69"/>
          <table:table-cell table:number-columns-repeated="16378" table:style-name="ce70"/>
        </table:table-row>
        <table:table-row table:style-name="ro5">
          <table:table-cell office:value-type="string" table:style-name="ce67">
            <text:p>2023/24</text:p>
          </table:table-cell>
          <table:table-cell office:value-type="float" office:value="42547000" table:style-name="ce38">
            <text:p>42,547,000</text:p>
          </table:table-cell>
          <table:table-cell table:number-columns-repeated="2" table:style-name="ce30"/>
          <table:table-cell table:style-name="ce38"/>
          <table:table-cell table:style-name="ce69"/>
          <table:table-cell table:number-columns-repeated="8" table:style-name="ce30"/>
          <table:table-cell table:number-columns-repeated="16370" table:style-name="ce1"/>
        </table:table-row>
        <table:table-row table:style-name="ro5">
          <table:table-cell table:style-name="ce59"/>
          <table:table-cell table:style-name="ce45"/>
          <table:table-cell table:style-name="ce72"/>
          <table:table-cell table:number-columns-repeated="14" table:style-name="ce30"/>
          <table:table-cell table:number-columns-repeated="16367" table:style-name="ce1"/>
        </table:table-row>
        <table:table-row table:style-name="ro5">
          <table:table-cell table:style-name="ce59"/>
          <table:table-cell table:style-name="ce73"/>
          <table:table-cell table:style-name="ce38"/>
          <table:table-cell table:number-columns-repeated="14" table:style-name="ce30"/>
          <table:table-cell table:number-columns-repeated="16367" table:style-name="ce1"/>
        </table:table-row>
        <table:table-row table:number-rows-repeated="1048547" table:style-name="ro10">
          <table:table-cell table:number-columns-repeated="16384"/>
        </table:table-row>
      </table:table>
      <table:table table:name="3" table:style-name="ta1">
        <table:table-column table:style-name="co7" table:default-cell-style-name="ce59"/>
        <table:table-column table:style-name="co8" table:number-columns-repeated="12" table:default-cell-style-name="ce67"/>
        <table:table-column table:style-name="co14" table:default-cell-style-name="ce67"/>
        <table:table-column table:style-name="co15" table:number-columns-repeated="2" table:default-cell-style-name="ce30"/>
        <table:table-column table:style-name="co11" table:number-columns-repeated="16368" table:default-cell-style-name="ce30"/>
        <table:table-row table:style-name="ro1">
          <table:table-cell office:value-type="string" table:style-name="ce28">
            <text:p><text:a xlink:href="#Contents.A1">Table 3: Under 16 visitor figures, split by museum 2008/09 - 2023/24 [note 1]</text:a></text:p>
          </table:table-cell>
          <table:table-cell table:number-columns-repeated="3" table:style-name="ce74"/>
          <table:table-cell table:number-columns-repeated="10" table:style-name="ce67"/>
          <table:table-cell table:number-columns-repeated="1637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74"/>
          <table:table-cell table:number-columns-repeated="10" table:style-name="ce67"/>
          <table:table-cell table:number-columns-repeated="4" table:style-name="ce30"/>
          <table:table-cell table:number-columns-repeated="16366"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74"/>
          <table:table-cell table:number-columns-repeated="10" table:style-name="ce67"/>
          <table:table-cell table:number-columns-repeated="4" table:style-name="ce30"/>
          <table:table-cell table:number-columns-repeated="16366" table:style-name="ce1"/>
        </table:table-row>
        <table:table-row table:style-name="ro5">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5">
            <text:p>Notes</text:p>
          </table:table-cell>
          <table:table-cell table:number-columns-repeated="16366" table:style-name="ce35"/>
        </table:table-row>
        <table:table-row table:style-name="ro5">
          <table:table-cell office:value-type="string" table:style-name="ce21">
            <text:p>British Museum</text:p>
          </table:table-cell>
          <table:table-cell office:value-type="float" office:value="723592" table:style-name="ce46">
            <text:p><text:s/>723,592<text:s/></text:p>
          </table:table-cell>
          <table:table-cell office:value-type="float" office:value="831192" table:style-name="ce46">
            <text:p><text:s/>831,192<text:s/></text:p>
          </table:table-cell>
          <table:table-cell office:value-type="float" office:value="850650" table:style-name="ce46">
            <text:p><text:s/>850,650<text:s/></text:p>
          </table:table-cell>
          <table:table-cell office:value-type="float" office:value="765017" table:style-name="ce46">
            <text:p><text:s/>765,017<text:s/></text:p>
          </table:table-cell>
          <table:table-cell office:value-type="float" office:value="870825" table:style-name="ce46">
            <text:p><text:s/>870,825<text:s/></text:p>
          </table:table-cell>
          <table:table-cell office:value-type="float" office:value="891024" table:style-name="ce46">
            <text:p><text:s/>891,024<text:s/></text:p>
          </table:table-cell>
          <table:table-cell office:value-type="float" office:value="987000" table:style-name="ce46">
            <text:p><text:s/>987,000<text:s/></text:p>
          </table:table-cell>
          <table:table-cell office:value-type="float" office:value="1030082" table:style-name="ce46">
            <text:p><text:s/>1,030,082<text:s/></text:p>
          </table:table-cell>
          <table:table-cell office:value-type="float" office:value="797391" table:style-name="ce46">
            <text:p><text:s/>797,391<text:s/></text:p>
          </table:table-cell>
          <table:table-cell office:value-type="float" office:value="888467" table:style-name="ce46">
            <text:p><text:s/>888,467<text:s/></text:p>
          </table:table-cell>
          <table:table-cell office:value-type="float" office:value="988149" table:style-name="ce46">
            <text:p><text:s/>988,149<text:s/></text:p>
          </table:table-cell>
          <table:table-cell office:value-type="float" office:value="862293" table:style-name="ce46">
            <text:p><text:s/>862,293<text:s/></text:p>
          </table:table-cell>
          <table:table-cell office:value-type="float" office:value="45414" table:style-name="ce46">
            <text:p><text:s/>45,414<text:s/></text:p>
          </table:table-cell>
          <table:table-cell office:value-type="float" office:value="390044" table:style-name="ce46">
            <text:p><text:s/>390,044<text:s/></text:p>
          </table:table-cell>
          <table:table-cell office:value-type="float" office:value="1032000" table:style-name="ce46">
            <text:p><text:s/>1,032,000<text:s/></text:p>
          </table:table-cell>
          <table:table-cell office:value-type="float" office:value="1378724" table:style-name="ce46">
            <text:p><text:s/>1,378,724<text:s/></text:p>
          </table:table-cell>
          <table:table-cell table:number-columns-repeated="16367" table:style-name="ce45"/>
        </table:table-row>
        <table:table-row table:style-name="ro8">
          <table:table-cell office:value-type="string" table:style-name="ce21">
            <text:p>Museum of the Home [note 3]</text:p>
          </table:table-cell>
          <table:table-cell office:value-type="float" office:value="21021" table:style-name="ce46">
            <text:p><text:s/>21,021<text:s/></text:p>
          </table:table-cell>
          <table:table-cell office:value-type="float" office:value="20872" table:style-name="ce46">
            <text:p><text:s/>20,872<text:s/></text:p>
          </table:table-cell>
          <table:table-cell office:value-type="float" office:value="22493" table:style-name="ce46">
            <text:p><text:s/>22,493<text:s/></text:p>
          </table:table-cell>
          <table:table-cell office:value-type="float" office:value="21192" table:style-name="ce46">
            <text:p><text:s/>21,192<text:s/></text:p>
          </table:table-cell>
          <table:table-cell office:value-type="float" office:value="21717" table:style-name="ce46">
            <text:p><text:s/>21,717<text:s/></text:p>
          </table:table-cell>
          <table:table-cell office:value-type="float" office:value="21463" table:style-name="ce46">
            <text:p><text:s/>21,463<text:s/></text:p>
          </table:table-cell>
          <table:table-cell office:value-type="float" office:value="19471" table:style-name="ce46">
            <text:p><text:s/>19,471<text:s/></text:p>
          </table:table-cell>
          <table:table-cell office:value-type="float" office:value="17724" table:style-name="ce46">
            <text:p><text:s/>17,724<text:s/></text:p>
          </table:table-cell>
          <table:table-cell office:value-type="float" office:value="18078" table:style-name="ce46">
            <text:p><text:s/>18,078<text:s/></text:p>
          </table:table-cell>
          <table:table-cell office:value-type="float" office:value="15987" table:style-name="ce46">
            <text:p><text:s/>15,987<text:s/></text:p>
          </table:table-cell>
          <table:table-cell office:value-type="float" office:value="2862" table:style-name="ce46">
            <text:p><text:s/>2,862<text:s/></text:p>
          </table:table-cell>
          <table:table-cell office:value-type="float" office:value="2504" table:style-name="ce46">
            <text:p><text:s/>2,504<text:s/></text:p>
          </table:table-cell>
          <table:table-cell office:value-type="float" office:value="0" table:style-name="ce43">
            <text:p>0</text:p>
          </table:table-cell>
          <table:table-cell office:value-type="float" office:value="9507" table:style-name="ce46">
            <text:p><text:s/>9,507<text:s/></text:p>
          </table:table-cell>
          <table:table-cell office:value-type="float" office:value="21877" table:style-name="ce46">
            <text:p><text:s/>21,877<text:s/></text:p>
          </table:table-cell>
          <table:table-cell office:value-type="float" office:value="23778" table:style-name="ce46">
            <text:p><text:s/>23,778<text:s/></text:p>
          </table:table-cell>
          <table:table-cell office:value-type="string" table:style-name="ce21">
            <text:p>[note 2] The cell N7 is a revised figure.</text:p>
          </table:table-cell>
          <table:table-cell table:number-columns-repeated="16366" table:style-name="ce45"/>
        </table:table-row>
        <table:table-row table:style-name="ro5">
          <table:table-cell office:value-type="string" table:style-name="ce21">
            <text:p>Horniman Museum [note 10]</text:p>
          </table:table-cell>
          <table:table-cell office:value-type="float" office:value="276951" table:style-name="ce46">
            <text:p><text:s/>276,951<text:s/></text:p>
          </table:table-cell>
          <table:table-cell office:value-type="float" office:value="323949" table:style-name="ce46">
            <text:p><text:s/>323,949<text:s/></text:p>
          </table:table-cell>
          <table:table-cell office:value-type="float" office:value="280883" table:style-name="ce46">
            <text:p><text:s/>280,883<text:s/></text:p>
          </table:table-cell>
          <table:table-cell office:value-type="float" office:value="232593" table:style-name="ce46">
            <text:p><text:s/>232,593<text:s/></text:p>
          </table:table-cell>
          <table:table-cell office:value-type="float" office:value="293416" table:style-name="ce46">
            <text:p><text:s/>293,416<text:s/></text:p>
          </table:table-cell>
          <table:table-cell office:value-type="float" office:value="294541" table:style-name="ce46">
            <text:p><text:s/>294,541<text:s/></text:p>
          </table:table-cell>
          <table:table-cell office:value-type="float" office:value="310553" table:style-name="ce46">
            <text:p><text:s/>310,553<text:s/></text:p>
          </table:table-cell>
          <table:table-cell office:value-type="string" table:style-name="ce46">
            <text:p>x</text:p>
          </table:table-cell>
          <table:table-cell office:value-type="float" office:value="267000" table:style-name="ce46">
            <text:p><text:s/>267,000<text:s/></text:p>
          </table:table-cell>
          <table:table-cell office:value-type="float" office:value="251000" table:style-name="ce46">
            <text:p><text:s/>251,000<text:s/></text:p>
          </table:table-cell>
          <table:table-cell office:value-type="float" office:value="246000" table:style-name="ce46">
            <text:p><text:s/>246,000<text:s/></text:p>
          </table:table-cell>
          <table:table-cell office:value-type="float" office:value="272000" table:style-name="ce46">
            <text:p><text:s/>272,000<text:s/></text:p>
          </table:table-cell>
          <table:table-cell office:value-type="float" office:value="32000" table:style-name="ce46">
            <text:p><text:s/>32,000<text:s/></text:p>
          </table:table-cell>
          <table:table-cell office:value-type="float" office:value="117000" table:style-name="ce46">
            <text:p><text:s/>117,000<text:s/></text:p>
          </table:table-cell>
          <table:table-cell office:value-type="float" office:value="211000" table:style-name="ce46">
            <text:p><text:s/>211,000<text:s/></text:p>
          </table:table-cell>
          <table:table-cell office:value-type="float" office:value="256227" table:style-name="ce46">
            <text:p><text:s/>256,227<text:s/></text:p>
          </table:table-cell>
          <table:table-cell table:number-columns-repeated="16367" table:style-name="ce45"/>
        </table:table-row>
        <table:table-row table:style-name="ro5">
          <table:table-cell office:value-type="string" table:style-name="ce21">
            <text:p>Imperial War Museums</text:p>
          </table:table-cell>
          <table:table-cell office:value-type="float" office:value="580439" table:style-name="ce46">
            <text:p><text:s/>580,439<text:s/></text:p>
          </table:table-cell>
          <table:table-cell office:value-type="float" office:value="599713" table:style-name="ce46">
            <text:p><text:s/>599,713<text:s/></text:p>
          </table:table-cell>
          <table:table-cell office:value-type="float" office:value="455876" table:style-name="ce46">
            <text:p><text:s/>455,876<text:s/></text:p>
          </table:table-cell>
          <table:table-cell office:value-type="float" office:value="428612" table:style-name="ce46">
            <text:p><text:s/>428,612<text:s/></text:p>
          </table:table-cell>
          <table:table-cell office:value-type="float" office:value="528000" table:style-name="ce46">
            <text:p><text:s/>528,000<text:s/></text:p>
          </table:table-cell>
          <table:table-cell office:value-type="float" office:value="513000" table:style-name="ce46">
            <text:p><text:s/>513,000<text:s/></text:p>
          </table:table-cell>
          <table:table-cell office:value-type="float" office:value="721082.34000000008" table:style-name="ce46">
            <text:p><text:s/>721,082<text:s/></text:p>
          </table:table-cell>
          <table:table-cell office:value-type="float" office:value="528196" table:style-name="ce46">
            <text:p><text:s/>528,196<text:s/></text:p>
          </table:table-cell>
          <table:table-cell office:value-type="float" office:value="513000" table:style-name="ce46">
            <text:p><text:s/>513,000<text:s/></text:p>
          </table:table-cell>
          <table:table-cell office:value-type="float" office:value="511000" table:style-name="ce46">
            <text:p><text:s/>511,000<text:s/></text:p>
          </table:table-cell>
          <table:table-cell office:value-type="float" office:value="520000" table:style-name="ce46">
            <text:p><text:s/>520,000<text:s/></text:p>
          </table:table-cell>
          <table:table-cell office:value-type="float" office:value="517000" table:style-name="ce46">
            <text:p><text:s/>517,000<text:s/></text:p>
          </table:table-cell>
          <table:table-cell office:value-type="float" office:value="45000" table:style-name="ce75">
            <text:p><text:s/>45,000.00<text:s/></text:p>
          </table:table-cell>
          <table:table-cell office:value-type="float" office:value="224000" table:style-name="ce46">
            <text:p><text:s/>224,000<text:s/></text:p>
          </table:table-cell>
          <table:table-cell office:value-type="float" office:value="432000" table:style-name="ce46">
            <text:p><text:s/>432,000<text:s/></text:p>
          </table:table-cell>
          <table:table-cell office:value-type="float" office:value="452000" table:style-name="ce46">
            <text:p><text:s/>452,000<text:s/></text:p>
          </table:table-cell>
          <table:table-cell table:number-columns-repeated="16367" table:style-name="ce45"/>
        </table:table-row>
        <table:table-row table:style-name="ro8">
          <table:table-cell office:value-type="string" table:style-name="ce21">
            <text:p>Museum of Science and Industry in Manchester [note 4]</text:p>
          </table:table-cell>
          <table:table-cell office:value-type="float" office:value="298050" table:style-name="ce46">
            <text:p><text:s/>298,050<text:s/></text:p>
          </table:table-cell>
          <table:table-cell office:value-type="float" office:value="228131" table:style-name="ce46">
            <text:p><text:s/>228,131<text:s/></text:p>
          </table:table-cell>
          <table:table-cell office:value-type="float" office:value="254933" table:style-name="ce46">
            <text:p><text:s/>254,933<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16367" table:style-name="ce45"/>
        </table:table-row>
        <table:table-row table:style-name="ro5">
          <table:table-cell office:value-type="string" table:style-name="ce21">
            <text:p>National Gallery</text:p>
          </table:table-cell>
          <table:table-cell office:value-type="float" office:value="518800" table:style-name="ce46">
            <text:p><text:s/>518,800<text:s/></text:p>
          </table:table-cell>
          <table:table-cell office:value-type="float" office:value="422600" table:style-name="ce46">
            <text:p><text:s/>422,600<text:s/></text:p>
          </table:table-cell>
          <table:table-cell office:value-type="float" office:value="254246" table:style-name="ce46">
            <text:p><text:s/>254,246<text:s/></text:p>
          </table:table-cell>
          <table:table-cell office:value-type="float" office:value="355945" table:style-name="ce46">
            <text:p><text:s/>355,945<text:s/></text:p>
          </table:table-cell>
          <table:table-cell office:value-type="float" office:value="215000" table:style-name="ce46">
            <text:p><text:s/>215,000<text:s/></text:p>
          </table:table-cell>
          <table:table-cell office:value-type="float" office:value="400000" table:style-name="ce46">
            <text:p><text:s/>400,000<text:s/></text:p>
          </table:table-cell>
          <table:table-cell office:value-type="float" office:value="500000" table:style-name="ce46">
            <text:p><text:s/>500,000<text:s/></text:p>
          </table:table-cell>
          <table:table-cell office:value-type="float" office:value="390507" table:style-name="ce46">
            <text:p><text:s/>390,507<text:s/></text:p>
          </table:table-cell>
          <table:table-cell office:value-type="float" office:value="400000" table:style-name="ce46">
            <text:p><text:s/>400,000<text:s/></text:p>
          </table:table-cell>
          <table:table-cell office:value-type="float" office:value="454708" table:style-name="ce46">
            <text:p><text:s/>454,708<text:s/></text:p>
          </table:table-cell>
          <table:table-cell office:value-type="float" office:value="533066" table:style-name="ce46">
            <text:p><text:s/>533,066<text:s/></text:p>
          </table:table-cell>
          <table:table-cell office:value-type="float" office:value="400000" table:style-name="ce46">
            <text:p><text:s/>400,000<text:s/></text:p>
          </table:table-cell>
          <table:table-cell office:value-type="float" office:value="28000" table:style-name="ce46">
            <text:p><text:s/>28,000<text:s/></text:p>
          </table:table-cell>
          <table:table-cell office:value-type="float" office:value="35500" table:style-name="ce46">
            <text:p><text:s/>35,500<text:s/></text:p>
          </table:table-cell>
          <table:table-cell office:value-type="float" office:value="197906" table:style-name="ce46">
            <text:p><text:s/>197,906<text:s/></text:p>
          </table:table-cell>
          <table:table-cell office:value-type="float" office:value="273865" table:style-name="ce46">
            <text:p><text:s/>273,865<text:s/></text:p>
          </table:table-cell>
          <table:table-cell table:number-columns-repeated="16367" table:style-name="ce45"/>
        </table:table-row>
        <table:table-row table:style-name="ro5">
          <table:table-cell office:value-type="string" table:style-name="ce21">
            <text:p>National Museums Liverpool<text:s/></text:p>
          </table:table-cell>
          <table:table-cell office:value-type="float" office:value="484180" table:style-name="ce46">
            <text:p><text:s/>484,180<text:s/></text:p>
          </table:table-cell>
          <table:table-cell office:value-type="float" office:value="437779" table:style-name="ce46">
            <text:p><text:s/>437,779<text:s/></text:p>
          </table:table-cell>
          <table:table-cell office:value-type="float" office:value="500839" table:style-name="ce46">
            <text:p><text:s/>500,839<text:s/></text:p>
          </table:table-cell>
          <table:table-cell office:value-type="float" office:value="636999" table:style-name="ce46">
            <text:p><text:s/>636,999<text:s/></text:p>
          </table:table-cell>
          <table:table-cell office:value-type="float" office:value="426069" table:style-name="ce46">
            <text:p><text:s/>426,069<text:s/></text:p>
          </table:table-cell>
          <table:table-cell office:value-type="float" office:value="433629" table:style-name="ce46">
            <text:p><text:s/>433,629<text:s/></text:p>
          </table:table-cell>
          <table:table-cell office:value-type="float" office:value="501663" table:style-name="ce46">
            <text:p><text:s/>501,663<text:s/></text:p>
          </table:table-cell>
          <table:table-cell office:value-type="float" office:value="458525" table:style-name="ce46">
            <text:p><text:s/>458,525<text:s/></text:p>
          </table:table-cell>
          <table:table-cell office:value-type="float" office:value="518682" table:style-name="ce46">
            <text:p><text:s/>518,682<text:s/></text:p>
          </table:table-cell>
          <table:table-cell office:value-type="float" office:value="568575" table:style-name="ce46">
            <text:p><text:s/>568,575<text:s/></text:p>
          </table:table-cell>
          <table:table-cell office:value-type="float" office:value="527405" table:style-name="ce46">
            <text:p><text:s/>527,405<text:s/></text:p>
          </table:table-cell>
          <table:table-cell office:value-type="float" office:value="622930" table:style-name="ce46">
            <text:p><text:s/>622,930<text:s/></text:p>
          </table:table-cell>
          <table:table-cell office:value-type="float" office:value="54148" table:style-name="ce46">
            <text:p><text:s/>54,148<text:s/></text:p>
          </table:table-cell>
          <table:table-cell office:value-type="string" table:style-name="ce46">
            <text:p>247,276 </text:p>
          </table:table-cell>
          <table:table-cell office:value-type="float" office:value="432533" table:style-name="ce46">
            <text:p><text:s/>432,533<text:s/></text:p>
          </table:table-cell>
          <table:table-cell office:value-type="float" office:value="450807" table:style-name="ce46">
            <text:p><text:s/>450,807<text:s/></text:p>
          </table:table-cell>
          <table:table-cell table:number-columns-repeated="16367" table:style-name="ce45"/>
        </table:table-row>
        <table:table-row table:style-name="ro5">
          <table:table-cell office:value-type="string" table:style-name="ce21">
            <text:p>National Portrait Gallery [note 6]</text:p>
          </table:table-cell>
          <table:table-cell office:value-type="float" office:value="173300" table:style-name="ce46">
            <text:p><text:s/>173,300<text:s/></text:p>
          </table:table-cell>
          <table:table-cell office:value-type="float" office:value="156700" table:style-name="ce46">
            <text:p><text:s/>156,700<text:s/></text:p>
          </table:table-cell>
          <table:table-cell office:value-type="float" office:value="117600" table:style-name="ce46">
            <text:p><text:s/>117,600<text:s/></text:p>
          </table:table-cell>
          <table:table-cell office:value-type="float" office:value="133900" table:style-name="ce46">
            <text:p><text:s/>133,900<text:s/></text:p>
          </table:table-cell>
          <table:table-cell office:value-type="float" office:value="161200" table:style-name="ce46">
            <text:p><text:s/>161,200<text:s/></text:p>
          </table:table-cell>
          <table:table-cell office:value-type="float" office:value="144600" table:style-name="ce46">
            <text:p><text:s/>144,600<text:s/></text:p>
          </table:table-cell>
          <table:table-cell office:value-type="float" office:value="158600" table:style-name="ce46">
            <text:p><text:s/>158,600<text:s/></text:p>
          </table:table-cell>
          <table:table-cell office:value-type="float" office:value="153400" table:style-name="ce46">
            <text:p><text:s/>153,400<text:s/></text:p>
          </table:table-cell>
          <table:table-cell office:value-type="float" office:value="156000" table:style-name="ce46">
            <text:p><text:s/>156,000<text:s/></text:p>
          </table:table-cell>
          <table:table-cell office:value-type="float" office:value="145000" table:style-name="ce46">
            <text:p><text:s/>145,000<text:s/></text:p>
          </table:table-cell>
          <table:table-cell office:value-type="float" office:value="129000" table:style-name="ce46">
            <text:p><text:s/>129,000<text:s/></text:p>
          </table:table-cell>
          <table:table-cell office:value-type="float" office:value="108000" table:style-name="ce46">
            <text:p><text:s/>108,000<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float" office:value="95000" table:style-name="ce46">
            <text:p><text:s/>95,000<text:s/></text:p>
          </table:table-cell>
          <table:table-cell table:number-columns-repeated="16367" table:style-name="ce45"/>
        </table:table-row>
        <table:table-row table:style-name="ro8">
          <table:table-cell office:value-type="string" table:style-name="ce21">
            <text:p>Natural History Museum</text:p>
          </table:table-cell>
          <table:table-cell office:value-type="float" office:value="1131054" table:style-name="ce46">
            <text:p><text:s/>1,131,054<text:s/></text:p>
          </table:table-cell>
          <table:table-cell office:value-type="float" office:value="1164390" table:style-name="ce46">
            <text:p><text:s/>1,164,390<text:s/></text:p>
          </table:table-cell>
          <table:table-cell office:value-type="float" office:value="1168590" table:style-name="ce46">
            <text:p><text:s/>1,168,590<text:s/></text:p>
          </table:table-cell>
          <table:table-cell office:value-type="float" office:value="1243434" table:style-name="ce46">
            <text:p><text:s/>1,243,434<text:s/></text:p>
          </table:table-cell>
          <table:table-cell office:value-type="float" office:value="1287394" table:style-name="ce46">
            <text:p><text:s/>1,287,394<text:s/></text:p>
          </table:table-cell>
          <table:table-cell office:value-type="float" office:value="1452000" table:style-name="ce46">
            <text:p><text:s/>1,452,000<text:s/></text:p>
          </table:table-cell>
          <table:table-cell office:value-type="float" office:value="1421000" table:style-name="ce46">
            <text:p><text:s/>1,421,000<text:s/></text:p>
          </table:table-cell>
          <table:table-cell office:value-type="float" office:value="1328000" table:style-name="ce46">
            <text:p><text:s/>1,328,000<text:s/></text:p>
          </table:table-cell>
          <table:table-cell office:value-type="float" office:value="1099000" table:style-name="ce46">
            <text:p><text:s/>1,099,000<text:s/></text:p>
          </table:table-cell>
          <table:table-cell office:value-type="float" office:value="1192000" table:style-name="ce46">
            <text:p><text:s/>1,192,000<text:s/></text:p>
          </table:table-cell>
          <table:table-cell office:value-type="float" office:value="1512000" table:style-name="ce46">
            <text:p><text:s/>1,512,000<text:s/></text:p>
          </table:table-cell>
          <table:table-cell office:value-type="float" office:value="1252000" table:style-name="ce46">
            <text:p><text:s/>1,252,000<text:s/></text:p>
          </table:table-cell>
          <table:table-cell office:value-type="float" office:value="94000" table:style-name="ce46">
            <text:p><text:s/>94,000<text:s/></text:p>
          </table:table-cell>
          <table:table-cell office:value-type="float" office:value="788000" table:style-name="ce46">
            <text:p><text:s/>788,000<text:s/></text:p>
          </table:table-cell>
          <table:table-cell office:value-type="float" office:value="1667000" table:style-name="ce57">
            <text:p><text:s/>1,667,000<text:s/></text:p>
          </table:table-cell>
          <table:table-cell office:value-type="float" office:value="1800000" table:style-name="ce46">
            <text:p><text:s/>1,800,000<text:s/></text:p>
          </table:table-cell>
          <table:table-cell office:value-type="string" table:style-name="ce21">
            <text:p>[note 2] The cell P14 is a revised figure.</text:p>
          </table:table-cell>
          <table:table-cell table:number-columns-repeated="16366" table:style-name="ce45"/>
        </table:table-row>
        <table:table-row table:style-name="ro5">
          <table:table-cell office:value-type="string" table:style-name="ce21">
            <text:p>Royal Armouries</text:p>
          </table:table-cell>
          <table:table-cell office:value-type="float" office:value="148988" table:style-name="ce46">
            <text:p><text:s/>148,988<text:s/></text:p>
          </table:table-cell>
          <table:table-cell office:value-type="float" office:value="156177" table:style-name="ce46">
            <text:p><text:s/>156,177<text:s/></text:p>
          </table:table-cell>
          <table:table-cell office:value-type="float" office:value="136628" table:style-name="ce46">
            <text:p><text:s/>136,628<text:s/></text:p>
          </table:table-cell>
          <table:table-cell office:value-type="float" office:value="544184" table:style-name="ce46">
            <text:p><text:s/>544,184<text:s/></text:p>
          </table:table-cell>
          <table:table-cell office:value-type="float" office:value="521224" table:style-name="ce46">
            <text:p><text:s/>521,224<text:s/></text:p>
          </table:table-cell>
          <table:table-cell office:value-type="float" office:value="562212" table:style-name="ce46">
            <text:p><text:s/>562,212<text:s/></text:p>
          </table:table-cell>
          <table:table-cell office:value-type="float" office:value="582206" table:style-name="ce46">
            <text:p><text:s/>582,206<text:s/></text:p>
          </table:table-cell>
          <table:table-cell office:value-type="float" office:value="560664" table:style-name="ce46">
            <text:p><text:s/>560,664<text:s/></text:p>
          </table:table-cell>
          <table:table-cell office:value-type="float" office:value="540631" table:style-name="ce46">
            <text:p><text:s/>540,631<text:s/></text:p>
          </table:table-cell>
          <table:table-cell office:value-type="float" office:value="469326" table:style-name="ce46">
            <text:p><text:s/>469,326<text:s/></text:p>
          </table:table-cell>
          <table:table-cell office:value-type="float" office:value="525390" table:style-name="ce46">
            <text:p><text:s/>525,390<text:s/></text:p>
          </table:table-cell>
          <table:table-cell office:value-type="float" office:value="486707" table:style-name="ce46">
            <text:p><text:s/>486,707<text:s/></text:p>
          </table:table-cell>
          <table:table-cell office:value-type="float" office:value="30474" table:style-name="ce46">
            <text:p><text:s/>30,474<text:s/></text:p>
          </table:table-cell>
          <table:table-cell office:value-type="float" office:value="174857" table:style-name="ce46">
            <text:p><text:s/>174,857<text:s/></text:p>
          </table:table-cell>
          <table:table-cell office:value-type="float" office:value="428196" table:style-name="ce46">
            <text:p><text:s/>428,196<text:s/></text:p>
          </table:table-cell>
          <table:table-cell office:value-type="float" office:value="516696" table:style-name="ce46">
            <text:p><text:s/>516,696<text:s/></text:p>
          </table:table-cell>
          <table:table-cell table:number-columns-repeated="16367" table:style-name="ce45"/>
        </table:table-row>
        <table:table-row table:style-name="ro5">
          <table:table-cell office:value-type="string" table:style-name="ce21">
            <text:p>Royal Museums Greenwich</text:p>
          </table:table-cell>
          <table:table-cell office:value-type="float" office:value="463181" table:style-name="ce46">
            <text:p><text:s/>463,181<text:s/></text:p>
          </table:table-cell>
          <table:table-cell office:value-type="float" office:value="444261.02" table:style-name="ce46">
            <text:p><text:s/>444,261<text:s/></text:p>
          </table:table-cell>
          <table:table-cell office:value-type="float" office:value="460806" table:style-name="ce46">
            <text:p><text:s/>460,806<text:s/></text:p>
          </table:table-cell>
          <table:table-cell office:value-type="float" office:value="450899" table:style-name="ce46">
            <text:p><text:s/>450,899<text:s/></text:p>
          </table:table-cell>
          <table:table-cell office:value-type="float" office:value="450855" table:style-name="ce46">
            <text:p><text:s/>450,855<text:s/></text:p>
          </table:table-cell>
          <table:table-cell office:value-type="float" office:value="450224" table:style-name="ce46">
            <text:p><text:s/>450,224<text:s/></text:p>
          </table:table-cell>
          <table:table-cell office:value-type="float" office:value="445221" table:style-name="ce46">
            <text:p><text:s/>445,221<text:s/></text:p>
          </table:table-cell>
          <table:table-cell office:value-type="float" office:value="538349" table:style-name="ce46">
            <text:p><text:s/>538,349<text:s/></text:p>
          </table:table-cell>
          <table:table-cell office:value-type="float" office:value="537022" table:style-name="ce46">
            <text:p><text:s/>537,022<text:s/></text:p>
          </table:table-cell>
          <table:table-cell office:value-type="float" office:value="569085" table:style-name="ce46">
            <text:p><text:s/>569,085<text:s/></text:p>
          </table:table-cell>
          <table:table-cell office:value-type="float" office:value="608730" table:style-name="ce46">
            <text:p><text:s/>608,730<text:s/></text:p>
          </table:table-cell>
          <table:table-cell office:value-type="float" office:value="729797" table:style-name="ce46">
            <text:p><text:s/>729,797<text:s/></text:p>
          </table:table-cell>
          <table:table-cell office:value-type="float" office:value="30865" table:style-name="ce46">
            <text:p><text:s/>30,865<text:s/></text:p>
          </table:table-cell>
          <table:table-cell office:value-type="float" office:value="219085" table:style-name="ce46">
            <text:p><text:s/>219,085<text:s/></text:p>
          </table:table-cell>
          <table:table-cell office:value-type="float" office:value="343569" table:style-name="ce46">
            <text:p><text:s/>343,569<text:s/></text:p>
          </table:table-cell>
          <table:table-cell office:value-type="float" office:value="532400" table:style-name="ce46">
            <text:p><text:s/>532,400<text:s/></text:p>
          </table:table-cell>
          <table:table-cell table:number-columns-repeated="16367" table:style-name="ce45"/>
        </table:table-row>
        <table:table-row table:style-name="ro5">
          <table:table-cell office:value-type="string" table:style-name="ce21">
            <text:p>Science Museum Group</text:p>
          </table:table-cell>
          <table:table-cell office:value-type="float" office:value="1388510.01" table:style-name="ce46">
            <text:p><text:s/>1,388,510<text:s/></text:p>
          </table:table-cell>
          <table:table-cell office:value-type="float" office:value="1424463" table:style-name="ce46">
            <text:p><text:s/>1,424,463<text:s/></text:p>
          </table:table-cell>
          <table:table-cell office:value-type="float" office:value="1433432" table:style-name="ce46">
            <text:p><text:s/>1,433,432<text:s/></text:p>
          </table:table-cell>
          <table:table-cell office:value-type="float" office:value="1843269" table:style-name="ce46">
            <text:p><text:s/>1,843,269<text:s/></text:p>
          </table:table-cell>
          <table:table-cell office:value-type="float" office:value="1749000" table:style-name="ce46">
            <text:p><text:s/>1,749,000<text:s/></text:p>
          </table:table-cell>
          <table:table-cell office:value-type="float" office:value="1838000" table:style-name="ce46">
            <text:p><text:s/>1,838,000<text:s/></text:p>
          </table:table-cell>
          <table:table-cell office:value-type="float" office:value="1697000" table:style-name="ce46">
            <text:p><text:s/>1,697,000<text:s/></text:p>
          </table:table-cell>
          <table:table-cell office:value-type="float" office:value="1748000" table:style-name="ce46">
            <text:p><text:s/>1,748,000<text:s/></text:p>
          </table:table-cell>
          <table:table-cell office:value-type="float" office:value="1598000" table:style-name="ce46">
            <text:p><text:s/>1,598,000<text:s/></text:p>
          </table:table-cell>
          <table:table-cell office:value-type="float" office:value="1629000" table:style-name="ce46">
            <text:p><text:s/>1,629,000<text:s/></text:p>
          </table:table-cell>
          <table:table-cell office:value-type="float" office:value="1593000" table:style-name="ce46">
            <text:p><text:s/>1,593,000<text:s/></text:p>
          </table:table-cell>
          <table:table-cell office:value-type="float" office:value="1462000" table:style-name="ce46">
            <text:p><text:s/>1,462,000<text:s/></text:p>
          </table:table-cell>
          <table:table-cell office:value-type="float" office:value="130000" table:style-name="ce46">
            <text:p><text:s/>130,000<text:s/></text:p>
          </table:table-cell>
          <table:table-cell office:value-type="float" office:value="819000" table:style-name="ce46">
            <text:p><text:s/>819,000<text:s/></text:p>
          </table:table-cell>
          <table:table-cell office:value-type="float" office:value="1425000" table:style-name="ce46">
            <text:p><text:s/>1,425,000<text:s/></text:p>
          </table:table-cell>
          <table:table-cell office:value-type="float" office:value="1628000" table:style-name="ce46">
            <text:p><text:s/>1,628,000<text:s/></text:p>
          </table:table-cell>
          <table:table-cell table:number-columns-repeated="16367" table:style-name="ce45"/>
        </table:table-row>
        <table:table-row table:style-name="ro5">
          <table:table-cell office:value-type="string" table:style-name="ce21">
            <text:p>Sir John Soane's Museum</text:p>
          </table:table-cell>
          <table:table-cell office:value-type="float" office:value="4101" table:style-name="ce46">
            <text:p><text:s/>4,101<text:s/></text:p>
          </table:table-cell>
          <table:table-cell office:value-type="float" office:value="2061" table:style-name="ce46">
            <text:p><text:s/>2,061<text:s/></text:p>
          </table:table-cell>
          <table:table-cell office:value-type="float" office:value="3735" table:style-name="ce46">
            <text:p><text:s/>3,735<text:s/></text:p>
          </table:table-cell>
          <table:table-cell office:value-type="float" office:value="3848" table:style-name="ce46">
            <text:p><text:s/>3,848<text:s/></text:p>
          </table:table-cell>
          <table:table-cell office:value-type="float" office:value="3851" table:style-name="ce46">
            <text:p><text:s/>3,851<text:s/></text:p>
          </table:table-cell>
          <table:table-cell office:value-type="float" office:value="1657" table:style-name="ce46">
            <text:p><text:s/>1,657<text:s/></text:p>
          </table:table-cell>
          <table:table-cell office:value-type="float" office:value="1904" table:style-name="ce46">
            <text:p><text:s/>1,904<text:s/></text:p>
          </table:table-cell>
          <table:table-cell office:value-type="float" office:value="3497" table:style-name="ce46">
            <text:p><text:s/>3,497<text:s/></text:p>
          </table:table-cell>
          <table:table-cell office:value-type="float" office:value="6075" table:style-name="ce46">
            <text:p><text:s/>6,075<text:s/></text:p>
          </table:table-cell>
          <table:table-cell office:value-type="float" office:value="7842" table:style-name="ce46">
            <text:p><text:s/>7,842<text:s/></text:p>
          </table:table-cell>
          <table:table-cell office:value-type="float" office:value="6574" table:style-name="ce46">
            <text:p><text:s/>6,574<text:s/></text:p>
          </table:table-cell>
          <table:table-cell office:value-type="float" office:value="4883" table:style-name="ce46">
            <text:p><text:s/>4,883<text:s/></text:p>
          </table:table-cell>
          <table:table-cell office:value-type="float" office:value="84" table:style-name="ce46">
            <text:p><text:s/>84<text:s/></text:p>
          </table:table-cell>
          <table:table-cell office:value-type="float" office:value="2546" table:style-name="ce46">
            <text:p><text:s/>2,546<text:s/></text:p>
          </table:table-cell>
          <table:table-cell office:value-type="float" office:value="5351" table:style-name="ce46">
            <text:p><text:s/>5,351<text:s/></text:p>
          </table:table-cell>
          <table:table-cell office:value-type="float" office:value="7897" table:style-name="ce46">
            <text:p><text:s/>7,897<text:s/></text:p>
          </table:table-cell>
          <table:table-cell table:number-columns-repeated="16367" table:style-name="ce45"/>
        </table:table-row>
        <table:table-row table:style-name="ro5">
          <table:table-cell office:value-type="string" table:style-name="ce21">
            <text:p>Tate Gallery Group</text:p>
          </table:table-cell>
          <table:table-cell office:value-type="float" office:value="1055000" table:style-name="ce46">
            <text:p><text:s/>1,055,000<text:s/></text:p>
          </table:table-cell>
          <table:table-cell office:value-type="float" office:value="1048000" table:style-name="ce46">
            <text:p><text:s/>1,048,000<text:s/></text:p>
          </table:table-cell>
          <table:table-cell office:value-type="float" office:value="1083000" table:style-name="ce46">
            <text:p><text:s/>1,083,000<text:s/></text:p>
          </table:table-cell>
          <table:table-cell office:value-type="float" office:value="1033000" table:style-name="ce46">
            <text:p><text:s/>1,033,000<text:s/></text:p>
          </table:table-cell>
          <table:table-cell office:value-type="float" office:value="1062564" table:style-name="ce46">
            <text:p><text:s/>1,062,564<text:s/></text:p>
          </table:table-cell>
          <table:table-cell office:value-type="float" office:value="989000" table:style-name="ce46">
            <text:p><text:s/>989,000<text:s/></text:p>
          </table:table-cell>
          <table:table-cell office:value-type="float" office:value="562000" table:style-name="ce46">
            <text:p><text:s/>562,000<text:s/></text:p>
          </table:table-cell>
          <table:table-cell office:value-type="float" office:value="442760" table:style-name="ce46">
            <text:p><text:s/>442,760<text:s/></text:p>
          </table:table-cell>
          <table:table-cell office:value-type="float" office:value="590598" table:style-name="ce46">
            <text:p><text:s/>590,598<text:s/></text:p>
          </table:table-cell>
          <table:table-cell office:value-type="float" office:value="699000" table:style-name="ce46">
            <text:p><text:s/>699,000<text:s/></text:p>
          </table:table-cell>
          <table:table-cell office:value-type="float" office:value="686000" table:style-name="ce46">
            <text:p><text:s/>686,000<text:s/></text:p>
          </table:table-cell>
          <table:table-cell office:value-type="float" office:value="758000" table:style-name="ce46">
            <text:p><text:s/>758,000<text:s/></text:p>
          </table:table-cell>
          <table:table-cell office:value-type="float" office:value="53000" table:style-name="ce46">
            <text:p><text:s/>53,000<text:s/></text:p>
          </table:table-cell>
          <table:table-cell office:value-type="float" office:value="308000" table:style-name="ce46">
            <text:p><text:s/>308,000<text:s/></text:p>
          </table:table-cell>
          <table:table-cell office:value-type="float" office:value="496000" table:style-name="ce46">
            <text:p><text:s/>496,000<text:s/></text:p>
          </table:table-cell>
          <table:table-cell office:value-type="float" office:value="525000" table:style-name="ce46">
            <text:p><text:s/>525,000<text:s/></text:p>
          </table:table-cell>
          <table:table-cell table:number-columns-repeated="16367" table:style-name="ce45"/>
        </table:table-row>
        <table:table-row table:style-name="ro8">
          <table:table-cell office:value-type="string" table:style-name="ce21">
            <text:p>Tyne and Wear Museums [note 8]</text:p>
          </table:table-cell>
          <table:table-cell office:value-type="float" office:value="752882.23672100005" table:style-name="ce46">
            <text:p><text:s/>752,882<text:s/></text:p>
          </table:table-cell>
          <table:table-cell office:value-type="float" office:value="921309.20525811904" table:style-name="ce46">
            <text:p><text:s/>921,309<text:s/></text:p>
          </table:table-cell>
          <table:table-cell office:value-type="float" office:value="858612.76934999996" table:style-name="ce46">
            <text:p><text:s/>858,613<text:s/></text:p>
          </table:table-cell>
          <table:table-cell office:value-type="float" office:value="1046038" table:style-name="ce46">
            <text:p><text:s/>1,046,038<text:s/></text:p>
          </table:table-cell>
          <table:table-cell office:value-type="float" office:value="1019353" table:style-name="ce46">
            <text:p><text:s/>1,019,353<text:s/></text:p>
          </table:table-cell>
          <table:table-cell office:value-type="float" office:value="885337" table:style-name="ce46">
            <text:p><text:s/>885,337<text:s/></text:p>
          </table:table-cell>
          <table:table-cell office:value-type="float" office:value="879982" table:style-name="ce46">
            <text:p><text:s/>879,982<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16367" table:style-name="ce45"/>
        </table:table-row>
        <table:table-row table:style-name="ro8">
          <table:table-cell office:value-type="string" table:style-name="ce21">
            <text:p>Victoria and Albert Museum [note 9]</text:p>
          </table:table-cell>
          <table:table-cell office:value-type="float" office:value="380900" table:style-name="ce46">
            <text:p><text:s/>380,900<text:s/></text:p>
          </table:table-cell>
          <table:table-cell office:value-type="float" office:value="402000" table:style-name="ce46">
            <text:p><text:s/>402,000<text:s/></text:p>
          </table:table-cell>
          <table:table-cell office:value-type="float" office:value="378200" table:style-name="ce46">
            <text:p><text:s/>378,200<text:s/></text:p>
          </table:table-cell>
          <table:table-cell office:value-type="float" office:value="440100" table:style-name="ce46">
            <text:p><text:s/>440,100<text:s/></text:p>
          </table:table-cell>
          <table:table-cell office:value-type="float" office:value="469700" table:style-name="ce46">
            <text:p><text:s/>469,700<text:s/></text:p>
          </table:table-cell>
          <table:table-cell office:value-type="float" office:value="478100" table:style-name="ce46">
            <text:p><text:s/>478,100<text:s/></text:p>
          </table:table-cell>
          <table:table-cell office:value-type="float" office:value="480200" table:style-name="ce46">
            <text:p><text:s/>480,200<text:s/></text:p>
          </table:table-cell>
          <table:table-cell office:value-type="float" office:value="550327" table:style-name="ce46">
            <text:p><text:s/>550,327<text:s/></text:p>
          </table:table-cell>
          <table:table-cell office:value-type="float" office:value="486700" table:style-name="ce46">
            <text:p><text:s/>486,700<text:s/></text:p>
          </table:table-cell>
          <table:table-cell office:value-type="float" office:value="584029" table:style-name="ce46">
            <text:p><text:s/>584,029<text:s/></text:p>
          </table:table-cell>
          <table:table-cell office:value-type="float" office:value="565535" table:style-name="ce46">
            <text:p><text:s/>565,535<text:s/></text:p>
          </table:table-cell>
          <table:table-cell office:value-type="float" office:value="396988" table:style-name="ce46">
            <text:p><text:s/>396,988<text:s/></text:p>
          </table:table-cell>
          <table:table-cell office:value-type="float" office:value="7800" table:style-name="ce46">
            <text:p><text:s/>7,800<text:s/></text:p>
          </table:table-cell>
          <table:table-cell office:value-type="float" office:value="123800" table:style-name="ce46">
            <text:p><text:s/>123,800<text:s/></text:p>
          </table:table-cell>
          <table:table-cell office:value-type="float" office:value="208700" table:style-name="ce57">
            <text:p><text:s/>208,700<text:s/></text:p>
          </table:table-cell>
          <table:table-cell office:value-type="float" office:value="585600" table:style-name="ce46">
            <text:p><text:s/>585,600<text:s/></text:p>
          </table:table-cell>
          <table:table-cell office:value-type="string" table:style-name="ce21">
            <text:p>[note 2] The cell P21 is a revised figure.</text:p>
          </table:table-cell>
          <table:table-cell table:number-columns-repeated="16366" table:style-name="ce45"/>
        </table:table-row>
        <table:table-row table:style-name="ro5">
          <table:table-cell office:value-type="string" table:style-name="ce21">
            <text:p>Wallace Collection</text:p>
          </table:table-cell>
          <table:table-cell office:value-type="float" office:value="24984" table:style-name="ce46">
            <text:p><text:s/>24,984<text:s/></text:p>
          </table:table-cell>
          <table:table-cell office:value-type="float" office:value="28530" table:style-name="ce46">
            <text:p><text:s/>28,530<text:s/></text:p>
          </table:table-cell>
          <table:table-cell office:value-type="float" office:value="26547" table:style-name="ce46">
            <text:p><text:s/>26,547<text:s/></text:p>
          </table:table-cell>
          <table:table-cell office:value-type="float" office:value="24172" table:style-name="ce46">
            <text:p><text:s/>24,172<text:s/></text:p>
          </table:table-cell>
          <table:table-cell office:value-type="float" office:value="25011" table:style-name="ce46">
            <text:p><text:s/>25,011<text:s/></text:p>
          </table:table-cell>
          <table:table-cell office:value-type="float" office:value="28078" table:style-name="ce46">
            <text:p><text:s/>28,078<text:s/></text:p>
          </table:table-cell>
          <table:table-cell office:value-type="float" office:value="17113" table:style-name="ce46">
            <text:p><text:s/>17,113<text:s/></text:p>
          </table:table-cell>
          <table:table-cell office:value-type="float" office:value="22569" table:style-name="ce46">
            <text:p><text:s/>22,569<text:s/></text:p>
          </table:table-cell>
          <table:table-cell office:value-type="float" office:value="21687" table:style-name="ce46">
            <text:p><text:s/>21,687<text:s/></text:p>
          </table:table-cell>
          <table:table-cell office:value-type="float" office:value="20370" table:style-name="ce46">
            <text:p><text:s/>20,370<text:s/></text:p>
          </table:table-cell>
          <table:table-cell office:value-type="float" office:value="17594" table:style-name="ce46">
            <text:p><text:s/>17,594<text:s/></text:p>
          </table:table-cell>
          <table:table-cell office:value-type="float" office:value="16086" table:style-name="ce46">
            <text:p><text:s/>16,086<text:s/></text:p>
          </table:table-cell>
          <table:table-cell office:value-type="float" office:value="1024" table:style-name="ce46">
            <text:p><text:s/>1,024<text:s/></text:p>
          </table:table-cell>
          <table:table-cell office:value-type="float" office:value="6138" table:style-name="ce46">
            <text:p><text:s/>6,138<text:s/></text:p>
          </table:table-cell>
          <table:table-cell office:value-type="float" office:value="15678" table:style-name="ce46">
            <text:p><text:s/>15,678<text:s/></text:p>
          </table:table-cell>
          <table:table-cell office:value-type="float" office:value="68270" table:style-name="ce46">
            <text:p><text:s/>68,270<text:s/></text:p>
          </table:table-cell>
          <table:table-cell table:number-columns-repeated="16367" table:style-name="ce45"/>
        </table:table-row>
        <table:table-row table:style-name="ro8">
          <table:table-cell office:value-type="string" table:style-name="ce21">
            <text:p>Total [note 11]</text:p>
          </table:table-cell>
          <table:table-cell office:value-type="float" office:value="8426000" table:style-name="ce46">
            <text:p><text:s/>8,426,000<text:s/></text:p>
          </table:table-cell>
          <table:table-cell office:value-type="float" office:value="8612000" table:style-name="ce46">
            <text:p><text:s/>8,612,000<text:s/></text:p>
          </table:table-cell>
          <table:table-cell office:value-type="float" office:value="8287000" table:style-name="ce46">
            <text:p><text:s/>8,287,000<text:s/></text:p>
          </table:table-cell>
          <table:table-cell office:value-type="float" office:value="9203000" table:style-name="ce46">
            <text:p><text:s/>9,203,000<text:s/></text:p>
          </table:table-cell>
          <table:table-cell office:value-type="float" office:value="9105000" table:style-name="ce46">
            <text:p><text:s/>9,105,000<text:s/></text:p>
          </table:table-cell>
          <table:table-cell office:value-type="float" office:value="9383000" table:style-name="ce46">
            <text:p><text:s/>9,383,000<text:s/></text:p>
          </table:table-cell>
          <table:table-cell office:value-type="float" office:value="9285000" table:style-name="ce46">
            <text:p><text:s/>9,285,000<text:s/></text:p>
          </table:table-cell>
          <table:table-cell office:value-type="float" office:value="7773000" table:style-name="ce46">
            <text:p><text:s/>7,773,000<text:s/></text:p>
          </table:table-cell>
          <table:table-cell office:value-type="float" office:value="7550000" table:style-name="ce46">
            <text:p><text:s/>7,550,000<text:s/></text:p>
          </table:table-cell>
          <table:table-cell office:value-type="float" office:value="8005000" table:style-name="ce46">
            <text:p><text:s/>8,005,000<text:s/></text:p>
          </table:table-cell>
          <table:table-cell office:value-type="float" office:value="8461000" table:style-name="ce46">
            <text:p><text:s/>8,461,000<text:s/></text:p>
          </table:table-cell>
          <table:table-cell office:value-type="float" office:value="7891000" table:style-name="ce46">
            <text:p><text:s/>7,891,000<text:s/></text:p>
          </table:table-cell>
          <table:table-cell office:value-type="float" office:value="552000" table:style-name="ce46">
            <text:p><text:s/>552,000<text:s/></text:p>
          </table:table-cell>
          <table:table-cell office:value-type="float" office:value="3217000" table:style-name="ce46">
            <text:p><text:s/>3,217,000<text:s/></text:p>
          </table:table-cell>
          <table:table-cell office:value-type="float" office:value="6917000" table:style-name="ce57">
            <text:p><text:s/>6,917,000<text:s/></text:p>
          </table:table-cell>
          <table:table-cell office:value-type="float" office:value="8594000" table:style-name="ce46">
            <text:p><text:s/>8,594,000<text:s/></text:p>
          </table:table-cell>
          <table:table-cell office:value-type="string" table:style-name="ce21">
            <text:p>[note 2] The cell P23 is a revised figure.</text:p>
          </table:table-cell>
          <table:table-cell table:number-columns-repeated="16366" table:style-name="ce45"/>
        </table:table-row>
        <table:table-row table:style-name="ro5">
          <table:table-cell table:style-name="ce59"/>
          <table:table-cell table:number-columns-repeated="12" table:style-name="ce67"/>
          <table:table-cell table:number-columns-repeated="3" table:style-name="ce30"/>
          <table:table-cell table:style-name="ce60"/>
          <table:table-cell table:style-name="ce30"/>
          <table:table-cell table:number-columns-repeated="16366" table:style-name="ce1"/>
        </table:table-row>
        <table:table-row table:number-rows-repeated="5" table:style-name="ro5">
          <table:table-cell table:style-name="ce59"/>
          <table:table-cell table:number-columns-repeated="12" table:style-name="ce67"/>
          <table:table-cell table:number-columns-repeated="5" table:style-name="ce30"/>
          <table:table-cell table:number-columns-repeated="16366" table:style-name="ce1"/>
        </table:table-row>
        <table:table-row table:style-name="ro5">
          <table:table-cell table:style-name="ce59"/>
          <table:table-cell table:number-columns-repeated="12" table:style-name="ce67"/>
          <table:table-cell table:number-columns-repeated="3" table:style-name="ce30"/>
          <table:table-cell table:style-name="ce76"/>
          <table:table-cell table:style-name="ce30"/>
          <table:table-cell table:number-columns-repeated="16366" table:style-name="ce1"/>
        </table:table-row>
        <table:table-row table:number-rows-repeated="11" table:style-name="ro5">
          <table:table-cell table:style-name="ce59"/>
          <table:table-cell table:number-columns-repeated="12" table:style-name="ce67"/>
          <table:table-cell table:number-columns-repeated="5" table:style-name="ce30"/>
          <table:table-cell table:number-columns-repeated="16366" table:style-name="ce1"/>
        </table:table-row>
        <table:table-row table:number-rows-repeated="1048535" table:style-name="ro5">
          <table:table-cell table:number-columns-repeated="16384"/>
        </table:table-row>
      </table:table>
      <table:table table:name="4" table:style-name="ta1">
        <table:table-column table:style-name="co7" table:default-cell-style-name="ce59"/>
        <table:table-column table:style-name="co8" table:number-columns-repeated="10" table:default-cell-style-name="ce67"/>
        <table:table-column table:style-name="co16" table:default-cell-style-name="ce67"/>
        <table:table-column table:style-name="co8" table:default-cell-style-name="ce67"/>
        <table:table-column table:style-name="co17" table:default-cell-style-name="ce67"/>
        <table:table-column table:style-name="co18" table:number-columns-repeated="2" table:default-cell-style-name="ce30"/>
        <table:table-column table:style-name="co11" table:number-columns-repeated="16368" table:default-cell-style-name="ce30"/>
        <table:table-row table:style-name="ro1">
          <table:table-cell office:value-type="string" table:style-name="ce28">
            <text:p><text:a xlink:href="#Contents.A1">Table 4: Overseas visitor figures, split by museum 2008/09 - 2023/24 [note 1][note 12]</text:a></text:p>
          </table:table-cell>
          <table:table-cell table:number-columns-repeated="3" table:style-name="ce74"/>
          <table:table-cell table:number-columns-repeated="10" table:style-name="ce67"/>
          <table:table-cell table:number-columns-repeated="1637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74"/>
          <table:table-cell table:number-columns-repeated="10" table:style-name="ce67"/>
          <table:table-cell table:number-columns-repeated="4" table:style-name="ce30"/>
          <table:table-cell table:number-columns-repeated="16366"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74"/>
          <table:table-cell table:number-columns-repeated="10" table:style-name="ce67"/>
          <table:table-cell table:number-columns-repeated="4" table:style-name="ce30"/>
          <table:table-cell table:number-columns-repeated="16366" table:style-name="ce1"/>
        </table:table-row>
        <table:table-row table:style-name="ro5">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3">
            <text:p>Notes</text:p>
          </table:table-cell>
          <table:table-cell table:number-columns-repeated="16366" table:style-name="ce35"/>
        </table:table-row>
        <table:table-row table:style-name="ro5">
          <table:table-cell office:value-type="string" table:style-name="ce21">
            <text:p>British Museum</text:p>
          </table:table-cell>
          <table:table-cell office:value-type="float" office:value="3228234" table:style-name="ce46">
            <text:p><text:s/>3,228,234<text:s/></text:p>
          </table:table-cell>
          <table:table-cell office:value-type="float" office:value="3543265" table:style-name="ce46">
            <text:p><text:s/>3,543,265<text:s/></text:p>
          </table:table-cell>
          <table:table-cell office:value-type="float" office:value="3644788" table:style-name="ce46">
            <text:p><text:s/>3,644,788<text:s/></text:p>
          </table:table-cell>
          <table:table-cell office:value-type="float" office:value="3504995" table:style-name="ce46">
            <text:p><text:s/>3,504,995<text:s/></text:p>
          </table:table-cell>
          <table:table-cell office:value-type="float" office:value="3609800" table:style-name="ce46">
            <text:p><text:s/>3,609,800<text:s/></text:p>
          </table:table-cell>
          <table:table-cell office:value-type="float" office:value="3918341" table:style-name="ce46">
            <text:p><text:s/>3,918,341<text:s/></text:p>
          </table:table-cell>
          <table:table-cell office:value-type="float" office:value="4296000" table:style-name="ce46">
            <text:p><text:s/>4,296,000<text:s/></text:p>
          </table:table-cell>
          <table:table-cell office:value-type="float" office:value="4413385" table:style-name="ce46">
            <text:p><text:s/>4,413,385<text:s/></text:p>
          </table:table-cell>
          <table:table-cell office:value-type="float" office:value="4084574" table:style-name="ce46">
            <text:p><text:s/>4,084,574<text:s/></text:p>
          </table:table-cell>
          <table:table-cell office:value-type="float" office:value="3652500" table:style-name="ce46">
            <text:p><text:s/>3,652,500<text:s/></text:p>
          </table:table-cell>
          <table:table-cell office:value-type="float" office:value="3400000" table:style-name="ce46">
            <text:p><text:s/>3,400,000<text:s/></text:p>
          </table:table-cell>
          <table:table-cell office:value-type="float" office:value="3777315" table:style-name="ce46">
            <text:p><text:s/>3,777,315<text:s/></text:p>
          </table:table-cell>
          <table:table-cell office:value-type="float" office:value="3202" table:style-name="ce46">
            <text:p><text:s/>3,202<text:s/></text:p>
          </table:table-cell>
          <table:table-cell office:value-type="float" office:value="276033" table:style-name="ce46">
            <text:p><text:s/>276,033<text:s/></text:p>
          </table:table-cell>
          <table:table-cell office:value-type="float" office:value="2500000" table:style-name="ce46">
            <text:p><text:s/>2,500,000<text:s/></text:p>
          </table:table-cell>
          <table:table-cell office:value-type="float" office:value="3725890" table:style-name="ce46">
            <text:p><text:s/>3,725,890<text:s/></text:p>
          </table:table-cell>
          <table:table-cell table:style-name="ce44"/>
          <table:table-cell table:number-columns-repeated="16366" table:style-name="ce45"/>
        </table:table-row>
        <table:table-row table:style-name="ro5">
          <table:table-cell office:value-type="string" table:style-name="ce21">
            <text:p>Museum of the Home [note 3]</text:p>
          </table:table-cell>
          <table:table-cell office:value-type="float" office:value="9000" table:style-name="ce46">
            <text:p><text:s/>9,000<text:s/></text:p>
          </table:table-cell>
          <table:table-cell office:value-type="float" office:value="10874" table:style-name="ce46">
            <text:p><text:s/>10,874<text:s/></text:p>
          </table:table-cell>
          <table:table-cell office:value-type="float" office:value="11508" table:style-name="ce46">
            <text:p><text:s/>11,508<text:s/></text:p>
          </table:table-cell>
          <table:table-cell office:value-type="float" office:value="11718" table:style-name="ce46">
            <text:p><text:s/>11,718<text:s/></text:p>
          </table:table-cell>
          <table:table-cell office:value-type="float" office:value="11728" table:style-name="ce46">
            <text:p><text:s/>11,728<text:s/></text:p>
          </table:table-cell>
          <table:table-cell office:value-type="float" office:value="15582" table:style-name="ce46">
            <text:p><text:s/>15,582<text:s/></text:p>
          </table:table-cell>
          <table:table-cell office:value-type="float" office:value="18389" table:style-name="ce46">
            <text:p><text:s/>18,389<text:s/></text:p>
          </table:table-cell>
          <table:table-cell office:value-type="float" office:value="15986" table:style-name="ce46">
            <text:p><text:s/>15,986<text:s/></text:p>
          </table:table-cell>
          <table:table-cell office:value-type="float" office:value="24886" table:style-name="ce46">
            <text:p><text:s/>24,886<text:s/></text:p>
          </table:table-cell>
          <table:table-cell office:value-type="float" office:value="23741" table:style-name="ce46">
            <text:p><text:s/>23,741<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style-name="ce44"/>
          <table:table-cell table:number-columns-repeated="16366" table:style-name="ce45"/>
        </table:table-row>
        <table:table-row table:style-name="ro5">
          <table:table-cell office:value-type="string" table:style-name="ce21">
            <text:p>Horniman Museum [note 10]</text:p>
          </table:table-cell>
          <table:table-cell office:value-type="float" office:value="9092" table:style-name="ce46">
            <text:p><text:s/>9,092<text:s/></text:p>
          </table:table-cell>
          <table:table-cell office:value-type="float" office:value="12426" table:style-name="ce46">
            <text:p><text:s/>12,426<text:s/></text:p>
          </table:table-cell>
          <table:table-cell office:value-type="float" office:value="17549" table:style-name="ce46">
            <text:p><text:s/>17,549<text:s/></text:p>
          </table:table-cell>
          <table:table-cell office:value-type="float" office:value="15272" table:style-name="ce46">
            <text:p><text:s/>15,272<text:s/></text:p>
          </table:table-cell>
          <table:table-cell office:value-type="float" office:value="24491" table:style-name="ce46">
            <text:p><text:s/>24,491<text:s/></text:p>
          </table:table-cell>
          <table:table-cell office:value-type="float" office:value="27922" table:style-name="ce46">
            <text:p><text:s/>27,922<text:s/></text:p>
          </table:table-cell>
          <table:table-cell office:value-type="float" office:value="37519" table:style-name="ce46">
            <text:p><text:s/>37,519<text:s/></text:p>
          </table:table-cell>
          <table:table-cell office:value-type="string" table:style-name="ce46">
            <text:p>x</text:p>
          </table:table-cell>
          <table:table-cell office:value-type="float" office:value="52000" table:style-name="ce46">
            <text:p><text:s/>52,000<text:s/></text:p>
          </table:table-cell>
          <table:table-cell office:value-type="float" office:value="69000" table:style-name="ce46">
            <text:p><text:s/>69,000<text:s/></text:p>
          </table:table-cell>
          <table:table-cell office:value-type="float" office:value="76000" table:style-name="ce46">
            <text:p><text:s/>76,000<text:s/></text:p>
          </table:table-cell>
          <table:table-cell office:value-type="float" office:value="79000" table:style-name="ce46">
            <text:p><text:s/>79,000<text:s/></text:p>
          </table:table-cell>
          <table:table-cell office:value-type="float" office:value="1000" table:style-name="ce46">
            <text:p><text:s/>1,000<text:s/></text:p>
          </table:table-cell>
          <table:table-cell office:value-type="float" office:value="3000" table:style-name="ce46">
            <text:p><text:s/>3,000<text:s/></text:p>
          </table:table-cell>
          <table:table-cell office:value-type="float" office:value="54000" table:style-name="ce46">
            <text:p><text:s/>54,000<text:s/></text:p>
          </table:table-cell>
          <table:table-cell office:value-type="float" office:value="36776" table:style-name="ce46">
            <text:p><text:s/>36,776<text:s/></text:p>
          </table:table-cell>
          <table:table-cell table:style-name="ce44"/>
          <table:table-cell table:number-columns-repeated="16366" table:style-name="ce45"/>
        </table:table-row>
        <table:table-row table:style-name="ro5">
          <table:table-cell office:value-type="string" table:style-name="ce21">
            <text:p>Imperial War Museums</text:p>
          </table:table-cell>
          <table:table-cell office:value-type="float" office:value="634702" table:style-name="ce46">
            <text:p><text:s/>634,702<text:s/></text:p>
          </table:table-cell>
          <table:table-cell office:value-type="float" office:value="729851" table:style-name="ce46">
            <text:p><text:s/>729,851<text:s/></text:p>
          </table:table-cell>
          <table:table-cell office:value-type="float" office:value="783532.93" table:style-name="ce46">
            <text:p><text:s/>783,533<text:s/></text:p>
          </table:table-cell>
          <table:table-cell office:value-type="float" office:value="836546" table:style-name="ce46">
            <text:p><text:s/>836,546<text:s/></text:p>
          </table:table-cell>
          <table:table-cell office:value-type="float" office:value="727707" table:style-name="ce46">
            <text:p><text:s/>727,707<text:s/></text:p>
          </table:table-cell>
          <table:table-cell office:value-type="float" office:value="691000" table:style-name="ce46">
            <text:p><text:s/>691,000<text:s/></text:p>
          </table:table-cell>
          <table:table-cell office:value-type="float" office:value="957000" table:style-name="ce46">
            <text:p><text:s/>957,000<text:s/></text:p>
          </table:table-cell>
          <table:table-cell office:value-type="float" office:value="999611" table:style-name="ce46">
            <text:p><text:s/>999,611<text:s/></text:p>
          </table:table-cell>
          <table:table-cell office:value-type="float" office:value="925000" table:style-name="ce46">
            <text:p><text:s/>925,000<text:s/></text:p>
          </table:table-cell>
          <table:table-cell office:value-type="float" office:value="1018000" table:style-name="ce46">
            <text:p><text:s/>1,018,000<text:s/></text:p>
          </table:table-cell>
          <table:table-cell office:value-type="float" office:value="1097000" table:style-name="ce46">
            <text:p><text:s/>1,097,000<text:s/></text:p>
          </table:table-cell>
          <table:table-cell office:value-type="float" office:value="1199000" table:style-name="ce46">
            <text:p><text:s/>1,199,000<text:s/></text:p>
          </table:table-cell>
          <table:table-cell office:value-type="float" office:value="8000" table:style-name="ce46">
            <text:p><text:s/>8,000<text:s/></text:p>
          </table:table-cell>
          <table:table-cell office:value-type="float" office:value="266000" table:style-name="ce46">
            <text:p><text:s/>266,000<text:s/></text:p>
          </table:table-cell>
          <table:table-cell office:value-type="float" office:value="744000" table:style-name="ce46">
            <text:p><text:s/>744,000<text:s/></text:p>
          </table:table-cell>
          <table:table-cell office:value-type="float" office:value="1059000" table:style-name="ce46">
            <text:p><text:s/>1,059,000<text:s/></text:p>
          </table:table-cell>
          <table:table-cell table:style-name="ce44"/>
          <table:table-cell table:number-columns-repeated="16366" table:style-name="ce45"/>
        </table:table-row>
        <table:table-row table:style-name="ro8">
          <table:table-cell office:value-type="string" table:style-name="ce21">
            <text:p>Museum of Science and Industry in Manchester [note 4]</text:p>
          </table:table-cell>
          <table:table-cell office:value-type="float" office:value="74518.8" table:style-name="ce46">
            <text:p><text:s/>74,519<text:s/></text:p>
          </table:table-cell>
          <table:table-cell office:value-type="float" office:value="56899" table:style-name="ce46">
            <text:p><text:s/>56,899<text:s/></text:p>
          </table:table-cell>
          <table:table-cell office:value-type="float" office:value="63835" table:style-name="ce46">
            <text:p><text:s/>63,835<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style-name="ce44"/>
          <table:table-cell table:number-columns-repeated="16366" table:style-name="ce45"/>
        </table:table-row>
        <table:table-row table:style-name="ro5">
          <table:table-cell office:value-type="string" table:style-name="ce21">
            <text:p>National Gallery</text:p>
          </table:table-cell>
          <table:table-cell office:value-type="float" office:value="1553600" table:style-name="ce46">
            <text:p><text:s/>1,553,600<text:s/></text:p>
          </table:table-cell>
          <table:table-cell office:value-type="float" office:value="1582600" table:style-name="ce46">
            <text:p><text:s/>1,582,600<text:s/></text:p>
          </table:table-cell>
          <table:table-cell office:value-type="float" office:value="2542462" table:style-name="ce46">
            <text:p><text:s/>2,542,462<text:s/></text:p>
          </table:table-cell>
          <table:table-cell office:value-type="float" office:value="3101807" table:style-name="ce46">
            <text:p><text:s/>3,101,807<text:s/></text:p>
          </table:table-cell>
          <table:table-cell office:value-type="float" office:value="3225000" table:style-name="ce46">
            <text:p><text:s/>3,225,000<text:s/></text:p>
          </table:table-cell>
          <table:table-cell office:value-type="float" office:value="3600000" table:style-name="ce46">
            <text:p><text:s/>3,600,000<text:s/></text:p>
          </table:table-cell>
          <table:table-cell office:value-type="float" office:value="4100000" table:style-name="ce46">
            <text:p><text:s/>4,100,000<text:s/></text:p>
          </table:table-cell>
          <table:table-cell office:value-type="float" office:value="3846085" table:style-name="ce46">
            <text:p><text:s/>3,846,085<text:s/></text:p>
          </table:table-cell>
          <table:table-cell office:value-type="float" office:value="4000000" table:style-name="ce46">
            <text:p><text:s/>4,000,000<text:s/></text:p>
          </table:table-cell>
          <table:table-cell office:value-type="float" office:value="3233480" table:style-name="ce46">
            <text:p><text:s/>3,233,480<text:s/></text:p>
          </table:table-cell>
          <table:table-cell office:value-type="float" office:value="3909152" table:style-name="ce46">
            <text:p><text:s/>3,909,152<text:s/></text:p>
          </table:table-cell>
          <table:table-cell office:value-type="float" office:value="3500000" table:style-name="ce46">
            <text:p><text:s/>3,500,000<text:s/></text:p>
          </table:table-cell>
          <table:table-cell office:value-type="float" office:value="5600" table:style-name="ce46">
            <text:p><text:s/>5,600<text:s/></text:p>
          </table:table-cell>
          <table:table-cell office:value-type="float" office:value="122000" table:style-name="ce46">
            <text:p><text:s/>122,000<text:s/></text:p>
          </table:table-cell>
          <table:table-cell office:value-type="float" office:value="1290064" table:style-name="ce46">
            <text:p><text:s/>1,290,064<text:s/></text:p>
          </table:table-cell>
          <table:table-cell office:value-type="float" office:value="1726372" table:style-name="ce46">
            <text:p><text:s/>1,726,372<text:s/></text:p>
          </table:table-cell>
          <table:table-cell table:style-name="ce44"/>
          <table:table-cell table:number-columns-repeated="16366" table:style-name="ce45"/>
        </table:table-row>
        <table:table-row table:style-name="ro8">
          <table:table-cell office:value-type="string" table:style-name="ce21">
            <text:p>National Museums Liverpool [note 3]</text:p>
          </table:table-cell>
          <table:table-cell office:value-type="float" office:value="295888" table:style-name="ce46">
            <text:p><text:s/>295,888<text:s/></text:p>
          </table:table-cell>
          <table:table-cell office:value-type="float" office:value="302390" table:style-name="ce46">
            <text:p><text:s/>302,390<text:s/></text:p>
          </table:table-cell>
          <table:table-cell office:value-type="float" office:value="342679" table:style-name="ce46">
            <text:p><text:s/>342,679<text:s/></text:p>
          </table:table-cell>
          <table:table-cell office:value-type="float" office:value="394939.38" table:style-name="ce46">
            <text:p><text:s/>394,939<text:s/></text:p>
          </table:table-cell>
          <table:table-cell office:value-type="float" office:value="524368" table:style-name="ce46">
            <text:p><text:s/>524,368<text:s/></text:p>
          </table:table-cell>
          <table:table-cell office:value-type="float" office:value="433629" table:style-name="ce46">
            <text:p><text:s/>433,629<text:s/></text:p>
          </table:table-cell>
          <table:table-cell office:value-type="float" office:value="403454" table:style-name="ce46">
            <text:p><text:s/>403,454<text:s/></text:p>
          </table:table-cell>
          <table:table-cell office:value-type="float" office:value="407261" table:style-name="ce46">
            <text:p><text:s/>407,261<text:s/></text:p>
          </table:table-cell>
          <table:table-cell office:value-type="float" office:value="421618" table:style-name="ce46">
            <text:p><text:s/>421,618<text:s/></text:p>
          </table:table-cell>
          <table:table-cell office:value-type="float" office:value="462794" table:style-name="ce46">
            <text:p><text:s/>462,794<text:s/></text:p>
          </table:table-cell>
          <table:table-cell office:value-type="float" office:value="507577" table:style-name="ce46">
            <text:p><text:s/>507,577<text:s/></text:p>
          </table:table-cell>
          <table:table-cell office:value-type="float" office:value="644625" table:style-name="ce46">
            <text:p><text:s/>644,625<text:s/></text:p>
          </table:table-cell>
          <table:table-cell office:value-type="float" office:value="1989" table:style-name="ce46">
            <text:p><text:s/>1,989<text:s/></text:p>
          </table:table-cell>
          <table:table-cell office:value-type="string" table:style-name="ce46">
            <text:p>33,341 </text:p>
          </table:table-cell>
          <table:table-cell office:value-type="float" office:value="354959" table:style-name="ce46">
            <text:p><text:s/>354,959<text:s/></text:p>
          </table:table-cell>
          <table:table-cell office:value-type="float" office:value="450807" table:style-name="ce46">
            <text:p><text:s/>450,807<text:s/></text:p>
          </table:table-cell>
          <table:table-cell table:style-name="ce44"/>
          <table:table-cell table:number-columns-repeated="16366" table:style-name="ce45"/>
        </table:table-row>
        <table:table-row table:style-name="ro5">
          <table:table-cell office:value-type="string" table:style-name="ce21">
            <text:p>National Portrait Gallery [note 6]</text:p>
          </table:table-cell>
          <table:table-cell office:value-type="float" office:value="678878" table:style-name="ce46">
            <text:p><text:s/>678,878<text:s/></text:p>
          </table:table-cell>
          <table:table-cell office:value-type="float" office:value="712230" table:style-name="ce46">
            <text:p><text:s/>712,230<text:s/></text:p>
          </table:table-cell>
          <table:table-cell office:value-type="float" office:value="612112" table:style-name="ce46">
            <text:p><text:s/>612,112<text:s/></text:p>
          </table:table-cell>
          <table:table-cell office:value-type="float" office:value="820541.7" table:style-name="ce46">
            <text:p><text:s/>820,542<text:s/></text:p>
          </table:table-cell>
          <table:table-cell office:value-type="float" office:value="923413" table:style-name="ce46">
            <text:p><text:s/>923,413<text:s/></text:p>
          </table:table-cell>
          <table:table-cell office:value-type="float" office:value="802231" table:style-name="ce46">
            <text:p><text:s/>802,231<text:s/></text:p>
          </table:table-cell>
          <table:table-cell office:value-type="float" office:value="783145" table:style-name="ce46">
            <text:p><text:s/>783,145<text:s/></text:p>
          </table:table-cell>
          <table:table-cell office:value-type="float" office:value="853639" table:style-name="ce46">
            <text:p><text:s/>853,639<text:s/></text:p>
          </table:table-cell>
          <table:table-cell office:value-type="float" office:value="834000" table:style-name="ce46">
            <text:p><text:s/>834,000<text:s/></text:p>
          </table:table-cell>
          <table:table-cell office:value-type="float" office:value="647000" table:style-name="ce46">
            <text:p><text:s/>647,000<text:s/></text:p>
          </table:table-cell>
          <table:table-cell office:value-type="float" office:value="610000" table:style-name="ce46">
            <text:p><text:s/>610,000<text:s/></text:p>
          </table:table-cell>
          <table:table-cell office:value-type="float" office:value="648000" table:style-name="ce46">
            <text:p><text:s/>648,000<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float" office:value="589000" table:style-name="ce46">
            <text:p><text:s/>589,000<text:s/></text:p>
          </table:table-cell>
          <table:table-cell table:style-name="ce44"/>
          <table:table-cell table:number-columns-repeated="16366" table:style-name="ce45"/>
        </table:table-row>
        <table:table-row table:style-name="ro5">
          <table:table-cell office:value-type="string" table:style-name="ce21">
            <text:p>Natural History Museum</text:p>
          </table:table-cell>
          <table:table-cell office:value-type="float" office:value="1264959" table:style-name="ce46">
            <text:p><text:s/>1,264,959<text:s/></text:p>
          </table:table-cell>
          <table:table-cell office:value-type="float" office:value="1494923" table:style-name="ce46">
            <text:p><text:s/>1,494,923<text:s/></text:p>
          </table:table-cell>
          <table:table-cell office:value-type="float" office:value="2285053" table:style-name="ce46">
            <text:p><text:s/>2,285,053<text:s/></text:p>
          </table:table-cell>
          <table:table-cell office:value-type="float" office:value="2556544" table:style-name="ce46">
            <text:p><text:s/>2,556,544<text:s/></text:p>
          </table:table-cell>
          <table:table-cell office:value-type="float" office:value="2670989" table:style-name="ce46">
            <text:p><text:s/>2,670,989<text:s/></text:p>
          </table:table-cell>
          <table:table-cell office:value-type="float" office:value="2667441" table:style-name="ce46">
            <text:p><text:s/>2,667,441<text:s/></text:p>
          </table:table-cell>
          <table:table-cell office:value-type="float" office:value="3005663" table:style-name="ce46">
            <text:p><text:s/>3,005,663<text:s/></text:p>
          </table:table-cell>
          <table:table-cell office:value-type="float" office:value="2887000" table:style-name="ce46">
            <text:p><text:s/>2,887,000<text:s/></text:p>
          </table:table-cell>
          <table:table-cell office:value-type="float" office:value="2535000" table:style-name="ce46">
            <text:p><text:s/>2,535,000<text:s/></text:p>
          </table:table-cell>
          <table:table-cell office:value-type="float" office:value="2628692" table:style-name="ce46">
            <text:p><text:s/>2,628,692<text:s/></text:p>
          </table:table-cell>
          <table:table-cell office:value-type="float" office:value="3191000" table:style-name="ce46">
            <text:p><text:s/>3,191,000<text:s/></text:p>
          </table:table-cell>
          <table:table-cell office:value-type="float" office:value="3507000" table:style-name="ce46">
            <text:p><text:s/>3,507,000<text:s/></text:p>
          </table:table-cell>
          <table:table-cell office:value-type="float" office:value="6000" table:style-name="ce44">
            <text:p>6,000</text:p>
          </table:table-cell>
          <table:table-cell office:value-type="float" office:value="154000" table:style-name="ce46">
            <text:p><text:s/>154,000<text:s/></text:p>
          </table:table-cell>
          <table:table-cell office:value-type="float" office:value="1614075" table:style-name="ce46">
            <text:p><text:s/>1,614,075<text:s/></text:p>
          </table:table-cell>
          <table:table-cell office:value-type="float" office:value="3408562" table:style-name="ce46">
            <text:p><text:s/>3,408,562<text:s/></text:p>
          </table:table-cell>
          <table:table-cell table:style-name="ce44"/>
          <table:table-cell table:number-columns-repeated="16366" table:style-name="ce45"/>
        </table:table-row>
        <table:table-row table:style-name="ro5">
          <table:table-cell office:value-type="string" table:style-name="ce21">
            <text:p>Royal Armouries [note 7]</text:p>
          </table:table-cell>
          <table:table-cell office:value-type="float" office:value="101089" table:style-name="ce46">
            <text:p><text:s/>101,089<text:s/></text:p>
          </table:table-cell>
          <table:table-cell office:value-type="float" office:value="119121" table:style-name="ce46">
            <text:p><text:s/>119,121<text:s/></text:p>
          </table:table-cell>
          <table:table-cell office:value-type="float" office:value="117588" table:style-name="ce46">
            <text:p><text:s/>117,588<text:s/></text:p>
          </table:table-cell>
          <table:table-cell office:value-type="float" office:value="1269078" table:style-name="ce46">
            <text:p><text:s/>1,269,078<text:s/></text:p>
          </table:table-cell>
          <table:table-cell office:value-type="float" office:value="1227563" table:style-name="ce46">
            <text:p><text:s/>1,227,563<text:s/></text:p>
          </table:table-cell>
          <table:table-cell office:value-type="float" office:value="1324849" table:style-name="ce46">
            <text:p><text:s/>1,324,849<text:s/></text:p>
          </table:table-cell>
          <table:table-cell office:value-type="float" office:value="1374649" table:style-name="ce46">
            <text:p><text:s/>1,374,649<text:s/></text:p>
          </table:table-cell>
          <table:table-cell office:value-type="float" office:value="1312202" table:style-name="ce46">
            <text:p><text:s/>1,312,202<text:s/></text:p>
          </table:table-cell>
          <table:table-cell office:value-type="float" office:value="1252327" table:style-name="ce46">
            <text:p><text:s/>1,252,327<text:s/></text:p>
          </table:table-cell>
          <table:table-cell office:value-type="float" office:value="1413170" table:style-name="ce46">
            <text:p><text:s/>1,413,170<text:s/></text:p>
          </table:table-cell>
          <table:table-cell office:value-type="float" office:value="1477534" table:style-name="ce46">
            <text:p><text:s/>1,477,534<text:s/></text:p>
          </table:table-cell>
          <table:table-cell office:value-type="float" office:value="1266284" table:style-name="ce46">
            <text:p><text:s/>1,266,284<text:s/></text:p>
          </table:table-cell>
          <table:table-cell office:value-type="float" office:value="1574" table:style-name="ce46">
            <text:p><text:s/>1,574<text:s/></text:p>
          </table:table-cell>
          <table:table-cell office:value-type="float" office:value="136005" table:style-name="ce46">
            <text:p><text:s/>136,005<text:s/></text:p>
          </table:table-cell>
          <table:table-cell office:value-type="float" office:value="362530" table:style-name="ce46">
            <text:p><text:s/>362,530<text:s/></text:p>
          </table:table-cell>
          <table:table-cell office:value-type="float" office:value="413476" table:style-name="ce46">
            <text:p><text:s/>413,476<text:s/></text:p>
          </table:table-cell>
          <table:table-cell table:style-name="ce44"/>
          <table:table-cell table:number-columns-repeated="16366" table:style-name="ce45"/>
        </table:table-row>
        <table:table-row table:style-name="ro5">
          <table:table-cell office:value-type="string" table:style-name="ce21">
            <text:p>Royal Museums Greenwich</text:p>
          </table:table-cell>
          <table:table-cell office:value-type="float" office:value="1060012" table:style-name="ce46">
            <text:p><text:s/>1,060,012<text:s/></text:p>
          </table:table-cell>
          <table:table-cell office:value-type="float" office:value="1271875.3500000001" table:style-name="ce46">
            <text:p><text:s/>1,271,875<text:s/></text:p>
          </table:table-cell>
          <table:table-cell office:value-type="float" office:value="1487640" table:style-name="ce46">
            <text:p><text:s/>1,487,640<text:s/></text:p>
          </table:table-cell>
          <table:table-cell office:value-type="float" office:value="1052406" table:style-name="ce46">
            <text:p><text:s/>1,052,406<text:s/></text:p>
          </table:table-cell>
          <table:table-cell office:value-type="float" office:value="1007526" table:style-name="ce46">
            <text:p><text:s/>1,007,526<text:s/></text:p>
          </table:table-cell>
          <table:table-cell office:value-type="float" office:value="1154406" table:style-name="ce46">
            <text:p><text:s/>1,154,406<text:s/></text:p>
          </table:table-cell>
          <table:table-cell office:value-type="float" office:value="984216" table:style-name="ce46">
            <text:p><text:s/>984,216<text:s/></text:p>
          </table:table-cell>
          <table:table-cell office:value-type="float" office:value="786314" table:style-name="ce46">
            <text:p><text:s/>786,314<text:s/></text:p>
          </table:table-cell>
          <table:table-cell office:value-type="float" office:value="764073" table:style-name="ce46">
            <text:p><text:s/>764,073<text:s/></text:p>
          </table:table-cell>
          <table:table-cell office:value-type="float" office:value="1598580" table:style-name="ce46">
            <text:p><text:s/>1,598,580<text:s/></text:p>
          </table:table-cell>
          <table:table-cell office:value-type="float" office:value="1858094" table:style-name="ce46">
            <text:p><text:s/>1,858,094<text:s/></text:p>
          </table:table-cell>
          <table:table-cell office:value-type="float" office:value="1869908" table:style-name="ce46">
            <text:p><text:s/>1,869,908<text:s/></text:p>
          </table:table-cell>
          <table:table-cell office:value-type="float" office:value="2597" table:style-name="ce46">
            <text:p><text:s/>2,597<text:s/></text:p>
          </table:table-cell>
          <table:table-cell office:value-type="float" office:value="25674" table:style-name="ce46">
            <text:p><text:s/>25,674<text:s/></text:p>
          </table:table-cell>
          <table:table-cell office:value-type="float" office:value="932719" table:style-name="ce46">
            <text:p><text:s/>932,719<text:s/></text:p>
          </table:table-cell>
          <table:table-cell office:value-type="float" office:value="1495711" table:style-name="ce46">
            <text:p><text:s/>1,495,711<text:s/></text:p>
          </table:table-cell>
          <table:table-cell table:style-name="ce44"/>
          <table:table-cell table:number-columns-repeated="16366" table:style-name="ce45"/>
        </table:table-row>
        <table:table-row table:style-name="ro5">
          <table:table-cell office:value-type="string" table:style-name="ce21">
            <text:p>Science Museum Group</text:p>
          </table:table-cell>
          <table:table-cell office:value-type="float" office:value="981295.01" table:style-name="ce46">
            <text:p><text:s/>981,295<text:s/></text:p>
          </table:table-cell>
          <table:table-cell office:value-type="float" office:value="945822" table:style-name="ce46">
            <text:p><text:s/>945,822<text:s/></text:p>
          </table:table-cell>
          <table:table-cell office:value-type="float" office:value="810733" table:style-name="ce46">
            <text:p><text:s/>810,733<text:s/></text:p>
          </table:table-cell>
          <table:table-cell office:value-type="float" office:value="1077229" table:style-name="ce46">
            <text:p><text:s/>1,077,229<text:s/></text:p>
          </table:table-cell>
          <table:table-cell office:value-type="float" office:value="1240000" table:style-name="ce46">
            <text:p><text:s/>1,240,000<text:s/></text:p>
          </table:table-cell>
          <table:table-cell office:value-type="float" office:value="1559000" table:style-name="ce46">
            <text:p><text:s/>1,559,000<text:s/></text:p>
          </table:table-cell>
          <table:table-cell office:value-type="float" office:value="1760000" table:style-name="ce46">
            <text:p><text:s/>1,760,000<text:s/></text:p>
          </table:table-cell>
          <table:table-cell office:value-type="float" office:value="1735000" table:style-name="ce46">
            <text:p><text:s/>1,735,000<text:s/></text:p>
          </table:table-cell>
          <table:table-cell office:value-type="float" office:value="1672000" table:style-name="ce46">
            <text:p><text:s/>1,672,000<text:s/></text:p>
          </table:table-cell>
          <table:table-cell office:value-type="float" office:value="1578000" table:style-name="ce46">
            <text:p><text:s/>1,578,000<text:s/></text:p>
          </table:table-cell>
          <table:table-cell office:value-type="float" office:value="1721000" table:style-name="ce46">
            <text:p><text:s/>1,721,000<text:s/></text:p>
          </table:table-cell>
          <table:table-cell office:value-type="float" office:value="1769000" table:style-name="ce46">
            <text:p><text:s/>1,769,000<text:s/></text:p>
          </table:table-cell>
          <table:table-cell office:value-type="float" office:value="4800" table:style-name="ce46">
            <text:p><text:s/>4,800<text:s/></text:p>
          </table:table-cell>
          <table:table-cell office:value-type="float" office:value="84500" table:style-name="ce46">
            <text:p><text:s/>84,500<text:s/></text:p>
          </table:table-cell>
          <table:table-cell office:value-type="float" office:value="612000" table:style-name="ce46">
            <text:p><text:s/>612,000<text:s/></text:p>
          </table:table-cell>
          <table:table-cell office:value-type="float" office:value="863000" table:style-name="ce46">
            <text:p><text:s/>863,000<text:s/></text:p>
          </table:table-cell>
          <table:table-cell table:style-name="ce44"/>
          <table:table-cell table:number-columns-repeated="16366" table:style-name="ce45"/>
        </table:table-row>
        <table:table-row table:style-name="ro5">
          <table:table-cell office:value-type="string" table:style-name="ce21">
            <text:p>Sir John Soane's Museum</text:p>
          </table:table-cell>
          <table:table-cell office:value-type="float" office:value="24112" table:style-name="ce46">
            <text:p><text:s/>24,112<text:s/></text:p>
          </table:table-cell>
          <table:table-cell office:value-type="float" office:value="22740" table:style-name="ce46">
            <text:p><text:s/>22,740<text:s/></text:p>
          </table:table-cell>
          <table:table-cell office:value-type="float" office:value="34505" table:style-name="ce46">
            <text:p><text:s/>34,505<text:s/></text:p>
          </table:table-cell>
          <table:table-cell office:value-type="float" office:value="34529" table:style-name="ce46">
            <text:p><text:s/>34,529<text:s/></text:p>
          </table:table-cell>
          <table:table-cell office:value-type="float" office:value="35749" table:style-name="ce46">
            <text:p><text:s/>35,749<text:s/></text:p>
          </table:table-cell>
          <table:table-cell office:value-type="float" office:value="57266" table:style-name="ce46">
            <text:p><text:s/>57,266<text:s/></text:p>
          </table:table-cell>
          <table:table-cell office:value-type="float" office:value="58260" table:style-name="ce46">
            <text:p><text:s/>58,260<text:s/></text:p>
          </table:table-cell>
          <table:table-cell office:value-type="float" office:value="48807" table:style-name="ce46">
            <text:p><text:s/>48,807<text:s/></text:p>
          </table:table-cell>
          <table:table-cell office:value-type="float" office:value="59536" table:style-name="ce46">
            <text:p><text:s/>59,536<text:s/></text:p>
          </table:table-cell>
          <table:table-cell office:value-type="float" office:value="67964" table:style-name="ce46">
            <text:p><text:s/>67,964<text:s/></text:p>
          </table:table-cell>
          <table:table-cell office:value-type="float" office:value="66010" table:style-name="ce46">
            <text:p><text:s/>66,010<text:s/></text:p>
          </table:table-cell>
          <table:table-cell office:value-type="float" office:value="68367" table:style-name="ce46">
            <text:p><text:s/>68,367<text:s/></text:p>
          </table:table-cell>
          <table:table-cell office:value-type="float" office:value="63" table:style-name="ce46">
            <text:p><text:s/>63<text:s/></text:p>
          </table:table-cell>
          <table:table-cell office:value-type="float" office:value="6111" table:style-name="ce46">
            <text:p><text:s/>6,111<text:s/></text:p>
          </table:table-cell>
          <table:table-cell office:value-type="float" office:value="61541" table:style-name="ce46">
            <text:p><text:s/>61,541<text:s/></text:p>
          </table:table-cell>
          <table:table-cell office:value-type="float" office:value="72651" table:style-name="ce46">
            <text:p><text:s/>72,651<text:s/></text:p>
          </table:table-cell>
          <table:table-cell table:number-columns-repeated="16367" table:style-name="ce45"/>
        </table:table-row>
        <table:table-row table:style-name="ro5">
          <table:table-cell office:value-type="string" table:style-name="ce21">
            <text:p>Tate Gallery Group</text:p>
          </table:table-cell>
          <table:table-cell office:value-type="float" office:value="2941000" table:style-name="ce46">
            <text:p><text:s/>2,941,000<text:s/></text:p>
          </table:table-cell>
          <table:table-cell office:value-type="float" office:value="3224000" table:style-name="ce46">
            <text:p><text:s/>3,224,000<text:s/></text:p>
          </table:table-cell>
          <table:table-cell office:value-type="float" office:value="3587000" table:style-name="ce46">
            <text:p><text:s/>3,587,000<text:s/></text:p>
          </table:table-cell>
          <table:table-cell office:value-type="float" office:value="3601000" table:style-name="ce46">
            <text:p><text:s/>3,601,000<text:s/></text:p>
          </table:table-cell>
          <table:table-cell office:value-type="float" office:value="3620000" table:style-name="ce46">
            <text:p><text:s/>3,620,000<text:s/></text:p>
          </table:table-cell>
          <table:table-cell office:value-type="float" office:value="3485000" table:style-name="ce46">
            <text:p><text:s/>3,485,000<text:s/></text:p>
          </table:table-cell>
          <table:table-cell office:value-type="float" office:value="3731000" table:style-name="ce46">
            <text:p><text:s/>3,731,000<text:s/></text:p>
          </table:table-cell>
          <table:table-cell office:value-type="float" office:value="3109189" table:style-name="ce46">
            <text:p><text:s/>3,109,189<text:s/></text:p>
          </table:table-cell>
          <table:table-cell office:value-type="float" office:value="3963263" table:style-name="ce46">
            <text:p><text:s/>3,963,263<text:s/></text:p>
          </table:table-cell>
          <table:table-cell office:value-type="float" office:value="3883000" table:style-name="ce46">
            <text:p><text:s/>3,883,000<text:s/></text:p>
          </table:table-cell>
          <table:table-cell office:value-type="float" office:value="3627000" table:style-name="ce46">
            <text:p><text:s/>3,627,000<text:s/></text:p>
          </table:table-cell>
          <table:table-cell office:value-type="float" office:value="3659000" table:style-name="ce46">
            <text:p><text:s/>3,659,000<text:s/></text:p>
          </table:table-cell>
          <table:table-cell office:value-type="float" office:value="14000" table:style-name="ce46">
            <text:p><text:s/>14,000<text:s/></text:p>
          </table:table-cell>
          <table:table-cell office:value-type="float" office:value="198000" table:style-name="ce46">
            <text:p><text:s/>198,000<text:s/></text:p>
          </table:table-cell>
          <table:table-cell office:value-type="float" office:value="1906000" table:style-name="ce46">
            <text:p><text:s/>1,906,000<text:s/></text:p>
          </table:table-cell>
          <table:table-cell office:value-type="float" office:value="2573000" table:style-name="ce46">
            <text:p><text:s/>2,573,000<text:s/></text:p>
          </table:table-cell>
          <table:table-cell table:style-name="ce44"/>
          <table:table-cell table:number-columns-repeated="16366" table:style-name="ce45"/>
        </table:table-row>
        <table:table-row table:style-name="ro8">
          <table:table-cell office:value-type="string" table:style-name="ce21">
            <text:p>Tyne and Wear Museums [note 8]</text:p>
          </table:table-cell>
          <table:table-cell office:value-type="float" office:value="65941.585599600003" table:style-name="ce46">
            <text:p><text:s/>65,942<text:s/></text:p>
          </table:table-cell>
          <table:table-cell office:value-type="float" office:value="42580" table:style-name="ce46">
            <text:p><text:s/>42,580<text:s/></text:p>
          </table:table-cell>
          <table:table-cell office:value-type="float" office:value="49304.588033333297" table:style-name="ce46">
            <text:p><text:s/>49,305<text:s/></text:p>
          </table:table-cell>
          <table:table-cell office:value-type="float" office:value="46998" table:style-name="ce46">
            <text:p><text:s/>46,998<text:s/></text:p>
          </table:table-cell>
          <table:table-cell office:value-type="float" office:value="44739" table:style-name="ce46">
            <text:p><text:s/>44,739<text:s/></text:p>
          </table:table-cell>
          <table:table-cell office:value-type="float" office:value="42882" table:style-name="ce46">
            <text:p><text:s/>42,882<text:s/></text:p>
          </table:table-cell>
          <table:table-cell office:value-type="float" office:value="84028" table:style-name="ce46">
            <text:p><text:s/>84,028<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style-name="ce44"/>
          <table:table-cell table:number-columns-repeated="16366" table:style-name="ce45"/>
        </table:table-row>
        <table:table-row table:style-name="ro8">
          <table:table-cell office:value-type="string" table:style-name="ce21">
            <text:p>Victoria and Albert Museum [note 9]</text:p>
          </table:table-cell>
          <table:table-cell office:value-type="float" office:value="817800" table:style-name="ce46">
            <text:p><text:s/>817,800<text:s/></text:p>
          </table:table-cell>
          <table:table-cell office:value-type="float" office:value="1190000" table:style-name="ce46">
            <text:p><text:s/>1,190,000<text:s/></text:p>
          </table:table-cell>
          <table:table-cell office:value-type="float" office:value="1214000" table:style-name="ce46">
            <text:p><text:s/>1,214,000<text:s/></text:p>
          </table:table-cell>
          <table:table-cell office:value-type="float" office:value="1444400" table:style-name="ce46">
            <text:p><text:s/>1,444,400<text:s/></text:p>
          </table:table-cell>
          <table:table-cell office:value-type="float" office:value="1536900" table:style-name="ce46">
            <text:p><text:s/>1,536,900<text:s/></text:p>
          </table:table-cell>
          <table:table-cell office:value-type="float" office:value="1713000" table:style-name="ce46">
            <text:p><text:s/>1,713,000<text:s/></text:p>
          </table:table-cell>
          <table:table-cell office:value-type="float" office:value="2067800" table:style-name="ce46">
            <text:p><text:s/>2,067,800<text:s/></text:p>
          </table:table-cell>
          <table:table-cell office:value-type="float" office:value="1656200" table:style-name="ce46">
            <text:p><text:s/>1,656,200<text:s/></text:p>
          </table:table-cell>
          <table:table-cell office:value-type="float" office:value="1380348" table:style-name="ce46">
            <text:p><text:s/>1,380,348<text:s/></text:p>
          </table:table-cell>
          <table:table-cell office:value-type="float" office:value="1948920" table:style-name="ce46">
            <text:p><text:s/>1,948,920<text:s/></text:p>
          </table:table-cell>
          <table:table-cell office:value-type="float" office:value="1662931" table:style-name="ce46">
            <text:p><text:s/>1,662,931<text:s/></text:p>
          </table:table-cell>
          <table:table-cell office:value-type="float" office:value="2076174" table:style-name="ce46">
            <text:p><text:s/>2,076,174<text:s/></text:p>
          </table:table-cell>
          <table:table-cell office:value-type="float" office:value="3700" table:style-name="ce46">
            <text:p><text:s/>3,700<text:s/></text:p>
          </table:table-cell>
          <table:table-cell office:value-type="float" office:value="94500" table:style-name="ce46">
            <text:p><text:s/>94,500<text:s/></text:p>
          </table:table-cell>
          <table:table-cell office:value-type="float" office:value="932300" table:style-name="ce57">
            <text:p><text:s/>932,300<text:s/></text:p>
          </table:table-cell>
          <table:table-cell office:value-type="float" office:value="1492300" table:style-name="ce46">
            <text:p><text:s/>1,492,300<text:s/></text:p>
          </table:table-cell>
          <table:table-cell office:value-type="string" table:style-name="ce44">
            <text:p>[note 2] The cell P21 is a revised figure.</text:p>
          </table:table-cell>
          <table:table-cell table:number-columns-repeated="16366" table:style-name="ce45"/>
        </table:table-row>
        <table:table-row table:style-name="ro5">
          <table:table-cell office:value-type="string" table:style-name="ce21">
            <text:p>Wallace Collection</text:p>
          </table:table-cell>
          <table:table-cell office:value-type="float" office:value="140074" table:style-name="ce46">
            <text:p><text:s/>140,074<text:s/></text:p>
          </table:table-cell>
          <table:table-cell office:value-type="float" office:value="168420" table:style-name="ce46">
            <text:p><text:s/>168,420<text:s/></text:p>
          </table:table-cell>
          <table:table-cell office:value-type="float" office:value="139440" table:style-name="ce46">
            <text:p><text:s/>139,440<text:s/></text:p>
          </table:table-cell>
          <table:table-cell office:value-type="float" office:value="127780" table:style-name="ce46">
            <text:p><text:s/>127,780<text:s/></text:p>
          </table:table-cell>
          <table:table-cell office:value-type="float" office:value="143547" table:style-name="ce46">
            <text:p><text:s/>143,547<text:s/></text:p>
          </table:table-cell>
          <table:table-cell office:value-type="float" office:value="166188" table:style-name="ce46">
            <text:p><text:s/>166,188<text:s/></text:p>
          </table:table-cell>
          <table:table-cell office:value-type="float" office:value="175412" table:style-name="ce46">
            <text:p><text:s/>175,412<text:s/></text:p>
          </table:table-cell>
          <table:table-cell office:value-type="float" office:value="157880" table:style-name="ce46">
            <text:p><text:s/>157,880<text:s/></text:p>
          </table:table-cell>
          <table:table-cell office:value-type="float" office:value="167302" table:style-name="ce46">
            <text:p><text:s/>167,302<text:s/></text:p>
          </table:table-cell>
          <table:table-cell office:value-type="float" office:value="186240" table:style-name="ce46">
            <text:p><text:s/>186,240<text:s/></text:p>
          </table:table-cell>
          <table:table-cell office:value-type="float" office:value="122286" table:style-name="ce46">
            <text:p><text:s/>122,286<text:s/></text:p>
          </table:table-cell>
          <table:table-cell office:value-type="float" office:value="155898" table:style-name="ce46">
            <text:p><text:s/>155,898<text:s/></text:p>
          </table:table-cell>
          <table:table-cell office:value-type="float" office:value="1836" table:style-name="ce46">
            <text:p><text:s/>1,836<text:s/></text:p>
          </table:table-cell>
          <table:table-cell office:value-type="float" office:value="19498" table:style-name="ce46">
            <text:p><text:s/>19,498<text:s/></text:p>
          </table:table-cell>
          <table:table-cell office:value-type="float" office:value="97208" table:style-name="ce46">
            <text:p><text:s/>97,208<text:s/></text:p>
          </table:table-cell>
          <table:table-cell office:value-type="float" office:value="186605" table:style-name="ce46">
            <text:p><text:s/>186,605<text:s/></text:p>
          </table:table-cell>
          <table:table-cell table:style-name="ce44"/>
          <table:table-cell table:number-columns-repeated="16366" table:style-name="ce45"/>
        </table:table-row>
        <table:table-row table:style-name="ro8">
          <table:table-cell office:value-type="string" table:style-name="ce21">
            <text:p>Total [note 11]</text:p>
          </table:table-cell>
          <table:table-cell office:value-type="float" office:value="13880000" table:style-name="ce46">
            <text:p><text:s/>13,880,000<text:s/></text:p>
          </table:table-cell>
          <table:table-cell office:value-type="float" office:value="15430000" table:style-name="ce46">
            <text:p><text:s/>15,430,000<text:s/></text:p>
          </table:table-cell>
          <table:table-cell office:value-type="float" office:value="17744000" table:style-name="ce46">
            <text:p><text:s/>17,744,000<text:s/></text:p>
          </table:table-cell>
          <table:table-cell office:value-type="float" office:value="19896000" table:style-name="ce46">
            <text:p><text:s/>19,896,000<text:s/></text:p>
          </table:table-cell>
          <table:table-cell office:value-type="float" office:value="20574000" table:style-name="ce46">
            <text:p><text:s/>20,574,000<text:s/></text:p>
          </table:table-cell>
          <table:table-cell office:value-type="float" office:value="21659000" table:style-name="ce46">
            <text:p><text:s/>21,659,000<text:s/></text:p>
          </table:table-cell>
          <table:table-cell office:value-type="float" office:value="23837000" table:style-name="ce46">
            <text:p><text:s/>23,837,000<text:s/></text:p>
          </table:table-cell>
          <table:table-cell office:value-type="float" office:value="22229000" table:style-name="ce46">
            <text:p><text:s/>22,229,000<text:s/></text:p>
          </table:table-cell>
          <table:table-cell office:value-type="float" office:value="22136000" table:style-name="ce46">
            <text:p><text:s/>22,136,000<text:s/></text:p>
          </table:table-cell>
          <table:table-cell office:value-type="float" office:value="22411000" table:style-name="ce46">
            <text:p><text:s/>22,411,000<text:s/></text:p>
          </table:table-cell>
          <table:table-cell office:value-type="float" office:value="23326000" table:style-name="ce46">
            <text:p><text:s/>23,326,000<text:s/></text:p>
          </table:table-cell>
          <table:table-cell office:value-type="float" office:value="24220000" table:style-name="ce46">
            <text:p><text:s/>24,220,000<text:s/></text:p>
          </table:table-cell>
          <table:table-cell office:value-type="float" office:value="54000" table:style-name="ce46">
            <text:p><text:s/>54,000<text:s/></text:p>
          </table:table-cell>
          <table:table-cell office:value-type="float" office:value="1385000" table:style-name="ce46">
            <text:p><text:s/>1,385,000<text:s/></text:p>
          </table:table-cell>
          <table:table-cell office:value-type="float" office:value="11461000" table:style-name="ce57">
            <text:p><text:s/>11,461,000<text:s/></text:p>
          </table:table-cell>
          <table:table-cell office:value-type="float" office:value="18093000" table:style-name="ce46">
            <text:p><text:s/>18,093,000<text:s/></text:p>
          </table:table-cell>
          <table:table-cell office:value-type="string" table:style-name="ce44">
            <text:p>[note 2] The cell P23 is a revised figure.</text:p>
          </table:table-cell>
          <table:table-cell table:number-columns-repeated="16366" table:style-name="ce45"/>
        </table:table-row>
        <table:table-row table:style-name="ro5">
          <table:table-cell table:style-name="ce59"/>
          <table:table-cell table:number-columns-repeated="10" table:style-name="ce67"/>
          <table:table-cell table:style-name="ce77"/>
          <table:table-cell table:style-name="ce67"/>
          <table:table-cell table:number-columns-repeated="3" table:style-name="ce46"/>
          <table:table-cell table:number-columns-repeated="2" table:style-name="ce30"/>
          <table:table-cell table:number-columns-repeated="16366" table:style-name="ce1"/>
        </table:table-row>
        <table:table-row table:style-name="ro5">
          <table:table-cell table:style-name="ce59"/>
          <table:table-cell table:number-columns-repeated="11" table:style-name="ce67"/>
          <table:table-cell table:number-columns-repeated="6" table:style-name="ce30"/>
          <table:table-cell table:number-columns-repeated="16366" table:style-name="ce1"/>
        </table:table-row>
        <table:table-row table:style-name="ro5">
          <table:table-cell table:style-name="ce59"/>
          <table:table-cell table:number-columns-repeated="11" table:style-name="ce67"/>
          <table:table-cell table:style-name="ce30"/>
          <table:table-cell table:style-name="ce73"/>
          <table:table-cell table:number-columns-repeated="4" table:style-name="ce30"/>
          <table:table-cell table:number-columns-repeated="16366" table:style-name="ce1"/>
        </table:table-row>
        <table:table-row table:number-rows-repeated="17" table:style-name="ro5">
          <table:table-cell table:style-name="ce59"/>
          <table:table-cell table:number-columns-repeated="11" table:style-name="ce67"/>
          <table:table-cell table:number-columns-repeated="6" table:style-name="ce30"/>
          <table:table-cell table:number-columns-repeated="16366" table:style-name="ce1"/>
        </table:table-row>
        <table:table-row table:style-name="ro5">
          <table:table-cell table:style-name="ce59"/>
          <table:table-cell table:number-columns-repeated="12" table:style-name="ce67"/>
          <table:table-cell table:number-columns-repeated="5" table:style-name="ce30"/>
          <table:table-cell table:number-columns-repeated="16366" table:style-name="ce1"/>
        </table:table-row>
        <table:table-row table:number-rows-repeated="1048532" table:style-name="ro5">
          <table:table-cell table:number-columns-repeated="16384"/>
        </table:table-row>
      </table:table>
      <table:table table:name="5" table:style-name="ta1">
        <table:table-column table:style-name="co7" table:default-cell-style-name="ce59"/>
        <table:table-column table:style-name="co8" table:number-columns-repeated="12" table:default-cell-style-name="ce30"/>
        <table:table-column table:style-name="co19" table:default-cell-style-name="ce30"/>
        <table:table-column table:style-name="co20" table:number-columns-repeated="2" table:default-cell-style-name="ce30"/>
        <table:table-column table:style-name="co11" table:number-columns-repeated="16368" table:default-cell-style-name="ce30"/>
        <table:table-row table:style-name="ro1">
          <table:table-cell office:value-type="string" table:style-name="ce28">
            <text:p><text:a xlink:href="#Contents.A1">Table 5: Number of unique website visits, split by museum 2008/09 - 2023/24 [note 1][note 13]</text:a></text:p>
          </table:table-cell>
          <table:table-cell table:number-columns-repeated="3" table:style-name="ce29"/>
          <table:table-cell table:number-columns-repeated="1638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text:s/>b = break in serie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16">
            <text:p>Name of museum or gallery<text:s/></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5">
            <text:p>Notes</text:p>
          </table:table-cell>
          <table:table-cell table:number-columns-repeated="16366" table:style-name="ce35"/>
        </table:table-row>
        <table:table-row table:style-name="ro5">
          <table:table-cell office:value-type="string" table:style-name="ce21">
            <text:p>British Museum</text:p>
          </table:table-cell>
          <table:table-cell office:value-type="float" office:value="10711352" table:style-name="ce44">
            <text:p>10,711,352</text:p>
          </table:table-cell>
          <table:table-cell office:value-type="float" office:value="15034957" table:style-name="ce44">
            <text:p>15,034,957</text:p>
          </table:table-cell>
          <table:table-cell office:value-type="float" office:value="21496815" table:style-name="ce44">
            <text:p>21,496,815</text:p>
          </table:table-cell>
          <table:table-cell office:value-type="float" office:value="23877973" table:style-name="ce44">
            <text:p>23,877,973</text:p>
          </table:table-cell>
          <table:table-cell office:value-type="float" office:value="27298557" table:style-name="ce44">
            <text:p>27,298,557</text:p>
          </table:table-cell>
          <table:table-cell office:value-type="float" office:value="35252123" table:style-name="ce44">
            <text:p>35,252,123</text:p>
          </table:table-cell>
          <table:table-cell office:value-type="float" office:value="33736024" table:style-name="ce44">
            <text:p>33,736,024</text:p>
          </table:table-cell>
          <table:table-cell office:value-type="float" office:value="32501070" table:style-name="ce44">
            <text:p>32,501,070</text:p>
          </table:table-cell>
          <table:table-cell office:value-type="float" office:value="34700000" table:style-name="ce44">
            <text:p>34,700,000</text:p>
          </table:table-cell>
          <table:table-cell office:value-type="float" office:value="37529494" table:style-name="ce44">
            <text:p>37,529,494</text:p>
          </table:table-cell>
          <table:table-cell office:value-type="float" office:value="33599878" table:style-name="ce44">
            <text:p>33,599,878</text:p>
          </table:table-cell>
          <table:table-cell office:value-type="float" office:value="33914521" table:style-name="ce44">
            <text:p>33,914,521</text:p>
          </table:table-cell>
          <table:table-cell office:value-type="float" office:value="33521361" table:style-name="ce44">
            <text:p>33,521,361</text:p>
          </table:table-cell>
          <table:table-cell office:value-type="float" office:value="34183402" table:style-name="ce44">
            <text:p>34,183,402</text:p>
          </table:table-cell>
          <table:table-cell office:value-type="float" office:value="26500000" table:style-name="ce44">
            <text:p>26,500,000</text:p>
          </table:table-cell>
          <table:table-cell office:value-type="float" office:value="33060034" table:style-name="ce44">
            <text:p>33,060,034</text:p>
          </table:table-cell>
          <table:table-cell table:number-columns-repeated="16367" table:style-name="ce45"/>
        </table:table-row>
        <table:table-row table:style-name="ro5">
          <table:table-cell office:value-type="string" table:style-name="ce21">
            <text:p>Museum of the Home</text:p>
          </table:table-cell>
          <table:table-cell office:value-type="float" office:value="86499" table:style-name="ce44">
            <text:p>86,499</text:p>
          </table:table-cell>
          <table:table-cell office:value-type="float" office:value="497925" table:style-name="ce44">
            <text:p>497,925</text:p>
          </table:table-cell>
          <table:table-cell office:value-type="float" office:value="527082" table:style-name="ce44">
            <text:p>527,082</text:p>
          </table:table-cell>
          <table:table-cell office:value-type="float" office:value="350630" table:style-name="ce44">
            <text:p>350,630</text:p>
          </table:table-cell>
          <table:table-cell office:value-type="float" office:value="334597" table:style-name="ce44">
            <text:p>334,597</text:p>
          </table:table-cell>
          <table:table-cell office:value-type="float" office:value="352154" table:style-name="ce44">
            <text:p>352,154</text:p>
          </table:table-cell>
          <table:table-cell office:value-type="float" office:value="332675" table:style-name="ce44">
            <text:p>332,675</text:p>
          </table:table-cell>
          <table:table-cell office:value-type="float" office:value="323763" table:style-name="ce44">
            <text:p>323,763</text:p>
          </table:table-cell>
          <table:table-cell office:value-type="float" office:value="313938" table:style-name="ce44">
            <text:p>313,938</text:p>
          </table:table-cell>
          <table:table-cell office:value-type="float" office:value="284654" table:style-name="ce44">
            <text:p>284,654</text:p>
          </table:table-cell>
          <table:table-cell office:value-type="float" office:value="195309" table:style-name="ce44">
            <text:p>195,309</text:p>
          </table:table-cell>
          <table:table-cell office:value-type="float" office:value="161345" table:style-name="ce44">
            <text:p>161,345</text:p>
          </table:table-cell>
          <table:table-cell office:value-type="float" office:value="276695" table:style-name="ce44">
            <text:p>276,695</text:p>
          </table:table-cell>
          <table:table-cell office:value-type="float" office:value="201561" table:style-name="ce44">
            <text:p>201,561</text:p>
          </table:table-cell>
          <table:table-cell office:value-type="float" office:value="158372" table:style-name="ce44">
            <text:p>158,372</text:p>
          </table:table-cell>
          <table:table-cell office:value-type="float" office:value="133342" table:style-name="ce44">
            <text:p>133,342</text:p>
          </table:table-cell>
          <table:table-cell table:number-columns-repeated="16367" table:style-name="ce45"/>
        </table:table-row>
        <table:table-row table:style-name="ro5">
          <table:table-cell office:value-type="string" table:style-name="ce21">
            <text:p>Horniman Museum</text:p>
          </table:table-cell>
          <table:table-cell office:value-type="float" office:value="483113" table:style-name="ce44">
            <text:p>483,113</text:p>
          </table:table-cell>
          <table:table-cell office:value-type="float" office:value="252206" table:style-name="ce44">
            <text:p>252,206</text:p>
          </table:table-cell>
          <table:table-cell office:value-type="float" office:value="252867" table:style-name="ce44">
            <text:p>252,867</text:p>
          </table:table-cell>
          <table:table-cell office:value-type="float" office:value="353824" table:style-name="ce44">
            <text:p>353,824</text:p>
          </table:table-cell>
          <table:table-cell office:value-type="float" office:value="457794" table:style-name="ce44">
            <text:p>457,794</text:p>
          </table:table-cell>
          <table:table-cell office:value-type="float" office:value="525506" table:style-name="ce44">
            <text:p>525,506</text:p>
          </table:table-cell>
          <table:table-cell office:value-type="float" office:value="618603" table:style-name="ce44">
            <text:p>618,603</text:p>
          </table:table-cell>
          <table:table-cell office:value-type="float" office:value="648215" table:style-name="ce44">
            <text:p>648,215</text:p>
          </table:table-cell>
          <table:table-cell office:value-type="float" office:value="558000" table:style-name="ce44">
            <text:p>558,000</text:p>
          </table:table-cell>
          <table:table-cell office:value-type="float" office:value="733000" table:style-name="ce44">
            <text:p>733,000</text:p>
          </table:table-cell>
          <table:table-cell office:value-type="float" office:value="706000" table:style-name="ce44">
            <text:p>706,000</text:p>
          </table:table-cell>
          <table:table-cell office:value-type="float" office:value="708000" table:style-name="ce44">
            <text:p>708,000</text:p>
          </table:table-cell>
          <table:table-cell office:value-type="float" office:value="367000" table:style-name="ce44">
            <text:p>367,000</text:p>
          </table:table-cell>
          <table:table-cell office:value-type="float" office:value="539000" table:style-name="ce44">
            <text:p>539,000</text:p>
          </table:table-cell>
          <table:table-cell office:value-type="float" office:value="636000" table:style-name="ce44">
            <text:p>636,000</text:p>
          </table:table-cell>
          <table:table-cell office:value-type="float" office:value="626629" table:style-name="ce44">
            <text:p>626,629</text:p>
          </table:table-cell>
          <table:table-cell table:number-columns-repeated="16367" table:style-name="ce45"/>
        </table:table-row>
        <table:table-row table:style-name="ro5">
          <table:table-cell office:value-type="string" table:style-name="ce21">
            <text:p>Imperial War Museums [note 29]</text:p>
          </table:table-cell>
          <table:table-cell office:value-type="float" office:value="2006765" table:style-name="ce44">
            <text:p>2,006,765</text:p>
          </table:table-cell>
          <table:table-cell office:value-type="float" office:value="10796969" table:style-name="ce44">
            <text:p>10,796,969</text:p>
          </table:table-cell>
          <table:table-cell office:value-type="float" office:value="8587082" table:style-name="ce44">
            <text:p>8,587,082</text:p>
          </table:table-cell>
          <table:table-cell office:value-type="float" office:value="3962384" table:style-name="ce44">
            <text:p>3,962,384</text:p>
          </table:table-cell>
          <table:table-cell office:value-type="float" office:value="3575646" table:style-name="ce44">
            <text:p>3,575,646</text:p>
          </table:table-cell>
          <table:table-cell office:value-type="float" office:value="4166663" table:style-name="ce44">
            <text:p>4,166,663</text:p>
          </table:table-cell>
          <table:table-cell office:value-type="float" office:value="5516723" table:style-name="ce44">
            <text:p>5,516,723</text:p>
          </table:table-cell>
          <table:table-cell office:value-type="float" office:value="5290351" table:style-name="ce44">
            <text:p>5,290,351</text:p>
          </table:table-cell>
          <table:table-cell office:value-type="float" office:value="6186000" table:style-name="ce44">
            <text:p>6,186,000</text:p>
          </table:table-cell>
          <table:table-cell office:value-type="float" office:value="6646000" table:style-name="ce44">
            <text:p>6,646,000</text:p>
          </table:table-cell>
          <table:table-cell office:value-type="float" office:value="11393000" table:style-name="ce44">
            <text:p>11,393,000</text:p>
          </table:table-cell>
          <table:table-cell office:value-type="float" office:value="12265000" table:style-name="ce44">
            <text:p>12,265,000</text:p>
          </table:table-cell>
          <table:table-cell office:value-type="float" office:value="9400000" table:style-name="ce44">
            <text:p>9,400,000</text:p>
          </table:table-cell>
          <table:table-cell office:value-type="float" office:value="18044000" table:style-name="ce44">
            <text:p>18,044,000</text:p>
          </table:table-cell>
          <table:table-cell office:value-type="float" office:value="19840000" table:style-name="ce44">
            <text:p>19,840,000</text:p>
          </table:table-cell>
          <table:table-cell office:value-type="float" office:value="14391000" table:style-name="ce44">
            <text:p>14,391,000</text:p>
          </table:table-cell>
          <table:table-cell table:style-name="ce44"/>
          <table:table-cell table:number-columns-repeated="16366" table:style-name="ce45"/>
        </table:table-row>
        <table:table-row table:style-name="ro8">
          <table:table-cell office:value-type="string" table:style-name="ce21">
            <text:p>Museum of Science and Industry in Manchester [note 4]</text:p>
          </table:table-cell>
          <table:table-cell office:value-type="float" office:value="745188" table:style-name="ce44">
            <text:p>745,188</text:p>
          </table:table-cell>
          <table:table-cell office:value-type="float" office:value="319539" table:style-name="ce44">
            <text:p>319,539</text:p>
          </table:table-cell>
          <table:table-cell office:value-type="float" office:value="330000" table:style-name="ce44">
            <text:p>330,000</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number-columns-repeated="16367" table:style-name="ce45"/>
        </table:table-row>
        <table:table-row table:style-name="ro8">
          <table:table-cell office:value-type="string" table:style-name="ce21">
            <text:p>National Gallery [note 30]</text:p>
          </table:table-cell>
          <table:table-cell office:value-type="float" office:value="2685198" table:style-name="ce44">
            <text:p>2,685,198</text:p>
          </table:table-cell>
          <table:table-cell office:value-type="float" office:value="2725775" table:style-name="ce44">
            <text:p>2,725,775</text:p>
          </table:table-cell>
          <table:table-cell office:value-type="float" office:value="2607417" table:style-name="ce44">
            <text:p>2,607,417</text:p>
          </table:table-cell>
          <table:table-cell office:value-type="float" office:value="3841221" table:style-name="ce44">
            <text:p>3,841,221</text:p>
          </table:table-cell>
          <table:table-cell office:value-type="float" office:value="3490775" table:style-name="ce44">
            <text:p>3,490,775</text:p>
          </table:table-cell>
          <table:table-cell office:value-type="float" office:value="3800000" table:style-name="ce44">
            <text:p>3,800,000</text:p>
          </table:table-cell>
          <table:table-cell office:value-type="float" office:value="4500000" table:style-name="ce44">
            <text:p>4,500,000</text:p>
          </table:table-cell>
          <table:table-cell office:value-type="float" office:value="4740681" table:style-name="ce44">
            <text:p>4,740,681</text:p>
          </table:table-cell>
          <table:table-cell office:value-type="float" office:value="4800000" table:style-name="ce44">
            <text:p>4,800,000</text:p>
          </table:table-cell>
          <table:table-cell office:value-type="float" office:value="3817966" table:style-name="ce44">
            <text:p>3,817,966</text:p>
          </table:table-cell>
          <table:table-cell office:value-type="float" office:value="4354755" table:style-name="ce44">
            <text:p>4,354,755</text:p>
          </table:table-cell>
          <table:table-cell office:value-type="float" office:value="4800000" table:style-name="ce44">
            <text:p>4,800,000</text:p>
          </table:table-cell>
          <table:table-cell office:value-type="float" office:value="5100000" table:style-name="ce44">
            <text:p>5,100,000</text:p>
          </table:table-cell>
          <table:table-cell office:value-type="float" office:value="4900000" table:style-name="ce44">
            <text:p>4,900,000</text:p>
          </table:table-cell>
          <table:table-cell office:value-type="float" office:value="9300000" table:style-name="ce43">
            <text:p>9,300,000</text:p>
          </table:table-cell>
          <table:table-cell office:value-type="float" office:value="11752561" table:style-name="ce44">
            <text:p>11,752,561</text:p>
          </table:table-cell>
          <table:table-cell office:value-type="string" table:style-name="ce44">
            <text:p>[note 2] The cell P11 is a revised figure.</text:p>
          </table:table-cell>
          <table:table-cell table:number-columns-repeated="16366" table:style-name="ce45"/>
        </table:table-row>
        <table:table-row table:style-name="ro8">
          <table:table-cell office:value-type="string" table:style-name="ce21">
            <text:p>National Museums Liverpool</text:p>
          </table:table-cell>
          <table:table-cell office:value-type="float" office:value="2689889" table:style-name="ce44">
            <text:p>2,689,889</text:p>
          </table:table-cell>
          <table:table-cell office:value-type="float" office:value="3338143" table:style-name="ce44">
            <text:p>3,338,143</text:p>
          </table:table-cell>
          <table:table-cell office:value-type="float" office:value="3176266" table:style-name="ce44">
            <text:p>3,176,266</text:p>
          </table:table-cell>
          <table:table-cell office:value-type="float" office:value="2060889" table:style-name="ce44">
            <text:p>2,060,889</text:p>
          </table:table-cell>
          <table:table-cell office:value-type="float" office:value="2077530" table:style-name="ce44">
            <text:p>2,077,530</text:p>
          </table:table-cell>
          <table:table-cell office:value-type="float" office:value="1835087" table:style-name="ce44">
            <text:p>1,835,087</text:p>
          </table:table-cell>
          <table:table-cell office:value-type="float" office:value="2008068" table:style-name="ce44">
            <text:p>2,008,068</text:p>
          </table:table-cell>
          <table:table-cell office:value-type="float" office:value="2166140" table:style-name="ce44">
            <text:p>2,166,140</text:p>
          </table:table-cell>
          <table:table-cell office:value-type="float" office:value="2129132" table:style-name="ce44">
            <text:p>2,129,132</text:p>
          </table:table-cell>
          <table:table-cell office:value-type="float" office:value="3132822" table:style-name="ce44">
            <text:p>3,132,822</text:p>
          </table:table-cell>
          <table:table-cell office:value-type="float" office:value="2318177" table:style-name="ce44">
            <text:p>2,318,177</text:p>
          </table:table-cell>
          <table:table-cell office:value-type="float" office:value="2372222" table:style-name="ce44">
            <text:p>2,372,222</text:p>
          </table:table-cell>
          <table:table-cell office:value-type="float" office:value="1253295" table:style-name="ce44">
            <text:p>1,253,295</text:p>
          </table:table-cell>
          <table:table-cell office:value-type="string" table:style-name="ce44">
            <text:p>4,095,458 </text:p>
          </table:table-cell>
          <table:table-cell office:value-type="float" office:value="4795370" table:style-name="ce43">
            <text:p>4,795,370</text:p>
          </table:table-cell>
          <table:table-cell office:value-type="float" office:value="4126401" table:style-name="ce44">
            <text:p>4,126,401</text:p>
          </table:table-cell>
          <table:table-cell office:value-type="string" table:style-name="ce44">
            <text:p>[note 2] The cell P12 is a revised figure.</text:p>
          </table:table-cell>
          <table:table-cell table:number-columns-repeated="16366" table:style-name="ce45"/>
        </table:table-row>
        <table:table-row table:style-name="ro8">
          <table:table-cell office:value-type="string" table:style-name="ce21">
            <text:p>National Portrait Gallery [note 31]</text:p>
          </table:table-cell>
          <table:table-cell office:value-type="float" office:value="15545994" table:style-name="ce44">
            <text:p>15,545,994</text:p>
          </table:table-cell>
          <table:table-cell office:value-type="float" office:value="13507970" table:style-name="ce44">
            <text:p>13,507,970</text:p>
          </table:table-cell>
          <table:table-cell office:value-type="float" office:value="13724626" table:style-name="ce44">
            <text:p>13,724,626</text:p>
          </table:table-cell>
          <table:table-cell office:value-type="float" office:value="3213737" table:style-name="ce44">
            <text:p>3,213,737</text:p>
          </table:table-cell>
          <table:table-cell office:value-type="float" office:value="3626300" table:style-name="ce44">
            <text:p>3,626,300</text:p>
          </table:table-cell>
          <table:table-cell office:value-type="float" office:value="4103286" table:style-name="ce44">
            <text:p>4,103,286</text:p>
          </table:table-cell>
          <table:table-cell office:value-type="float" office:value="4211179" table:style-name="ce44">
            <text:p>4,211,179</text:p>
          </table:table-cell>
          <table:table-cell office:value-type="float" office:value="4997039" table:style-name="ce44">
            <text:p>4,997,039</text:p>
          </table:table-cell>
          <table:table-cell office:value-type="float" office:value="4746000" table:style-name="ce44">
            <text:p>4,746,000</text:p>
          </table:table-cell>
          <table:table-cell office:value-type="float" office:value="3846000" table:style-name="ce44">
            <text:p>3,846,000</text:p>
          </table:table-cell>
          <table:table-cell office:value-type="float" office:value="5131000" table:style-name="ce44">
            <text:p>5,131,000</text:p>
          </table:table-cell>
          <table:table-cell office:value-type="float" office:value="5545000" table:style-name="ce44">
            <text:p>5,545,000</text:p>
          </table:table-cell>
          <table:table-cell office:value-type="float" office:value="4700000" table:style-name="ce44">
            <text:p>4,700,000</text:p>
          </table:table-cell>
          <table:table-cell office:value-type="float" office:value="3700000" table:style-name="ce44">
            <text:p>3,700,000</text:p>
          </table:table-cell>
          <table:table-cell office:value-type="float" office:value="3638000" table:style-name="ce44">
            <text:p>3,638,000</text:p>
          </table:table-cell>
          <table:table-cell office:value-type="float" office:value="5500000" table:style-name="ce44">
            <text:p>5,500,000</text:p>
          </table:table-cell>
          <table:table-cell table:number-columns-repeated="16367" table:style-name="ce45"/>
        </table:table-row>
        <table:table-row table:style-name="ro8">
          <table:table-cell office:value-type="string" table:style-name="ce21">
            <text:p>Natural History Museum [note 32]</text:p>
          </table:table-cell>
          <table:table-cell office:value-type="float" office:value="5223157" table:style-name="ce44">
            <text:p>5,223,157</text:p>
          </table:table-cell>
          <table:table-cell office:value-type="float" office:value="5359442" table:style-name="ce44">
            <text:p>5,359,442</text:p>
          </table:table-cell>
          <table:table-cell office:value-type="float" office:value="5957511" table:style-name="ce44">
            <text:p>5,957,511</text:p>
          </table:table-cell>
          <table:table-cell office:value-type="float" office:value="7244701" table:style-name="ce44">
            <text:p>7,244,701</text:p>
          </table:table-cell>
          <table:table-cell office:value-type="float" office:value="8691925" table:style-name="ce44">
            <text:p>8,691,925</text:p>
          </table:table-cell>
          <table:table-cell office:value-type="float" office:value="10771429" table:style-name="ce44">
            <text:p>10,771,429</text:p>
          </table:table-cell>
          <table:table-cell office:value-type="float" office:value="13159389" table:style-name="ce44">
            <text:p>13,159,389</text:p>
          </table:table-cell>
          <table:table-cell office:value-type="float" office:value="10489392" table:style-name="ce44">
            <text:p>10,489,392</text:p>
          </table:table-cell>
          <table:table-cell office:value-type="float" office:value="9195229" table:style-name="ce44">
            <text:p>9,195,229</text:p>
          </table:table-cell>
          <table:table-cell office:value-type="float" office:value="9890000" table:style-name="ce44">
            <text:p>9,890,000</text:p>
          </table:table-cell>
          <table:table-cell office:value-type="float" office:value="12800000" table:style-name="ce44">
            <text:p>12,800,000</text:p>
          </table:table-cell>
          <table:table-cell office:value-type="float" office:value="13723000" table:style-name="ce44">
            <text:p>13,723,000</text:p>
          </table:table-cell>
          <table:table-cell office:value-type="float" office:value="15300000" table:style-name="ce44">
            <text:p>15,300,000</text:p>
          </table:table-cell>
          <table:table-cell office:value-type="float" office:value="17300000" table:style-name="ce44">
            <text:p>17,300,000</text:p>
          </table:table-cell>
          <table:table-cell office:value-type="float" office:value="17100000" table:style-name="ce44">
            <text:p>17,100,000</text:p>
          </table:table-cell>
          <table:table-cell office:value-type="float" office:value="18900000" table:style-name="ce44">
            <text:p>18,900,000</text:p>
          </table:table-cell>
          <table:table-cell table:number-columns-repeated="16367" table:style-name="ce45"/>
        </table:table-row>
        <table:table-row table:style-name="ro5">
          <table:table-cell office:value-type="string" table:style-name="ce21">
            <text:p>Royal Armouries</text:p>
          </table:table-cell>
          <table:table-cell office:value-type="float" office:value="448622" table:style-name="ce44">
            <text:p>448,622</text:p>
          </table:table-cell>
          <table:table-cell office:value-type="float" office:value="461716" table:style-name="ce44">
            <text:p>461,716</text:p>
          </table:table-cell>
          <table:table-cell office:value-type="float" office:value="403379" table:style-name="ce44">
            <text:p>403,379</text:p>
          </table:table-cell>
          <table:table-cell office:value-type="float" office:value="409859" table:style-name="ce44">
            <text:p>409,859</text:p>
          </table:table-cell>
          <table:table-cell office:value-type="float" office:value="466851" table:style-name="ce44">
            <text:p>466,851</text:p>
          </table:table-cell>
          <table:table-cell office:value-type="float" office:value="547558" table:style-name="ce44">
            <text:p>547,558</text:p>
          </table:table-cell>
          <table:table-cell office:value-type="float" office:value="494553" table:style-name="ce44">
            <text:p>494,553</text:p>
          </table:table-cell>
          <table:table-cell office:value-type="float" office:value="469572" table:style-name="ce44">
            <text:p>469,572</text:p>
          </table:table-cell>
          <table:table-cell office:value-type="float" office:value="441539" table:style-name="ce44">
            <text:p>441,539</text:p>
          </table:table-cell>
          <table:table-cell office:value-type="float" office:value="506992" table:style-name="ce44">
            <text:p>506,992</text:p>
          </table:table-cell>
          <table:table-cell office:value-type="float" office:value="907219" table:style-name="ce44">
            <text:p>907,219</text:p>
          </table:table-cell>
          <table:table-cell office:value-type="float" office:value="369999" table:style-name="ce44">
            <text:p>369,999</text:p>
          </table:table-cell>
          <table:table-cell office:value-type="float" office:value="395132" table:style-name="ce44">
            <text:p>395,132</text:p>
          </table:table-cell>
          <table:table-cell office:value-type="float" office:value="1019577" table:style-name="ce44">
            <text:p>1,019,577</text:p>
          </table:table-cell>
          <table:table-cell office:value-type="float" office:value="1053243" table:style-name="ce44">
            <text:p>1,053,243</text:p>
          </table:table-cell>
          <table:table-cell office:value-type="float" office:value="1398497" table:style-name="ce44">
            <text:p>1,398,497</text:p>
          </table:table-cell>
          <table:table-cell table:number-columns-repeated="16367" table:style-name="ce45"/>
        </table:table-row>
        <table:table-row table:style-name="ro5">
          <table:table-cell office:value-type="string" table:style-name="ce21">
            <text:p>Royal Museums Greenwich</text:p>
          </table:table-cell>
          <table:table-cell office:value-type="float" office:value="2089104" table:style-name="ce44">
            <text:p>2,089,104</text:p>
          </table:table-cell>
          <table:table-cell office:value-type="float" office:value="10366890.522645701" table:style-name="ce44">
            <text:p>10,366,891</text:p>
          </table:table-cell>
          <table:table-cell office:value-type="float" office:value="10052347" table:style-name="ce44">
            <text:p>10,052,347</text:p>
          </table:table-cell>
          <table:table-cell office:value-type="float" office:value="3955127" table:style-name="ce44">
            <text:p>3,955,127</text:p>
          </table:table-cell>
          <table:table-cell office:value-type="float" office:value="4370062" table:style-name="ce44">
            <text:p>4,370,062</text:p>
          </table:table-cell>
          <table:table-cell office:value-type="float" office:value="4733460" table:style-name="ce44">
            <text:p>4,733,460</text:p>
          </table:table-cell>
          <table:table-cell office:value-type="float" office:value="4451355" table:style-name="ce44">
            <text:p>4,451,355</text:p>
          </table:table-cell>
          <table:table-cell office:value-type="float" office:value="4361634" table:style-name="ce44">
            <text:p>4,361,634</text:p>
          </table:table-cell>
          <table:table-cell office:value-type="float" office:value="4302629" table:style-name="ce44">
            <text:p>4,302,629</text:p>
          </table:table-cell>
          <table:table-cell office:value-type="float" office:value="4442213" table:style-name="ce44">
            <text:p>4,442,213</text:p>
          </table:table-cell>
          <table:table-cell office:value-type="float" office:value="5688978" table:style-name="ce44">
            <text:p>5,688,978</text:p>
          </table:table-cell>
          <table:table-cell office:value-type="float" office:value="7081976" table:style-name="ce44">
            <text:p>7,081,976</text:p>
          </table:table-cell>
          <table:table-cell office:value-type="float" office:value="7655120" table:style-name="ce44">
            <text:p>7,655,120</text:p>
          </table:table-cell>
          <table:table-cell office:value-type="float" office:value="11591153" table:style-name="ce44">
            <text:p>11,591,153</text:p>
          </table:table-cell>
          <table:table-cell office:value-type="float" office:value="17565273" table:style-name="ce44">
            <text:p>17,565,273</text:p>
          </table:table-cell>
          <table:table-cell office:value-type="float" office:value="17185887" table:style-name="ce44">
            <text:p>17,185,887</text:p>
          </table:table-cell>
          <table:table-cell table:number-columns-repeated="16367" table:style-name="ce45"/>
        </table:table-row>
        <table:table-row table:style-name="ro11">
          <table:table-cell office:value-type="string" table:style-name="ce21">
            <text:p>Science Museum Group</text:p>
          </table:table-cell>
          <table:table-cell office:value-type="float" office:value="15572944" table:style-name="ce44">
            <text:p>15,572,944</text:p>
          </table:table-cell>
          <table:table-cell office:value-type="float" office:value="15408545" table:style-name="ce44">
            <text:p>15,408,545</text:p>
          </table:table-cell>
          <table:table-cell office:value-type="float" office:value="15020206" table:style-name="ce44">
            <text:p>15,020,206</text:p>
          </table:table-cell>
          <table:table-cell office:value-type="float" office:value="16063663" table:style-name="ce44">
            <text:p>16,063,663</text:p>
          </table:table-cell>
          <table:table-cell office:value-type="float" office:value="20494000" table:style-name="ce44">
            <text:p>20,494,000</text:p>
          </table:table-cell>
          <table:table-cell office:value-type="float" office:value="26460000" table:style-name="ce44">
            <text:p>26,460,000</text:p>
          </table:table-cell>
          <table:table-cell office:value-type="float" office:value="10798000" table:style-name="ce44">
            <text:p>10,798,000</text:p>
          </table:table-cell>
          <table:table-cell office:value-type="float" office:value="12119000" table:style-name="ce44">
            <text:p>12,119,000</text:p>
          </table:table-cell>
          <table:table-cell office:value-type="float" office:value="11656000" table:style-name="ce44">
            <text:p>11,656,000</text:p>
          </table:table-cell>
          <table:table-cell office:value-type="float" office:value="11585000" table:style-name="ce44">
            <text:p>11,585,000</text:p>
          </table:table-cell>
          <table:table-cell office:value-type="float" office:value="10398000" table:style-name="ce44">
            <text:p>10,398,000</text:p>
          </table:table-cell>
          <table:table-cell office:value-type="float" office:value="10963000" table:style-name="ce44">
            <text:p>10,963,000</text:p>
          </table:table-cell>
          <table:table-cell office:value-type="float" office:value="7641000" table:style-name="ce44">
            <text:p>7,641,000</text:p>
          </table:table-cell>
          <table:table-cell office:value-type="float" office:value="12574000" table:style-name="ce44">
            <text:p>12,574,000</text:p>
          </table:table-cell>
          <table:table-cell office:value-type="float" office:value="13731000" table:style-name="ce44">
            <text:p>13,731,000</text:p>
          </table:table-cell>
          <table:table-cell office:value-type="float" office:value="15649000" table:style-name="ce44">
            <text:p>15,649,000</text:p>
          </table:table-cell>
          <table:table-cell table:number-columns-repeated="16367" table:style-name="ce45"/>
        </table:table-row>
        <table:table-row table:style-name="ro12">
          <table:table-cell office:value-type="string" table:style-name="ce21">
            <text:p>Sir John Soane's Museum</text:p>
          </table:table-cell>
          <table:table-cell office:value-type="float" office:value="96447" table:style-name="ce44">
            <text:p>96,447</text:p>
          </table:table-cell>
          <table:table-cell office:value-type="float" office:value="323149" table:style-name="ce44">
            <text:p>323,149</text:p>
          </table:table-cell>
          <table:table-cell office:value-type="float" office:value="365099" table:style-name="ce44">
            <text:p>365,099</text:p>
          </table:table-cell>
          <table:table-cell office:value-type="float" office:value="363322" table:style-name="ce44">
            <text:p>363,322</text:p>
          </table:table-cell>
          <table:table-cell office:value-type="float" office:value="324301" table:style-name="ce44">
            <text:p>324,301</text:p>
          </table:table-cell>
          <table:table-cell office:value-type="float" office:value="345201" table:style-name="ce44">
            <text:p>345,201</text:p>
          </table:table-cell>
          <table:table-cell office:value-type="float" office:value="425000" table:style-name="ce44">
            <text:p>425,000</text:p>
          </table:table-cell>
          <table:table-cell office:value-type="float" office:value="427972" table:style-name="ce44">
            <text:p>427,972</text:p>
          </table:table-cell>
          <table:table-cell office:value-type="float" office:value="411809" table:style-name="ce44">
            <text:p>411,809</text:p>
          </table:table-cell>
          <table:table-cell office:value-type="float" office:value="541502" table:style-name="ce44">
            <text:p>541,502</text:p>
          </table:table-cell>
          <table:table-cell office:value-type="float" office:value="456590" table:style-name="ce44">
            <text:p>456,590</text:p>
          </table:table-cell>
          <table:table-cell office:value-type="float" office:value="535544" table:style-name="ce44">
            <text:p>535,544</text:p>
          </table:table-cell>
          <table:table-cell office:value-type="float" office:value="216226" table:style-name="ce44">
            <text:p>216,226</text:p>
          </table:table-cell>
          <table:table-cell office:value-type="float" office:value="294693" table:style-name="ce44">
            <text:p>294,693</text:p>
          </table:table-cell>
          <table:table-cell office:value-type="float" office:value="193514" table:style-name="ce44">
            <text:p>193,514</text:p>
          </table:table-cell>
          <table:table-cell office:value-type="float" office:value="263348" table:style-name="ce44">
            <text:p>263,348</text:p>
          </table:table-cell>
          <table:table-cell office:value-type="string" table:style-name="ce44">
            <text:p>[note 28] This note applies to cell P18.</text:p>
          </table:table-cell>
          <table:table-cell table:number-columns-repeated="16366" table:style-name="ce45"/>
        </table:table-row>
        <table:table-row table:style-name="ro5">
          <table:table-cell office:value-type="string" table:style-name="ce21">
            <text:p>Tate Gallery Group</text:p>
          </table:table-cell>
          <table:table-cell office:value-type="float" office:value="18495000" table:style-name="ce44">
            <text:p>18,495,000</text:p>
          </table:table-cell>
          <table:table-cell office:value-type="float" office:value="18860000" table:style-name="ce44">
            <text:p>18,860,000</text:p>
          </table:table-cell>
          <table:table-cell office:value-type="float" office:value="19427000" table:style-name="ce44">
            <text:p>19,427,000</text:p>
          </table:table-cell>
          <table:table-cell office:value-type="float" office:value="14327000" table:style-name="ce44">
            <text:p>14,327,000</text:p>
          </table:table-cell>
          <table:table-cell office:value-type="float" office:value="13669195" table:style-name="ce44">
            <text:p>13,669,195</text:p>
          </table:table-cell>
          <table:table-cell office:value-type="float" office:value="12891000" table:style-name="ce44">
            <text:p>12,891,000</text:p>
          </table:table-cell>
          <table:table-cell office:value-type="float" office:value="13433000" table:style-name="ce44">
            <text:p>13,433,000</text:p>
          </table:table-cell>
          <table:table-cell office:value-type="float" office:value="12791976" table:style-name="ce44">
            <text:p>12,791,976</text:p>
          </table:table-cell>
          <table:table-cell office:value-type="float" office:value="15029798" table:style-name="ce44">
            <text:p>15,029,798</text:p>
          </table:table-cell>
          <table:table-cell office:value-type="float" office:value="17169000" table:style-name="ce44">
            <text:p>17,169,000</text:p>
          </table:table-cell>
          <table:table-cell office:value-type="float" office:value="18901000" table:style-name="ce44">
            <text:p>18,901,000</text:p>
          </table:table-cell>
          <table:table-cell office:value-type="float" office:value="20059000" table:style-name="ce44">
            <text:p>20,059,000</text:p>
          </table:table-cell>
          <table:table-cell office:value-type="float" office:value="18998000" table:style-name="ce44">
            <text:p>18,998,000</text:p>
          </table:table-cell>
          <table:table-cell office:value-type="float" office:value="21848000" table:style-name="ce44">
            <text:p>21,848,000</text:p>
          </table:table-cell>
          <table:table-cell office:value-type="float" office:value="23425000" table:style-name="ce44">
            <text:p>23,425,000</text:p>
          </table:table-cell>
          <table:table-cell office:value-type="float" office:value="24749000" table:style-name="ce44">
            <text:p>24,749,000</text:p>
          </table:table-cell>
          <table:table-cell table:number-columns-repeated="16367" table:style-name="ce45"/>
        </table:table-row>
        <table:table-row table:style-name="ro8">
          <table:table-cell office:value-type="string" table:style-name="ce21">
            <text:p>Tyne and Wear Museums [note 8]</text:p>
          </table:table-cell>
          <table:table-cell office:value-type="float" office:value="1526278.983" table:style-name="ce44">
            <text:p>1,526,279</text:p>
          </table:table-cell>
          <table:table-cell office:value-type="float" office:value="892015" table:style-name="ce44">
            <text:p>892,015</text:p>
          </table:table-cell>
          <table:table-cell office:value-type="float" office:value="1006250" table:style-name="ce44">
            <text:p>1,006,250</text:p>
          </table:table-cell>
          <table:table-cell office:value-type="float" office:value="1250698" table:style-name="ce44">
            <text:p>1,250,698</text:p>
          </table:table-cell>
          <table:table-cell office:value-type="float" office:value="1246386" table:style-name="ce44">
            <text:p>1,246,386</text:p>
          </table:table-cell>
          <table:table-cell office:value-type="float" office:value="1430243" table:style-name="ce44">
            <text:p>1,430,243</text:p>
          </table:table-cell>
          <table:table-cell office:value-type="float" office:value="686988" table:style-name="ce44">
            <text:p>686,988</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number-columns-repeated="16367" table:style-name="ce45"/>
        </table:table-row>
        <table:table-row table:style-name="ro8">
          <table:table-cell office:value-type="string" table:style-name="ce21">
            <text:p>Victoria and Albert Museum</text:p>
          </table:table-cell>
          <table:table-cell office:value-type="float" office:value="2490700" table:style-name="ce44">
            <text:p>2,490,700</text:p>
          </table:table-cell>
          <table:table-cell office:value-type="float" office:value="20582800" table:style-name="ce44">
            <text:p>20,582,800</text:p>
          </table:table-cell>
          <table:table-cell office:value-type="float" office:value="24976400" table:style-name="ce44">
            <text:p>24,976,400</text:p>
          </table:table-cell>
          <table:table-cell office:value-type="float" office:value="25249600" table:style-name="ce44">
            <text:p>25,249,600</text:p>
          </table:table-cell>
          <table:table-cell office:value-type="float" office:value="16260300" table:style-name="ce44">
            <text:p>16,260,300</text:p>
          </table:table-cell>
          <table:table-cell office:value-type="float" office:value="14739300" table:style-name="ce44">
            <text:p>14,739,300</text:p>
          </table:table-cell>
          <table:table-cell office:value-type="float" office:value="8788100" table:style-name="ce44">
            <text:p>8,788,100</text:p>
          </table:table-cell>
          <table:table-cell office:value-type="float" office:value="11718200" table:style-name="ce44">
            <text:p>11,718,200</text:p>
          </table:table-cell>
          <table:table-cell office:value-type="float" office:value="12588000" table:style-name="ce44">
            <text:p>12,588,000</text:p>
          </table:table-cell>
          <table:table-cell office:value-type="float" office:value="13344539" table:style-name="ce44">
            <text:p>13,344,539</text:p>
          </table:table-cell>
          <table:table-cell office:value-type="float" office:value="15684609" table:style-name="ce44">
            <text:p>15,684,609</text:p>
          </table:table-cell>
          <table:table-cell office:value-type="float" office:value="15162589" table:style-name="ce44">
            <text:p>15,162,589</text:p>
          </table:table-cell>
          <table:table-cell office:value-type="float" office:value="11136448" table:style-name="ce44">
            <text:p>11,136,448</text:p>
          </table:table-cell>
          <table:table-cell office:value-type="float" office:value="12911066" table:style-name="ce44">
            <text:p>12,911,066</text:p>
          </table:table-cell>
          <table:table-cell office:value-type="float" office:value="13202000" table:style-name="ce43">
            <text:p>13,202,000</text:p>
          </table:table-cell>
          <table:table-cell office:value-type="float" office:value="16399000" table:style-name="ce44">
            <text:p>16,399,000</text:p>
          </table:table-cell>
          <table:table-cell office:value-type="string" table:style-name="ce44">
            <text:p>[note 2] The cell P21 is a revised figure.</text:p>
          </table:table-cell>
          <table:table-cell table:number-columns-repeated="16366" table:style-name="ce45"/>
        </table:table-row>
        <table:table-row table:style-name="ro5">
          <table:table-cell office:value-type="string" table:style-name="ce21">
            <text:p>Wallace Collection</text:p>
          </table:table-cell>
          <table:table-cell office:value-type="float" office:value="359165" table:style-name="ce44">
            <text:p>359,165</text:p>
          </table:table-cell>
          <table:table-cell office:value-type="float" office:value="305675" table:style-name="ce44">
            <text:p>305,675</text:p>
          </table:table-cell>
          <table:table-cell office:value-type="float" office:value="305609" table:style-name="ce44">
            <text:p>305,609</text:p>
          </table:table-cell>
          <table:table-cell office:value-type="float" office:value="357967" table:style-name="ce44">
            <text:p>357,967</text:p>
          </table:table-cell>
          <table:table-cell office:value-type="float" office:value="378755" table:style-name="ce44">
            <text:p>378,755</text:p>
          </table:table-cell>
          <table:table-cell office:value-type="float" office:value="398814" table:style-name="ce44">
            <text:p>398,814</text:p>
          </table:table-cell>
          <table:table-cell office:value-type="float" office:value="600838" table:style-name="ce44">
            <text:p>600,838</text:p>
          </table:table-cell>
          <table:table-cell office:value-type="float" office:value="611587" table:style-name="ce44">
            <text:p>611,587</text:p>
          </table:table-cell>
          <table:table-cell office:value-type="float" office:value="610053" table:style-name="ce44">
            <text:p>610,053</text:p>
          </table:table-cell>
          <table:table-cell office:value-type="float" office:value="632656" table:style-name="ce44">
            <text:p>632,656</text:p>
          </table:table-cell>
          <table:table-cell office:value-type="float" office:value="681680" table:style-name="ce44">
            <text:p>681,680</text:p>
          </table:table-cell>
          <table:table-cell office:value-type="float" office:value="734000" table:style-name="ce44">
            <text:p>734,000</text:p>
          </table:table-cell>
          <table:table-cell office:value-type="float" office:value="487000" table:style-name="ce44">
            <text:p>487,000</text:p>
          </table:table-cell>
          <table:table-cell office:value-type="float" office:value="722000" table:style-name="ce44">
            <text:p>722,000</text:p>
          </table:table-cell>
          <table:table-cell office:value-type="float" office:value="988000" table:style-name="ce44">
            <text:p>988,000</text:p>
          </table:table-cell>
          <table:table-cell office:value-type="float" office:value="1010211" table:style-name="ce44">
            <text:p>1,010,211</text:p>
          </table:table-cell>
          <table:table-cell table:number-columns-repeated="16367" table:style-name="ce45"/>
        </table:table-row>
        <table:table-row table:style-name="ro8">
          <table:table-cell office:value-type="string" table:style-name="ce21">
            <text:p>Total [note 11]</text:p>
          </table:table-cell>
          <table:table-cell office:value-type="float" office:value="81255000" table:style-name="ce44">
            <text:p>81,255,000</text:p>
          </table:table-cell>
          <table:table-cell office:value-type="float" office:value="119034000" table:style-name="ce44">
            <text:p>119,034,000</text:p>
          </table:table-cell>
          <table:table-cell office:value-type="float" office:value="128216000" table:style-name="ce44">
            <text:p>128,216,000</text:p>
          </table:table-cell>
          <table:table-cell office:value-type="float" office:value="106883000" table:style-name="ce44">
            <text:p>106,883,000</text:p>
          </table:table-cell>
          <table:table-cell office:value-type="float" office:value="106763000" table:style-name="ce44">
            <text:p>106,763,000</text:p>
          </table:table-cell>
          <table:table-cell office:value-type="float" office:value="122352000" table:style-name="ce44">
            <text:p>122,352,000</text:p>
          </table:table-cell>
          <table:table-cell office:value-type="float" office:value="103760000" table:style-name="ce44">
            <text:p>103,760,000</text:p>
          </table:table-cell>
          <table:table-cell office:value-type="float" office:value="103657000" table:style-name="ce44">
            <text:p>103,657,000</text:p>
          </table:table-cell>
          <table:table-cell office:value-type="float" office:value="107668000" table:style-name="ce44">
            <text:p>107,668,000</text:p>
          </table:table-cell>
          <table:table-cell office:value-type="float" office:value="114102000" table:style-name="ce44">
            <text:p>114,102,000</text:p>
          </table:table-cell>
          <table:table-cell office:value-type="float" office:value="123216000" table:style-name="ce44">
            <text:p>123,216,000</text:p>
          </table:table-cell>
          <table:table-cell office:value-type="float" office:value="128395000" table:style-name="ce44">
            <text:p>128,395,000</text:p>
          </table:table-cell>
          <table:table-cell office:value-type="float" office:value="116384000" table:style-name="ce44">
            <text:p>116,384,000</text:p>
          </table:table-cell>
          <table:table-cell office:value-type="float" office:value="139828000" table:style-name="ce44">
            <text:p>139,828,000</text:p>
          </table:table-cell>
          <table:table-cell office:value-type="float" office:value="152126000" table:style-name="ce43">
            <text:p>152,126,000</text:p>
          </table:table-cell>
          <table:table-cell office:value-type="float" office:value="165145000" table:style-name="ce44">
            <text:p>165,145,000</text:p>
          </table:table-cell>
          <table:table-cell office:value-type="string" table:style-name="ce44">
            <text:p>[note 2] The cell P23 is a revised figure.</text:p>
          </table:table-cell>
          <table:table-cell table:number-columns-repeated="16366" table:style-name="ce45"/>
        </table:table-row>
        <table:table-row table:style-name="ro5">
          <table:table-cell table:style-name="ce59"/>
          <table:table-cell table:number-columns-repeated="12" table:style-name="ce30"/>
          <table:table-cell table:number-columns-repeated="3" table:style-name="ce46"/>
          <table:table-cell table:number-columns-repeated="2" table:style-name="ce30"/>
          <table:table-cell table:number-columns-repeated="16366" table:style-name="ce1"/>
        </table:table-row>
        <table:table-row table:number-rows-repeated="1048552" table:style-name="ro9">
          <table:table-cell table:number-columns-repeated="16384"/>
        </table:table-row>
      </table:table>
      <table:table table:name="6" table:style-name="ta1">
        <table:table-column table:style-name="co7" table:default-cell-style-name="ce59"/>
        <table:table-column table:style-name="co21" table:default-cell-style-name="ce30"/>
        <table:table-column table:style-name="co22" table:default-cell-style-name="ce30"/>
        <table:table-column table:style-name="co23" table:default-cell-style-name="ce30"/>
        <table:table-column table:style-name="co24" table:default-cell-style-name="ce30"/>
        <table:table-column table:style-name="co25" table:number-columns-repeated="2" table:default-cell-style-name="ce30"/>
        <table:table-column table:style-name="co24" table:default-cell-style-name="ce30"/>
        <table:table-column table:style-name="co26" table:default-cell-style-name="ce30"/>
        <table:table-column table:style-name="co21" table:number-columns-repeated="2" table:default-cell-style-name="ce30"/>
        <table:table-column table:style-name="co26" table:default-cell-style-name="ce30"/>
        <table:table-column table:style-name="co27" table:default-cell-style-name="ce30"/>
        <table:table-column table:style-name="co26" table:default-cell-style-name="ce30"/>
        <table:table-column table:style-name="co24" table:number-columns-repeated="2" table:default-cell-style-name="ce30"/>
        <table:table-column table:style-name="co11" table:number-columns-repeated="16368" table:default-cell-style-name="ce30"/>
        <table:table-row table:style-name="ro1">
          <table:table-cell office:value-type="string" table:style-name="ce28">
            <text:p><text:a xlink:href="#Contents.A1">Table 6: Proportion of visitors who would recommend a visit, split by museum 2008/09 - 2023/24 [note 1]</text:a></text:p>
          </table:table-cell>
          <table:table-cell table:number-columns-repeated="3" table:style-name="ce29"/>
          <table:table-cell table:number-columns-repeated="1638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5">
            <text:p>Notes</text:p>
          </table:table-cell>
          <table:table-cell table:number-columns-repeated="16366" table:style-name="ce35"/>
        </table:table-row>
        <table:table-row table:style-name="ro5">
          <table:table-cell office:value-type="string" table:style-name="ce21">
            <text:p>British Museum</text:p>
          </table:table-cell>
          <table:table-cell office:value-type="percentage" office:value="0.85" table:style-name="ce78">
            <text:p>85%</text:p>
          </table:table-cell>
          <table:table-cell office:value-type="percentage" office:value="0.996" table:style-name="ce78">
            <text:p>100%</text:p>
          </table:table-cell>
          <table:table-cell office:value-type="percentage" office:value="0.96" table:style-name="ce78">
            <text:p>96%</text:p>
          </table:table-cell>
          <table:table-cell office:value-type="percentage" office:value="0.97" table:style-name="ce78">
            <text:p>97%</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7" table:style-name="ce78">
            <text:p>97%</text:p>
          </table:table-cell>
          <table:table-cell office:value-type="percentage" office:value="0.97" table:style-name="ce78">
            <text:p>97%</text:p>
          </table:table-cell>
          <table:table-cell office:value-type="percentage" office:value="0.96" table:style-name="ce78">
            <text:p>96%</text:p>
          </table:table-cell>
          <table:table-cell office:value-type="percentage" office:value="0.96" table:style-name="ce78">
            <text:p>96%</text:p>
          </table:table-cell>
          <table:table-cell office:value-type="percentage" office:value="0.96" table:style-name="ce78">
            <text:p>96%</text:p>
          </table:table-cell>
          <table:table-cell office:value-type="percentage" office:value="0.99" table:style-name="ce78">
            <text:p>99%</text:p>
          </table:table-cell>
          <table:table-cell office:value-type="percentage" office:value="0.9" table:style-name="ce78">
            <text:p>90%</text:p>
          </table:table-cell>
          <table:table-cell office:value-type="percentage" office:value="0.97" table:style-name="ce79">
            <text:p>97%</text:p>
          </table:table-cell>
          <table:table-cell office:value-type="percentage" office:value="0.97" table:style-name="ce79">
            <text:p>97%</text:p>
          </table:table-cell>
          <table:table-cell office:value-type="percentage" office:value="0.96" table:style-name="ce79">
            <text:p>96%</text:p>
          </table:table-cell>
          <table:table-cell table:number-columns-repeated="16367" table:style-name="ce45"/>
        </table:table-row>
        <table:table-row table:style-name="ro5">
          <table:table-cell office:value-type="string" table:style-name="ce21">
            <text:p>Museum of the Home [note 3]</text:p>
          </table:table-cell>
          <table:table-cell office:value-type="percentage" office:value="0.86" table:style-name="ce78">
            <text:p>86%</text:p>
          </table:table-cell>
          <table:table-cell office:value-type="percentage" office:value="0.88" table:style-name="ce78">
            <text:p>88%</text:p>
          </table:table-cell>
          <table:table-cell office:value-type="percentage" office:value="1" table:style-name="ce78">
            <text:p>100%</text:p>
          </table:table-cell>
          <table:table-cell office:value-type="percentage" office:value="0.95" table:style-name="ce78">
            <text:p>95%</text:p>
          </table:table-cell>
          <table:table-cell office:value-type="percentage" office:value="0.95" table:style-name="ce78">
            <text:p>95%</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9">
            <text:p>98%</text:p>
          </table:table-cell>
          <table:table-cell office:value-type="percentage" office:value="0.98" table:style-name="ce79">
            <text:p>98%</text:p>
          </table:table-cell>
          <table:table-cell office:value-type="percentage" office:value="0.98" table:style-name="ce79">
            <text:p>98%</text:p>
          </table:table-cell>
          <table:table-cell table:number-columns-repeated="16367" table:style-name="ce45"/>
        </table:table-row>
        <table:table-row table:style-name="ro5">
          <table:table-cell office:value-type="string" table:style-name="ce21">
            <text:p>Horniman Museum</text:p>
          </table:table-cell>
          <table:table-cell office:value-type="percentage" office:value="0.97" table:style-name="ce78">
            <text:p>97%</text:p>
          </table:table-cell>
          <table:table-cell office:value-type="percentage" office:value="0.97" table:style-name="ce78">
            <text:p>97%</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6" table:style-name="ce78">
            <text:p>96%</text:p>
          </table:table-cell>
          <table:table-cell office:value-type="percentage" office:value="0.97" table:style-name="ce78">
            <text:p>97%</text:p>
          </table:table-cell>
          <table:table-cell office:value-type="percentage" office:value="0.97" table:style-name="ce78">
            <text:p>97%</text:p>
          </table:table-cell>
          <table:table-cell office:value-type="percentage" office:value="0.92" table:style-name="ce78">
            <text:p>92%</text:p>
          </table:table-cell>
          <table:table-cell office:value-type="percentage" office:value="0.87" table:style-name="ce78">
            <text:p>87%</text:p>
          </table:table-cell>
          <table:table-cell office:value-type="percentage" office:value="0.94" table:style-name="ce79">
            <text:p>94%</text:p>
          </table:table-cell>
          <table:table-cell office:value-type="percentage" office:value="0.94" table:style-name="ce79">
            <text:p>94%</text:p>
          </table:table-cell>
          <table:table-cell office:value-type="percentage" office:value="0.92" table:style-name="ce79">
            <text:p>92%</text:p>
          </table:table-cell>
          <table:table-cell table:number-columns-repeated="16367" table:style-name="ce45"/>
        </table:table-row>
        <table:table-row table:style-name="ro5">
          <table:table-cell office:value-type="string" table:style-name="ce21">
            <text:p>Imperial War Museums</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8" table:style-name="ce78">
            <text:p>98%</text:p>
          </table:table-cell>
          <table:table-cell office:value-type="percentage" office:value="0.96" table:style-name="ce78">
            <text:p>96%</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5" table:style-name="ce78">
            <text:p>95%</text:p>
          </table:table-cell>
          <table:table-cell office:value-type="percentage" office:value="0.91" table:style-name="ce79">
            <text:p>91%</text:p>
          </table:table-cell>
          <table:table-cell office:value-type="percentage" office:value="0.98" table:style-name="ce79">
            <text:p>98%</text:p>
          </table:table-cell>
          <table:table-cell office:value-type="percentage" office:value="0.95" table:style-name="ce79">
            <text:p>95%</text:p>
          </table:table-cell>
          <table:table-cell table:style-name="ce44"/>
          <table:table-cell table:number-columns-repeated="16366" table:style-name="ce45"/>
        </table:table-row>
        <table:table-row table:style-name="ro8">
          <table:table-cell office:value-type="string" table:style-name="ce21">
            <text:p>Museum of Science and Industry in Manchester [note 4]</text:p>
          </table:table-cell>
          <table:table-cell office:value-type="percentage" office:value="0.78" table:style-name="ce78">
            <text:p>78%</text:p>
          </table:table-cell>
          <table:table-cell office:value-type="percentage" office:value="0.78" table:style-name="ce78">
            <text:p>78%</text:p>
          </table:table-cell>
          <table:table-cell office:value-type="percentage" office:value="0.78" table:style-name="ce78">
            <text:p>78%</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9">
            <text:p>x</text:p>
          </table:table-cell>
          <table:table-cell office:value-type="string" table:style-name="ce79">
            <text:p>x</text:p>
          </table:table-cell>
          <table:table-cell office:value-type="string" table:style-name="ce79">
            <text:p>x</text:p>
          </table:table-cell>
          <table:table-cell table:number-columns-repeated="16367" table:style-name="ce45"/>
        </table:table-row>
        <table:table-row table:style-name="ro5">
          <table:table-cell office:value-type="string" table:style-name="ce21">
            <text:p>National Gallery</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5" table:style-name="ce78">
            <text:p>95%</text:p>
          </table:table-cell>
          <table:table-cell office:value-type="percentage" office:value="0.94" table:style-name="ce78">
            <text:p>94%</text:p>
          </table:table-cell>
          <table:table-cell office:value-type="percentage" office:value="0.92" table:style-name="ce78">
            <text:p>92%</text:p>
          </table:table-cell>
          <table:table-cell office:value-type="percentage" office:value="0.91" table:style-name="ce78">
            <text:p>91%</text:p>
          </table:table-cell>
          <table:table-cell office:value-type="percentage" office:value="0.95" table:style-name="ce79">
            <text:p>95%</text:p>
          </table:table-cell>
          <table:table-cell office:value-type="percentage" office:value="0.91" table:style-name="ce79">
            <text:p>91%</text:p>
          </table:table-cell>
          <table:table-cell office:value-type="percentage" office:value="0.94" table:style-name="ce79">
            <text:p>94%</text:p>
          </table:table-cell>
          <table:table-cell table:number-columns-repeated="16367" table:style-name="ce45"/>
        </table:table-row>
        <table:table-row table:style-name="ro8">
          <table:table-cell office:value-type="string" table:style-name="ce21">
            <text:p>National Museums Liverpool</text:p>
          </table:table-cell>
          <table:table-cell office:value-type="percentage" office:value="0.94" table:style-name="ce78">
            <text:p>94%</text:p>
          </table:table-cell>
          <table:table-cell office:value-type="percentage" office:value="0.96" table:style-name="ce78">
            <text:p>96%</text:p>
          </table:table-cell>
          <table:table-cell office:value-type="percentage" office:value="0.97" table:style-name="ce78">
            <text:p>97%</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8" table:style-name="ce78">
            <text:p>98%</text:p>
          </table:table-cell>
          <table:table-cell office:value-type="percentage" office:value="0.97" table:style-name="ce78">
            <text:p>97%</text:p>
          </table:table-cell>
          <table:table-cell office:value-type="percentage" office:value="0.96" table:style-name="ce78">
            <text:p>96%</text:p>
          </table:table-cell>
          <table:table-cell office:value-type="percentage" office:value="0.97" table:style-name="ce78">
            <text:p>97%</text:p>
          </table:table-cell>
          <table:table-cell office:value-type="percentage" office:value="0.98" table:style-name="ce78">
            <text:p>98%</text:p>
          </table:table-cell>
          <table:table-cell office:value-type="percentage" office:value="0.97" table:style-name="ce78">
            <text:p>97%</text:p>
          </table:table-cell>
          <table:table-cell office:value-type="percentage" office:value="0.98299999999999998" table:style-name="ce78">
            <text:p>98%</text:p>
          </table:table-cell>
          <table:table-cell office:value-type="percentage" office:value="0.98199999999999998" table:style-name="ce79">
            <text:p>98%</text:p>
          </table:table-cell>
          <table:table-cell office:value-type="percentage" office:value="0.97" table:style-name="ce80">
            <text:p>97%</text:p>
          </table:table-cell>
          <table:table-cell office:value-type="percentage" office:value="0.96" table:style-name="ce79">
            <text:p>96%</text:p>
          </table:table-cell>
          <table:table-cell office:value-type="string" table:style-name="ce44">
            <text:p>[note 2] The cell P12 is a revised figure.</text:p>
          </table:table-cell>
          <table:table-cell table:number-columns-repeated="16366" table:style-name="ce45"/>
        </table:table-row>
        <table:table-row table:style-name="ro5">
          <table:table-cell office:value-type="string" table:style-name="ce21">
            <text:p>National Portrait Gallery [note 6]</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3" table:style-name="ce78">
            <text:p>93%</text:p>
          </table:table-cell>
          <table:table-cell office:value-type="percentage" office:value="0.97" table:style-name="ce78">
            <text:p>97%</text:p>
          </table:table-cell>
          <table:table-cell office:value-type="percentage" office:value="0.97" table:style-name="ce78">
            <text:p>97%</text:p>
          </table:table-cell>
          <table:table-cell office:value-type="percentage" office:value="0.97" table:style-name="ce78">
            <text:p>97%</text:p>
          </table:table-cell>
          <table:table-cell office:value-type="percentage" office:value="0.96" table:style-name="ce78">
            <text:p>96%</text:p>
          </table:table-cell>
          <table:table-cell office:value-type="percentage" office:value="0.95" table:style-name="ce78">
            <text:p>95%</text:p>
          </table:table-cell>
          <table:table-cell office:value-type="percentage" office:value="0.94" table:style-name="ce78">
            <text:p>94%</text:p>
          </table:table-cell>
          <table:table-cell office:value-type="percentage" office:value="0.94" table:style-name="ce78">
            <text:p>94%</text:p>
          </table:table-cell>
          <table:table-cell office:value-type="percentage" office:value="0.95" table:style-name="ce78">
            <text:p>95%</text:p>
          </table:table-cell>
          <table:table-cell office:value-type="percentage" office:value="0.99" table:style-name="ce78">
            <text:p>99%</text:p>
          </table:table-cell>
          <table:table-cell office:value-type="string" table:style-name="ce78">
            <text:p>x</text:p>
          </table:table-cell>
          <table:table-cell office:value-type="string" table:style-name="ce79">
            <text:p>x</text:p>
          </table:table-cell>
          <table:table-cell office:value-type="string" table:style-name="ce79">
            <text:p>x</text:p>
          </table:table-cell>
          <table:table-cell office:value-type="percentage" office:value="0.99" table:style-name="ce79">
            <text:p>99%</text:p>
          </table:table-cell>
          <table:table-cell table:number-columns-repeated="16367" table:style-name="ce45"/>
        </table:table-row>
        <table:table-row table:style-name="ro8">
          <table:table-cell office:value-type="string" table:style-name="ce21">
            <text:p>Natural History Museum</text:p>
          </table:table-cell>
          <table:table-cell office:value-type="percentage" office:value="0.96" table:style-name="ce78">
            <text:p>96%</text:p>
          </table:table-cell>
          <table:table-cell office:value-type="percentage" office:value="0.97" table:style-name="ce78">
            <text:p>97%</text:p>
          </table:table-cell>
          <table:table-cell office:value-type="percentage" office:value="0.81" table:style-name="ce78">
            <text:p>81%</text:p>
          </table:table-cell>
          <table:table-cell office:value-type="percentage" office:value="0.97" table:style-name="ce78">
            <text:p>97%</text:p>
          </table:table-cell>
          <table:table-cell office:value-type="percentage" office:value="0.97" table:style-name="ce78">
            <text:p>97%</text:p>
          </table:table-cell>
          <table:table-cell office:value-type="percentage" office:value="0.94" table:style-name="ce78">
            <text:p>94%</text:p>
          </table:table-cell>
          <table:table-cell office:value-type="percentage" office:value="0.96" table:style-name="ce78">
            <text:p>96%</text:p>
          </table:table-cell>
          <table:table-cell office:value-type="percentage" office:value="0.96" table:style-name="ce78">
            <text:p>96%</text:p>
          </table:table-cell>
          <table:table-cell office:value-type="percentage" office:value="0.97" table:style-name="ce78">
            <text:p>97%</text:p>
          </table:table-cell>
          <table:table-cell office:value-type="percentage" office:value="0.96" table:style-name="ce78">
            <text:p>96%</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4" table:style-name="ce78">
            <text:p>94%</text:p>
          </table:table-cell>
          <table:table-cell office:value-type="percentage" office:value="0.9" table:style-name="ce79">
            <text:p>90%</text:p>
          </table:table-cell>
          <table:table-cell office:value-type="percentage" office:value="0.93" table:style-name="ce80">
            <text:p>93%</text:p>
          </table:table-cell>
          <table:table-cell office:value-type="percentage" office:value="0.94" table:style-name="ce79">
            <text:p>94%</text:p>
          </table:table-cell>
          <table:table-cell office:value-type="string" table:style-name="ce44">
            <text:p>[note 2] The cell P14 is a revised figure.</text:p>
          </table:table-cell>
          <table:table-cell table:number-columns-repeated="16366" table:style-name="ce45"/>
        </table:table-row>
        <table:table-row table:style-name="ro5">
          <table:table-cell office:value-type="string" table:style-name="ce21">
            <text:p>Royal Armouries</text:p>
          </table:table-cell>
          <table:table-cell office:value-type="percentage" office:value="0.95699999999999996" table:style-name="ce78">
            <text:p>96%</text:p>
          </table:table-cell>
          <table:table-cell office:value-type="percentage" office:value="0.99" table:style-name="ce78">
            <text:p>99%</text:p>
          </table:table-cell>
          <table:table-cell office:value-type="percentage" office:value="1" table:style-name="ce78">
            <text:p>100%</text:p>
          </table:table-cell>
          <table:table-cell office:value-type="percentage" office:value="0.995" table:style-name="ce78">
            <text:p>100%</text:p>
          </table:table-cell>
          <table:table-cell office:value-type="percentage" office:value="0.995" table:style-name="ce78">
            <text:p>100%</text:p>
          </table:table-cell>
          <table:table-cell office:value-type="percentage" office:value="0.995" table:style-name="ce78">
            <text:p>100%</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4" table:style-name="ce78">
            <text:p>94%</text:p>
          </table:table-cell>
          <table:table-cell office:value-type="percentage" office:value="0.95" table:style-name="ce78">
            <text:p>95%</text:p>
          </table:table-cell>
          <table:table-cell office:value-type="percentage" office:value="0.91" table:style-name="ce78">
            <text:p>91%</text:p>
          </table:table-cell>
          <table:table-cell office:value-type="percentage" office:value="0.89" table:style-name="ce78">
            <text:p>89%</text:p>
          </table:table-cell>
          <table:table-cell office:value-type="percentage" office:value="0.87" table:style-name="ce79">
            <text:p>87%</text:p>
          </table:table-cell>
          <table:table-cell office:value-type="percentage" office:value="0.94" table:style-name="ce79">
            <text:p>94%</text:p>
          </table:table-cell>
          <table:table-cell office:value-type="percentage" office:value="0.92" table:style-name="ce79">
            <text:p>92%</text:p>
          </table:table-cell>
          <table:table-cell table:number-columns-repeated="16367" table:style-name="ce45"/>
        </table:table-row>
        <table:table-row table:style-name="ro5">
          <table:table-cell office:value-type="string" table:style-name="ce21">
            <text:p>Royal Museums Greenwich</text:p>
          </table:table-cell>
          <table:table-cell office:value-type="percentage" office:value="0.99" table:style-name="ce78">
            <text:p>99%</text:p>
          </table:table-cell>
          <table:table-cell office:value-type="percentage" office:value="0.98750000000000004" table:style-name="ce78">
            <text:p>99%</text:p>
          </table:table-cell>
          <table:table-cell office:value-type="percentage" office:value="0.99" table:style-name="ce78">
            <text:p>99%</text:p>
          </table:table-cell>
          <table:table-cell office:value-type="percentage" office:value="0.97" table:style-name="ce78">
            <text:p>97%</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4" table:style-name="ce78">
            <text:p>94%</text:p>
          </table:table-cell>
          <table:table-cell office:value-type="percentage" office:value="0.94" table:style-name="ce78">
            <text:p>94%</text:p>
          </table:table-cell>
          <table:table-cell office:value-type="percentage" office:value="0.95" table:style-name="ce78">
            <text:p>95%</text:p>
          </table:table-cell>
          <table:table-cell office:value-type="percentage" office:value="0.9" table:style-name="ce78">
            <text:p>90%</text:p>
          </table:table-cell>
          <table:table-cell office:value-type="percentage" office:value="0.81" table:style-name="ce79">
            <text:p>81%</text:p>
          </table:table-cell>
          <table:table-cell office:value-type="percentage" office:value="0.83" table:style-name="ce79">
            <text:p>83%</text:p>
          </table:table-cell>
          <table:table-cell office:value-type="percentage" office:value="0.86" table:style-name="ce79">
            <text:p>86%</text:p>
          </table:table-cell>
          <table:table-cell table:number-columns-repeated="16367" table:style-name="ce45"/>
        </table:table-row>
        <table:table-row table:style-name="ro5">
          <table:table-cell office:value-type="string" table:style-name="ce21">
            <text:p>Science Museum Group</text:p>
          </table:table-cell>
          <table:table-cell office:value-type="percentage" office:value="0.981191804004648" table:style-name="ce78">
            <text:p>98%</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7" table:style-name="ce78">
            <text:p>97%</text:p>
          </table:table-cell>
          <table:table-cell office:value-type="percentage" office:value="0.97" table:style-name="ce78">
            <text:p>97%</text:p>
          </table:table-cell>
          <table:table-cell office:value-type="percentage" office:value="0.98" table:style-name="ce78">
            <text:p>98%</text:p>
          </table:table-cell>
          <table:table-cell office:value-type="percentage" office:value="0.97" table:style-name="ce78">
            <text:p>97%</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81" table:style-name="ce78">
            <text:p>81%</text:p>
          </table:table-cell>
          <table:table-cell office:value-type="percentage" office:value="0.75" table:style-name="ce79">
            <text:p>75%</text:p>
          </table:table-cell>
          <table:table-cell office:value-type="percentage" office:value="0.81" table:style-name="ce79">
            <text:p>81%</text:p>
          </table:table-cell>
          <table:table-cell office:value-type="percentage" office:value="0.81" table:style-name="ce79">
            <text:p>81%</text:p>
          </table:table-cell>
          <table:table-cell table:number-columns-repeated="16367" table:style-name="ce45"/>
        </table:table-row>
        <table:table-row table:style-name="ro5">
          <table:table-cell office:value-type="string" table:style-name="ce21">
            <text:p>Sir John Soane's Museum</text:p>
          </table:table-cell>
          <table:table-cell office:value-type="percentage" office:value="0.98" table:style-name="ce78">
            <text:p>98%</text:p>
          </table:table-cell>
          <table:table-cell office:value-type="percentage" office:value="0.96" table:style-name="ce78">
            <text:p>96%</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6" table:style-name="ce78">
            <text:p>96%</text:p>
          </table:table-cell>
          <table:table-cell office:value-type="percentage" office:value="0.92" table:style-name="ce78">
            <text:p>92%</text:p>
          </table:table-cell>
          <table:table-cell office:value-type="percentage" office:value="0.95" table:style-name="ce78">
            <text:p>95%</text:p>
          </table:table-cell>
          <table:table-cell office:value-type="percentage" office:value="0.95" table:style-name="ce78">
            <text:p>95%</text:p>
          </table:table-cell>
          <table:table-cell office:value-type="percentage" office:value="0.95" table:style-name="ce78">
            <text:p>95%</text:p>
          </table:table-cell>
          <table:table-cell office:value-type="percentage" office:value="0.9" table:style-name="ce78">
            <text:p>90%</text:p>
          </table:table-cell>
          <table:table-cell office:value-type="percentage" office:value="0.88" table:style-name="ce78">
            <text:p>88%</text:p>
          </table:table-cell>
          <table:table-cell office:value-type="percentage" office:value="0.8" table:style-name="ce79">
            <text:p>80%</text:p>
          </table:table-cell>
          <table:table-cell office:value-type="percentage" office:value="0.87" table:style-name="ce79">
            <text:p>87%</text:p>
          </table:table-cell>
          <table:table-cell office:value-type="percentage" office:value="0.86" table:style-name="ce79">
            <text:p>86%</text:p>
          </table:table-cell>
          <table:table-cell table:number-columns-repeated="16367" table:style-name="ce45"/>
        </table:table-row>
        <table:table-row table:style-name="ro5">
          <table:table-cell office:value-type="string" table:style-name="ce21">
            <text:p>Tate Gallery Group</text:p>
          </table:table-cell>
          <table:table-cell office:value-type="percentage" office:value="0.9" table:style-name="ce78">
            <text:p>90%</text:p>
          </table:table-cell>
          <table:table-cell office:value-type="percentage" office:value="0.94" table:style-name="ce78">
            <text:p>94%</text:p>
          </table:table-cell>
          <table:table-cell office:value-type="percentage" office:value="0.94" table:style-name="ce78">
            <text:p>94%</text:p>
          </table:table-cell>
          <table:table-cell office:value-type="percentage" office:value="0.96" table:style-name="ce78">
            <text:p>96%</text:p>
          </table:table-cell>
          <table:table-cell office:value-type="percentage" office:value="0.9" table:style-name="ce78">
            <text:p>90%</text:p>
          </table:table-cell>
          <table:table-cell office:value-type="percentage" office:value="0.94" table:style-name="ce78">
            <text:p>94%</text:p>
          </table:table-cell>
          <table:table-cell office:value-type="percentage" office:value="0.95" table:style-name="ce78">
            <text:p>95%</text:p>
          </table:table-cell>
          <table:table-cell office:value-type="percentage" office:value="0.94" table:style-name="ce78">
            <text:p>94%</text:p>
          </table:table-cell>
          <table:table-cell office:value-type="percentage" office:value="0.98" table:style-name="ce78">
            <text:p>98%</text:p>
          </table:table-cell>
          <table:table-cell office:value-type="percentage" office:value="0.93" table:style-name="ce78">
            <text:p>93%</text:p>
          </table:table-cell>
          <table:table-cell office:value-type="percentage" office:value="0.96" table:style-name="ce78">
            <text:p>96%</text:p>
          </table:table-cell>
          <table:table-cell office:value-type="percentage" office:value="0.99" table:style-name="ce78">
            <text:p>99%</text:p>
          </table:table-cell>
          <table:table-cell office:value-type="percentage" office:value="0.96" table:style-name="ce78">
            <text:p>96%</text:p>
          </table:table-cell>
          <table:table-cell office:value-type="percentage" office:value="0.97" table:style-name="ce79">
            <text:p>97%</text:p>
          </table:table-cell>
          <table:table-cell office:value-type="percentage" office:value="0.98" table:style-name="ce79">
            <text:p>98%</text:p>
          </table:table-cell>
          <table:table-cell office:value-type="percentage" office:value="0.98" table:style-name="ce79">
            <text:p>98%</text:p>
          </table:table-cell>
          <table:table-cell table:number-columns-repeated="16367" table:style-name="ce45"/>
        </table:table-row>
        <table:table-row table:style-name="ro8">
          <table:table-cell office:value-type="string" table:style-name="ce21">
            <text:p>Tyne and Wear Museums [note 8]</text:p>
          </table:table-cell>
          <table:table-cell office:value-type="percentage" office:value="0.97" table:style-name="ce78">
            <text:p>97%</text:p>
          </table:table-cell>
          <table:table-cell office:value-type="percentage" office:value="0.98" table:style-name="ce78">
            <text:p>98%</text:p>
          </table:table-cell>
          <table:table-cell office:value-type="percentage" office:value="0.95078505515397405" table:style-name="ce78">
            <text:p>95%</text:p>
          </table:table-cell>
          <table:table-cell office:value-type="percentage" office:value="0.95" table:style-name="ce78">
            <text:p>95%</text:p>
          </table:table-cell>
          <table:table-cell office:value-type="percentage" office:value="0.95" table:style-name="ce78">
            <text:p>95%</text:p>
          </table:table-cell>
          <table:table-cell office:value-type="percentage" office:value="0.94" table:style-name="ce78">
            <text:p>94%</text:p>
          </table:table-cell>
          <table:table-cell office:value-type="percentage" office:value="0.97" table:style-name="ce78">
            <text:p>97%</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8">
            <text:p>x</text:p>
          </table:table-cell>
          <table:table-cell office:value-type="string" table:style-name="ce79">
            <text:p>x</text:p>
          </table:table-cell>
          <table:table-cell office:value-type="string" table:style-name="ce79">
            <text:p>x</text:p>
          </table:table-cell>
          <table:table-cell office:value-type="string" table:style-name="ce79">
            <text:p>x</text:p>
          </table:table-cell>
          <table:table-cell table:number-columns-repeated="16367" table:style-name="ce45"/>
        </table:table-row>
        <table:table-row table:style-name="ro8">
          <table:table-cell office:value-type="string" table:style-name="ce21">
            <text:p>Victoria and Albert Museum [note 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1" table:style-name="ce78">
            <text:p>100%</text:p>
          </table:table-cell>
          <table:table-cell office:value-type="percentage" office:value="0.98" table:style-name="ce78">
            <text:p>98%</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0.99" table:style-name="ce78">
            <text:p>99%</text:p>
          </table:table-cell>
          <table:table-cell office:value-type="percentage" office:value="1" table:style-name="ce78">
            <text:p>100%</text:p>
          </table:table-cell>
          <table:table-cell office:value-type="percentage" office:value="0.97" table:style-name="ce78">
            <text:p>97%</text:p>
          </table:table-cell>
          <table:table-cell office:value-type="percentage" office:value="0.99" table:style-name="ce79">
            <text:p>99%</text:p>
          </table:table-cell>
          <table:table-cell office:value-type="percentage" office:value="0.99" table:style-name="ce79">
            <text:p>99%</text:p>
          </table:table-cell>
          <table:table-cell office:value-type="percentage" office:value="1" table:style-name="ce79">
            <text:p>100%</text:p>
          </table:table-cell>
          <table:table-cell table:number-columns-repeated="16367" table:style-name="ce45"/>
        </table:table-row>
        <table:table-row table:style-name="ro5">
          <table:table-cell office:value-type="string" table:style-name="ce21">
            <text:p>Wallace Collection</text:p>
          </table:table-cell>
          <table:table-cell office:value-type="percentage" office:value="1" table:style-name="ce78">
            <text:p>100%</text:p>
          </table:table-cell>
          <table:table-cell office:value-type="percentage" office:value="1" table:style-name="ce78">
            <text:p>100%</text:p>
          </table:table-cell>
          <table:table-cell office:value-type="percentage" office:value="1" table:style-name="ce78">
            <text:p>100%</text:p>
          </table:table-cell>
          <table:table-cell office:value-type="percentage" office:value="0.98" table:style-name="ce78">
            <text:p>98%</text:p>
          </table:table-cell>
          <table:table-cell office:value-type="percentage" office:value="0.98" table:style-name="ce78">
            <text:p>98%</text:p>
          </table:table-cell>
          <table:table-cell office:value-type="percentage" office:value="0.96" table:style-name="ce78">
            <text:p>96%</text:p>
          </table:table-cell>
          <table:table-cell office:value-type="percentage" office:value="0.83" table:style-name="ce78">
            <text:p>83%</text:p>
          </table:table-cell>
          <table:table-cell office:value-type="percentage" office:value="0.9" table:style-name="ce78">
            <text:p>90%</text:p>
          </table:table-cell>
          <table:table-cell office:value-type="percentage" office:value="0.91" table:style-name="ce78">
            <text:p>91%</text:p>
          </table:table-cell>
          <table:table-cell office:value-type="percentage" office:value="0.91" table:style-name="ce78">
            <text:p>91%</text:p>
          </table:table-cell>
          <table:table-cell office:value-type="percentage" office:value="0.93" table:style-name="ce78">
            <text:p>93%</text:p>
          </table:table-cell>
          <table:table-cell office:value-type="percentage" office:value="0.92" table:style-name="ce78">
            <text:p>92%</text:p>
          </table:table-cell>
          <table:table-cell office:value-type="percentage" office:value="0.95" table:style-name="ce78">
            <text:p>95%</text:p>
          </table:table-cell>
          <table:table-cell office:value-type="percentage" office:value="0.95" table:style-name="ce79">
            <text:p>95%</text:p>
          </table:table-cell>
          <table:table-cell office:value-type="percentage" office:value="1" table:style-name="ce79">
            <text:p>100%</text:p>
          </table:table-cell>
          <table:table-cell office:value-type="percentage" office:value="1" table:style-name="ce79">
            <text:p>100%</text:p>
          </table:table-cell>
          <table:table-cell table:number-columns-repeated="16367" table:style-name="ce45"/>
        </table:table-row>
        <table:table-row table:style-name="ro5">
          <table:table-cell table:style-name="ce36"/>
          <table:table-cell table:number-columns-repeated="10" table:style-name="ce78"/>
          <table:table-cell table:number-columns-repeated="2" table:style-name="ce81"/>
          <table:table-cell table:style-name="ce78"/>
          <table:table-cell table:number-columns-repeated="16370" table:style-name="ce45"/>
        </table:table-row>
        <table:table-row table:style-name="ro5">
          <table:table-cell table:style-name="ce59"/>
          <table:table-cell table:number-columns-repeated="13" table:style-name="ce78"/>
          <table:table-cell table:number-columns-repeated="4" table:style-name="ce30"/>
          <table:table-cell table:number-columns-repeated="16366" table:style-name="ce1"/>
        </table:table-row>
        <table:table-row table:number-rows-repeated="1048552" table:style-name="ro9">
          <table:table-cell table:number-columns-repeated="16384"/>
        </table:table-row>
      </table:table>
      <table:table table:name="7" table:style-name="ta1">
        <table:table-column table:style-name="co7" table:default-cell-style-name="ce59"/>
        <table:table-column table:style-name="co8" table:number-columns-repeated="7" table:default-cell-style-name="ce30"/>
        <table:table-column table:style-name="co19" table:default-cell-style-name="ce30"/>
        <table:table-column table:style-name="co16" table:default-cell-style-name="ce82"/>
        <table:table-column table:style-name="co28" table:number-columns-repeated="2" table:default-cell-style-name="ce30"/>
        <table:table-column table:style-name="co11" table:number-columns-repeated="16372" table:default-cell-style-name="ce30"/>
        <table:table-row table:style-name="ro1">
          <table:table-cell office:value-type="string" table:style-name="ce28">
            <text:p><text:a xlink:href="#Contents.A1">Table 7: Facilitated and self-directed visits by visitors under 18 years old and in formal education, split by museum 2012/13 - 2023/24 [note 1]</text:a></text:p>
          </table:table-cell>
          <table:table-cell table:number-columns-repeated="8" table:style-name="ce30"/>
          <table:table-cell table:style-name="ce82"/>
          <table:table-cell table:number-columns-repeated="16374"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8" table:style-name="ce30"/>
          <table:table-cell table:style-name="ce82"/>
          <table:table-cell table:number-columns-repeated="4" table:style-name="ce30"/>
          <table:table-cell table:number-columns-repeated="16370"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b = break in series.</text:p>
          </table:table-cell>
          <table:table-cell table:number-columns-repeated="8" table:style-name="ce30"/>
          <table:table-cell table:style-name="ce82"/>
          <table:table-cell table:number-columns-repeated="4" table:style-name="ce30"/>
          <table:table-cell table:number-columns-repeated="16370" table:style-name="ce1"/>
        </table:table-row>
        <table:table-row table:style-name="ro13">
          <table:table-cell office:value-type="string" table:style-name="ce16">
            <text:p>Name of museum or gallery</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5">
            <text:p>Notes</text:p>
          </table:table-cell>
          <table:table-cell table:number-columns-repeated="16370" table:style-name="ce35"/>
        </table:table-row>
        <table:table-row table:style-name="ro5">
          <table:table-cell office:value-type="string" table:style-name="ce38">
            <text:p>British Museum</text:p>
          </table:table-cell>
          <table:table-cell office:value-type="float" office:value="250734" table:style-name="ce44">
            <text:p>250,734</text:p>
          </table:table-cell>
          <table:table-cell office:value-type="float" office:value="262401" table:style-name="ce44">
            <text:p>262,401</text:p>
          </table:table-cell>
          <table:table-cell office:value-type="float" office:value="271055" table:style-name="ce44">
            <text:p>271,055</text:p>
          </table:table-cell>
          <table:table-cell office:value-type="float" office:value="258567" table:style-name="ce44">
            <text:p>258,567</text:p>
          </table:table-cell>
          <table:table-cell office:value-type="float" office:value="270804" table:style-name="ce44">
            <text:p>270,804</text:p>
          </table:table-cell>
          <table:table-cell office:value-type="float" office:value="322560" table:style-name="ce44">
            <text:p>322,560</text:p>
          </table:table-cell>
          <table:table-cell office:value-type="float" office:value="301022" table:style-name="ce44">
            <text:p>301,022</text:p>
          </table:table-cell>
          <table:table-cell office:value-type="float" office:value="301076" table:style-name="ce44">
            <text:p>301,076</text:p>
          </table:table-cell>
          <table:table-cell office:value-type="float" office:value="0" table:style-name="ce38">
            <text:p>0</text:p>
          </table:table-cell>
          <table:table-cell office:value-type="float" office:value="8610" table:style-name="ce38">
            <text:p>8,610</text:p>
          </table:table-cell>
          <table:table-cell office:value-type="float" office:value="237000" table:style-name="ce38">
            <text:p>237,000</text:p>
          </table:table-cell>
          <table:table-cell office:value-type="float" office:value="373500" table:style-name="ce44">
            <text:p>373,500</text:p>
          </table:table-cell>
          <table:table-cell table:style-name="ce44"/>
          <table:table-cell table:number-columns-repeated="16370" table:style-name="ce45"/>
        </table:table-row>
        <table:table-row table:style-name="ro5">
          <table:table-cell office:value-type="string" table:style-name="ce38">
            <text:p>Museum of the Home [note 3]</text:p>
          </table:table-cell>
          <table:table-cell office:value-type="float" office:value="12352" table:style-name="ce44">
            <text:p>12,352</text:p>
          </table:table-cell>
          <table:table-cell office:value-type="float" office:value="10204" table:style-name="ce44">
            <text:p>10,204</text:p>
          </table:table-cell>
          <table:table-cell office:value-type="float" office:value="8061" table:style-name="ce44">
            <text:p>8,061</text:p>
          </table:table-cell>
          <table:table-cell office:value-type="float" office:value="5763" table:style-name="ce44">
            <text:p>5,763</text:p>
          </table:table-cell>
          <table:table-cell office:value-type="float" office:value="7199" table:style-name="ce44">
            <text:p>7,199</text:p>
          </table:table-cell>
          <table:table-cell office:value-type="float" office:value="3433" table:style-name="ce44">
            <text:p>3,433</text:p>
          </table:table-cell>
          <table:table-cell office:value-type="string" table:style-name="ce44">
            <text:p>x</text:p>
          </table:table-cell>
          <table:table-cell office:value-type="float" office:value="60" table:style-name="ce44">
            <text:p>60</text:p>
          </table:table-cell>
          <table:table-cell office:value-type="string" table:style-name="ce55">
            <text:p>x</text:p>
          </table:table-cell>
          <table:table-cell office:value-type="float" office:value="1189" table:style-name="ce38">
            <text:p>1,189</text:p>
          </table:table-cell>
          <table:table-cell office:value-type="float" office:value="4647" table:style-name="ce38">
            <text:p>4,647</text:p>
          </table:table-cell>
          <table:table-cell office:value-type="float" office:value="4876" table:style-name="ce44">
            <text:p>4,876</text:p>
          </table:table-cell>
          <table:table-cell table:number-columns-repeated="16371" table:style-name="ce45"/>
        </table:table-row>
        <table:table-row table:style-name="ro8">
          <table:table-cell office:value-type="string" table:style-name="ce38">
            <text:p>Horniman Museum [note 15]</text:p>
          </table:table-cell>
          <table:table-cell office:value-type="float" office:value="29295" table:style-name="ce44">
            <text:p>29,295</text:p>
          </table:table-cell>
          <table:table-cell office:value-type="float" office:value="33056" table:style-name="ce44">
            <text:p>33,056</text:p>
          </table:table-cell>
          <table:table-cell office:value-type="float" office:value="34573" table:style-name="ce44">
            <text:p>34,573</text:p>
          </table:table-cell>
          <table:table-cell office:value-type="float" office:value="38235" table:style-name="ce44">
            <text:p>38,235</text:p>
          </table:table-cell>
          <table:table-cell office:value-type="float" office:value="37000" table:style-name="ce44">
            <text:p>37,000</text:p>
          </table:table-cell>
          <table:table-cell office:value-type="float" office:value="35000" table:style-name="ce44">
            <text:p>35,000</text:p>
          </table:table-cell>
          <table:table-cell office:value-type="float" office:value="37000" table:style-name="ce44">
            <text:p>37,000</text:p>
          </table:table-cell>
          <table:table-cell office:value-type="float" office:value="33000" table:style-name="ce44">
            <text:p>33,000</text:p>
          </table:table-cell>
          <table:table-cell office:value-type="float" office:value="25" table:style-name="ce44">
            <text:p>25</text:p>
          </table:table-cell>
          <table:table-cell office:value-type="float" office:value="12000" table:style-name="ce58">
            <text:p>12,000</text:p>
          </table:table-cell>
          <table:table-cell office:value-type="float" office:value="31000" table:style-name="ce58">
            <text:p>31,000</text:p>
          </table:table-cell>
          <table:table-cell office:value-type="float" office:value="32115" table:style-name="ce44">
            <text:p>32,115</text:p>
          </table:table-cell>
          <table:table-cell office:value-type="string" table:style-name="ce44">
            <text:p>[note 2] The cells K8 &amp; L8 are revised figures.</text:p>
          </table:table-cell>
          <table:table-cell table:number-columns-repeated="16370" table:style-name="ce45"/>
        </table:table-row>
        <table:table-row table:style-name="ro8">
          <table:table-cell office:value-type="string" table:style-name="ce38">
            <text:p>Imperial War Museums</text:p>
          </table:table-cell>
          <table:table-cell office:value-type="float" office:value="145161" table:style-name="ce44">
            <text:p>145,161</text:p>
          </table:table-cell>
          <table:table-cell office:value-type="float" office:value="152000" table:style-name="ce44">
            <text:p>152,000</text:p>
          </table:table-cell>
          <table:table-cell office:value-type="float" office:value="177000" table:style-name="ce44">
            <text:p>177,000</text:p>
          </table:table-cell>
          <table:table-cell office:value-type="float" office:value="167628" table:style-name="ce44">
            <text:p>167,628</text:p>
          </table:table-cell>
          <table:table-cell office:value-type="float" office:value="97000" table:style-name="ce44">
            <text:p>97,000</text:p>
          </table:table-cell>
          <table:table-cell office:value-type="float" office:value="138000" table:style-name="ce44">
            <text:p>138,000</text:p>
          </table:table-cell>
          <table:table-cell office:value-type="float" office:value="175000" table:style-name="ce44">
            <text:p>175,000</text:p>
          </table:table-cell>
          <table:table-cell office:value-type="float" office:value="141000" table:style-name="ce44">
            <text:p>141,000</text:p>
          </table:table-cell>
          <table:table-cell office:value-type="float" office:value="0" table:style-name="ce38">
            <text:p>0</text:p>
          </table:table-cell>
          <table:table-cell office:value-type="float" office:value="22000" table:style-name="ce38">
            <text:p>22,000</text:p>
          </table:table-cell>
          <table:table-cell office:value-type="float" office:value="83000" table:style-name="ce58">
            <text:p>83,000</text:p>
          </table:table-cell>
          <table:table-cell office:value-type="float" office:value="135000" table:style-name="ce44">
            <text:p>135,000</text:p>
          </table:table-cell>
          <table:table-cell office:value-type="string" table:style-name="ce44">
            <text:p>[note 2] The cell L9 is a revised figure.</text:p>
          </table:table-cell>
          <table:table-cell table:number-columns-repeated="16370" table:style-name="ce45"/>
        </table:table-row>
        <table:table-row table:style-name="ro5">
          <table:table-cell office:value-type="string" table:style-name="ce38">
            <text:p>National Gallery</text:p>
          </table:table-cell>
          <table:table-cell office:value-type="float" office:value="132000" table:style-name="ce44">
            <text:p>132,000</text:p>
          </table:table-cell>
          <table:table-cell office:value-type="float" office:value="164000" table:style-name="ce44">
            <text:p>164,000</text:p>
          </table:table-cell>
          <table:table-cell office:value-type="float" office:value="146000" table:style-name="ce44">
            <text:p>146,000</text:p>
          </table:table-cell>
          <table:table-cell office:value-type="float" office:value="108510" table:style-name="ce44">
            <text:p>108,510</text:p>
          </table:table-cell>
          <table:table-cell office:value-type="float" office:value="121000" table:style-name="ce44">
            <text:p>121,000</text:p>
          </table:table-cell>
          <table:table-cell office:value-type="float" office:value="157000" table:style-name="ce44">
            <text:p>157,000</text:p>
          </table:table-cell>
          <table:table-cell office:value-type="float" office:value="170000" table:style-name="ce44">
            <text:p>170,000</text:p>
          </table:table-cell>
          <table:table-cell office:value-type="float" office:value="108000" table:style-name="ce44">
            <text:p>108,000</text:p>
          </table:table-cell>
          <table:table-cell office:value-type="float" office:value="0" table:style-name="ce38">
            <text:p>0</text:p>
          </table:table-cell>
          <table:table-cell office:value-type="float" office:value="12700" table:style-name="ce38">
            <text:p>12,700</text:p>
          </table:table-cell>
          <table:table-cell office:value-type="float" office:value="40000" table:style-name="ce58">
            <text:p>40,000</text:p>
          </table:table-cell>
          <table:table-cell office:value-type="float" office:value="137684" table:style-name="ce44">
            <text:p>137,684</text:p>
          </table:table-cell>
          <table:table-cell table:style-name="ce44"/>
          <table:table-cell table:number-columns-repeated="16370" table:style-name="ce45"/>
        </table:table-row>
        <table:table-row table:style-name="ro5">
          <table:table-cell office:value-type="string" table:style-name="ce38">
            <text:p>National Museums Liverpool</text:p>
          </table:table-cell>
          <table:table-cell office:value-type="float" office:value="166084" table:style-name="ce44">
            <text:p>166,084</text:p>
          </table:table-cell>
          <table:table-cell office:value-type="float" office:value="179902" table:style-name="ce44">
            <text:p>179,902</text:p>
          </table:table-cell>
          <table:table-cell office:value-type="float" office:value="183289" table:style-name="ce44">
            <text:p>183,289</text:p>
          </table:table-cell>
          <table:table-cell office:value-type="float" office:value="163465" table:style-name="ce44">
            <text:p>163,465</text:p>
          </table:table-cell>
          <table:table-cell office:value-type="float" office:value="186764" table:style-name="ce44">
            <text:p>186,764</text:p>
          </table:table-cell>
          <table:table-cell office:value-type="float" office:value="150976" table:style-name="ce44">
            <text:p>150,976</text:p>
          </table:table-cell>
          <table:table-cell office:value-type="float" office:value="159049" table:style-name="ce44">
            <text:p>159,049</text:p>
          </table:table-cell>
          <table:table-cell office:value-type="float" office:value="119112" table:style-name="ce44">
            <text:p>119,112</text:p>
          </table:table-cell>
          <table:table-cell office:value-type="float" office:value="752" table:style-name="ce44">
            <text:p>752</text:p>
          </table:table-cell>
          <table:table-cell office:value-type="float" office:value="41404" table:style-name="ce38">
            <text:p>41,404</text:p>
          </table:table-cell>
          <table:table-cell office:value-type="float" office:value="134701" table:style-name="ce38">
            <text:p>134,701</text:p>
          </table:table-cell>
          <table:table-cell office:value-type="float" office:value="131741" table:style-name="ce44">
            <text:p>131,741</text:p>
          </table:table-cell>
          <table:table-cell table:style-name="ce44"/>
          <table:table-cell table:number-columns-repeated="16370" table:style-name="ce45"/>
        </table:table-row>
        <table:table-row table:style-name="ro8">
          <table:table-cell office:value-type="string" table:style-name="ce38">
            <text:p>National Portrait Gallery [note 6][note 15]</text:p>
          </table:table-cell>
          <table:table-cell office:value-type="float" office:value="38945" table:style-name="ce44">
            <text:p>38,945</text:p>
          </table:table-cell>
          <table:table-cell office:value-type="float" office:value="36382" table:style-name="ce44">
            <text:p>36,382</text:p>
          </table:table-cell>
          <table:table-cell office:value-type="float" office:value="44696" table:style-name="ce44">
            <text:p>44,696</text:p>
          </table:table-cell>
          <table:table-cell office:value-type="float" office:value="41190" table:style-name="ce44">
            <text:p>41,190</text:p>
          </table:table-cell>
          <table:table-cell office:value-type="float" office:value="42000" table:style-name="ce44">
            <text:p>42,000</text:p>
          </table:table-cell>
          <table:table-cell office:value-type="float" office:value="34000" table:style-name="ce44">
            <text:p>34,000</text:p>
          </table:table-cell>
          <table:table-cell office:value-type="float" office:value="32000" table:style-name="ce44">
            <text:p>32,000</text:p>
          </table:table-cell>
          <table:table-cell office:value-type="float" office:value="34000" table:style-name="ce44">
            <text:p>34,000</text:p>
          </table:table-cell>
          <table:table-cell office:value-type="string" table:style-name="ce55">
            <text:p>x</text:p>
          </table:table-cell>
          <table:table-cell office:value-type="string" table:style-name="ce44">
            <text:p>x</text:p>
          </table:table-cell>
          <table:table-cell office:value-type="string" table:style-name="ce44">
            <text:p>x</text:p>
          </table:table-cell>
          <table:table-cell office:value-type="float" office:value="32000" table:style-name="ce44">
            <text:p>32,000</text:p>
          </table:table-cell>
          <table:table-cell table:number-columns-repeated="16371" table:style-name="ce45"/>
        </table:table-row>
        <table:table-row table:style-name="ro8">
          <table:table-cell office:value-type="string" table:style-name="ce38">
            <text:p>Natural History Museum</text:p>
          </table:table-cell>
          <table:table-cell office:value-type="float" office:value="301515" table:style-name="ce44">
            <text:p>301,515</text:p>
          </table:table-cell>
          <table:table-cell office:value-type="float" office:value="327560" table:style-name="ce44">
            <text:p>327,560</text:p>
          </table:table-cell>
          <table:table-cell office:value-type="float" office:value="249202" table:style-name="ce44">
            <text:p>249,202</text:p>
          </table:table-cell>
          <table:table-cell office:value-type="float" office:value="254769" table:style-name="ce44">
            <text:p>254,769</text:p>
          </table:table-cell>
          <table:table-cell office:value-type="float" office:value="251964" table:style-name="ce44">
            <text:p>251,964</text:p>
          </table:table-cell>
          <table:table-cell office:value-type="float" office:value="209700" table:style-name="ce44">
            <text:p>209,700</text:p>
          </table:table-cell>
          <table:table-cell office:value-type="float" office:value="231200" table:style-name="ce44">
            <text:p>231,200</text:p>
          </table:table-cell>
          <table:table-cell office:value-type="float" office:value="259900" table:style-name="ce44">
            <text:p>259,900</text:p>
          </table:table-cell>
          <table:table-cell office:value-type="float" office:value="0" table:style-name="ce38">
            <text:p>0</text:p>
          </table:table-cell>
          <table:table-cell office:value-type="float" office:value="40400" table:style-name="ce38">
            <text:p>40,400</text:p>
          </table:table-cell>
          <table:table-cell office:value-type="float" office:value="187700" table:style-name="ce58">
            <text:p>187,700</text:p>
          </table:table-cell>
          <table:table-cell office:value-type="float" office:value="235399" table:style-name="ce44">
            <text:p>235,399</text:p>
          </table:table-cell>
          <table:table-cell office:value-type="string" table:style-name="ce44">
            <text:p>[note 2] The cell L13 is a revised figure.</text:p>
          </table:table-cell>
          <table:table-cell table:number-columns-repeated="16370" table:style-name="ce45"/>
        </table:table-row>
        <table:table-row table:style-name="ro5">
          <table:table-cell office:value-type="string" table:style-name="ce38">
            <text:p>Royal Armouries [note 16]</text:p>
          </table:table-cell>
          <table:table-cell office:value-type="float" office:value="12298" table:style-name="ce44">
            <text:p>12,298</text:p>
          </table:table-cell>
          <table:table-cell office:value-type="float" office:value="15675" table:style-name="ce44">
            <text:p>15,675</text:p>
          </table:table-cell>
          <table:table-cell office:value-type="float" office:value="13861" table:style-name="ce44">
            <text:p>13,861</text:p>
          </table:table-cell>
          <table:table-cell office:value-type="float" office:value="11229" table:style-name="ce44">
            <text:p>11,229</text:p>
          </table:table-cell>
          <table:table-cell office:value-type="float" office:value="14150" table:style-name="ce44">
            <text:p>14,150</text:p>
          </table:table-cell>
          <table:table-cell office:value-type="float" office:value="16342" table:style-name="ce44">
            <text:p>16,342</text:p>
          </table:table-cell>
          <table:table-cell office:value-type="float" office:value="20550" table:style-name="ce44">
            <text:p>20,550</text:p>
          </table:table-cell>
          <table:table-cell office:value-type="float" office:value="23525" table:style-name="ce44">
            <text:p>23,525</text:p>
          </table:table-cell>
          <table:table-cell office:value-type="float" office:value="129" table:style-name="ce44">
            <text:p>129</text:p>
          </table:table-cell>
          <table:table-cell office:value-type="float" office:value="6654" table:style-name="ce38">
            <text:p>6,654</text:p>
          </table:table-cell>
          <table:table-cell office:value-type="float" office:value="16076" table:style-name="ce38">
            <text:p>16,076</text:p>
          </table:table-cell>
          <table:table-cell office:value-type="float" office:value="22665" table:style-name="ce44">
            <text:p>22,665</text:p>
          </table:table-cell>
          <table:table-cell table:number-columns-repeated="16371" table:style-name="ce45"/>
        </table:table-row>
        <table:table-row table:style-name="ro5">
          <table:table-cell office:value-type="string" table:style-name="ce38">
            <text:p>Royal Museums Greenwich</text:p>
          </table:table-cell>
          <table:table-cell office:value-type="float" office:value="115190" table:style-name="ce44">
            <text:p>115,190</text:p>
          </table:table-cell>
          <table:table-cell office:value-type="float" office:value="131464" table:style-name="ce44">
            <text:p>131,464</text:p>
          </table:table-cell>
          <table:table-cell office:value-type="float" office:value="146406" table:style-name="ce44">
            <text:p>146,406</text:p>
          </table:table-cell>
          <table:table-cell office:value-type="float" office:value="163833" table:style-name="ce44">
            <text:p>163,833</text:p>
          </table:table-cell>
          <table:table-cell office:value-type="float" office:value="168784" table:style-name="ce44">
            <text:p>168,784</text:p>
          </table:table-cell>
          <table:table-cell office:value-type="float" office:value="166654" table:style-name="ce44">
            <text:p>166,654</text:p>
          </table:table-cell>
          <table:table-cell office:value-type="float" office:value="160536" table:style-name="ce44">
            <text:p>160,536</text:p>
          </table:table-cell>
          <table:table-cell office:value-type="float" office:value="130951" table:style-name="ce44">
            <text:p>130,951</text:p>
          </table:table-cell>
          <table:table-cell office:value-type="float" office:value="0" table:style-name="ce38">
            <text:p>0</text:p>
          </table:table-cell>
          <table:table-cell office:value-type="float" office:value="32692" table:style-name="ce38">
            <text:p>32,692</text:p>
          </table:table-cell>
          <table:table-cell office:value-type="float" office:value="71114" table:style-name="ce38">
            <text:p>71,114</text:p>
          </table:table-cell>
          <table:table-cell office:value-type="float" office:value="95442" table:style-name="ce44">
            <text:p>95,442</text:p>
          </table:table-cell>
          <table:table-cell table:style-name="ce44"/>
          <table:table-cell table:number-columns-repeated="16370" table:style-name="ce45"/>
        </table:table-row>
        <table:table-row table:style-name="ro5">
          <table:table-cell office:value-type="string" table:style-name="ce38">
            <text:p>Science Museum Group</text:p>
          </table:table-cell>
          <table:table-cell office:value-type="float" office:value="394000" table:style-name="ce44">
            <text:p>394,000</text:p>
          </table:table-cell>
          <table:table-cell office:value-type="float" office:value="436000" table:style-name="ce44">
            <text:p>436,000</text:p>
          </table:table-cell>
          <table:table-cell office:value-type="float" office:value="480000" table:style-name="ce44">
            <text:p>480,000</text:p>
          </table:table-cell>
          <table:table-cell office:value-type="float" office:value="486000" table:style-name="ce44">
            <text:p>486,000</text:p>
          </table:table-cell>
          <table:table-cell office:value-type="float" office:value="465000" table:style-name="ce44">
            <text:p>465,000</text:p>
          </table:table-cell>
          <table:table-cell office:value-type="float" office:value="445000" table:style-name="ce44">
            <text:p>445,000</text:p>
          </table:table-cell>
          <table:table-cell office:value-type="float" office:value="455000" table:style-name="ce44">
            <text:p>455,000</text:p>
          </table:table-cell>
          <table:table-cell office:value-type="float" office:value="436000" table:style-name="ce44">
            <text:p>436,000</text:p>
          </table:table-cell>
          <table:table-cell office:value-type="float" office:value="100" table:style-name="ce44">
            <text:p>100</text:p>
          </table:table-cell>
          <table:table-cell office:value-type="float" office:value="73500" table:style-name="ce38">
            <text:p>73,500</text:p>
          </table:table-cell>
          <table:table-cell office:value-type="float" office:value="224000" table:style-name="ce38">
            <text:p>224,000</text:p>
          </table:table-cell>
          <table:table-cell office:value-type="float" office:value="280000" table:style-name="ce44">
            <text:p>280,000</text:p>
          </table:table-cell>
          <table:table-cell table:number-columns-repeated="16371" table:style-name="ce45"/>
        </table:table-row>
        <table:table-row table:style-name="ro8">
          <table:table-cell office:value-type="string" table:style-name="ce38">
            <text:p>Sir John Soane's Museum [note 17]</text:p>
          </table:table-cell>
          <table:table-cell office:value-type="float" office:value="1706" table:style-name="ce44">
            <text:p>1,706</text:p>
          </table:table-cell>
          <table:table-cell office:value-type="float" office:value="1200" table:style-name="ce44">
            <text:p>1,200</text:p>
          </table:table-cell>
          <table:table-cell office:value-type="float" office:value="2596" table:style-name="ce44">
            <text:p>2,596</text:p>
          </table:table-cell>
          <table:table-cell office:value-type="float" office:value="1147" table:style-name="ce44">
            <text:p>1,147</text:p>
          </table:table-cell>
          <table:table-cell office:value-type="float" office:value="1406" table:style-name="ce44">
            <text:p>1,406</text:p>
          </table:table-cell>
          <table:table-cell office:value-type="float" office:value="1953" table:style-name="ce44">
            <text:p>1,953</text:p>
          </table:table-cell>
          <table:table-cell office:value-type="float" office:value="1653" table:style-name="ce44">
            <text:p>1,653</text:p>
          </table:table-cell>
          <table:table-cell office:value-type="float" office:value="2009" table:style-name="ce44">
            <text:p>2,009</text:p>
          </table:table-cell>
          <table:table-cell office:value-type="float" office:value="542" table:style-name="ce44">
            <text:p>542</text:p>
          </table:table-cell>
          <table:table-cell office:value-type="float" office:value="1772" table:style-name="ce38">
            <text:p>1,772</text:p>
          </table:table-cell>
          <table:table-cell office:value-type="float" office:value="1356" table:style-name="ce38">
            <text:p>1,356</text:p>
          </table:table-cell>
          <table:table-cell office:value-type="float" office:value="1458" table:style-name="ce44">
            <text:p>1,458</text:p>
          </table:table-cell>
          <table:table-cell table:number-columns-repeated="16371" table:style-name="ce45"/>
        </table:table-row>
        <table:table-row table:style-name="ro5">
          <table:table-cell office:value-type="string" table:style-name="ce38">
            <text:p>Tate Gallery Group</text:p>
          </table:table-cell>
          <table:table-cell office:value-type="float" office:value="143831" table:style-name="ce44">
            <text:p>143,831</text:p>
          </table:table-cell>
          <table:table-cell office:value-type="float" office:value="173000" table:style-name="ce44">
            <text:p>173,000</text:p>
          </table:table-cell>
          <table:table-cell office:value-type="float" office:value="205000" table:style-name="ce44">
            <text:p>205,000</text:p>
          </table:table-cell>
          <table:table-cell office:value-type="float" office:value="203092" table:style-name="ce44">
            <text:p>203,092</text:p>
          </table:table-cell>
          <table:table-cell office:value-type="float" office:value="195227" table:style-name="ce44">
            <text:p>195,227</text:p>
          </table:table-cell>
          <table:table-cell office:value-type="float" office:value="181000" table:style-name="ce44">
            <text:p>181,000</text:p>
          </table:table-cell>
          <table:table-cell office:value-type="float" office:value="176000" table:style-name="ce44">
            <text:p>176,000</text:p>
          </table:table-cell>
          <table:table-cell office:value-type="float" office:value="295000" table:style-name="ce44">
            <text:p>295,000</text:p>
          </table:table-cell>
          <table:table-cell office:value-type="float" office:value="0" table:style-name="ce38">
            <text:p>0</text:p>
          </table:table-cell>
          <table:table-cell office:value-type="float" office:value="30000" table:style-name="ce38">
            <text:p>30,000</text:p>
          </table:table-cell>
          <table:table-cell office:value-type="float" office:value="92000" table:style-name="ce38">
            <text:p>92,000</text:p>
          </table:table-cell>
          <table:table-cell office:value-type="float" office:value="173000" table:style-name="ce44">
            <text:p>173,000</text:p>
          </table:table-cell>
          <table:table-cell table:style-name="ce44"/>
          <table:table-cell table:number-columns-repeated="16370" table:style-name="ce45"/>
        </table:table-row>
        <table:table-row table:style-name="ro8">
          <table:table-cell office:value-type="string" table:style-name="ce38">
            <text:p>Tyne and Wear Museums [note 8]</text:p>
          </table:table-cell>
          <table:table-cell office:value-type="float" office:value="70373" table:style-name="ce44">
            <text:p>70,373</text:p>
          </table:table-cell>
          <table:table-cell office:value-type="float" office:value="72980" table:style-name="ce44">
            <text:p>72,980</text:p>
          </table:table-cell>
          <table:table-cell office:value-type="float" office:value="81202" table:style-name="ce44">
            <text:p>81,202</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table:number-columns-repeated="16371" table:style-name="ce45"/>
        </table:table-row>
        <table:table-row table:style-name="ro8">
          <table:table-cell office:value-type="string" table:style-name="ce38">
            <text:p>Victoria and Albert Museum [note 9]</text:p>
          </table:table-cell>
          <table:table-cell office:value-type="float" office:value="126200" table:style-name="ce44">
            <text:p>126,200</text:p>
          </table:table-cell>
          <table:table-cell office:value-type="float" office:value="128000" table:style-name="ce44">
            <text:p>128,000</text:p>
          </table:table-cell>
          <table:table-cell office:value-type="float" office:value="118900" table:style-name="ce44">
            <text:p>118,900</text:p>
          </table:table-cell>
          <table:table-cell office:value-type="float" office:value="120938" table:style-name="ce44">
            <text:p>120,938</text:p>
          </table:table-cell>
          <table:table-cell office:value-type="float" office:value="114700" table:style-name="ce44">
            <text:p>114,700</text:p>
          </table:table-cell>
          <table:table-cell office:value-type="float" office:value="91238" table:style-name="ce44">
            <text:p>91,238</text:p>
          </table:table-cell>
          <table:table-cell office:value-type="float" office:value="121666" table:style-name="ce44">
            <text:p>121,666</text:p>
          </table:table-cell>
          <table:table-cell office:value-type="float" office:value="123061" table:style-name="ce44">
            <text:p>123,061</text:p>
          </table:table-cell>
          <table:table-cell office:value-type="float" office:value="0" table:style-name="ce38">
            <text:p>0</text:p>
          </table:table-cell>
          <table:table-cell office:value-type="float" office:value="5687" table:style-name="ce38">
            <text:p>5,687</text:p>
          </table:table-cell>
          <table:table-cell office:value-type="float" office:value="38500" table:style-name="ce38">
            <text:p>38,500</text:p>
          </table:table-cell>
          <table:table-cell office:value-type="float" office:value="59500" table:style-name="ce44">
            <text:p>59,500</text:p>
          </table:table-cell>
          <table:table-cell table:style-name="ce44"/>
          <table:table-cell table:number-columns-repeated="16370" table:style-name="ce45"/>
        </table:table-row>
        <table:table-row table:style-name="ro5">
          <table:table-cell office:value-type="string" table:style-name="ce38">
            <text:p>Wallace Collection</text:p>
          </table:table-cell>
          <table:table-cell office:value-type="float" office:value="12826" table:style-name="ce44">
            <text:p>12,826</text:p>
          </table:table-cell>
          <table:table-cell office:value-type="float" office:value="13765" table:style-name="ce44">
            <text:p>13,765</text:p>
          </table:table-cell>
          <table:table-cell office:value-type="float" office:value="11440" table:style-name="ce44">
            <text:p>11,440</text:p>
          </table:table-cell>
          <table:table-cell office:value-type="float" office:value="10276" table:style-name="ce44">
            <text:p>10,276</text:p>
          </table:table-cell>
          <table:table-cell office:value-type="float" office:value="10374" table:style-name="ce44">
            <text:p>10,374</text:p>
          </table:table-cell>
          <table:table-cell office:value-type="float" office:value="8910" table:style-name="ce44">
            <text:p>8,910</text:p>
          </table:table-cell>
          <table:table-cell office:value-type="float" office:value="9070" table:style-name="ce44">
            <text:p>9,070</text:p>
          </table:table-cell>
          <table:table-cell office:value-type="float" office:value="9513" table:style-name="ce44">
            <text:p>9,513</text:p>
          </table:table-cell>
          <table:table-cell office:value-type="float" office:value="0" table:style-name="ce38">
            <text:p>0</text:p>
          </table:table-cell>
          <table:table-cell office:value-type="float" office:value="1866" table:style-name="ce38">
            <text:p>1,866</text:p>
          </table:table-cell>
          <table:table-cell office:value-type="float" office:value="6965" table:style-name="ce38">
            <text:p>6,965</text:p>
          </table:table-cell>
          <table:table-cell office:value-type="float" office:value="6748" table:style-name="ce44">
            <text:p>6,748</text:p>
          </table:table-cell>
          <table:table-cell table:style-name="ce44"/>
          <table:table-cell table:number-columns-repeated="16370" table:style-name="ce45"/>
        </table:table-row>
        <table:table-row table:style-name="ro8">
          <table:table-cell office:value-type="string" table:style-name="ce38">
            <text:p>Total [note 11]</text:p>
          </table:table-cell>
          <table:table-cell office:value-type="float" office:value="1953000" table:style-name="ce44">
            <text:p>1,953,000</text:p>
          </table:table-cell>
          <table:table-cell office:value-type="float" office:value="2138000" table:style-name="ce44">
            <text:p>2,138,000</text:p>
          </table:table-cell>
          <table:table-cell office:value-type="float" office:value="2173000" table:style-name="ce44">
            <text:p>2,173,000</text:p>
          </table:table-cell>
          <table:table-cell office:value-type="float" office:value="2035000" table:style-name="ce44">
            <text:p>2,035,000</text:p>
          </table:table-cell>
          <table:table-cell office:value-type="float" office:value="1983000" table:style-name="ce44">
            <text:p>1,983,000</text:p>
          </table:table-cell>
          <table:table-cell office:value-type="float" office:value="1962000" table:style-name="ce44">
            <text:p>1,962,000</text:p>
          </table:table-cell>
          <table:table-cell office:value-type="float" office:value="2050000" table:style-name="ce44">
            <text:p>2,050,000</text:p>
          </table:table-cell>
          <table:table-cell office:value-type="float" office:value="1756000" table:style-name="ce44">
            <text:p>1,756,000</text:p>
          </table:table-cell>
          <table:table-cell office:value-type="float" office:value="2000" table:style-name="ce44">
            <text:p>2,000</text:p>
          </table:table-cell>
          <table:table-cell office:value-type="float" office:value="290000" table:style-name="ce58">
            <text:p>290,000</text:p>
          </table:table-cell>
          <table:table-cell office:value-type="float" office:value="1168000" table:style-name="ce58">
            <text:p>1,168,000</text:p>
          </table:table-cell>
          <table:table-cell office:value-type="float" office:value="1721000" table:style-name="ce44">
            <text:p>1,721,000</text:p>
          </table:table-cell>
          <table:table-cell office:value-type="string" table:style-name="ce44">
            <text:p>[note 2] The cells K22 &amp; L22 are revised figures.</text:p>
          </table:table-cell>
          <table:table-cell table:number-columns-repeated="16370" table:style-name="ce45"/>
        </table:table-row>
        <table:table-row table:style-name="ro9">
          <table:table-cell table:number-columns-repeated="16384"/>
        </table:table-row>
        <table:table-row table:style-name="ro5">
          <table:table-cell table:style-name="ce59"/>
          <table:table-cell table:number-columns-repeated="8" table:style-name="ce30"/>
          <table:table-cell table:style-name="ce82"/>
          <table:table-cell table:number-columns-repeated="2" table:style-name="ce83"/>
          <table:table-cell table:number-columns-repeated="16372" table:style-name="ce30"/>
        </table:table-row>
        <table:table-row table:number-rows-repeated="1048552" table:style-name="ro9">
          <table:table-cell table:number-columns-repeated="16384"/>
        </table:table-row>
      </table:table>
      <table:table table:name="8" table:style-name="ta1">
        <table:table-column table:style-name="co29" table:default-cell-style-name="ce59"/>
        <table:table-column table:style-name="co8" table:number-columns-repeated="8" table:default-cell-style-name="ce30"/>
        <table:table-column table:style-name="co16" table:default-cell-style-name="ce30"/>
        <table:table-column table:style-name="co30" table:number-columns-repeated="2" table:default-cell-style-name="ce30"/>
        <table:table-column table:style-name="co11" table:number-columns-repeated="16372" table:default-cell-style-name="ce30"/>
        <table:table-row table:style-name="ro1">
          <table:table-cell office:value-type="string" table:style-name="ce28">
            <text:p><text:a xlink:href="#Contents.A1">Table 8: The number of instances where visitors under 18 years old have participated in on-site activities, split by museum 2012/13 - 2023/24 [note 1].</text:a></text:p>
          </table:table-cell>
          <table:table-cell table:number-columns-repeated="16383"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13" table:style-name="ce30"/>
          <table:table-cell table:number-columns-repeated="16370"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b = break in series.</text:p>
          </table:table-cell>
          <table:table-cell table:number-columns-repeated="13" table:style-name="ce30"/>
          <table:table-cell table:number-columns-repeated="16370" table:style-name="ce1"/>
        </table:table-row>
        <table:table-row table:style-name="ro13">
          <table:table-cell office:value-type="string" table:style-name="ce64">
            <text:p>Name of museum or gallery</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3">
            <text:p>Notes</text:p>
          </table:table-cell>
          <table:table-cell table:number-columns-repeated="16370" table:style-name="ce35"/>
        </table:table-row>
        <table:table-row table:style-name="ro5">
          <table:table-cell office:value-type="string" table:style-name="ce21">
            <text:p>British Museum</text:p>
          </table:table-cell>
          <table:table-cell office:value-type="float" office:value="116990" table:style-name="ce46">
            <text:p><text:s/>116,990<text:s/></text:p>
          </table:table-cell>
          <table:table-cell office:value-type="float" office:value="144750" table:style-name="ce46">
            <text:p><text:s/>144,750<text:s/></text:p>
          </table:table-cell>
          <table:table-cell office:value-type="float" office:value="142786" table:style-name="ce46">
            <text:p><text:s/>142,786<text:s/></text:p>
          </table:table-cell>
          <table:table-cell office:value-type="float" office:value="145921" table:style-name="ce46">
            <text:p><text:s/>145,921<text:s/></text:p>
          </table:table-cell>
          <table:table-cell office:value-type="float" office:value="126022" table:style-name="ce46">
            <text:p><text:s/>126,022<text:s/></text:p>
          </table:table-cell>
          <table:table-cell office:value-type="float" office:value="126834" table:style-name="ce46">
            <text:p><text:s/>126,834<text:s/></text:p>
          </table:table-cell>
          <table:table-cell office:value-type="float" office:value="118045" table:style-name="ce46">
            <text:p><text:s/>118,045<text:s/></text:p>
          </table:table-cell>
          <table:table-cell office:value-type="float" office:value="118039" table:style-name="ce46">
            <text:p><text:s/>118,039<text:s/></text:p>
          </table:table-cell>
          <table:table-cell office:value-type="float" office:value="10132" table:style-name="ce46">
            <text:p><text:s/>10,132<text:s/></text:p>
          </table:table-cell>
          <table:table-cell office:value-type="float" office:value="48286" table:style-name="ce84">
            <text:p><text:s/>48,286<text:s/></text:p>
          </table:table-cell>
          <table:table-cell office:value-type="float" office:value="117000" table:style-name="ce84">
            <text:p><text:s/>117,000<text:s/></text:p>
          </table:table-cell>
          <table:table-cell office:value-type="float" office:value="129996" table:style-name="ce84">
            <text:p><text:s/>129,996<text:s/></text:p>
          </table:table-cell>
          <table:table-cell table:style-name="ce44"/>
          <table:table-cell table:number-columns-repeated="16370" table:style-name="ce45"/>
        </table:table-row>
        <table:table-row table:style-name="ro5">
          <table:table-cell office:value-type="string" table:style-name="ce21">
            <text:p>Museum of the Home [note 3]</text:p>
          </table:table-cell>
          <table:table-cell office:value-type="float" office:value="11980" table:style-name="ce46">
            <text:p><text:s/>11,980<text:s/></text:p>
          </table:table-cell>
          <table:table-cell office:value-type="float" office:value="9897" table:style-name="ce46">
            <text:p><text:s/>9,897<text:s/></text:p>
          </table:table-cell>
          <table:table-cell office:value-type="float" office:value="9432" table:style-name="ce46">
            <text:p><text:s/>9,432<text:s/></text:p>
          </table:table-cell>
          <table:table-cell office:value-type="float" office:value="7232" table:style-name="ce46">
            <text:p><text:s/>7,232<text:s/></text:p>
          </table:table-cell>
          <table:table-cell office:value-type="float" office:value="7644" table:style-name="ce46">
            <text:p><text:s/>7,644<text:s/></text:p>
          </table:table-cell>
          <table:table-cell office:value-type="float" office:value="5146" table:style-name="ce46">
            <text:p><text:s/>5,146<text:s/></text:p>
          </table:table-cell>
          <table:table-cell office:value-type="float" office:value="1280" table:style-name="ce46">
            <text:p><text:s/>1,280<text:s/></text:p>
          </table:table-cell>
          <table:table-cell office:value-type="float" office:value="1375" table:style-name="ce46">
            <text:p><text:s/>1,375<text:s/></text:p>
          </table:table-cell>
          <table:table-cell office:value-type="string" table:style-name="ce67">
            <text:p>x</text:p>
          </table:table-cell>
          <table:table-cell office:value-type="float" office:value="3088" table:style-name="ce84">
            <text:p><text:s/>3,088<text:s/></text:p>
          </table:table-cell>
          <table:table-cell office:value-type="float" office:value="6805" table:style-name="ce84">
            <text:p><text:s/>6,805<text:s/></text:p>
          </table:table-cell>
          <table:table-cell office:value-type="float" office:value="5551" table:style-name="ce84">
            <text:p><text:s/>5,551<text:s/></text:p>
          </table:table-cell>
          <table:table-cell table:style-name="ce44"/>
          <table:table-cell table:number-columns-repeated="16370" table:style-name="ce45"/>
        </table:table-row>
        <table:table-row table:style-name="ro5">
          <table:table-cell office:value-type="string" table:style-name="ce21">
            <text:p>Horniman Museum [note 15]</text:p>
          </table:table-cell>
          <table:table-cell office:value-type="float" office:value="29306" table:style-name="ce46">
            <text:p><text:s/>29,306<text:s/></text:p>
          </table:table-cell>
          <table:table-cell office:value-type="float" office:value="34688" table:style-name="ce46">
            <text:p><text:s/>34,688<text:s/></text:p>
          </table:table-cell>
          <table:table-cell office:value-type="float" office:value="40661" table:style-name="ce46">
            <text:p><text:s/>40,661<text:s/></text:p>
          </table:table-cell>
          <table:table-cell office:value-type="float" office:value="37878" table:style-name="ce46">
            <text:p><text:s/>37,878<text:s/></text:p>
          </table:table-cell>
          <table:table-cell office:value-type="float" office:value="37000" table:style-name="ce46">
            <text:p><text:s/>37,000<text:s/></text:p>
          </table:table-cell>
          <table:table-cell office:value-type="float" office:value="38000" table:style-name="ce46">
            <text:p><text:s/>38,000<text:s/></text:p>
          </table:table-cell>
          <table:table-cell office:value-type="float" office:value="32000" table:style-name="ce46">
            <text:p><text:s/>32,000<text:s/></text:p>
          </table:table-cell>
          <table:table-cell office:value-type="float" office:value="23000" table:style-name="ce46">
            <text:p><text:s/>23,000<text:s/></text:p>
          </table:table-cell>
          <table:table-cell office:value-type="float" office:value="508" table:style-name="ce46">
            <text:p><text:s/>508<text:s/></text:p>
          </table:table-cell>
          <table:table-cell office:value-type="float" office:value="1893" table:style-name="ce84">
            <text:p><text:s/>1,893<text:s/></text:p>
          </table:table-cell>
          <table:table-cell office:value-type="float" office:value="8500" table:style-name="ce84">
            <text:p><text:s/>8,500<text:s/></text:p>
          </table:table-cell>
          <table:table-cell office:value-type="float" office:value="8379" table:style-name="ce84">
            <text:p><text:s/>8,379<text:s/></text:p>
          </table:table-cell>
          <table:table-cell table:style-name="ce44"/>
          <table:table-cell table:number-columns-repeated="16370" table:style-name="ce45"/>
        </table:table-row>
        <table:table-row table:style-name="ro5">
          <table:table-cell office:value-type="string" table:style-name="ce21">
            <text:p>Imperial War Museums</text:p>
          </table:table-cell>
          <table:table-cell office:value-type="float" office:value="151436" table:style-name="ce46">
            <text:p><text:s/>151,436<text:s/></text:p>
          </table:table-cell>
          <table:table-cell office:value-type="float" office:value="127774" table:style-name="ce46">
            <text:p><text:s/>127,774<text:s/></text:p>
          </table:table-cell>
          <table:table-cell office:value-type="float" office:value="162000" table:style-name="ce46">
            <text:p><text:s/>162,000<text:s/></text:p>
          </table:table-cell>
          <table:table-cell office:value-type="float" office:value="197639" table:style-name="ce46">
            <text:p><text:s/>197,639<text:s/></text:p>
          </table:table-cell>
          <table:table-cell office:value-type="float" office:value="81000" table:style-name="ce46">
            <text:p><text:s/>81,000<text:s/></text:p>
          </table:table-cell>
          <table:table-cell office:value-type="float" office:value="81000" table:style-name="ce46">
            <text:p><text:s/>81,000<text:s/></text:p>
          </table:table-cell>
          <table:table-cell office:value-type="float" office:value="203000" table:style-name="ce46">
            <text:p><text:s/>203,000<text:s/></text:p>
          </table:table-cell>
          <table:table-cell office:value-type="float" office:value="169000" table:style-name="ce46">
            <text:p><text:s/>169,000<text:s/></text:p>
          </table:table-cell>
          <table:table-cell office:value-type="float" office:value="12000" table:style-name="ce46">
            <text:p><text:s/>12,000<text:s/></text:p>
          </table:table-cell>
          <table:table-cell office:value-type="float" office:value="88000" table:style-name="ce84">
            <text:p><text:s/>88,000<text:s/></text:p>
          </table:table-cell>
          <table:table-cell office:value-type="float" office:value="63000" table:style-name="ce84">
            <text:p><text:s/>63,000<text:s/></text:p>
          </table:table-cell>
          <table:table-cell office:value-type="float" office:value="61000" table:style-name="ce84">
            <text:p><text:s/>61,000<text:s/></text:p>
          </table:table-cell>
          <table:table-cell table:style-name="ce44"/>
          <table:table-cell table:number-columns-repeated="16370" table:style-name="ce45"/>
        </table:table-row>
        <table:table-row table:style-name="ro8">
          <table:table-cell office:value-type="string" table:style-name="ce21">
            <text:p>National Gallery</text:p>
          </table:table-cell>
          <table:table-cell office:value-type="float" office:value="16000" table:style-name="ce46">
            <text:p><text:s/>16,000<text:s/></text:p>
          </table:table-cell>
          <table:table-cell office:value-type="float" office:value="10000" table:style-name="ce46">
            <text:p><text:s/>10,000<text:s/></text:p>
          </table:table-cell>
          <table:table-cell office:value-type="float" office:value="11000" table:style-name="ce46">
            <text:p><text:s/>11,000<text:s/></text:p>
          </table:table-cell>
          <table:table-cell office:value-type="float" office:value="9266" table:style-name="ce46">
            <text:p><text:s/>9,266<text:s/></text:p>
          </table:table-cell>
          <table:table-cell office:value-type="float" office:value="12000" table:style-name="ce46">
            <text:p><text:s/>12,000<text:s/></text:p>
          </table:table-cell>
          <table:table-cell office:value-type="float" office:value="11000" table:style-name="ce46">
            <text:p><text:s/>11,000<text:s/></text:p>
          </table:table-cell>
          <table:table-cell office:value-type="float" office:value="10000" table:style-name="ce46">
            <text:p><text:s/>10,000<text:s/></text:p>
          </table:table-cell>
          <table:table-cell office:value-type="float" office:value="11000" table:style-name="ce46">
            <text:p><text:s/>11,000<text:s/></text:p>
          </table:table-cell>
          <table:table-cell office:value-type="string" table:style-name="ce38">
            <text:p>w</text:p>
          </table:table-cell>
          <table:table-cell office:value-type="float" office:value="1500" table:style-name="ce84">
            <text:p><text:s/>1,500<text:s/></text:p>
          </table:table-cell>
          <table:table-cell office:value-type="float" office:value="3309" table:style-name="ce85">
            <text:p><text:s/>3,309<text:s/></text:p>
          </table:table-cell>
          <table:table-cell office:value-type="float" office:value="1405" table:style-name="ce84">
            <text:p><text:s/>1,405<text:s/></text:p>
          </table:table-cell>
          <table:table-cell office:value-type="string" table:style-name="ce44">
            <text:p>[note 2] The cell L10 is a revised figure.</text:p>
          </table:table-cell>
          <table:table-cell table:number-columns-repeated="16370" table:style-name="ce45"/>
        </table:table-row>
        <table:table-row table:style-name="ro5">
          <table:table-cell office:value-type="string" table:style-name="ce21">
            <text:p>National Museums Liverpool</text:p>
          </table:table-cell>
          <table:table-cell office:value-type="float" office:value="241092" table:style-name="ce46">
            <text:p><text:s/>241,092<text:s/></text:p>
          </table:table-cell>
          <table:table-cell office:value-type="float" office:value="241150" table:style-name="ce46">
            <text:p><text:s/>241,150<text:s/></text:p>
          </table:table-cell>
          <table:table-cell office:value-type="float" office:value="214019" table:style-name="ce46">
            <text:p><text:s/>214,019<text:s/></text:p>
          </table:table-cell>
          <table:table-cell office:value-type="float" office:value="207037" table:style-name="ce46">
            <text:p><text:s/>207,037<text:s/></text:p>
          </table:table-cell>
          <table:table-cell office:value-type="float" office:value="182229" table:style-name="ce46">
            <text:p><text:s/>182,229<text:s/></text:p>
          </table:table-cell>
          <table:table-cell office:value-type="float" office:value="163608" table:style-name="ce46">
            <text:p><text:s/>163,608<text:s/></text:p>
          </table:table-cell>
          <table:table-cell office:value-type="float" office:value="220528" table:style-name="ce46">
            <text:p><text:s/>220,528<text:s/></text:p>
          </table:table-cell>
          <table:table-cell office:value-type="float" office:value="155854" table:style-name="ce46">
            <text:p><text:s/>155,854<text:s/></text:p>
          </table:table-cell>
          <table:table-cell office:value-type="float" office:value="1484" table:style-name="ce46">
            <text:p><text:s/>1,484<text:s/></text:p>
          </table:table-cell>
          <table:table-cell office:value-type="float" office:value="22111" table:style-name="ce84">
            <text:p><text:s/>22,111<text:s/></text:p>
          </table:table-cell>
          <table:table-cell office:value-type="float" office:value="125854" table:style-name="ce84">
            <text:p><text:s/>125,854<text:s/></text:p>
          </table:table-cell>
          <table:table-cell office:value-type="float" office:value="127244" table:style-name="ce84">
            <text:p><text:s/>127,244<text:s/></text:p>
          </table:table-cell>
          <table:table-cell table:style-name="ce44"/>
          <table:table-cell table:number-columns-repeated="16370" table:style-name="ce45"/>
        </table:table-row>
        <table:table-row table:style-name="ro8">
          <table:table-cell office:value-type="string" table:style-name="ce21">
            <text:p>National Portrait Gallery [note 6][note 15]</text:p>
          </table:table-cell>
          <table:table-cell office:value-type="float" office:value="3907" table:style-name="ce46">
            <text:p><text:s/>3,907<text:s/></text:p>
          </table:table-cell>
          <table:table-cell office:value-type="float" office:value="3530" table:style-name="ce46">
            <text:p><text:s/>3,530<text:s/></text:p>
          </table:table-cell>
          <table:table-cell office:value-type="float" office:value="3470" table:style-name="ce46">
            <text:p><text:s/>3,470<text:s/></text:p>
          </table:table-cell>
          <table:table-cell office:value-type="float" office:value="3465" table:style-name="ce46">
            <text:p><text:s/>3,465<text:s/></text:p>
          </table:table-cell>
          <table:table-cell office:value-type="float" office:value="4000" table:style-name="ce46">
            <text:p><text:s/>4,000<text:s/></text:p>
          </table:table-cell>
          <table:table-cell office:value-type="float" office:value="3000" table:style-name="ce46">
            <text:p><text:s/>3,000<text:s/></text:p>
          </table:table-cell>
          <table:table-cell office:value-type="float" office:value="3000" table:style-name="ce46">
            <text:p><text:s/>3,000<text:s/></text:p>
          </table:table-cell>
          <table:table-cell office:value-type="float" office:value="2000" table:style-name="ce46">
            <text:p><text:s/>2,000<text:s/></text:p>
          </table:table-cell>
          <table:table-cell office:value-type="string" table:style-name="ce67">
            <text:p>x</text:p>
          </table:table-cell>
          <table:table-cell office:value-type="string" table:style-name="ce84">
            <text:p>x</text:p>
          </table:table-cell>
          <table:table-cell office:value-type="string" table:style-name="ce84">
            <text:p>x</text:p>
          </table:table-cell>
          <table:table-cell office:value-type="float" office:value="3500" table:style-name="ce84">
            <text:p><text:s/>3,500<text:s/></text:p>
          </table:table-cell>
          <table:table-cell table:style-name="ce44"/>
          <table:table-cell table:number-columns-repeated="16370" table:style-name="ce45"/>
        </table:table-row>
        <table:table-row table:style-name="ro8">
          <table:table-cell office:value-type="string" table:style-name="ce21">
            <text:p>Natural History Museum</text:p>
          </table:table-cell>
          <table:table-cell office:value-type="float" office:value="186527" table:style-name="ce46">
            <text:p><text:s/>186,527<text:s/></text:p>
          </table:table-cell>
          <table:table-cell office:value-type="float" office:value="159860" table:style-name="ce46">
            <text:p><text:s/>159,860<text:s/></text:p>
          </table:table-cell>
          <table:table-cell office:value-type="float" office:value="263221" table:style-name="ce46">
            <text:p><text:s/>263,221<text:s/></text:p>
          </table:table-cell>
          <table:table-cell office:value-type="float" office:value="251560" table:style-name="ce46">
            <text:p><text:s/>251,560<text:s/></text:p>
          </table:table-cell>
          <table:table-cell office:value-type="float" office:value="291305" table:style-name="ce46">
            <text:p><text:s/>291,305<text:s/></text:p>
          </table:table-cell>
          <table:table-cell office:value-type="float" office:value="290000" table:style-name="ce46">
            <text:p><text:s/>290,000<text:s/></text:p>
          </table:table-cell>
          <table:table-cell office:value-type="float" office:value="300000" table:style-name="ce46">
            <text:p><text:s/>300,000<text:s/></text:p>
          </table:table-cell>
          <table:table-cell office:value-type="float" office:value="269500" table:style-name="ce46">
            <text:p><text:s/>269,500<text:s/></text:p>
          </table:table-cell>
          <table:table-cell office:value-type="float" office:value="10500" table:style-name="ce46">
            <text:p><text:s/>10,500<text:s/></text:p>
          </table:table-cell>
          <table:table-cell office:value-type="float" office:value="55300" table:style-name="ce84">
            <text:p><text:s/>55,300<text:s/></text:p>
          </table:table-cell>
          <table:table-cell office:value-type="float" office:value="156100" table:style-name="ce85">
            <text:p><text:s/>156,100<text:s/></text:p>
          </table:table-cell>
          <table:table-cell office:value-type="float" office:value="207420" table:style-name="ce84">
            <text:p><text:s/>207,420<text:s/></text:p>
          </table:table-cell>
          <table:table-cell office:value-type="string" table:style-name="ce44">
            <text:p>[note 2] The cell L13 is a revised figure.</text:p>
          </table:table-cell>
          <table:table-cell table:number-columns-repeated="16370" table:style-name="ce45"/>
        </table:table-row>
        <table:table-row table:style-name="ro5">
          <table:table-cell office:value-type="string" table:style-name="ce21">
            <text:p>Royal Armouries [note 16]</text:p>
          </table:table-cell>
          <table:table-cell office:value-type="float" office:value="233110" table:style-name="ce46">
            <text:p><text:s/>233,110<text:s/></text:p>
          </table:table-cell>
          <table:table-cell office:value-type="float" office:value="226328" table:style-name="ce46">
            <text:p><text:s/>226,328<text:s/></text:p>
          </table:table-cell>
          <table:table-cell office:value-type="float" office:value="263593" table:style-name="ce46">
            <text:p><text:s/>263,593<text:s/></text:p>
          </table:table-cell>
          <table:table-cell office:value-type="float" office:value="244665" table:style-name="ce46">
            <text:p><text:s/>244,665<text:s/></text:p>
          </table:table-cell>
          <table:table-cell office:value-type="float" office:value="10364" table:style-name="ce46">
            <text:p><text:s/>10,364<text:s/></text:p>
          </table:table-cell>
          <table:table-cell office:value-type="float" office:value="9207" table:style-name="ce46">
            <text:p><text:s/>9,207<text:s/></text:p>
          </table:table-cell>
          <table:table-cell office:value-type="float" office:value="14632" table:style-name="ce46">
            <text:p><text:s/>14,632<text:s/></text:p>
          </table:table-cell>
          <table:table-cell office:value-type="float" office:value="18990" table:style-name="ce46">
            <text:p><text:s/>18,990<text:s/></text:p>
          </table:table-cell>
          <table:table-cell office:value-type="string" table:style-name="ce38">
            <text:p>w</text:p>
          </table:table-cell>
          <table:table-cell office:value-type="float" office:value="9505" table:style-name="ce84">
            <text:p><text:s/>9,505<text:s/></text:p>
          </table:table-cell>
          <table:table-cell office:value-type="float" office:value="16887" table:style-name="ce84">
            <text:p><text:s/>16,887<text:s/></text:p>
          </table:table-cell>
          <table:table-cell office:value-type="float" office:value="25370" table:style-name="ce84">
            <text:p><text:s/>25,370<text:s/></text:p>
          </table:table-cell>
          <table:table-cell table:style-name="ce44"/>
          <table:table-cell table:number-columns-repeated="16370" table:style-name="ce45"/>
        </table:table-row>
        <table:table-row table:style-name="ro5">
          <table:table-cell office:value-type="string" table:style-name="ce21">
            <text:p>Royal Museums Greenwich</text:p>
          </table:table-cell>
          <table:table-cell office:value-type="float" office:value="74620" table:style-name="ce46">
            <text:p><text:s/>74,620<text:s/></text:p>
          </table:table-cell>
          <table:table-cell office:value-type="float" office:value="92068" table:style-name="ce46">
            <text:p><text:s/>92,068<text:s/></text:p>
          </table:table-cell>
          <table:table-cell office:value-type="float" office:value="101462" table:style-name="ce46">
            <text:p><text:s/>101,462<text:s/></text:p>
          </table:table-cell>
          <table:table-cell office:value-type="float" office:value="111584" table:style-name="ce46">
            <text:p><text:s/>111,584<text:s/></text:p>
          </table:table-cell>
          <table:table-cell office:value-type="float" office:value="123511" table:style-name="ce46">
            <text:p><text:s/>123,511<text:s/></text:p>
          </table:table-cell>
          <table:table-cell office:value-type="float" office:value="93704" table:style-name="ce46">
            <text:p><text:s/>93,704<text:s/></text:p>
          </table:table-cell>
          <table:table-cell office:value-type="float" office:value="104716" table:style-name="ce46">
            <text:p><text:s/>104,716<text:s/></text:p>
          </table:table-cell>
          <table:table-cell office:value-type="float" office:value="105466" table:style-name="ce46">
            <text:p><text:s/>105,466<text:s/></text:p>
          </table:table-cell>
          <table:table-cell office:value-type="float" office:value="2291" table:style-name="ce46">
            <text:p><text:s/>2,291<text:s/></text:p>
          </table:table-cell>
          <table:table-cell office:value-type="float" office:value="53960" table:style-name="ce84">
            <text:p><text:s/>53,960<text:s/></text:p>
          </table:table-cell>
          <table:table-cell office:value-type="float" office:value="80762" table:style-name="ce84">
            <text:p><text:s/>80,762<text:s/></text:p>
          </table:table-cell>
          <table:table-cell office:value-type="float" office:value="83594" table:style-name="ce84">
            <text:p><text:s/>83,594<text:s/></text:p>
          </table:table-cell>
          <table:table-cell table:style-name="ce44"/>
          <table:table-cell table:number-columns-repeated="16370" table:style-name="ce45"/>
        </table:table-row>
        <table:table-row table:style-name="ro5">
          <table:table-cell office:value-type="string" table:style-name="ce21">
            <text:p>Science Museum Group</text:p>
          </table:table-cell>
          <table:table-cell office:value-type="float" office:value="830000" table:style-name="ce46">
            <text:p><text:s/>830,000<text:s/></text:p>
          </table:table-cell>
          <table:table-cell office:value-type="float" office:value="776000" table:style-name="ce46">
            <text:p><text:s/>776,000<text:s/></text:p>
          </table:table-cell>
          <table:table-cell office:value-type="float" office:value="791000" table:style-name="ce46">
            <text:p><text:s/>791,000<text:s/></text:p>
          </table:table-cell>
          <table:table-cell office:value-type="float" office:value="830000" table:style-name="ce46">
            <text:p><text:s/>830,000<text:s/></text:p>
          </table:table-cell>
          <table:table-cell office:value-type="float" office:value="813000" table:style-name="ce46">
            <text:p><text:s/>813,000<text:s/></text:p>
          </table:table-cell>
          <table:table-cell office:value-type="float" office:value="890000" table:style-name="ce46">
            <text:p><text:s/>890,000<text:s/></text:p>
          </table:table-cell>
          <table:table-cell office:value-type="float" office:value="896000" table:style-name="ce46">
            <text:p><text:s/>896,000<text:s/></text:p>
          </table:table-cell>
          <table:table-cell office:value-type="float" office:value="806000" table:style-name="ce46">
            <text:p><text:s/>806,000<text:s/></text:p>
          </table:table-cell>
          <table:table-cell office:value-type="float" office:value="31000" table:style-name="ce46">
            <text:p><text:s/>31,000<text:s/></text:p>
          </table:table-cell>
          <table:table-cell office:value-type="float" office:value="280000" table:style-name="ce84">
            <text:p><text:s/>280,000<text:s/></text:p>
          </table:table-cell>
          <table:table-cell office:value-type="float" office:value="747000" table:style-name="ce84">
            <text:p><text:s/>747,000<text:s/></text:p>
          </table:table-cell>
          <table:table-cell office:value-type="float" office:value="574000" table:style-name="ce84">
            <text:p><text:s/>574,000<text:s/></text:p>
          </table:table-cell>
          <table:table-cell table:style-name="ce44"/>
          <table:table-cell table:number-columns-repeated="16370" table:style-name="ce45"/>
        </table:table-row>
        <table:table-row table:style-name="ro5">
          <table:table-cell office:value-type="string" table:style-name="ce21">
            <text:p>Sir John Soane's Museum [note 17]</text:p>
          </table:table-cell>
          <table:table-cell office:value-type="float" office:value="991" table:style-name="ce46">
            <text:p><text:s/>991<text:s/></text:p>
          </table:table-cell>
          <table:table-cell office:value-type="float" office:value="926" table:style-name="ce46">
            <text:p><text:s/>926<text:s/></text:p>
          </table:table-cell>
          <table:table-cell office:value-type="float" office:value="705" table:style-name="ce46">
            <text:p><text:s/>705<text:s/></text:p>
          </table:table-cell>
          <table:table-cell office:value-type="float" office:value="642" table:style-name="ce46">
            <text:p><text:s/>642<text:s/></text:p>
          </table:table-cell>
          <table:table-cell office:value-type="float" office:value="178" table:style-name="ce46">
            <text:p><text:s/>178<text:s/></text:p>
          </table:table-cell>
          <table:table-cell office:value-type="float" office:value="739" table:style-name="ce46">
            <text:p><text:s/>739<text:s/></text:p>
          </table:table-cell>
          <table:table-cell office:value-type="float" office:value="652" table:style-name="ce46">
            <text:p><text:s/>652<text:s/></text:p>
          </table:table-cell>
          <table:table-cell office:value-type="float" office:value="1171" table:style-name="ce46">
            <text:p><text:s/>1,171<text:s/></text:p>
          </table:table-cell>
          <table:table-cell office:value-type="float" office:value="374" table:style-name="ce46">
            <text:p><text:s/>374<text:s/></text:p>
          </table:table-cell>
          <table:table-cell office:value-type="float" office:value="1511" table:style-name="ce84">
            <text:p><text:s/>1,511<text:s/></text:p>
          </table:table-cell>
          <table:table-cell office:value-type="float" office:value="2954" table:style-name="ce84">
            <text:p><text:s/>2,954<text:s/></text:p>
          </table:table-cell>
          <table:table-cell office:value-type="float" office:value="2788" table:style-name="ce84">
            <text:p><text:s/>2,788<text:s/></text:p>
          </table:table-cell>
          <table:table-cell table:style-name="ce44"/>
          <table:table-cell table:number-columns-repeated="16370" table:style-name="ce45"/>
        </table:table-row>
        <table:table-row table:style-name="ro5">
          <table:table-cell office:value-type="string" table:style-name="ce21">
            <text:p>Tate Gallery Group</text:p>
          </table:table-cell>
          <table:table-cell office:value-type="float" office:value="84000" table:style-name="ce46">
            <text:p><text:s/>84,000<text:s/></text:p>
          </table:table-cell>
          <table:table-cell office:value-type="float" office:value="118000" table:style-name="ce46">
            <text:p><text:s/>118,000<text:s/></text:p>
          </table:table-cell>
          <table:table-cell office:value-type="float" office:value="196000" table:style-name="ce46">
            <text:p><text:s/>196,000<text:s/></text:p>
          </table:table-cell>
          <table:table-cell office:value-type="float" office:value="253753" table:style-name="ce46">
            <text:p><text:s/>253,753<text:s/></text:p>
          </table:table-cell>
          <table:table-cell office:value-type="float" office:value="358513" table:style-name="ce46">
            <text:p><text:s/>358,513<text:s/></text:p>
          </table:table-cell>
          <table:table-cell office:value-type="float" office:value="1200000" table:style-name="ce46">
            <text:p><text:s/>1,200,000<text:s/></text:p>
          </table:table-cell>
          <table:table-cell office:value-type="float" office:value="615000" table:style-name="ce46">
            <text:p><text:s/>615,000<text:s/></text:p>
          </table:table-cell>
          <table:table-cell office:value-type="float" office:value="481000" table:style-name="ce46">
            <text:p><text:s/>481,000<text:s/></text:p>
          </table:table-cell>
          <table:table-cell office:value-type="float" office:value="1000" table:style-name="ce46">
            <text:p><text:s/>1,000<text:s/></text:p>
          </table:table-cell>
          <table:table-cell office:value-type="float" office:value="139000" table:style-name="ce84">
            <text:p><text:s/>139,000<text:s/></text:p>
          </table:table-cell>
          <table:table-cell office:value-type="float" office:value="234000" table:style-name="ce84">
            <text:p><text:s/>234,000<text:s/></text:p>
          </table:table-cell>
          <table:table-cell office:value-type="float" office:value="139000" table:style-name="ce84">
            <text:p><text:s/>139,000<text:s/></text:p>
          </table:table-cell>
          <table:table-cell table:number-columns-repeated="16371" table:style-name="ce45"/>
        </table:table-row>
        <table:table-row table:style-name="ro5">
          <table:table-cell office:value-type="string" table:style-name="ce21">
            <text:p>Tyne and Wear Museums [note 8]</text:p>
          </table:table-cell>
          <table:table-cell office:value-type="float" office:value="109031" table:style-name="ce46">
            <text:p><text:s/>109,031<text:s/></text:p>
          </table:table-cell>
          <table:table-cell office:value-type="float" office:value="107976" table:style-name="ce46">
            <text:p><text:s/>107,976<text:s/></text:p>
          </table:table-cell>
          <table:table-cell office:value-type="float" office:value="139329" table:style-name="ce46">
            <text:p><text:s/>139,329<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67">
            <text:p>x</text:p>
          </table:table-cell>
          <table:table-cell office:value-type="string" table:style-name="ce84">
            <text:p>x</text:p>
          </table:table-cell>
          <table:table-cell office:value-type="string" table:style-name="ce84">
            <text:p>x</text:p>
          </table:table-cell>
          <table:table-cell office:value-type="string" table:style-name="ce84">
            <text:p>x</text:p>
          </table:table-cell>
          <table:table-cell table:style-name="ce44"/>
          <table:table-cell table:number-columns-repeated="16370" table:style-name="ce45"/>
        </table:table-row>
        <table:table-row table:style-name="ro5">
          <table:table-cell office:value-type="string" table:style-name="ce21">
            <text:p>Victoria and Albert Museum [note 9]</text:p>
          </table:table-cell>
          <table:table-cell office:value-type="float" office:value="158800" table:style-name="ce46">
            <text:p><text:s/>158,800<text:s/></text:p>
          </table:table-cell>
          <table:table-cell office:value-type="float" office:value="168846" table:style-name="ce46">
            <text:p><text:s/>168,846<text:s/></text:p>
          </table:table-cell>
          <table:table-cell office:value-type="float" office:value="154200" table:style-name="ce46">
            <text:p><text:s/>154,200<text:s/></text:p>
          </table:table-cell>
          <table:table-cell office:value-type="float" office:value="151289" table:style-name="ce46">
            <text:p><text:s/>151,289<text:s/></text:p>
          </table:table-cell>
          <table:table-cell office:value-type="float" office:value="159500" table:style-name="ce46">
            <text:p><text:s/>159,500<text:s/></text:p>
          </table:table-cell>
          <table:table-cell office:value-type="float" office:value="140597" table:style-name="ce46">
            <text:p><text:s/>140,597<text:s/></text:p>
          </table:table-cell>
          <table:table-cell office:value-type="float" office:value="160585" table:style-name="ce46">
            <text:p><text:s/>160,585<text:s/></text:p>
          </table:table-cell>
          <table:table-cell office:value-type="float" office:value="138376" table:style-name="ce46">
            <text:p><text:s/>138,376<text:s/></text:p>
          </table:table-cell>
          <table:table-cell office:value-type="float" office:value="4579" table:style-name="ce46">
            <text:p><text:s/>4,579<text:s/></text:p>
          </table:table-cell>
          <table:table-cell office:value-type="float" office:value="16457" table:style-name="ce84">
            <text:p><text:s/>16,457<text:s/></text:p>
          </table:table-cell>
          <table:table-cell office:value-type="float" office:value="16700" table:style-name="ce84">
            <text:p><text:s/>16,700<text:s/></text:p>
          </table:table-cell>
          <table:table-cell office:value-type="float" office:value="142400" table:style-name="ce84">
            <text:p><text:s/>142,400<text:s/></text:p>
          </table:table-cell>
          <table:table-cell table:style-name="ce44"/>
          <table:table-cell table:number-columns-repeated="16370" table:style-name="ce45"/>
        </table:table-row>
        <table:table-row table:style-name="ro5">
          <table:table-cell office:value-type="string" table:style-name="ce21">
            <text:p>Wallace Collection</text:p>
          </table:table-cell>
          <table:table-cell office:value-type="float" office:value="12202" table:style-name="ce46">
            <text:p><text:s/>12,202<text:s/></text:p>
          </table:table-cell>
          <table:table-cell office:value-type="float" office:value="14883" table:style-name="ce46">
            <text:p><text:s/>14,883<text:s/></text:p>
          </table:table-cell>
          <table:table-cell office:value-type="float" office:value="11734" table:style-name="ce46">
            <text:p><text:s/>11,734<text:s/></text:p>
          </table:table-cell>
          <table:table-cell office:value-type="float" office:value="10442" table:style-name="ce46">
            <text:p><text:s/>10,442<text:s/></text:p>
          </table:table-cell>
          <table:table-cell office:value-type="float" office:value="11578" table:style-name="ce46">
            <text:p><text:s/>11,578<text:s/></text:p>
          </table:table-cell>
          <table:table-cell office:value-type="float" office:value="11980" table:style-name="ce46">
            <text:p><text:s/>11,980<text:s/></text:p>
          </table:table-cell>
          <table:table-cell office:value-type="float" office:value="10192" table:style-name="ce46">
            <text:p><text:s/>10,192<text:s/></text:p>
          </table:table-cell>
          <table:table-cell office:value-type="float" office:value="10394" table:style-name="ce46">
            <text:p><text:s/>10,394<text:s/></text:p>
          </table:table-cell>
          <table:table-cell office:value-type="string" table:style-name="ce38">
            <text:p>w</text:p>
          </table:table-cell>
          <table:table-cell office:value-type="float" office:value="121" table:style-name="ce84">
            <text:p><text:s/>121<text:s/></text:p>
          </table:table-cell>
          <table:table-cell office:value-type="float" office:value="1121" table:style-name="ce84">
            <text:p><text:s/>1,121<text:s/></text:p>
          </table:table-cell>
          <table:table-cell office:value-type="float" office:value="602" table:style-name="ce84">
            <text:p><text:s/>602<text:s/></text:p>
          </table:table-cell>
          <table:table-cell table:style-name="ce44"/>
          <table:table-cell table:number-columns-repeated="16370" table:style-name="ce45"/>
        </table:table-row>
        <table:table-row table:style-name="ro8">
          <table:table-cell office:value-type="string" table:style-name="ce21">
            <text:p>Total [note 11]</text:p>
          </table:table-cell>
          <table:table-cell office:value-type="float" office:value="2260000" table:style-name="ce46">
            <text:p><text:s/>2,260,000<text:s/></text:p>
          </table:table-cell>
          <table:table-cell office:value-type="float" office:value="2237000" table:style-name="ce46">
            <text:p><text:s/>2,237,000<text:s/></text:p>
          </table:table-cell>
          <table:table-cell office:value-type="float" office:value="2505000" table:style-name="ce46">
            <text:p><text:s/>2,505,000<text:s/></text:p>
          </table:table-cell>
          <table:table-cell office:value-type="float" office:value="2462000" table:style-name="ce46">
            <text:p><text:s/>2,462,000<text:s/></text:p>
          </table:table-cell>
          <table:table-cell office:value-type="float" office:value="2218000" table:style-name="ce46">
            <text:p><text:s/>2,218,000<text:s/></text:p>
          </table:table-cell>
          <table:table-cell office:value-type="float" office:value="3065000" table:style-name="ce46">
            <text:p><text:s/>3,065,000<text:s/></text:p>
          </table:table-cell>
          <table:table-cell office:value-type="float" office:value="2690000" table:style-name="ce46">
            <text:p><text:s/>2,690,000<text:s/></text:p>
          </table:table-cell>
          <table:table-cell office:value-type="float" office:value="2311000" table:style-name="ce46">
            <text:p><text:s/>2,311,000<text:s/></text:p>
          </table:table-cell>
          <table:table-cell office:value-type="float" office:value="74000" table:style-name="ce46">
            <text:p><text:s/>74,000<text:s/></text:p>
          </table:table-cell>
          <table:table-cell office:value-type="float" office:value="721000" table:style-name="ce86">
            <text:p><text:s/>721,000<text:s/></text:p>
          </table:table-cell>
          <table:table-cell office:value-type="float" office:value="1580000" table:style-name="ce87">
            <text:p><text:s/>1,580,000<text:s/></text:p>
          </table:table-cell>
          <table:table-cell office:value-type="float" office:value="1512000" table:style-name="ce84">
            <text:p><text:s/>1,512,000<text:s/></text:p>
          </table:table-cell>
          <table:table-cell office:value-type="string" table:style-name="ce44">
            <text:p>[note 2] The cell L22 is a revised figure.</text:p>
          </table:table-cell>
          <table:table-cell table:number-columns-repeated="16370" table:style-name="ce45"/>
        </table:table-row>
        <table:table-row table:style-name="ro5">
          <table:table-cell table:style-name="ce59"/>
          <table:table-cell table:number-columns-repeated="9" table:style-name="ce46"/>
          <table:table-cell table:number-columns-repeated="4" table:style-name="ce30"/>
          <table:table-cell table:number-columns-repeated="16370" table:style-name="ce1"/>
        </table:table-row>
        <table:table-row table:style-name="ro5">
          <table:table-cell table:style-name="ce59"/>
          <table:table-cell table:number-columns-repeated="9" table:style-name="ce46"/>
          <table:table-cell table:number-columns-repeated="2" table:style-name="ce88"/>
          <table:table-cell table:number-columns-repeated="2" table:style-name="ce30"/>
          <table:table-cell table:number-columns-repeated="16370" table:style-name="ce1"/>
        </table:table-row>
        <table:table-row table:number-rows-repeated="1048552" table:style-name="ro9">
          <table:table-cell table:number-columns-repeated="16384"/>
        </table:table-row>
      </table:table>
      <table:table table:name="9" table:style-name="ta1">
        <table:table-column table:style-name="co7" table:default-cell-style-name="ce59"/>
        <table:table-column table:style-name="co8" table:number-columns-repeated="7" table:default-cell-style-name="ce30"/>
        <table:table-column table:style-name="co31" table:default-cell-style-name="ce30"/>
        <table:table-column table:style-name="co16" table:default-cell-style-name="ce30"/>
        <table:table-column table:style-name="co8" table:number-columns-repeated="2" table:default-cell-style-name="ce30"/>
        <table:table-column table:style-name="co32" table:default-cell-style-name="ce30"/>
        <table:table-column table:style-name="co8" table:default-cell-style-name="ce30"/>
        <table:table-column table:style-name="co32" table:number-columns-repeated="2" table:default-cell-style-name="ce30"/>
        <table:table-column table:style-name="co11" table:number-columns-repeated="16368" table:default-cell-style-name="ce30"/>
        <table:table-row table:style-name="ro1">
          <table:table-cell office:value-type="string" table:style-name="ce28">
            <text:p><text:a xlink:href="#Contents.A1">Table 9: Number of UK loan venues, split by museum 2008/09 - 2023/24 [note 1]</text:a></text:p>
          </table:table-cell>
          <table:table-cell table:number-columns-repeated="3" table:style-name="ce29"/>
          <table:table-cell table:number-columns-repeated="1638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9"/>
          <table:table-cell table:number-columns-repeated="16380" table:style-name="ce30"/>
        </table:table-row>
        <table:table-row table:style-name="ro5">
          <table:table-cell office:value-type="string" table:style-name="ce31">
            <text:p>Some shorthand is used in this table, x = data not published, b = break in series.</text:p>
          </table:table-cell>
          <table:table-cell table:number-columns-repeated="3" table:style-name="ce29"/>
          <table:table-cell table:number-columns-repeated="16380" table:style-name="ce30"/>
        </table:table-row>
        <table:table-row table:style-name="ro7">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5">
            <text:p>Notes</text:p>
          </table:table-cell>
          <table:table-cell table:style-name="ce35"/>
          <table:table-cell table:style-name="ce33"/>
          <table:table-cell table:number-columns-repeated="16364" table:style-name="ce35"/>
        </table:table-row>
        <table:table-row table:style-name="ro5">
          <table:table-cell office:value-type="string" table:style-name="ce21">
            <text:p>British Museum</text:p>
          </table:table-cell>
          <table:table-cell office:value-type="float" office:value="152" table:style-name="ce46">
            <text:p><text:s/>152<text:s/></text:p>
          </table:table-cell>
          <table:table-cell office:value-type="float" office:value="151" table:style-name="ce46">
            <text:p><text:s/>151<text:s/></text:p>
          </table:table-cell>
          <table:table-cell office:value-type="float" office:value="178" table:style-name="ce46">
            <text:p><text:s/>178<text:s/></text:p>
          </table:table-cell>
          <table:table-cell office:value-type="float" office:value="162" table:style-name="ce46">
            <text:p><text:s/>162<text:s/></text:p>
          </table:table-cell>
          <table:table-cell office:value-type="float" office:value="169" table:style-name="ce46">
            <text:p><text:s/>169<text:s/></text:p>
          </table:table-cell>
          <table:table-cell office:value-type="float" office:value="187" table:style-name="ce46">
            <text:p><text:s/>187<text:s/></text:p>
          </table:table-cell>
          <table:table-cell office:value-type="float" office:value="170" table:style-name="ce46">
            <text:p><text:s/>170<text:s/></text:p>
          </table:table-cell>
          <table:table-cell office:value-type="float" office:value="166" table:style-name="ce46">
            <text:p><text:s/>166<text:s/></text:p>
          </table:table-cell>
          <table:table-cell office:value-type="float" office:value="156" table:style-name="ce46">
            <text:p><text:s/>156<text:s/></text:p>
          </table:table-cell>
          <table:table-cell office:value-type="float" office:value="165" table:style-name="ce46">
            <text:p><text:s/>165<text:s/></text:p>
          </table:table-cell>
          <table:table-cell office:value-type="float" office:value="147" table:style-name="ce46">
            <text:p><text:s/>147<text:s/></text:p>
          </table:table-cell>
          <table:table-cell office:value-type="float" office:value="195" table:style-name="ce46">
            <text:p><text:s/>195<text:s/></text:p>
          </table:table-cell>
          <table:table-cell office:value-type="float" office:value="112" table:style-name="ce46">
            <text:p><text:s/>112<text:s/></text:p>
          </table:table-cell>
          <table:table-cell office:value-type="float" office:value="132" table:style-name="ce45">
            <text:p>132</text:p>
          </table:table-cell>
          <table:table-cell office:value-type="float" office:value="138" table:style-name="ce45">
            <text:p>138</text:p>
          </table:table-cell>
          <table:table-cell office:value-type="float" office:value="145" table:style-name="ce44">
            <text:p>145</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Museum of the Home [note 3]</text:p>
          </table:table-cell>
          <table:table-cell office:value-type="float" office:value="4" table:style-name="ce46">
            <text:p><text:s/>4<text:s/></text:p>
          </table:table-cell>
          <table:table-cell office:value-type="float" office:value="4" table:style-name="ce46">
            <text:p><text:s/>4<text:s/></text:p>
          </table:table-cell>
          <table:table-cell office:value-type="float" office:value="1" table:style-name="ce46">
            <text:p><text:s/>1<text:s/></text:p>
          </table:table-cell>
          <table:table-cell office:value-type="float" office:value="1" table:style-name="ce46">
            <text:p><text:s/>1<text:s/></text:p>
          </table:table-cell>
          <table:table-cell office:value-type="float" office:value="1" table:style-name="ce46">
            <text:p><text:s/>1<text:s/></text:p>
          </table:table-cell>
          <table:table-cell office:value-type="float" office:value="10" table:style-name="ce46">
            <text:p><text:s/>10<text:s/></text:p>
          </table:table-cell>
          <table:table-cell office:value-type="float" office:value="5" table:style-name="ce46">
            <text:p><text:s/>5<text:s/></text:p>
          </table:table-cell>
          <table:table-cell office:value-type="float" office:value="2" table:style-name="ce46">
            <text:p><text:s/>2<text:s/></text:p>
          </table:table-cell>
          <table:table-cell office:value-type="float" office:value="2" table:style-name="ce46">
            <text:p><text:s/>2<text:s/></text:p>
          </table:table-cell>
          <table:table-cell office:value-type="float" office:value="3" table:style-name="ce46">
            <text:p><text:s/>3<text:s/></text:p>
          </table:table-cell>
          <table:table-cell office:value-type="float" office:value="2" table:style-name="ce46">
            <text:p><text:s/>2<text:s/></text:p>
          </table:table-cell>
          <table:table-cell office:value-type="float" office:value="1" table:style-name="ce46">
            <text:p><text:s/>1<text:s/></text:p>
          </table:table-cell>
          <table:table-cell office:value-type="float" office:value="1" table:style-name="ce46">
            <text:p><text:s/>1<text:s/></text:p>
          </table:table-cell>
          <table:table-cell office:value-type="float" office:value="1" table:style-name="ce45">
            <text:p>1</text:p>
          </table:table-cell>
          <table:table-cell office:value-type="float" office:value="1" table:style-name="ce45">
            <text:p>1</text:p>
          </table:table-cell>
          <table:table-cell office:value-type="float" office:value="3" table:style-name="ce44">
            <text:p>3</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Horniman Museum</text:p>
          </table:table-cell>
          <table:table-cell office:value-type="float" office:value="12" table:style-name="ce46">
            <text:p><text:s/>12<text:s/></text:p>
          </table:table-cell>
          <table:table-cell office:value-type="float" office:value="13" table:style-name="ce46">
            <text:p><text:s/>13<text:s/></text:p>
          </table:table-cell>
          <table:table-cell office:value-type="float" office:value="14" table:style-name="ce46">
            <text:p><text:s/>14<text:s/></text:p>
          </table:table-cell>
          <table:table-cell office:value-type="float" office:value="22" table:style-name="ce46">
            <text:p><text:s/>22<text:s/></text:p>
          </table:table-cell>
          <table:table-cell office:value-type="float" office:value="21" table:style-name="ce46">
            <text:p><text:s/>21<text:s/></text:p>
          </table:table-cell>
          <table:table-cell office:value-type="float" office:value="24" table:style-name="ce46">
            <text:p><text:s/>24<text:s/></text:p>
          </table:table-cell>
          <table:table-cell office:value-type="float" office:value="22" table:style-name="ce46">
            <text:p><text:s/>22<text:s/></text:p>
          </table:table-cell>
          <table:table-cell office:value-type="float" office:value="23" table:style-name="ce46">
            <text:p><text:s/>23<text:s/></text:p>
          </table:table-cell>
          <table:table-cell office:value-type="float" office:value="25" table:style-name="ce46">
            <text:p><text:s/>25<text:s/></text:p>
          </table:table-cell>
          <table:table-cell office:value-type="float" office:value="19" table:style-name="ce46">
            <text:p><text:s/>19<text:s/></text:p>
          </table:table-cell>
          <table:table-cell office:value-type="float" office:value="20" table:style-name="ce46">
            <text:p><text:s/>20<text:s/></text:p>
          </table:table-cell>
          <table:table-cell office:value-type="float" office:value="21" table:style-name="ce46">
            <text:p><text:s/>21<text:s/></text:p>
          </table:table-cell>
          <table:table-cell office:value-type="float" office:value="13" table:style-name="ce46">
            <text:p><text:s/>13<text:s/></text:p>
          </table:table-cell>
          <table:table-cell office:value-type="float" office:value="16" table:style-name="ce45">
            <text:p>16</text:p>
          </table:table-cell>
          <table:table-cell office:value-type="float" office:value="20" table:style-name="ce45">
            <text:p>20</text:p>
          </table:table-cell>
          <table:table-cell office:value-type="float" office:value="10" table:style-name="ce44">
            <text:p>10</text:p>
          </table:table-cell>
          <table:table-cell table:number-columns-repeated="2" table:style-name="ce45"/>
          <table:table-cell table:style-name="ce44"/>
          <table:table-cell table:number-columns-repeated="16364" table:style-name="ce45"/>
        </table:table-row>
        <table:table-row table:style-name="ro2">
          <table:table-cell office:value-type="string" table:style-name="ce21">
            <text:p>Imperial War Museums</text:p>
          </table:table-cell>
          <table:table-cell office:value-type="float" office:value="10" table:style-name="ce57">
            <text:p><text:s/>10<text:s/></text:p>
          </table:table-cell>
          <table:table-cell office:value-type="float" office:value="29" table:style-name="ce57">
            <text:p><text:s/>29<text:s/></text:p>
          </table:table-cell>
          <table:table-cell office:value-type="float" office:value="43" table:style-name="ce57">
            <text:p><text:s/>43<text:s/></text:p>
          </table:table-cell>
          <table:table-cell office:value-type="float" office:value="50" table:style-name="ce57">
            <text:p><text:s/>50<text:s/></text:p>
          </table:table-cell>
          <table:table-cell office:value-type="float" office:value="45" table:style-name="ce57">
            <text:p><text:s/>45<text:s/></text:p>
          </table:table-cell>
          <table:table-cell office:value-type="float" office:value="42" table:style-name="ce57">
            <text:p><text:s/>42<text:s/></text:p>
          </table:table-cell>
          <table:table-cell office:value-type="float" office:value="64" table:style-name="ce57">
            <text:p><text:s/>64<text:s/></text:p>
          </table:table-cell>
          <table:table-cell office:value-type="float" office:value="56" table:style-name="ce57">
            <text:p><text:s/>56<text:s/></text:p>
          </table:table-cell>
          <table:table-cell office:value-type="float" office:value="55" table:style-name="ce57">
            <text:p><text:s/>55<text:s/></text:p>
          </table:table-cell>
          <table:table-cell office:value-type="float" office:value="35" table:style-name="ce57">
            <text:p><text:s/>35<text:s/></text:p>
          </table:table-cell>
          <table:table-cell office:value-type="float" office:value="29" table:style-name="ce57">
            <text:p><text:s/>29<text:s/></text:p>
          </table:table-cell>
          <table:table-cell office:value-type="float" office:value="24" table:style-name="ce57">
            <text:p><text:s/>24<text:s/></text:p>
          </table:table-cell>
          <table:table-cell office:value-type="float" office:value="28" table:style-name="ce57">
            <text:p><text:s/>28<text:s/></text:p>
          </table:table-cell>
          <table:table-cell office:value-type="float" office:value="38" table:style-name="ce89">
            <text:p>38</text:p>
          </table:table-cell>
          <table:table-cell office:value-type="float" office:value="29" table:style-name="ce89">
            <text:p>29</text:p>
          </table:table-cell>
          <table:table-cell office:value-type="float" office:value="25" table:style-name="ce44">
            <text:p>25</text:p>
          </table:table-cell>
          <table:table-cell office:value-type="string" table:style-name="ce44">
            <text:p>[note 2] The cells B8, C8, D8, E8, F8, G8, H8, I8, J8, K8, L8, M8, N8, O8 &amp; P8 are revised figures.</text:p>
          </table:table-cell>
          <table:table-cell table:style-name="ce45"/>
          <table:table-cell table:style-name="ce44"/>
          <table:table-cell table:number-columns-repeated="16364" table:style-name="ce45"/>
        </table:table-row>
        <table:table-row table:style-name="ro8">
          <table:table-cell office:value-type="string" table:style-name="ce21">
            <text:p>Museum of Science and Industry in Manchester [note 4]</text:p>
          </table:table-cell>
          <table:table-cell office:value-type="float" office:value="7" table:style-name="ce46">
            <text:p><text:s/>7<text:s/></text:p>
          </table:table-cell>
          <table:table-cell office:value-type="float" office:value="8" table:style-name="ce46">
            <text:p><text:s/>8<text:s/></text:p>
          </table:table-cell>
          <table:table-cell office:value-type="float" office:value="10" table:style-name="ce46">
            <text:p><text:s/>10<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5">
            <text:p>x</text:p>
          </table:table-cell>
          <table:table-cell office:value-type="string" table:style-name="ce45">
            <text:p>x</text:p>
          </table:table-cell>
          <table:table-cell office:value-type="string" table:style-name="ce44">
            <text:p>x</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National Gallery</text:p>
          </table:table-cell>
          <table:table-cell office:value-type="float" office:value="20" table:style-name="ce46">
            <text:p><text:s/>20<text:s/></text:p>
          </table:table-cell>
          <table:table-cell office:value-type="float" office:value="16" table:style-name="ce46">
            <text:p><text:s/>16<text:s/></text:p>
          </table:table-cell>
          <table:table-cell office:value-type="float" office:value="17" table:style-name="ce46">
            <text:p><text:s/>17<text:s/></text:p>
          </table:table-cell>
          <table:table-cell office:value-type="float" office:value="35" table:style-name="ce46">
            <text:p><text:s/>35<text:s/></text:p>
          </table:table-cell>
          <table:table-cell office:value-type="float" office:value="32" table:style-name="ce46">
            <text:p><text:s/>32<text:s/></text:p>
          </table:table-cell>
          <table:table-cell office:value-type="float" office:value="25" table:style-name="ce46">
            <text:p><text:s/>25<text:s/></text:p>
          </table:table-cell>
          <table:table-cell office:value-type="float" office:value="29" table:style-name="ce46">
            <text:p><text:s/>29<text:s/></text:p>
          </table:table-cell>
          <table:table-cell office:value-type="float" office:value="23" table:style-name="ce46">
            <text:p><text:s/>23<text:s/></text:p>
          </table:table-cell>
          <table:table-cell office:value-type="float" office:value="23" table:style-name="ce46">
            <text:p><text:s/>23<text:s/></text:p>
          </table:table-cell>
          <table:table-cell office:value-type="float" office:value="24" table:style-name="ce46">
            <text:p><text:s/>24<text:s/></text:p>
          </table:table-cell>
          <table:table-cell office:value-type="float" office:value="22" table:style-name="ce46">
            <text:p><text:s/>22<text:s/></text:p>
          </table:table-cell>
          <table:table-cell office:value-type="float" office:value="21" table:style-name="ce46">
            <text:p><text:s/>21<text:s/></text:p>
          </table:table-cell>
          <table:table-cell office:value-type="float" office:value="8" table:style-name="ce46">
            <text:p><text:s/>8<text:s/></text:p>
          </table:table-cell>
          <table:table-cell office:value-type="float" office:value="22" table:style-name="ce45">
            <text:p>22</text:p>
          </table:table-cell>
          <table:table-cell office:value-type="float" office:value="28" table:style-name="ce45">
            <text:p>28</text:p>
          </table:table-cell>
          <table:table-cell office:value-type="float" office:value="27" table:style-name="ce44">
            <text:p>27</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National Museums Liverpool</text:p>
          </table:table-cell>
          <table:table-cell office:value-type="float" office:value="51" table:style-name="ce46">
            <text:p><text:s/>51<text:s/></text:p>
          </table:table-cell>
          <table:table-cell office:value-type="float" office:value="250" table:style-name="ce46">
            <text:p><text:s/>250<text:s/></text:p>
          </table:table-cell>
          <table:table-cell office:value-type="float" office:value="193" table:style-name="ce46">
            <text:p><text:s/>193<text:s/></text:p>
          </table:table-cell>
          <table:table-cell office:value-type="float" office:value="228" table:style-name="ce46">
            <text:p><text:s/>228<text:s/></text:p>
          </table:table-cell>
          <table:table-cell office:value-type="float" office:value="239" table:style-name="ce46">
            <text:p><text:s/>239<text:s/></text:p>
          </table:table-cell>
          <table:table-cell office:value-type="float" office:value="250" table:style-name="ce46">
            <text:p><text:s/>250<text:s/></text:p>
          </table:table-cell>
          <table:table-cell office:value-type="float" office:value="145" table:style-name="ce46">
            <text:p><text:s/>145<text:s/></text:p>
          </table:table-cell>
          <table:table-cell office:value-type="float" office:value="150" table:style-name="ce46">
            <text:p><text:s/>150<text:s/></text:p>
          </table:table-cell>
          <table:table-cell office:value-type="float" office:value="149" table:style-name="ce46">
            <text:p><text:s/>149<text:s/></text:p>
          </table:table-cell>
          <table:table-cell office:value-type="float" office:value="151" table:style-name="ce46">
            <text:p><text:s/>151<text:s/></text:p>
          </table:table-cell>
          <table:table-cell office:value-type="float" office:value="153" table:style-name="ce46">
            <text:p><text:s/>153<text:s/></text:p>
          </table:table-cell>
          <table:table-cell office:value-type="float" office:value="114" table:style-name="ce46">
            <text:p><text:s/>114<text:s/></text:p>
          </table:table-cell>
          <table:table-cell office:value-type="float" office:value="64" table:style-name="ce46">
            <text:p><text:s/>64<text:s/></text:p>
          </table:table-cell>
          <table:table-cell office:value-type="float" office:value="77" table:style-name="ce45">
            <text:p>77</text:p>
          </table:table-cell>
          <table:table-cell office:value-type="float" office:value="73" table:style-name="ce45">
            <text:p>73</text:p>
          </table:table-cell>
          <table:table-cell office:value-type="float" office:value="77" table:style-name="ce44">
            <text:p>77</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National Portrait Gallery</text:p>
          </table:table-cell>
          <table:table-cell office:value-type="float" office:value="108" table:style-name="ce46">
            <text:p><text:s/>108<text:s/></text:p>
          </table:table-cell>
          <table:table-cell office:value-type="float" office:value="165" table:style-name="ce46">
            <text:p><text:s/>165<text:s/></text:p>
          </table:table-cell>
          <table:table-cell office:value-type="float" office:value="133" table:style-name="ce46">
            <text:p><text:s/>133<text:s/></text:p>
          </table:table-cell>
          <table:table-cell office:value-type="float" office:value="118" table:style-name="ce46">
            <text:p><text:s/>118<text:s/></text:p>
          </table:table-cell>
          <table:table-cell office:value-type="float" office:value="118" table:style-name="ce46">
            <text:p><text:s/>118<text:s/></text:p>
          </table:table-cell>
          <table:table-cell office:value-type="float" office:value="142" table:style-name="ce46">
            <text:p><text:s/>142<text:s/></text:p>
          </table:table-cell>
          <table:table-cell office:value-type="float" office:value="144" table:style-name="ce46">
            <text:p><text:s/>144<text:s/></text:p>
          </table:table-cell>
          <table:table-cell office:value-type="float" office:value="95" table:style-name="ce46">
            <text:p><text:s/>95<text:s/></text:p>
          </table:table-cell>
          <table:table-cell office:value-type="float" office:value="92" table:style-name="ce46">
            <text:p><text:s/>92<text:s/></text:p>
          </table:table-cell>
          <table:table-cell office:value-type="float" office:value="92" table:style-name="ce46">
            <text:p><text:s/>92<text:s/></text:p>
          </table:table-cell>
          <table:table-cell office:value-type="float" office:value="80" table:style-name="ce46">
            <text:p><text:s/>80<text:s/></text:p>
          </table:table-cell>
          <table:table-cell office:value-type="float" office:value="100" table:style-name="ce46">
            <text:p><text:s/>100<text:s/></text:p>
          </table:table-cell>
          <table:table-cell office:value-type="float" office:value="69" table:style-name="ce46">
            <text:p><text:s/>69<text:s/></text:p>
          </table:table-cell>
          <table:table-cell office:value-type="float" office:value="22" table:style-name="ce45">
            <text:p>22</text:p>
          </table:table-cell>
          <table:table-cell office:value-type="float" office:value="24" table:style-name="ce45">
            <text:p>24</text:p>
          </table:table-cell>
          <table:table-cell office:value-type="float" office:value="22" table:style-name="ce44">
            <text:p>22</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Natural History Museum</text:p>
          </table:table-cell>
          <table:table-cell office:value-type="float" office:value="215" table:style-name="ce46">
            <text:p><text:s/>215<text:s/></text:p>
          </table:table-cell>
          <table:table-cell office:value-type="float" office:value="271" table:style-name="ce46">
            <text:p><text:s/>271<text:s/></text:p>
          </table:table-cell>
          <table:table-cell office:value-type="float" office:value="182" table:style-name="ce46">
            <text:p><text:s/>182<text:s/></text:p>
          </table:table-cell>
          <table:table-cell office:value-type="float" office:value="131" table:style-name="ce46">
            <text:p><text:s/>131<text:s/></text:p>
          </table:table-cell>
          <table:table-cell office:value-type="float" office:value="32" table:style-name="ce46">
            <text:p><text:s/>32<text:s/></text:p>
          </table:table-cell>
          <table:table-cell office:value-type="float" office:value="133" table:style-name="ce46">
            <text:p><text:s/>133<text:s/></text:p>
          </table:table-cell>
          <table:table-cell office:value-type="float" office:value="95" table:style-name="ce46">
            <text:p><text:s/>95<text:s/></text:p>
          </table:table-cell>
          <table:table-cell office:value-type="float" office:value="43" table:style-name="ce46">
            <text:p><text:s/>43<text:s/></text:p>
          </table:table-cell>
          <table:table-cell office:value-type="float" office:value="41" table:style-name="ce46">
            <text:p><text:s/>41<text:s/></text:p>
          </table:table-cell>
          <table:table-cell office:value-type="float" office:value="45" table:style-name="ce46">
            <text:p><text:s/>45<text:s/></text:p>
          </table:table-cell>
          <table:table-cell office:value-type="float" office:value="96" table:style-name="ce46">
            <text:p><text:s/>96<text:s/></text:p>
          </table:table-cell>
          <table:table-cell office:value-type="float" office:value="97" table:style-name="ce46">
            <text:p><text:s/>97<text:s/></text:p>
          </table:table-cell>
          <table:table-cell office:value-type="float" office:value="201" table:style-name="ce46">
            <text:p><text:s/>201<text:s/></text:p>
          </table:table-cell>
          <table:table-cell office:value-type="float" office:value="209" table:style-name="ce45">
            <text:p>209</text:p>
          </table:table-cell>
          <table:table-cell office:value-type="float" office:value="223" table:style-name="ce45">
            <text:p>223</text:p>
          </table:table-cell>
          <table:table-cell office:value-type="float" office:value="202" table:style-name="ce44">
            <text:p>202</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Royal Armouries [note 16]</text:p>
          </table:table-cell>
          <table:table-cell office:value-type="float" office:value="126" table:style-name="ce46">
            <text:p><text:s/>126<text:s/></text:p>
          </table:table-cell>
          <table:table-cell office:value-type="float" office:value="107" table:style-name="ce46">
            <text:p><text:s/>107<text:s/></text:p>
          </table:table-cell>
          <table:table-cell office:value-type="float" office:value="107" table:style-name="ce46">
            <text:p><text:s/>107<text:s/></text:p>
          </table:table-cell>
          <table:table-cell office:value-type="float" office:value="106" table:style-name="ce46">
            <text:p><text:s/>106<text:s/></text:p>
          </table:table-cell>
          <table:table-cell office:value-type="float" office:value="120" table:style-name="ce46">
            <text:p><text:s/>120<text:s/></text:p>
          </table:table-cell>
          <table:table-cell office:value-type="float" office:value="120" table:style-name="ce46">
            <text:p><text:s/>120<text:s/></text:p>
          </table:table-cell>
          <table:table-cell office:value-type="float" office:value="93" table:style-name="ce46">
            <text:p><text:s/>93<text:s/></text:p>
          </table:table-cell>
          <table:table-cell office:value-type="float" office:value="115" table:style-name="ce46">
            <text:p><text:s/>115<text:s/></text:p>
          </table:table-cell>
          <table:table-cell office:value-type="float" office:value="118" table:style-name="ce46">
            <text:p><text:s/>118<text:s/></text:p>
          </table:table-cell>
          <table:table-cell office:value-type="float" office:value="98" table:style-name="ce46">
            <text:p><text:s/>98<text:s/></text:p>
          </table:table-cell>
          <table:table-cell office:value-type="float" office:value="94" table:style-name="ce46">
            <text:p><text:s/>94<text:s/></text:p>
          </table:table-cell>
          <table:table-cell office:value-type="float" office:value="95" table:style-name="ce46">
            <text:p><text:s/>95<text:s/></text:p>
          </table:table-cell>
          <table:table-cell office:value-type="float" office:value="95" table:style-name="ce46">
            <text:p><text:s/>95<text:s/></text:p>
          </table:table-cell>
          <table:table-cell office:value-type="float" office:value="94" table:style-name="ce45">
            <text:p>94</text:p>
          </table:table-cell>
          <table:table-cell office:value-type="float" office:value="92" table:style-name="ce45">
            <text:p>92</text:p>
          </table:table-cell>
          <table:table-cell office:value-type="float" office:value="94" table:style-name="ce44">
            <text:p>94</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Royal Museums Greenwich</text:p>
          </table:table-cell>
          <table:table-cell office:value-type="float" office:value="77" table:style-name="ce46">
            <text:p><text:s/>77<text:s/></text:p>
          </table:table-cell>
          <table:table-cell office:value-type="float" office:value="75" table:style-name="ce46">
            <text:p><text:s/>75<text:s/></text:p>
          </table:table-cell>
          <table:table-cell office:value-type="float" office:value="71" table:style-name="ce46">
            <text:p><text:s/>71<text:s/></text:p>
          </table:table-cell>
          <table:table-cell office:value-type="float" office:value="74" table:style-name="ce46">
            <text:p><text:s/>74<text:s/></text:p>
          </table:table-cell>
          <table:table-cell office:value-type="float" office:value="81" table:style-name="ce46">
            <text:p><text:s/>81<text:s/></text:p>
          </table:table-cell>
          <table:table-cell office:value-type="float" office:value="79" table:style-name="ce46">
            <text:p><text:s/>79<text:s/></text:p>
          </table:table-cell>
          <table:table-cell office:value-type="float" office:value="62" table:style-name="ce46">
            <text:p><text:s/>62<text:s/></text:p>
          </table:table-cell>
          <table:table-cell office:value-type="float" office:value="66" table:style-name="ce46">
            <text:p><text:s/>66<text:s/></text:p>
          </table:table-cell>
          <table:table-cell office:value-type="float" office:value="59" table:style-name="ce46">
            <text:p><text:s/>59<text:s/></text:p>
          </table:table-cell>
          <table:table-cell office:value-type="float" office:value="89" table:style-name="ce46">
            <text:p><text:s/>89<text:s/></text:p>
          </table:table-cell>
          <table:table-cell office:value-type="float" office:value="82" table:style-name="ce46">
            <text:p><text:s/>82<text:s/></text:p>
          </table:table-cell>
          <table:table-cell office:value-type="float" office:value="63" table:style-name="ce46">
            <text:p><text:s/>63<text:s/></text:p>
          </table:table-cell>
          <table:table-cell office:value-type="float" office:value="46" table:style-name="ce46">
            <text:p><text:s/>46<text:s/></text:p>
          </table:table-cell>
          <table:table-cell office:value-type="float" office:value="50" table:style-name="ce45">
            <text:p>50</text:p>
          </table:table-cell>
          <table:table-cell office:value-type="float" office:value="62" table:style-name="ce45">
            <text:p>62</text:p>
          </table:table-cell>
          <table:table-cell office:value-type="float" office:value="45" table:style-name="ce44">
            <text:p>45</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Science Museum Group<text:s/></text:p>
          </table:table-cell>
          <table:table-cell office:value-type="float" office:value="172" table:style-name="ce46">
            <text:p><text:s/>172<text:s/></text:p>
          </table:table-cell>
          <table:table-cell office:value-type="float" office:value="162" table:style-name="ce46">
            <text:p><text:s/>162<text:s/></text:p>
          </table:table-cell>
          <table:table-cell office:value-type="float" office:value="164" table:style-name="ce46">
            <text:p><text:s/>164<text:s/></text:p>
          </table:table-cell>
          <table:table-cell office:value-type="float" office:value="185" table:style-name="ce46">
            <text:p><text:s/>185<text:s/></text:p>
          </table:table-cell>
          <table:table-cell office:value-type="float" office:value="240" table:style-name="ce46">
            <text:p><text:s/>240<text:s/></text:p>
          </table:table-cell>
          <table:table-cell office:value-type="float" office:value="184" table:style-name="ce46">
            <text:p><text:s/>184<text:s/></text:p>
          </table:table-cell>
          <table:table-cell office:value-type="float" office:value="213" table:style-name="ce46">
            <text:p><text:s/>213<text:s/></text:p>
          </table:table-cell>
          <table:table-cell office:value-type="float" office:value="222" table:style-name="ce46">
            <text:p><text:s/>222<text:s/></text:p>
          </table:table-cell>
          <table:table-cell office:value-type="float" office:value="174" table:style-name="ce46">
            <text:p><text:s/>174<text:s/></text:p>
          </table:table-cell>
          <table:table-cell office:value-type="float" office:value="166" table:style-name="ce46">
            <text:p><text:s/>166<text:s/></text:p>
          </table:table-cell>
          <table:table-cell office:value-type="float" office:value="165" table:style-name="ce46">
            <text:p><text:s/>165<text:s/></text:p>
          </table:table-cell>
          <table:table-cell office:value-type="float" office:value="162" table:style-name="ce46">
            <text:p><text:s/>162<text:s/></text:p>
          </table:table-cell>
          <table:table-cell office:value-type="float" office:value="156" table:style-name="ce46">
            <text:p><text:s/>156<text:s/></text:p>
          </table:table-cell>
          <table:table-cell office:value-type="float" office:value="156" table:style-name="ce45">
            <text:p>156</text:p>
          </table:table-cell>
          <table:table-cell office:value-type="float" office:value="148" table:style-name="ce45">
            <text:p>148</text:p>
          </table:table-cell>
          <table:table-cell office:value-type="float" office:value="136" table:style-name="ce44">
            <text:p>136</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Sir John Soane's Museum</text:p>
          </table:table-cell>
          <table:table-cell office:value-type="float" office:value="3" table:style-name="ce46">
            <text:p><text:s/>3<text:s/></text:p>
          </table:table-cell>
          <table:table-cell office:value-type="float" office:value="4" table:style-name="ce46">
            <text:p><text:s/>4<text:s/></text:p>
          </table:table-cell>
          <table:table-cell office:value-type="float" office:value="7" table:style-name="ce46">
            <text:p><text:s/>7<text:s/></text:p>
          </table:table-cell>
          <table:table-cell office:value-type="float" office:value="3" table:style-name="ce46">
            <text:p><text:s/>3<text:s/></text:p>
          </table:table-cell>
          <table:table-cell office:value-type="float" office:value="4" table:style-name="ce46">
            <text:p><text:s/>4<text:s/></text:p>
          </table:table-cell>
          <table:table-cell office:value-type="float" office:value="5" table:style-name="ce46">
            <text:p><text:s/>5<text:s/></text:p>
          </table:table-cell>
          <table:table-cell office:value-type="float" office:value="3" table:style-name="ce46">
            <text:p><text:s/>3<text:s/></text:p>
          </table:table-cell>
          <table:table-cell office:value-type="float" office:value="1" table:style-name="ce46">
            <text:p><text:s/>1<text:s/></text:p>
          </table:table-cell>
          <table:table-cell office:value-type="float" office:value="0" table:style-name="ce46">
            <text:p><text:s/>-<text:s/></text:p>
          </table:table-cell>
          <table:table-cell office:value-type="float" office:value="2" table:style-name="ce46">
            <text:p><text:s/>2<text:s/></text:p>
          </table:table-cell>
          <table:table-cell office:value-type="float" office:value="4" table:style-name="ce46">
            <text:p><text:s/>4<text:s/></text:p>
          </table:table-cell>
          <table:table-cell office:value-type="float" office:value="3" table:style-name="ce46">
            <text:p><text:s/>3<text:s/></text:p>
          </table:table-cell>
          <table:table-cell office:value-type="float" office:value="1" table:style-name="ce46">
            <text:p><text:s/>1<text:s/></text:p>
          </table:table-cell>
          <table:table-cell office:value-type="float" office:value="2" table:style-name="ce45">
            <text:p>2</text:p>
          </table:table-cell>
          <table:table-cell office:value-type="float" office:value="2" table:style-name="ce45">
            <text:p>2</text:p>
          </table:table-cell>
          <table:table-cell office:value-type="float" office:value="2" table:style-name="ce44">
            <text:p>2</text:p>
          </table:table-cell>
          <table:table-cell table:number-columns-repeated="16367" table:style-name="ce45"/>
        </table:table-row>
        <table:table-row table:style-name="ro5">
          <table:table-cell office:value-type="string" table:style-name="ce21">
            <text:p>Tate Gallery Group</text:p>
          </table:table-cell>
          <table:table-cell office:value-type="float" office:value="117" table:style-name="ce46">
            <text:p><text:s/>117<text:s/></text:p>
          </table:table-cell>
          <table:table-cell office:value-type="float" office:value="130" table:style-name="ce46">
            <text:p><text:s/>130<text:s/></text:p>
          </table:table-cell>
          <table:table-cell office:value-type="float" office:value="153" table:style-name="ce46">
            <text:p><text:s/>153<text:s/></text:p>
          </table:table-cell>
          <table:table-cell office:value-type="float" office:value="147" table:style-name="ce46">
            <text:p><text:s/>147<text:s/></text:p>
          </table:table-cell>
          <table:table-cell office:value-type="float" office:value="128" table:style-name="ce46">
            <text:p><text:s/>128<text:s/></text:p>
          </table:table-cell>
          <table:table-cell office:value-type="float" office:value="149" table:style-name="ce46">
            <text:p><text:s/>149<text:s/></text:p>
          </table:table-cell>
          <table:table-cell office:value-type="float" office:value="152" table:style-name="ce46">
            <text:p><text:s/>152<text:s/></text:p>
          </table:table-cell>
          <table:table-cell office:value-type="float" office:value="112" table:style-name="ce46">
            <text:p><text:s/>112<text:s/></text:p>
          </table:table-cell>
          <table:table-cell office:value-type="float" office:value="113" table:style-name="ce46">
            <text:p><text:s/>113<text:s/></text:p>
          </table:table-cell>
          <table:table-cell office:value-type="float" office:value="149" table:style-name="ce46">
            <text:p><text:s/>149<text:s/></text:p>
          </table:table-cell>
          <table:table-cell office:value-type="float" office:value="154" table:style-name="ce46">
            <text:p><text:s/>154<text:s/></text:p>
          </table:table-cell>
          <table:table-cell office:value-type="float" office:value="160" table:style-name="ce46">
            <text:p><text:s/>160<text:s/></text:p>
          </table:table-cell>
          <table:table-cell office:value-type="float" office:value="123" table:style-name="ce46">
            <text:p><text:s/>123<text:s/></text:p>
          </table:table-cell>
          <table:table-cell office:value-type="float" office:value="62" table:style-name="ce45">
            <text:p>62</text:p>
          </table:table-cell>
          <table:table-cell office:value-type="float" office:value="56" table:style-name="ce45">
            <text:p>56</text:p>
          </table:table-cell>
          <table:table-cell office:value-type="float" office:value="61" table:style-name="ce44">
            <text:p>61</text:p>
          </table:table-cell>
          <table:table-cell table:number-columns-repeated="2" table:style-name="ce45"/>
          <table:table-cell table:style-name="ce44"/>
          <table:table-cell table:number-columns-repeated="16364" table:style-name="ce45"/>
        </table:table-row>
        <table:table-row table:style-name="ro8">
          <table:table-cell office:value-type="string" table:style-name="ce21">
            <text:p>Tyne and Wear Museums [note 8]</text:p>
          </table:table-cell>
          <table:table-cell office:value-type="float" office:value="79" table:style-name="ce46">
            <text:p><text:s/>79<text:s/></text:p>
          </table:table-cell>
          <table:table-cell office:value-type="float" office:value="75" table:style-name="ce46">
            <text:p><text:s/>75<text:s/></text:p>
          </table:table-cell>
          <table:table-cell office:value-type="float" office:value="77" table:style-name="ce46">
            <text:p><text:s/>77<text:s/></text:p>
          </table:table-cell>
          <table:table-cell office:value-type="float" office:value="80" table:style-name="ce46">
            <text:p><text:s/>80<text:s/></text:p>
          </table:table-cell>
          <table:table-cell office:value-type="float" office:value="50" table:style-name="ce46">
            <text:p><text:s/>50<text:s/></text:p>
          </table:table-cell>
          <table:table-cell office:value-type="float" office:value="84" table:style-name="ce46">
            <text:p><text:s/>84<text:s/></text:p>
          </table:table-cell>
          <table:table-cell office:value-type="float" office:value="61" table:style-name="ce46">
            <text:p><text:s/>61<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5">
            <text:p>x</text:p>
          </table:table-cell>
          <table:table-cell office:value-type="string" table:style-name="ce45">
            <text:p>x</text:p>
          </table:table-cell>
          <table:table-cell office:value-type="string" table:style-name="ce44">
            <text:p>x</text:p>
          </table:table-cell>
          <table:table-cell table:number-columns-repeated="2" table:style-name="ce45"/>
          <table:table-cell table:style-name="ce44"/>
          <table:table-cell table:number-columns-repeated="16364" table:style-name="ce45"/>
        </table:table-row>
        <table:table-row table:style-name="ro8">
          <table:table-cell office:value-type="string" table:style-name="ce21">
            <text:p>Victoria and Albert Museum [note 9]</text:p>
          </table:table-cell>
          <table:table-cell office:value-type="float" office:value="251" table:style-name="ce46">
            <text:p><text:s/>251<text:s/></text:p>
          </table:table-cell>
          <table:table-cell office:value-type="float" office:value="254" table:style-name="ce46">
            <text:p><text:s/>254<text:s/></text:p>
          </table:table-cell>
          <table:table-cell office:value-type="float" office:value="241" table:style-name="ce46">
            <text:p><text:s/>241<text:s/></text:p>
          </table:table-cell>
          <table:table-cell office:value-type="float" office:value="262" table:style-name="ce46">
            <text:p><text:s/>262<text:s/></text:p>
          </table:table-cell>
          <table:table-cell office:value-type="float" office:value="242" table:style-name="ce46">
            <text:p><text:s/>242<text:s/></text:p>
          </table:table-cell>
          <table:table-cell office:value-type="float" office:value="250" table:style-name="ce46">
            <text:p><text:s/>250<text:s/></text:p>
          </table:table-cell>
          <table:table-cell office:value-type="float" office:value="252" table:style-name="ce46">
            <text:p><text:s/>252<text:s/></text:p>
          </table:table-cell>
          <table:table-cell office:value-type="float" office:value="273" table:style-name="ce46">
            <text:p><text:s/>273<text:s/></text:p>
          </table:table-cell>
          <table:table-cell office:value-type="float" office:value="263" table:style-name="ce46">
            <text:p><text:s/>263<text:s/></text:p>
          </table:table-cell>
          <table:table-cell office:value-type="float" office:value="241" table:style-name="ce46">
            <text:p><text:s/>241<text:s/></text:p>
          </table:table-cell>
          <table:table-cell office:value-type="float" office:value="231" table:style-name="ce46">
            <text:p><text:s/>231<text:s/></text:p>
          </table:table-cell>
          <table:table-cell office:value-type="float" office:value="209" table:style-name="ce46">
            <text:p><text:s/>209<text:s/></text:p>
          </table:table-cell>
          <table:table-cell office:value-type="float" office:value="128" table:style-name="ce46">
            <text:p><text:s/>128<text:s/></text:p>
          </table:table-cell>
          <table:table-cell office:value-type="float" office:value="181" table:style-name="ce45">
            <text:p>181</text:p>
          </table:table-cell>
          <table:table-cell office:value-type="float" office:value="173" table:style-name="ce45">
            <text:p>173</text:p>
          </table:table-cell>
          <table:table-cell office:value-type="float" office:value="168" table:style-name="ce44">
            <text:p>168</text:p>
          </table:table-cell>
          <table:table-cell table:number-columns-repeated="2" table:style-name="ce45"/>
          <table:table-cell table:style-name="ce44"/>
          <table:table-cell table:number-columns-repeated="16364" table:style-name="ce45"/>
        </table:table-row>
        <table:table-row table:style-name="ro5">
          <table:table-cell office:value-type="string" table:style-name="ce21">
            <text:p>Wallace Collection [note 20]</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float" office:value="2" table:style-name="ce45">
            <text:p>2</text:p>
          </table:table-cell>
          <table:table-cell office:value-type="string" table:style-name="ce45">
            <text:p>x</text:p>
          </table:table-cell>
          <table:table-cell office:value-type="string" table:style-name="ce44">
            <text:p>x</text:p>
          </table:table-cell>
          <table:table-cell table:number-columns-repeated="2" table:style-name="ce45"/>
          <table:table-cell table:style-name="ce44"/>
          <table:table-cell table:number-columns-repeated="16364" table:style-name="ce45"/>
        </table:table-row>
        <table:table-row table:style-name="ro14">
          <table:table-cell office:value-type="string" table:style-name="ce21">
            <text:p>Total</text:p>
          </table:table-cell>
          <table:table-cell office:value-type="float" office:value="1404" table:style-name="ce57">
            <text:p><text:s/>1,404<text:s/></text:p>
          </table:table-cell>
          <table:table-cell office:value-type="float" office:value="1714" table:style-name="ce57">
            <text:p><text:s/>1,714<text:s/></text:p>
          </table:table-cell>
          <table:table-cell office:value-type="float" office:value="1591" table:style-name="ce57">
            <text:p><text:s/>1,591<text:s/></text:p>
          </table:table-cell>
          <table:table-cell office:value-type="float" office:value="1604" table:style-name="ce57">
            <text:p><text:s/>1,604<text:s/></text:p>
          </table:table-cell>
          <table:table-cell office:value-type="float" office:value="1522" table:style-name="ce57">
            <text:p><text:s/>1,522<text:s/></text:p>
          </table:table-cell>
          <table:table-cell office:value-type="float" office:value="1684" table:style-name="ce57">
            <text:p><text:s/>1,684<text:s/></text:p>
          </table:table-cell>
          <table:table-cell office:value-type="float" office:value="1510" table:style-name="ce57">
            <text:p><text:s/>1,510<text:s/></text:p>
          </table:table-cell>
          <table:table-cell office:value-type="float" office:value="1347" table:style-name="ce57">
            <text:p><text:s/>1,347<text:s/></text:p>
          </table:table-cell>
          <table:table-cell office:value-type="float" office:value="1270" table:style-name="ce57">
            <text:p><text:s/>1,270<text:s/></text:p>
          </table:table-cell>
          <table:table-cell office:value-type="float" office:value="1336" table:style-name="ce57">
            <text:p><text:s/>1,336<text:s/></text:p>
          </table:table-cell>
          <table:table-cell office:value-type="float" office:value="1279" table:style-name="ce57">
            <text:p><text:s/>1,279<text:s/></text:p>
          </table:table-cell>
          <table:table-cell office:value-type="float" office:value="1265" table:style-name="ce57">
            <text:p><text:s/>1,265<text:s/></text:p>
          </table:table-cell>
          <table:table-cell office:value-type="float" office:value="1045" table:style-name="ce57">
            <text:p><text:s/>1,045<text:s/></text:p>
          </table:table-cell>
          <table:table-cell office:value-type="float" office:value="1064" table:style-name="ce43">
            <text:p>1,064</text:p>
          </table:table-cell>
          <table:table-cell office:value-type="float" office:value="1069" table:style-name="ce43">
            <text:p>1,069</text:p>
          </table:table-cell>
          <table:table-cell office:value-type="float" office:value="1017" table:style-name="ce44">
            <text:p>1,017</text:p>
          </table:table-cell>
          <table:table-cell office:value-type="string" table:style-name="ce44">
            <text:p>[note 2] The cells B22, C22, D22, E22, F22, G22, H22, I22, J22, K22, L22, M22, N22, O22 &amp; P22 are revised figures.</text:p>
          </table:table-cell>
          <table:table-cell table:style-name="ce45"/>
          <table:table-cell table:style-name="ce30"/>
          <table:table-cell table:number-columns-repeated="16364" table:style-name="ce45"/>
        </table:table-row>
        <table:table-row table:number-rows-repeated="4" table:style-name="ro5">
          <table:table-cell table:style-name="ce59"/>
          <table:table-cell table:number-columns-repeated="13" table:style-name="ce37"/>
          <table:table-cell table:number-columns-repeated="16370" table:style-name="ce30"/>
        </table:table-row>
        <table:table-row table:number-rows-repeated="1048550" table:style-name="ro9">
          <table:table-cell table:number-columns-repeated="16384"/>
        </table:table-row>
      </table:table>
      <table:table table:name="10" table:style-name="ta1">
        <table:table-column table:style-name="co7" table:default-cell-style-name="ce59"/>
        <table:table-column table:style-name="co8" table:number-columns-repeated="11" table:default-cell-style-name="ce30"/>
        <table:table-column table:style-name="co33" table:default-cell-style-name="ce30"/>
        <table:table-column table:style-name="co34" table:default-cell-style-name="ce30"/>
        <table:table-column table:style-name="co11" table:number-columns-repeated="16370" table:default-cell-style-name="ce30"/>
        <table:table-row table:style-name="ro1">
          <table:table-cell office:value-type="string" table:style-name="ce28">
            <text:p><text:a xlink:href="#Contents.A1">Table 10: Self-generated income: Admissions, split by museum 2008/09 - 2023/24 (£) [note 1]</text:a></text:p>
          </table:table-cell>
          <table:table-cell table:number-columns-repeated="3" table:style-name="ce29"/>
          <table:table-cell table:number-columns-repeated="16380"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9"/>
          <table:table-cell table:number-columns-repeated="16380" table:style-name="ce30"/>
        </table:table-row>
        <table:table-row table:style-name="ro5">
          <table:table-cell office:value-type="string" table:style-name="ce31">
            <text:p>Some shorthand is used in this table, x = data not published, b = break in series.</text:p>
          </table:table-cell>
          <table:table-cell table:number-columns-repeated="3" table:style-name="ce29"/>
          <table:table-cell table:number-columns-repeated="16380" table:style-name="ce30"/>
        </table:table-row>
        <table:table-row table:style-name="ro5">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5">
            <text:p>Notes</text:p>
          </table:table-cell>
          <table:table-cell table:number-columns-repeated="16366" table:style-name="ce35"/>
        </table:table-row>
        <table:table-row table:style-name="ro5">
          <table:table-cell office:value-type="string" table:style-name="ce21">
            <text:p>British Museum</text:p>
          </table:table-cell>
          <table:table-cell office:value-type="float" office:value="3100000" table:style-name="ce46">
            <text:p><text:s/>3,100,000<text:s/></text:p>
          </table:table-cell>
          <table:table-cell office:value-type="float" office:value="2200000" table:style-name="ce46">
            <text:p><text:s/>2,200,000<text:s/></text:p>
          </table:table-cell>
          <table:table-cell office:value-type="float" office:value="2400000" table:style-name="ce46">
            <text:p><text:s/>2,400,000<text:s/></text:p>
          </table:table-cell>
          <table:table-cell office:value-type="float" office:value="2200000" table:style-name="ce46">
            <text:p><text:s/>2,200,000<text:s/></text:p>
          </table:table-cell>
          <table:table-cell office:value-type="float" office:value="1200000" table:style-name="ce46">
            <text:p><text:s/>1,200,000<text:s/></text:p>
          </table:table-cell>
          <table:table-cell office:value-type="float" office:value="5700000" table:style-name="ce46">
            <text:p><text:s/>5,700,000<text:s/></text:p>
          </table:table-cell>
          <table:table-cell office:value-type="float" office:value="3700000" table:style-name="ce46">
            <text:p><text:s/>3,700,000<text:s/></text:p>
          </table:table-cell>
          <table:table-cell office:value-type="float" office:value="2500000" table:style-name="ce46">
            <text:p><text:s/>2,500,000<text:s/></text:p>
          </table:table-cell>
          <table:table-cell office:value-type="float" office:value="3000000" table:style-name="ce46">
            <text:p><text:s/>3,000,000<text:s/></text:p>
          </table:table-cell>
          <table:table-cell office:value-type="float" office:value="2200000" table:style-name="ce46">
            <text:p><text:s/>2,200,000<text:s/></text:p>
          </table:table-cell>
          <table:table-cell office:value-type="float" office:value="2000000" table:style-name="ce46">
            <text:p><text:s/>2,000,000<text:s/></text:p>
          </table:table-cell>
          <table:table-cell office:value-type="float" office:value="4300000" table:style-name="ce46">
            <text:p><text:s/>4,300,000<text:s/></text:p>
          </table:table-cell>
          <table:table-cell office:value-type="float" office:value="300000" table:style-name="ce84">
            <text:p><text:s/>300,000<text:s/></text:p>
          </table:table-cell>
          <table:table-cell office:value-type="float" office:value="2800000" table:style-name="ce46">
            <text:p><text:s/>2,800,000<text:s/></text:p>
          </table:table-cell>
          <table:table-cell office:value-type="float" office:value="3100000" table:style-name="ce46">
            <text:p><text:s/>3,100,000<text:s/></text:p>
          </table:table-cell>
          <table:table-cell office:value-type="float" office:value="4100000" table:style-name="ce46">
            <text:p><text:s/>4,100,000<text:s/></text:p>
          </table:table-cell>
          <table:table-cell table:number-columns-repeated="16367" table:style-name="ce45"/>
        </table:table-row>
        <table:table-row table:style-name="ro5">
          <table:table-cell office:value-type="string" table:style-name="ce21">
            <text:p>Museum of the Home [note 21]</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84">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16367" table:style-name="ce45"/>
        </table:table-row>
        <table:table-row table:style-name="ro5">
          <table:table-cell office:value-type="string" table:style-name="ce21">
            <text:p>Horniman Museum</text:p>
          </table:table-cell>
          <table:table-cell office:value-type="float" office:value="5809" table:style-name="ce46">
            <text:p><text:s/>5,809<text:s/></text:p>
          </table:table-cell>
          <table:table-cell office:value-type="float" office:value="236505" table:style-name="ce46">
            <text:p><text:s/>236,505<text:s/></text:p>
          </table:table-cell>
          <table:table-cell office:value-type="float" office:value="185696" table:style-name="ce46">
            <text:p><text:s/>185,696<text:s/></text:p>
          </table:table-cell>
          <table:table-cell office:value-type="float" office:value="222318" table:style-name="ce46">
            <text:p><text:s/>222,318<text:s/></text:p>
          </table:table-cell>
          <table:table-cell office:value-type="float" office:value="345057" table:style-name="ce46">
            <text:p><text:s/>345,057<text:s/></text:p>
          </table:table-cell>
          <table:table-cell office:value-type="float" office:value="464681" table:style-name="ce46">
            <text:p><text:s/>464,681<text:s/></text:p>
          </table:table-cell>
          <table:table-cell office:value-type="float" office:value="458845" table:style-name="ce46">
            <text:p><text:s/>458,845<text:s/></text:p>
          </table:table-cell>
          <table:table-cell office:value-type="float" office:value="455000" table:style-name="ce46">
            <text:p><text:s/>455,000<text:s/></text:p>
          </table:table-cell>
          <table:table-cell office:value-type="float" office:value="568000" table:style-name="ce46">
            <text:p><text:s/>568,000<text:s/></text:p>
          </table:table-cell>
          <table:table-cell office:value-type="float" office:value="758000" table:style-name="ce46">
            <text:p><text:s/>758,000<text:s/></text:p>
          </table:table-cell>
          <table:table-cell office:value-type="float" office:value="724000" table:style-name="ce46">
            <text:p><text:s/>724,000<text:s/></text:p>
          </table:table-cell>
          <table:table-cell office:value-type="float" office:value="766000" table:style-name="ce46">
            <text:p><text:s/>766,000<text:s/></text:p>
          </table:table-cell>
          <table:table-cell office:value-type="float" office:value="110000" table:style-name="ce84">
            <text:p><text:s/>110,000<text:s/></text:p>
          </table:table-cell>
          <table:table-cell office:value-type="float" office:value="460000" table:style-name="ce46">
            <text:p><text:s/>460,000<text:s/></text:p>
          </table:table-cell>
          <table:table-cell office:value-type="float" office:value="778000" table:style-name="ce46">
            <text:p><text:s/>778,000<text:s/></text:p>
          </table:table-cell>
          <table:table-cell office:value-type="float" office:value="807421" table:style-name="ce46">
            <text:p><text:s/>807,421<text:s/></text:p>
          </table:table-cell>
          <table:table-cell table:number-columns-repeated="16367" table:style-name="ce45"/>
        </table:table-row>
        <table:table-row table:style-name="ro8">
          <table:table-cell office:value-type="string" table:style-name="ce21">
            <text:p>Imperial War Museums</text:p>
          </table:table-cell>
          <table:table-cell office:value-type="float" office:value="4752000" table:style-name="ce46">
            <text:p><text:s/>4,752,000<text:s/></text:p>
          </table:table-cell>
          <table:table-cell office:value-type="float" office:value="5552000" table:style-name="ce46">
            <text:p><text:s/>5,552,000<text:s/></text:p>
          </table:table-cell>
          <table:table-cell office:value-type="float" office:value="6083000" table:style-name="ce46">
            <text:p><text:s/>6,083,000<text:s/></text:p>
          </table:table-cell>
          <table:table-cell office:value-type="float" office:value="6147000" table:style-name="ce46">
            <text:p><text:s/>6,147,000<text:s/></text:p>
          </table:table-cell>
          <table:table-cell office:value-type="float" office:value="6438923" table:style-name="ce46">
            <text:p><text:s/>6,438,923<text:s/></text:p>
          </table:table-cell>
          <table:table-cell office:value-type="float" office:value="8011000" table:style-name="ce46">
            <text:p><text:s/>8,011,000<text:s/></text:p>
          </table:table-cell>
          <table:table-cell office:value-type="float" office:value="8837000" table:style-name="ce46">
            <text:p><text:s/>8,837,000<text:s/></text:p>
          </table:table-cell>
          <table:table-cell office:value-type="float" office:value="9525000" table:style-name="ce46">
            <text:p><text:s/>9,525,000<text:s/></text:p>
          </table:table-cell>
          <table:table-cell office:value-type="float" office:value="9919000" table:style-name="ce46">
            <text:p><text:s/>9,919,000<text:s/></text:p>
          </table:table-cell>
          <table:table-cell office:value-type="float" office:value="10855000" table:style-name="ce46">
            <text:p><text:s/>10,855,000<text:s/></text:p>
          </table:table-cell>
          <table:table-cell office:value-type="float" office:value="12040000" table:style-name="ce46">
            <text:p><text:s/>12,040,000<text:s/></text:p>
          </table:table-cell>
          <table:table-cell office:value-type="float" office:value="12684000" table:style-name="ce46">
            <text:p><text:s/>12,684,000<text:s/></text:p>
          </table:table-cell>
          <table:table-cell office:value-type="float" office:value="1338000" table:style-name="ce84">
            <text:p><text:s/>1,338,000<text:s/></text:p>
          </table:table-cell>
          <table:table-cell office:value-type="float" office:value="6485000" table:style-name="ce46">
            <text:p><text:s/>6,485,000<text:s/></text:p>
          </table:table-cell>
          <table:table-cell office:value-type="float" office:value="15043000" table:style-name="ce57">
            <text:p><text:s/>15,043,000<text:s/></text:p>
          </table:table-cell>
          <table:table-cell office:value-type="float" office:value="17724000" table:style-name="ce46">
            <text:p><text:s/>17,724,000<text:s/></text:p>
          </table:table-cell>
          <table:table-cell office:value-type="string" table:style-name="ce44">
            <text:p>[note 2] The cell P8 is a revised figure.</text:p>
          </table:table-cell>
          <table:table-cell table:number-columns-repeated="16366" table:style-name="ce45"/>
        </table:table-row>
        <table:table-row table:style-name="ro8">
          <table:table-cell office:value-type="string" table:style-name="ce21">
            <text:p>Museum of Science and Industry in Manchester [note 4]</text:p>
          </table:table-cell>
          <table:table-cell office:value-type="float" office:value="1541874" table:style-name="ce46">
            <text:p><text:s/>1,541,874<text:s/></text:p>
          </table:table-cell>
          <table:table-cell office:value-type="float" office:value="113553" table:style-name="ce46">
            <text:p><text:s/>113,553<text:s/></text:p>
          </table:table-cell>
          <table:table-cell office:value-type="float" office:value="88928" table:style-name="ce46">
            <text:p><text:s/>88,928<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84">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16367" table:style-name="ce45"/>
        </table:table-row>
        <table:table-row table:style-name="ro5">
          <table:table-cell office:value-type="string" table:style-name="ce21">
            <text:p>National Gallery</text:p>
          </table:table-cell>
          <table:table-cell office:value-type="float" office:value="1459000" table:style-name="ce46">
            <text:p><text:s/>1,459,000<text:s/></text:p>
          </table:table-cell>
          <table:table-cell office:value-type="float" office:value="1570000" table:style-name="ce46">
            <text:p><text:s/>1,570,000<text:s/></text:p>
          </table:table-cell>
          <table:table-cell office:value-type="float" office:value="1127000" table:style-name="ce46">
            <text:p><text:s/>1,127,000<text:s/></text:p>
          </table:table-cell>
          <table:table-cell office:value-type="float" office:value="3533000" table:style-name="ce46">
            <text:p><text:s/>3,533,000<text:s/></text:p>
          </table:table-cell>
          <table:table-cell office:value-type="float" office:value="858000" table:style-name="ce46">
            <text:p><text:s/>858,000<text:s/></text:p>
          </table:table-cell>
          <table:table-cell office:value-type="float" office:value="1400000" table:style-name="ce46">
            <text:p><text:s/>1,400,000<text:s/></text:p>
          </table:table-cell>
          <table:table-cell office:value-type="float" office:value="4200000" table:style-name="ce46">
            <text:p><text:s/>4,200,000<text:s/></text:p>
          </table:table-cell>
          <table:table-cell office:value-type="float" office:value="3422000" table:style-name="ce46">
            <text:p><text:s/>3,422,000<text:s/></text:p>
          </table:table-cell>
          <table:table-cell office:value-type="float" office:value="2800000" table:style-name="ce46">
            <text:p><text:s/>2,800,000<text:s/></text:p>
          </table:table-cell>
          <table:table-cell office:value-type="float" office:value="1800000" table:style-name="ce46">
            <text:p><text:s/>1,800,000<text:s/></text:p>
          </table:table-cell>
          <table:table-cell office:value-type="float" office:value="4400000" table:style-name="ce46">
            <text:p><text:s/>4,400,000<text:s/></text:p>
          </table:table-cell>
          <table:table-cell office:value-type="float" office:value="3300000" table:style-name="ce46">
            <text:p><text:s/>3,300,000<text:s/></text:p>
          </table:table-cell>
          <table:table-cell office:value-type="float" office:value="5500000" table:style-name="ce84">
            <text:p><text:s/>5,500,000<text:s/></text:p>
          </table:table-cell>
          <table:table-cell office:value-type="float" office:value="1700000" table:style-name="ce46">
            <text:p><text:s/>1,700,000<text:s/></text:p>
          </table:table-cell>
          <table:table-cell office:value-type="float" office:value="5500000" table:style-name="ce46">
            <text:p><text:s/>5,500,000<text:s/></text:p>
          </table:table-cell>
          <table:table-cell office:value-type="float" office:value="5600000" table:style-name="ce46">
            <text:p><text:s/>5,600,000<text:s/></text:p>
          </table:table-cell>
          <table:table-cell table:number-columns-repeated="16367" table:style-name="ce45"/>
        </table:table-row>
        <table:table-row table:style-name="ro5">
          <table:table-cell office:value-type="string" table:style-name="ce21">
            <text:p>National Museums Liverpool</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float" office:value="289000" table:style-name="ce46">
            <text:p><text:s/>289,000<text:s/></text:p>
          </table:table-cell>
          <table:table-cell office:value-type="float" office:value="52213" table:style-name="ce46">
            <text:p><text:s/>52,213<text:s/></text:p>
          </table:table-cell>
          <table:table-cell office:value-type="string" table:style-name="ce46">
            <text:p>N/A</text:p>
          </table:table-cell>
          <table:table-cell office:value-type="float" office:value="194156" table:style-name="ce46">
            <text:p><text:s/>194,156<text:s/></text:p>
          </table:table-cell>
          <table:table-cell office:value-type="float" office:value="278558" table:style-name="ce46">
            <text:p><text:s/>278,558<text:s/></text:p>
          </table:table-cell>
          <table:table-cell office:value-type="float" office:value="55878" table:style-name="ce46">
            <text:p><text:s/>55,878<text:s/></text:p>
          </table:table-cell>
          <table:table-cell office:value-type="float" office:value="1707400" table:style-name="ce46">
            <text:p><text:s/>1,707,400<text:s/></text:p>
          </table:table-cell>
          <table:table-cell office:value-type="float" office:value="4961000" table:style-name="ce46">
            <text:p><text:s/>4,961,000<text:s/></text:p>
          </table:table-cell>
          <table:table-cell office:value-type="float" office:value="640000" table:style-name="ce46">
            <text:p><text:s/>640,000<text:s/></text:p>
          </table:table-cell>
          <table:table-cell office:value-type="float" office:value="112000" table:style-name="ce84">
            <text:p><text:s/>112,000<text:s/></text:p>
          </table:table-cell>
          <table:table-cell office:value-type="float" office:value="331000" table:style-name="ce46">
            <text:p><text:s/>331,000<text:s/></text:p>
          </table:table-cell>
          <table:table-cell office:value-type="float" office:value="849493" table:style-name="ce46">
            <text:p><text:s/>849,493<text:s/></text:p>
          </table:table-cell>
          <table:table-cell office:value-type="float" office:value="663894" table:style-name="ce46">
            <text:p><text:s/>663,894<text:s/></text:p>
          </table:table-cell>
          <table:table-cell table:number-columns-repeated="16367" table:style-name="ce45"/>
        </table:table-row>
        <table:table-row table:style-name="ro5">
          <table:table-cell office:value-type="string" table:style-name="ce21">
            <text:p>National Portrait Gallery</text:p>
          </table:table-cell>
          <table:table-cell office:value-type="float" office:value="1828371" table:style-name="ce46">
            <text:p><text:s/>1,828,371<text:s/></text:p>
          </table:table-cell>
          <table:table-cell office:value-type="float" office:value="1390642" table:style-name="ce46">
            <text:p><text:s/>1,390,642<text:s/></text:p>
          </table:table-cell>
          <table:table-cell office:value-type="float" office:value="777111" table:style-name="ce46">
            <text:p><text:s/>777,111<text:s/></text:p>
          </table:table-cell>
          <table:table-cell office:value-type="float" office:value="1711704" table:style-name="ce46">
            <text:p><text:s/>1,711,704<text:s/></text:p>
          </table:table-cell>
          <table:table-cell office:value-type="float" office:value="2257448" table:style-name="ce46">
            <text:p><text:s/>2,257,448<text:s/></text:p>
          </table:table-cell>
          <table:table-cell office:value-type="float" office:value="1809309" table:style-name="ce46">
            <text:p><text:s/>1,809,309<text:s/></text:p>
          </table:table-cell>
          <table:table-cell office:value-type="float" office:value="1832853" table:style-name="ce46">
            <text:p><text:s/>1,832,853<text:s/></text:p>
          </table:table-cell>
          <table:table-cell office:value-type="float" office:value="2557145" table:style-name="ce46">
            <text:p><text:s/>2,557,145<text:s/></text:p>
          </table:table-cell>
          <table:table-cell office:value-type="float" office:value="2652273" table:style-name="ce46">
            <text:p><text:s/>2,652,273<text:s/></text:p>
          </table:table-cell>
          <table:table-cell office:value-type="float" office:value="1969542" table:style-name="ce46">
            <text:p><text:s/>1,969,542<text:s/></text:p>
          </table:table-cell>
          <table:table-cell office:value-type="float" office:value="1574552" table:style-name="ce46">
            <text:p><text:s/>1,574,552<text:s/></text:p>
          </table:table-cell>
          <table:table-cell office:value-type="float" office:value="2262152" table:style-name="ce46">
            <text:p><text:s/>2,262,152<text:s/></text:p>
          </table:table-cell>
          <table:table-cell office:value-type="float" office:value="1986000" table:style-name="ce84">
            <text:p><text:s/>1,986,000<text:s/></text:p>
          </table:table-cell>
          <table:table-cell office:value-type="float" office:value="1548000" table:style-name="ce46">
            <text:p><text:s/>1,548,000<text:s/></text:p>
          </table:table-cell>
          <table:table-cell office:value-type="float" office:value="1789000" table:style-name="ce46">
            <text:p><text:s/>1,789,000<text:s/></text:p>
          </table:table-cell>
          <table:table-cell office:value-type="float" office:value="5357000" table:style-name="ce46">
            <text:p><text:s/>5,357,000<text:s/></text:p>
          </table:table-cell>
          <table:table-cell table:number-columns-repeated="16367" table:style-name="ce45"/>
        </table:table-row>
        <table:table-row table:style-name="ro8">
          <table:table-cell office:value-type="string" table:style-name="ce21">
            <text:p>Natural History Museum</text:p>
          </table:table-cell>
          <table:table-cell office:value-type="float" office:value="1942000" table:style-name="ce46">
            <text:p><text:s/>1,942,000<text:s/></text:p>
          </table:table-cell>
          <table:table-cell office:value-type="float" office:value="1360000" table:style-name="ce46">
            <text:p><text:s/>1,360,000<text:s/></text:p>
          </table:table-cell>
          <table:table-cell office:value-type="float" office:value="1590000" table:style-name="ce46">
            <text:p><text:s/>1,590,000<text:s/></text:p>
          </table:table-cell>
          <table:table-cell office:value-type="float" office:value="2390000" table:style-name="ce46">
            <text:p><text:s/>2,390,000<text:s/></text:p>
          </table:table-cell>
          <table:table-cell office:value-type="float" office:value="2060000" table:style-name="ce46">
            <text:p><text:s/>2,060,000<text:s/></text:p>
          </table:table-cell>
          <table:table-cell office:value-type="float" office:value="2460000" table:style-name="ce46">
            <text:p><text:s/>2,460,000<text:s/></text:p>
          </table:table-cell>
          <table:table-cell office:value-type="float" office:value="3560000" table:style-name="ce46">
            <text:p><text:s/>3,560,000<text:s/></text:p>
          </table:table-cell>
          <table:table-cell office:value-type="float" office:value="3270000" table:style-name="ce46">
            <text:p><text:s/>3,270,000<text:s/></text:p>
          </table:table-cell>
          <table:table-cell office:value-type="float" office:value="2920000" table:style-name="ce46">
            <text:p><text:s/>2,920,000<text:s/></text:p>
          </table:table-cell>
          <table:table-cell office:value-type="float" office:value="3580000" table:style-name="ce46">
            <text:p><text:s/>3,580,000<text:s/></text:p>
          </table:table-cell>
          <table:table-cell office:value-type="float" office:value="3460000" table:style-name="ce46">
            <text:p><text:s/>3,460,000<text:s/></text:p>
          </table:table-cell>
          <table:table-cell office:value-type="float" office:value="2850000" table:style-name="ce46">
            <text:p><text:s/>2,850,000<text:s/></text:p>
          </table:table-cell>
          <table:table-cell office:value-type="float" office:value="210000" table:style-name="ce85">
            <text:p><text:s/>210,000<text:s/></text:p>
          </table:table-cell>
          <table:table-cell office:value-type="float" office:value="3840000" table:style-name="ce46">
            <text:p><text:s/>3,840,000<text:s/></text:p>
          </table:table-cell>
          <table:table-cell office:value-type="float" office:value="3040000" table:style-name="ce57">
            <text:p><text:s/>3,040,000<text:s/></text:p>
          </table:table-cell>
          <table:table-cell office:value-type="float" office:value="6900000" table:style-name="ce46">
            <text:p><text:s/>6,900,000<text:s/></text:p>
          </table:table-cell>
          <table:table-cell office:value-type="string" table:style-name="ce44">
            <text:p>[note 2] The cells N13 &amp; P13 are revised figures.</text:p>
          </table:table-cell>
          <table:table-cell table:number-columns-repeated="16366" table:style-name="ce45"/>
        </table:table-row>
        <table:table-row table:style-name="ro5">
          <table:table-cell office:value-type="string" table:style-name="ce21">
            <text:p>Royal Armouries [note 16]</text:p>
          </table:table-cell>
          <table:table-cell office:value-type="float" office:value="75000" table:style-name="ce46">
            <text:p><text:s/>75,000<text:s/></text:p>
          </table:table-cell>
          <table:table-cell office:value-type="float" office:value="117000" table:style-name="ce46">
            <text:p><text:s/>117,000<text:s/></text:p>
          </table:table-cell>
          <table:table-cell office:value-type="float" office:value="156000" table:style-name="ce46">
            <text:p><text:s/>156,000<text:s/></text:p>
          </table:table-cell>
          <table:table-cell office:value-type="float" office:value="71000" table:style-name="ce46">
            <text:p><text:s/>71,000<text:s/></text:p>
          </table:table-cell>
          <table:table-cell office:value-type="float" office:value="111000" table:style-name="ce46">
            <text:p><text:s/>111,000<text:s/></text:p>
          </table:table-cell>
          <table:table-cell office:value-type="float" office:value="98000" table:style-name="ce46">
            <text:p><text:s/>98,000<text:s/></text:p>
          </table:table-cell>
          <table:table-cell office:value-type="float" office:value="136441" table:style-name="ce46">
            <text:p><text:s/>136,441<text:s/></text:p>
          </table:table-cell>
          <table:table-cell office:value-type="float" office:value="79055" table:style-name="ce46">
            <text:p><text:s/>79,055<text:s/></text:p>
          </table:table-cell>
          <table:table-cell office:value-type="float" office:value="45635" table:style-name="ce46">
            <text:p><text:s/>45,635<text:s/></text:p>
          </table:table-cell>
          <table:table-cell office:value-type="float" office:value="72725" table:style-name="ce46">
            <text:p><text:s/>72,725<text:s/></text:p>
          </table:table-cell>
          <table:table-cell office:value-type="float" office:value="96051" table:style-name="ce46">
            <text:p><text:s/>96,051<text:s/></text:p>
          </table:table-cell>
          <table:table-cell office:value-type="float" office:value="58709" table:style-name="ce46">
            <text:p><text:s/>58,709<text:s/></text:p>
          </table:table-cell>
          <table:table-cell office:value-type="float" office:value="1665" table:style-name="ce84">
            <text:p><text:s/>1,665<text:s/></text:p>
          </table:table-cell>
          <table:table-cell office:value-type="float" office:value="33517" table:style-name="ce46">
            <text:p><text:s/>33,517<text:s/></text:p>
          </table:table-cell>
          <table:table-cell office:value-type="float" office:value="82975" table:style-name="ce46">
            <text:p><text:s/>82,975<text:s/></text:p>
          </table:table-cell>
          <table:table-cell office:value-type="float" office:value="102407" table:style-name="ce46">
            <text:p><text:s/>102,407<text:s/></text:p>
          </table:table-cell>
          <table:table-cell table:number-columns-repeated="16367" table:style-name="ce45"/>
        </table:table-row>
        <table:table-row table:style-name="ro5">
          <table:table-cell office:value-type="string" table:style-name="ce21">
            <text:p>Royal Museums Greenwich</text:p>
          </table:table-cell>
          <table:table-cell office:value-type="float" office:value="337827" table:style-name="ce46">
            <text:p><text:s/>337,827<text:s/></text:p>
          </table:table-cell>
          <table:table-cell office:value-type="float" office:value="527750.86" table:style-name="ce46">
            <text:p><text:s/>527,751<text:s/></text:p>
          </table:table-cell>
          <table:table-cell office:value-type="float" office:value="684000" table:style-name="ce46">
            <text:p><text:s/>684,000<text:s/></text:p>
          </table:table-cell>
          <table:table-cell office:value-type="float" office:value="2239000" table:style-name="ce46">
            <text:p><text:s/>2,239,000<text:s/></text:p>
          </table:table-cell>
          <table:table-cell office:value-type="float" office:value="2602000" table:style-name="ce46">
            <text:p><text:s/>2,602,000<text:s/></text:p>
          </table:table-cell>
          <table:table-cell office:value-type="float" office:value="3371618" table:style-name="ce46">
            <text:p><text:s/>3,371,618<text:s/></text:p>
          </table:table-cell>
          <table:table-cell office:value-type="float" office:value="3174399" table:style-name="ce46">
            <text:p><text:s/>3,174,399<text:s/></text:p>
          </table:table-cell>
          <table:table-cell office:value-type="float" office:value="5150512" table:style-name="ce46">
            <text:p><text:s/>5,150,512<text:s/></text:p>
          </table:table-cell>
          <table:table-cell office:value-type="float" office:value="5706775" table:style-name="ce46">
            <text:p><text:s/>5,706,775<text:s/></text:p>
          </table:table-cell>
          <table:table-cell office:value-type="float" office:value="6083593" table:style-name="ce46">
            <text:p><text:s/>6,083,593<text:s/></text:p>
          </table:table-cell>
          <table:table-cell office:value-type="float" office:value="7318909" table:style-name="ce46">
            <text:p><text:s/>7,318,909<text:s/></text:p>
          </table:table-cell>
          <table:table-cell office:value-type="float" office:value="7760705" table:style-name="ce46">
            <text:p><text:s/>7,760,705<text:s/></text:p>
          </table:table-cell>
          <table:table-cell office:value-type="float" office:value="429204" table:style-name="ce84">
            <text:p><text:s/>429,204<text:s/></text:p>
          </table:table-cell>
          <table:table-cell office:value-type="float" office:value="2475236" table:style-name="ce46">
            <text:p><text:s/>2,475,236<text:s/></text:p>
          </table:table-cell>
          <table:table-cell office:value-type="float" office:value="6049828" table:style-name="ce46">
            <text:p><text:s/>6,049,828<text:s/></text:p>
          </table:table-cell>
          <table:table-cell office:value-type="float" office:value="8438091" table:style-name="ce46">
            <text:p><text:s/>8,438,091<text:s/></text:p>
          </table:table-cell>
          <table:table-cell table:number-columns-repeated="16367" table:style-name="ce45"/>
        </table:table-row>
        <table:table-row table:style-name="ro5">
          <table:table-cell office:value-type="string" table:style-name="ce21">
            <text:p>Science Museum Group</text:p>
          </table:table-cell>
          <table:table-cell office:value-type="float" office:value="253000" table:style-name="ce46">
            <text:p><text:s/>253,000<text:s/></text:p>
          </table:table-cell>
          <table:table-cell office:value-type="float" office:value="802000" table:style-name="ce46">
            <text:p><text:s/>802,000<text:s/></text:p>
          </table:table-cell>
          <table:table-cell office:value-type="string" table:style-name="ce46">
            <text:p>x</text:p>
          </table:table-cell>
          <table:table-cell office:value-type="float" office:value="38000" table:style-name="ce46">
            <text:p><text:s/>38,000<text:s/></text:p>
          </table:table-cell>
          <table:table-cell office:value-type="string" table:style-name="ce46">
            <text:p>x</text:p>
          </table:table-cell>
          <table:table-cell office:value-type="float" office:value="466000" table:style-name="ce46">
            <text:p><text:s/>466,000<text:s/></text:p>
          </table:table-cell>
          <table:table-cell office:value-type="float" office:value="264000" table:style-name="ce46">
            <text:p><text:s/>264,000<text:s/></text:p>
          </table:table-cell>
          <table:table-cell office:value-type="float" office:value="1884000" table:style-name="ce46">
            <text:p><text:s/>1,884,000<text:s/></text:p>
          </table:table-cell>
          <table:table-cell office:value-type="float" office:value="1864519" table:style-name="ce46">
            <text:p><text:s/>1,864,519<text:s/></text:p>
          </table:table-cell>
          <table:table-cell office:value-type="float" office:value="2413000" table:style-name="ce46">
            <text:p><text:s/>2,413,000<text:s/></text:p>
          </table:table-cell>
          <table:table-cell office:value-type="float" office:value="1835000" table:style-name="ce46">
            <text:p><text:s/>1,835,000<text:s/></text:p>
          </table:table-cell>
          <table:table-cell office:value-type="float" office:value="1725000" table:style-name="ce46">
            <text:p><text:s/>1,725,000<text:s/></text:p>
          </table:table-cell>
          <table:table-cell office:value-type="float" office:value="170000" table:style-name="ce84">
            <text:p><text:s/>170,000<text:s/></text:p>
          </table:table-cell>
          <table:table-cell office:value-type="float" office:value="1653000" table:style-name="ce46">
            <text:p><text:s/>1,653,000<text:s/></text:p>
          </table:table-cell>
          <table:table-cell office:value-type="float" office:value="3006000" table:style-name="ce46">
            <text:p><text:s/>3,006,000<text:s/></text:p>
          </table:table-cell>
          <table:table-cell office:value-type="float" office:value="3793000" table:style-name="ce46">
            <text:p><text:s/>3,793,000<text:s/></text:p>
          </table:table-cell>
          <table:table-cell table:number-columns-repeated="16367" table:style-name="ce45"/>
        </table:table-row>
        <table:table-row table:style-name="ro5">
          <table:table-cell office:value-type="string" table:style-name="ce21">
            <text:p>Sir John Soane's Museum</text:p>
          </table:table-cell>
          <table:table-cell office:value-type="float" office:value="11634" table:style-name="ce46">
            <text:p><text:s/>11,634<text:s/></text:p>
          </table:table-cell>
          <table:table-cell office:value-type="float" office:value="23281" table:style-name="ce46">
            <text:p><text:s/>23,281<text:s/></text:p>
          </table:table-cell>
          <table:table-cell office:value-type="float" office:value="27102" table:style-name="ce46">
            <text:p><text:s/>27,102<text:s/></text:p>
          </table:table-cell>
          <table:table-cell office:value-type="float" office:value="31240" table:style-name="ce46">
            <text:p><text:s/>31,240<text:s/></text:p>
          </table:table-cell>
          <table:table-cell office:value-type="float" office:value="41933" table:style-name="ce46">
            <text:p><text:s/>41,933<text:s/></text:p>
          </table:table-cell>
          <table:table-cell office:value-type="float" office:value="53037" table:style-name="ce46">
            <text:p><text:s/>53,037<text:s/></text:p>
          </table:table-cell>
          <table:table-cell office:value-type="float" office:value="48183" table:style-name="ce46">
            <text:p><text:s/>48,183<text:s/></text:p>
          </table:table-cell>
          <table:table-cell office:value-type="float" office:value="54526" table:style-name="ce46">
            <text:p><text:s/>54,526<text:s/></text:p>
          </table:table-cell>
          <table:table-cell office:value-type="float" office:value="72514" table:style-name="ce46">
            <text:p><text:s/>72,514<text:s/></text:p>
          </table:table-cell>
          <table:table-cell office:value-type="float" office:value="52349" table:style-name="ce46">
            <text:p><text:s/>52,349<text:s/></text:p>
          </table:table-cell>
          <table:table-cell office:value-type="float" office:value="76612" table:style-name="ce46">
            <text:p><text:s/>76,612<text:s/></text:p>
          </table:table-cell>
          <table:table-cell office:value-type="float" office:value="112963" table:style-name="ce46">
            <text:p><text:s/>112,963<text:s/></text:p>
          </table:table-cell>
          <table:table-cell office:value-type="float" office:value="1014" table:style-name="ce84">
            <text:p><text:s/>1,014<text:s/></text:p>
          </table:table-cell>
          <table:table-cell office:value-type="float" office:value="35115" table:style-name="ce46">
            <text:p><text:s/>35,115<text:s/></text:p>
          </table:table-cell>
          <table:table-cell office:value-type="float" office:value="95892" table:style-name="ce46">
            <text:p><text:s/>95,892<text:s/></text:p>
          </table:table-cell>
          <table:table-cell office:value-type="float" office:value="96424" table:style-name="ce46">
            <text:p><text:s/>96,424<text:s/></text:p>
          </table:table-cell>
          <table:table-cell table:number-columns-repeated="16367" table:style-name="ce45"/>
        </table:table-row>
        <table:table-row table:style-name="ro8">
          <table:table-cell office:value-type="string" table:style-name="ce21">
            <text:p>Tate Gallery Group</text:p>
          </table:table-cell>
          <table:table-cell office:value-type="float" office:value="7194000" table:style-name="ce46">
            <text:p><text:s/>7,194,000<text:s/></text:p>
          </table:table-cell>
          <table:table-cell office:value-type="float" office:value="5625000" table:style-name="ce46">
            <text:p><text:s/>5,625,000<text:s/></text:p>
          </table:table-cell>
          <table:table-cell office:value-type="float" office:value="6940000" table:style-name="ce46">
            <text:p><text:s/>6,940,000<text:s/></text:p>
          </table:table-cell>
          <table:table-cell office:value-type="float" office:value="6379000" table:style-name="ce46">
            <text:p><text:s/>6,379,000<text:s/></text:p>
          </table:table-cell>
          <table:table-cell office:value-type="float" office:value="10826000" table:style-name="ce46">
            <text:p><text:s/>10,826,000<text:s/></text:p>
          </table:table-cell>
          <table:table-cell office:value-type="float" office:value="6850000" table:style-name="ce46">
            <text:p><text:s/>6,850,000<text:s/></text:p>
          </table:table-cell>
          <table:table-cell office:value-type="float" office:value="9330000" table:style-name="ce46">
            <text:p><text:s/>9,330,000<text:s/></text:p>
          </table:table-cell>
          <table:table-cell office:value-type="float" office:value="5139000" table:style-name="ce46">
            <text:p><text:s/>5,139,000<text:s/></text:p>
          </table:table-cell>
          <table:table-cell office:value-type="float" office:value="8205000" table:style-name="ce46">
            <text:p><text:s/>8,205,000<text:s/></text:p>
          </table:table-cell>
          <table:table-cell office:value-type="float" office:value="10941000" table:style-name="ce46">
            <text:p><text:s/>10,941,000<text:s/></text:p>
          </table:table-cell>
          <table:table-cell office:value-type="float" office:value="10835000" table:style-name="ce46">
            <text:p><text:s/>10,835,000<text:s/></text:p>
          </table:table-cell>
          <table:table-cell office:value-type="float" office:value="13195000" table:style-name="ce46">
            <text:p><text:s/>13,195,000<text:s/></text:p>
          </table:table-cell>
          <table:table-cell office:value-type="float" office:value="1594000" table:style-name="ce84">
            <text:p><text:s/>1,594,000<text:s/></text:p>
          </table:table-cell>
          <table:table-cell office:value-type="float" office:value="4599000" table:style-name="ce46">
            <text:p><text:s/>4,599,000<text:s/></text:p>
          </table:table-cell>
          <table:table-cell office:value-type="float" office:value="8279000" table:style-name="ce57">
            <text:p><text:s/>8,279,000<text:s/></text:p>
          </table:table-cell>
          <table:table-cell office:value-type="float" office:value="9297000" table:style-name="ce46">
            <text:p><text:s/>9,297,000<text:s/></text:p>
          </table:table-cell>
          <table:table-cell office:value-type="string" table:style-name="ce44">
            <text:p>[note 2] The cell P18 is a revised figure.</text:p>
          </table:table-cell>
          <table:table-cell table:number-columns-repeated="16366" table:style-name="ce45"/>
        </table:table-row>
        <table:table-row table:style-name="ro8">
          <table:table-cell office:value-type="string" table:style-name="ce21">
            <text:p>Tyne and Wear Museums [note 8]</text:p>
          </table:table-cell>
          <table:table-cell office:value-type="float" office:value="43862" table:style-name="ce46">
            <text:p><text:s/>43,862<text:s/></text:p>
          </table:table-cell>
          <table:table-cell office:value-type="float" office:value="89328" table:style-name="ce46">
            <text:p><text:s/>89,328<text:s/></text:p>
          </table:table-cell>
          <table:table-cell office:value-type="float" office:value="83644.990000000005" table:style-name="ce46">
            <text:p><text:s/>83,645<text:s/></text:p>
          </table:table-cell>
          <table:table-cell office:value-type="float" office:value="54380" table:style-name="ce46">
            <text:p><text:s/>54,380<text:s/></text:p>
          </table:table-cell>
          <table:table-cell office:value-type="float" office:value="51965" table:style-name="ce46">
            <text:p><text:s/>51,965<text:s/></text:p>
          </table:table-cell>
          <table:table-cell office:value-type="float" office:value="117413" table:style-name="ce46">
            <text:p><text:s/>117,413<text:s/></text:p>
          </table:table-cell>
          <table:table-cell office:value-type="float" office:value="163055" table:style-name="ce46">
            <text:p><text:s/>163,055<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84">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number-columns-repeated="16367" table:style-name="ce45"/>
        </table:table-row>
        <table:table-row table:style-name="ro8">
          <table:table-cell office:value-type="string" table:style-name="ce21">
            <text:p>Victoria and Albert Museum [note 9]</text:p>
          </table:table-cell>
          <table:table-cell office:value-type="float" office:value="2737000" table:style-name="ce46">
            <text:p><text:s/>2,737,000<text:s/></text:p>
          </table:table-cell>
          <table:table-cell office:value-type="float" office:value="3118000" table:style-name="ce46">
            <text:p><text:s/>3,118,000<text:s/></text:p>
          </table:table-cell>
          <table:table-cell office:value-type="float" office:value="3511000" table:style-name="ce46">
            <text:p><text:s/>3,511,000<text:s/></text:p>
          </table:table-cell>
          <table:table-cell office:value-type="float" office:value="4004000" table:style-name="ce46">
            <text:p><text:s/>4,004,000<text:s/></text:p>
          </table:table-cell>
          <table:table-cell office:value-type="float" office:value="4361400" table:style-name="ce46">
            <text:p><text:s/>4,361,400<text:s/></text:p>
          </table:table-cell>
          <table:table-cell office:value-type="float" office:value="5941000" table:style-name="ce46">
            <text:p><text:s/>5,941,000<text:s/></text:p>
          </table:table-cell>
          <table:table-cell office:value-type="float" office:value="6371000" table:style-name="ce46">
            <text:p><text:s/>6,371,000<text:s/></text:p>
          </table:table-cell>
          <table:table-cell office:value-type="float" office:value="7699000" table:style-name="ce46">
            <text:p><text:s/>7,699,000<text:s/></text:p>
          </table:table-cell>
          <table:table-cell office:value-type="float" office:value="5891000" table:style-name="ce46">
            <text:p><text:s/>5,891,000<text:s/></text:p>
          </table:table-cell>
          <table:table-cell office:value-type="float" office:value="5976000" table:style-name="ce46">
            <text:p><text:s/>5,976,000<text:s/></text:p>
          </table:table-cell>
          <table:table-cell office:value-type="float" office:value="9470000" table:style-name="ce46">
            <text:p><text:s/>9,470,000<text:s/></text:p>
          </table:table-cell>
          <table:table-cell office:value-type="float" office:value="9260000" table:style-name="ce46">
            <text:p><text:s/>9,260,000<text:s/></text:p>
          </table:table-cell>
          <table:table-cell office:value-type="float" office:value="1712000" table:style-name="ce84">
            <text:p><text:s/>1,712,000<text:s/></text:p>
          </table:table-cell>
          <table:table-cell office:value-type="float" office:value="5667000" table:style-name="ce46">
            <text:p><text:s/>5,667,000<text:s/></text:p>
          </table:table-cell>
          <table:table-cell office:value-type="float" office:value="8535000" table:style-name="ce46">
            <text:p><text:s/>8,535,000<text:s/></text:p>
          </table:table-cell>
          <table:table-cell office:value-type="float" office:value="9830000" table:style-name="ce46">
            <text:p><text:s/>9,830,000<text:s/></text:p>
          </table:table-cell>
          <table:table-cell table:number-columns-repeated="16367" table:style-name="ce45"/>
        </table:table-row>
        <table:table-row table:style-name="ro5">
          <table:table-cell office:value-type="string" table:style-name="ce21">
            <text:p>Wallace Collection [note 22]</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float" office:value="317000" table:style-name="ce46">
            <text:p><text:s/>317,000<text:s/></text:p>
          </table:table-cell>
          <table:table-cell office:value-type="float" office:value="28000" table:style-name="ce84">
            <text:p><text:s/>28,000<text:s/></text:p>
          </table:table-cell>
          <table:table-cell office:value-type="float" office:value="216000" table:style-name="ce46">
            <text:p><text:s/>216,000<text:s/></text:p>
          </table:table-cell>
          <table:table-cell office:value-type="string" table:style-name="ce46">
            <text:p>x</text:p>
          </table:table-cell>
          <table:table-cell office:value-type="string" table:style-name="ce46">
            <text:p>x</text:p>
          </table:table-cell>
          <table:table-cell table:number-columns-repeated="16367" table:style-name="ce45"/>
        </table:table-row>
        <table:table-row table:style-name="ro8">
          <table:table-cell office:value-type="string" table:style-name="ce21">
            <text:p>Total [note 11]</text:p>
          </table:table-cell>
          <table:table-cell office:value-type="float" office:value="25281000" table:style-name="ce46">
            <text:p><text:s/>25,281,000<text:s/></text:p>
          </table:table-cell>
          <table:table-cell office:value-type="float" office:value="22725000" table:style-name="ce46">
            <text:p><text:s/>22,725,000<text:s/></text:p>
          </table:table-cell>
          <table:table-cell office:value-type="float" office:value="23653000" table:style-name="ce46">
            <text:p><text:s/>23,653,000<text:s/></text:p>
          </table:table-cell>
          <table:table-cell office:value-type="float" office:value="29310000" table:style-name="ce46">
            <text:p><text:s/>29,310,000<text:s/></text:p>
          </table:table-cell>
          <table:table-cell office:value-type="float" office:value="31206000" table:style-name="ce46">
            <text:p><text:s/>31,206,000<text:s/></text:p>
          </table:table-cell>
          <table:table-cell office:value-type="float" office:value="36742000" table:style-name="ce46">
            <text:p><text:s/>36,742,000<text:s/></text:p>
          </table:table-cell>
          <table:table-cell office:value-type="float" office:value="42270000" table:style-name="ce46">
            <text:p><text:s/>42,270,000<text:s/></text:p>
          </table:table-cell>
          <table:table-cell office:value-type="float" office:value="42014000" table:style-name="ce46">
            <text:p><text:s/>42,014,000<text:s/></text:p>
          </table:table-cell>
          <table:table-cell office:value-type="float" office:value="43701000" table:style-name="ce46">
            <text:p><text:s/>43,701,000<text:s/></text:p>
          </table:table-cell>
          <table:table-cell office:value-type="float" office:value="48409000" table:style-name="ce46">
            <text:p><text:s/>48,409,000<text:s/></text:p>
          </table:table-cell>
          <table:table-cell office:value-type="float" office:value="58791000" table:style-name="ce46">
            <text:p><text:s/>58,791,000<text:s/></text:p>
          </table:table-cell>
          <table:table-cell office:value-type="float" office:value="59232000" table:style-name="ce46">
            <text:p><text:s/>59,232,000<text:s/></text:p>
          </table:table-cell>
          <table:table-cell office:value-type="float" office:value="13492000" table:style-name="ce90">
            <text:p><text:s/>13,492,000<text:s/></text:p>
          </table:table-cell>
          <table:table-cell office:value-type="float" office:value="31843000" table:style-name="ce91">
            <text:p><text:s/>31,843,000<text:s/></text:p>
          </table:table-cell>
          <table:table-cell office:value-type="float" office:value="56148000" table:style-name="ce92">
            <text:p><text:s/>56,148,000<text:s/></text:p>
          </table:table-cell>
          <table:table-cell office:value-type="float" office:value="72709000" table:style-name="ce46">
            <text:p><text:s/>72,709,000<text:s/></text:p>
          </table:table-cell>
          <table:table-cell office:value-type="string" table:style-name="ce44">
            <text:p>[note 2] The cells N22 &amp; P22 are revised figures.</text:p>
          </table:table-cell>
          <table:table-cell table:number-columns-repeated="16366" table:style-name="ce45"/>
        </table:table-row>
        <table:table-row table:number-rows-repeated="1048554" table:style-name="ro9">
          <table:table-cell table:number-columns-repeated="16384"/>
        </table:table-row>
      </table:table>
      <table:table table:name="11" table:style-name="ta1">
        <table:table-column table:style-name="co7" table:default-cell-style-name="ce59"/>
        <table:table-column table:style-name="co8" table:number-columns-repeated="10" table:default-cell-style-name="ce30"/>
        <table:table-column table:style-name="co35" table:default-cell-style-name="ce82"/>
        <table:table-column table:style-name="co36" table:default-cell-style-name="ce30"/>
        <table:table-column table:style-name="co37" table:default-cell-style-name="ce30"/>
        <table:table-column table:style-name="co11" table:number-columns-repeated="16370" table:default-cell-style-name="ce30"/>
        <table:table-row table:style-name="ro1">
          <table:table-cell office:value-type="string" table:style-name="ce28">
            <text:p><text:a xlink:href="#Contents.A1">Table 11: Self-generated income: Trading income (net profit), split by museum 2008/09 - 2023/24 (£) [note 1]</text:a></text:p>
          </table:table-cell>
          <table:table-cell table:number-columns-repeated="3" table:style-name="ce29"/>
          <table:table-cell table:number-columns-repeated="7" table:style-name="ce30"/>
          <table:table-cell table:style-name="ce82"/>
          <table:table-cell table:number-columns-repeated="16372"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9"/>
          <table:table-cell table:number-columns-repeated="7" table:style-name="ce30"/>
          <table:table-cell table:style-name="ce82"/>
          <table:table-cell table:number-columns-repeated="8" table:style-name="ce30"/>
          <table:table-cell table:number-columns-repeated="16364"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29"/>
          <table:table-cell table:number-columns-repeated="7" table:style-name="ce30"/>
          <table:table-cell table:style-name="ce82"/>
          <table:table-cell table:number-columns-repeated="8" table:style-name="ce30"/>
          <table:table-cell table:number-columns-repeated="16364" table:style-name="ce1"/>
        </table:table-row>
        <table:table-row table:style-name="ro5">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3">
            <text:p>Notes</text:p>
          </table:table-cell>
          <table:table-cell table:number-columns-repeated="16366" table:style-name="ce35"/>
        </table:table-row>
        <table:table-row table:style-name="ro5">
          <table:table-cell office:value-type="string" table:style-name="ce21">
            <text:p>British Museum [note 23]</text:p>
          </table:table-cell>
          <table:table-cell office:value-type="float" office:value="3600000" table:style-name="ce44">
            <text:p>3,600,000</text:p>
          </table:table-cell>
          <table:table-cell office:value-type="float" office:value="5400000" table:style-name="ce44">
            <text:p>5,400,000</text:p>
          </table:table-cell>
          <table:table-cell office:value-type="float" office:value="11200000" table:style-name="ce44">
            <text:p>11,200,000</text:p>
          </table:table-cell>
          <table:table-cell office:value-type="float" office:value="12300000" table:style-name="ce44">
            <text:p>12,300,000</text:p>
          </table:table-cell>
          <table:table-cell office:value-type="float" office:value="11900000" table:style-name="ce44">
            <text:p>11,900,000</text:p>
          </table:table-cell>
          <table:table-cell office:value-type="float" office:value="18500000" table:style-name="ce44">
            <text:p>18,500,000</text:p>
          </table:table-cell>
          <table:table-cell office:value-type="float" office:value="15400000" table:style-name="ce44">
            <text:p>15,400,000</text:p>
          </table:table-cell>
          <table:table-cell office:value-type="float" office:value="16400000" table:style-name="ce44">
            <text:p>16,400,000</text:p>
          </table:table-cell>
          <table:table-cell office:value-type="float" office:value="14800000" table:style-name="ce44">
            <text:p>14,800,000</text:p>
          </table:table-cell>
          <table:table-cell office:value-type="float" office:value="7800000" table:style-name="ce44">
            <text:p>7,800,000</text:p>
          </table:table-cell>
          <table:table-cell office:value-type="float" office:value="7600000" table:style-name="ce44">
            <text:p>7,600,000</text:p>
          </table:table-cell>
          <table:table-cell office:value-type="float" office:value="8700000" table:style-name="ce44">
            <text:p>8,700,000</text:p>
          </table:table-cell>
          <table:table-cell office:value-type="float" office:value="-300000" table:style-name="ce44">
            <text:p>-300,000</text:p>
          </table:table-cell>
          <table:table-cell office:value-type="float" office:value="6200000" table:style-name="ce93">
            <text:p>6,200,000</text:p>
          </table:table-cell>
          <table:table-cell office:value-type="float" office:value="11200000" table:style-name="ce93">
            <text:p>11,200,000</text:p>
          </table:table-cell>
          <table:table-cell office:value-type="float" office:value="14500000" table:style-name="ce93">
            <text:p>14,500,000</text:p>
          </table:table-cell>
          <table:table-cell table:style-name="ce44"/>
          <table:table-cell table:number-columns-repeated="16366" table:style-name="ce45"/>
        </table:table-row>
        <table:table-row table:style-name="ro5">
          <table:table-cell office:value-type="string" table:style-name="ce21">
            <text:p>Museum of the Home [note 3]</text:p>
          </table:table-cell>
          <table:table-cell office:value-type="float" office:value="-1190" table:style-name="ce44">
            <text:p>-1,190</text:p>
          </table:table-cell>
          <table:table-cell office:value-type="float" office:value="-13686" table:style-name="ce44">
            <text:p>-13,686</text:p>
          </table:table-cell>
          <table:table-cell office:value-type="float" office:value="30977" table:style-name="ce44">
            <text:p>30,977</text:p>
          </table:table-cell>
          <table:table-cell office:value-type="float" office:value="32043" table:style-name="ce44">
            <text:p>32,043</text:p>
          </table:table-cell>
          <table:table-cell office:value-type="float" office:value="19026" table:style-name="ce44">
            <text:p>19,026</text:p>
          </table:table-cell>
          <table:table-cell office:value-type="float" office:value="10178" table:style-name="ce44">
            <text:p>10,178</text:p>
          </table:table-cell>
          <table:table-cell office:value-type="float" office:value="-1963" table:style-name="ce44">
            <text:p>-1,963</text:p>
          </table:table-cell>
          <table:table-cell office:value-type="float" office:value="47138" table:style-name="ce44">
            <text:p>47,138</text:p>
          </table:table-cell>
          <table:table-cell office:value-type="float" office:value="35848" table:style-name="ce44">
            <text:p>35,848</text:p>
          </table:table-cell>
          <table:table-cell office:value-type="float" office:value="23657" table:style-name="ce44">
            <text:p>23,657</text:p>
          </table:table-cell>
          <table:table-cell office:value-type="string" table:style-name="ce44">
            <text:p>x</text:p>
          </table:table-cell>
          <table:table-cell office:value-type="float" office:value="20907" table:style-name="ce44">
            <text:p>20,907</text:p>
          </table:table-cell>
          <table:table-cell office:value-type="float" office:value="-74230" table:style-name="ce44">
            <text:p>-74,230</text:p>
          </table:table-cell>
          <table:table-cell office:value-type="float" office:value="13272" table:style-name="ce93">
            <text:p>13,272</text:p>
          </table:table-cell>
          <table:table-cell office:value-type="float" office:value="24202" table:style-name="ce93">
            <text:p>24,202</text:p>
          </table:table-cell>
          <table:table-cell office:value-type="float" office:value="116803" table:style-name="ce93">
            <text:p>116,803</text:p>
          </table:table-cell>
          <table:table-cell table:style-name="ce44"/>
          <table:table-cell table:number-columns-repeated="16366" table:style-name="ce45"/>
        </table:table-row>
        <table:table-row table:style-name="ro5">
          <table:table-cell office:value-type="string" table:style-name="ce21">
            <text:p>Horniman Museum</text:p>
          </table:table-cell>
          <table:table-cell office:value-type="float" office:value="65600" table:style-name="ce44">
            <text:p>65,600</text:p>
          </table:table-cell>
          <table:table-cell office:value-type="float" office:value="68185" table:style-name="ce44">
            <text:p>68,185</text:p>
          </table:table-cell>
          <table:table-cell office:value-type="float" office:value="97437" table:style-name="ce44">
            <text:p>97,437</text:p>
          </table:table-cell>
          <table:table-cell office:value-type="float" office:value="48574" table:style-name="ce44">
            <text:p>48,574</text:p>
          </table:table-cell>
          <table:table-cell office:value-type="float" office:value="89417" table:style-name="ce44">
            <text:p>89,417</text:p>
          </table:table-cell>
          <table:table-cell office:value-type="float" office:value="149804" table:style-name="ce44">
            <text:p>149,804</text:p>
          </table:table-cell>
          <table:table-cell office:value-type="float" office:value="204383" table:style-name="ce44">
            <text:p>204,383</text:p>
          </table:table-cell>
          <table:table-cell office:value-type="float" office:value="220000" table:style-name="ce44">
            <text:p>220,000</text:p>
          </table:table-cell>
          <table:table-cell office:value-type="float" office:value="234000" table:style-name="ce44">
            <text:p>234,000</text:p>
          </table:table-cell>
          <table:table-cell office:value-type="float" office:value="253000" table:style-name="ce44">
            <text:p>253,000</text:p>
          </table:table-cell>
          <table:table-cell office:value-type="float" office:value="278000" table:style-name="ce44">
            <text:p>278,000</text:p>
          </table:table-cell>
          <table:table-cell office:value-type="float" office:value="244000" table:style-name="ce44">
            <text:p>244,000</text:p>
          </table:table-cell>
          <table:table-cell office:value-type="float" office:value="15000" table:style-name="ce44">
            <text:p>15,000</text:p>
          </table:table-cell>
          <table:table-cell office:value-type="float" office:value="216000" table:style-name="ce93">
            <text:p>216,000</text:p>
          </table:table-cell>
          <table:table-cell office:value-type="float" office:value="311000" table:style-name="ce93">
            <text:p>311,000</text:p>
          </table:table-cell>
          <table:table-cell office:value-type="float" office:value="279592" table:style-name="ce93">
            <text:p>279,592</text:p>
          </table:table-cell>
          <table:table-cell table:style-name="ce44"/>
          <table:table-cell table:number-columns-repeated="16366" table:style-name="ce45"/>
        </table:table-row>
        <table:table-row table:style-name="ro8">
          <table:table-cell office:value-type="string" table:style-name="ce21">
            <text:p>Imperial War Museums</text:p>
          </table:table-cell>
          <table:table-cell office:value-type="float" office:value="4129000" table:style-name="ce44">
            <text:p>4,129,000</text:p>
          </table:table-cell>
          <table:table-cell office:value-type="float" office:value="4217000" table:style-name="ce44">
            <text:p>4,217,000</text:p>
          </table:table-cell>
          <table:table-cell office:value-type="float" office:value="4997000" table:style-name="ce44">
            <text:p>4,997,000</text:p>
          </table:table-cell>
          <table:table-cell office:value-type="float" office:value="3278891" table:style-name="ce44">
            <text:p>3,278,891</text:p>
          </table:table-cell>
          <table:table-cell office:value-type="float" office:value="3074545" table:style-name="ce44">
            <text:p>3,074,545</text:p>
          </table:table-cell>
          <table:table-cell office:value-type="float" office:value="2824328" table:style-name="ce44">
            <text:p>2,824,328</text:p>
          </table:table-cell>
          <table:table-cell office:value-type="float" office:value="5720000" table:style-name="ce44">
            <text:p>5,720,000</text:p>
          </table:table-cell>
          <table:table-cell office:value-type="float" office:value="5105000" table:style-name="ce44">
            <text:p>5,105,000</text:p>
          </table:table-cell>
          <table:table-cell office:value-type="float" office:value="3717000" table:style-name="ce44">
            <text:p>3,717,000</text:p>
          </table:table-cell>
          <table:table-cell office:value-type="float" office:value="4252000" table:style-name="ce44">
            <text:p>4,252,000</text:p>
          </table:table-cell>
          <table:table-cell office:value-type="float" office:value="4986000" table:style-name="ce44">
            <text:p>4,986,000</text:p>
          </table:table-cell>
          <table:table-cell office:value-type="float" office:value="4664000" table:style-name="ce44">
            <text:p>4,664,000</text:p>
          </table:table-cell>
          <table:table-cell office:value-type="float" office:value="-316000" table:style-name="ce44">
            <text:p>-316,000</text:p>
          </table:table-cell>
          <table:table-cell office:value-type="float" office:value="1649000" table:style-name="ce93">
            <text:p>1,649,000</text:p>
          </table:table-cell>
          <table:table-cell office:value-type="float" office:value="4827000" table:style-name="ce94">
            <text:p>4,827,000</text:p>
          </table:table-cell>
          <table:table-cell office:value-type="float" office:value="5418000" table:style-name="ce93">
            <text:p>5,418,000</text:p>
          </table:table-cell>
          <table:table-cell office:value-type="string" table:style-name="ce44">
            <text:p>[note 2] The cell P9 is a revised figure.</text:p>
          </table:table-cell>
          <table:table-cell table:style-name="ce45"/>
          <table:table-cell table:style-name="ce95"/>
          <table:table-cell table:number-columns-repeated="16364" table:style-name="ce45"/>
        </table:table-row>
        <table:table-row table:style-name="ro8">
          <table:table-cell office:value-type="string" table:style-name="ce21">
            <text:p>Museum of Science and Industry in Manchester [note 4]</text:p>
          </table:table-cell>
          <table:table-cell office:value-type="float" office:value="332532" table:style-name="ce44">
            <text:p>332,532</text:p>
          </table:table-cell>
          <table:table-cell office:value-type="float" office:value="111310" table:style-name="ce44">
            <text:p>111,310</text:p>
          </table:table-cell>
          <table:table-cell office:value-type="float" office:value="30619" table:style-name="ce44">
            <text:p>30,619</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93">
            <text:p>x</text:p>
          </table:table-cell>
          <table:table-cell office:value-type="string" table:style-name="ce93">
            <text:p>x</text:p>
          </table:table-cell>
          <table:table-cell office:value-type="string" table:style-name="ce93">
            <text:p>x</text:p>
          </table:table-cell>
          <table:table-cell table:style-name="ce44"/>
          <table:table-cell table:number-columns-repeated="16366" table:style-name="ce45"/>
        </table:table-row>
        <table:table-row table:style-name="ro5">
          <table:table-cell office:value-type="string" table:style-name="ce21">
            <text:p>National Gallery</text:p>
          </table:table-cell>
          <table:table-cell office:value-type="float" office:value="278000" table:style-name="ce44">
            <text:p>278,000</text:p>
          </table:table-cell>
          <table:table-cell office:value-type="float" office:value="273000" table:style-name="ce44">
            <text:p>273,000</text:p>
          </table:table-cell>
          <table:table-cell office:value-type="float" office:value="3600000" table:style-name="ce44">
            <text:p>3,600,000</text:p>
          </table:table-cell>
          <table:table-cell office:value-type="float" office:value="4100000" table:style-name="ce44">
            <text:p>4,100,000</text:p>
          </table:table-cell>
          <table:table-cell office:value-type="float" office:value="3293000" table:style-name="ce44">
            <text:p>3,293,000</text:p>
          </table:table-cell>
          <table:table-cell office:value-type="float" office:value="3800000" table:style-name="ce44">
            <text:p>3,800,000</text:p>
          </table:table-cell>
          <table:table-cell office:value-type="float" office:value="2307000" table:style-name="ce44">
            <text:p>2,307,000</text:p>
          </table:table-cell>
          <table:table-cell office:value-type="float" office:value="2557000" table:style-name="ce44">
            <text:p>2,557,000</text:p>
          </table:table-cell>
          <table:table-cell office:value-type="float" office:value="2872000" table:style-name="ce44">
            <text:p>2,872,000</text:p>
          </table:table-cell>
          <table:table-cell office:value-type="float" office:value="3500000" table:style-name="ce44">
            <text:p>3,500,000</text:p>
          </table:table-cell>
          <table:table-cell office:value-type="float" office:value="3700000" table:style-name="ce44">
            <text:p>3,700,000</text:p>
          </table:table-cell>
          <table:table-cell office:value-type="float" office:value="4100000" table:style-name="ce44">
            <text:p>4,100,000</text:p>
          </table:table-cell>
          <table:table-cell office:value-type="float" office:value="1100000" table:style-name="ce44">
            <text:p>1,100,000</text:p>
          </table:table-cell>
          <table:table-cell office:value-type="float" office:value="2400000" table:style-name="ce93">
            <text:p>2,400,000</text:p>
          </table:table-cell>
          <table:table-cell office:value-type="float" office:value="3800000" table:style-name="ce93">
            <text:p>3,800,000</text:p>
          </table:table-cell>
          <table:table-cell office:value-type="float" office:value="5100000" table:style-name="ce93">
            <text:p>5,100,000</text:p>
          </table:table-cell>
          <table:table-cell table:style-name="ce44"/>
          <table:table-cell table:number-columns-repeated="16366" table:style-name="ce45"/>
        </table:table-row>
        <table:table-row table:style-name="ro5">
          <table:table-cell office:value-type="string" table:style-name="ce21">
            <text:p>National Museums Liverpool</text:p>
          </table:table-cell>
          <table:table-cell office:value-type="float" office:value="221000" table:style-name="ce44">
            <text:p>221,000</text:p>
          </table:table-cell>
          <table:table-cell office:value-type="float" office:value="-66112" table:style-name="ce44">
            <text:p>-66,112</text:p>
          </table:table-cell>
          <table:table-cell office:value-type="float" office:value="624621" table:style-name="ce44">
            <text:p>624,621</text:p>
          </table:table-cell>
          <table:table-cell office:value-type="float" office:value="615924" table:style-name="ce44">
            <text:p>615,924</text:p>
          </table:table-cell>
          <table:table-cell office:value-type="float" office:value="909517" table:style-name="ce44">
            <text:p>909,517</text:p>
          </table:table-cell>
          <table:table-cell office:value-type="float" office:value="1291636" table:style-name="ce44">
            <text:p>1,291,636</text:p>
          </table:table-cell>
          <table:table-cell office:value-type="float" office:value="1278436" table:style-name="ce44">
            <text:p>1,278,436</text:p>
          </table:table-cell>
          <table:table-cell office:value-type="float" office:value="1674879" table:style-name="ce44">
            <text:p>1,674,879</text:p>
          </table:table-cell>
          <table:table-cell office:value-type="float" office:value="670934" table:style-name="ce44">
            <text:p>670,934</text:p>
          </table:table-cell>
          <table:table-cell office:value-type="float" office:value="2458800" table:style-name="ce44">
            <text:p>2,458,800</text:p>
          </table:table-cell>
          <table:table-cell office:value-type="float" office:value="3258800" table:style-name="ce44">
            <text:p>3,258,800</text:p>
          </table:table-cell>
          <table:table-cell office:value-type="float" office:value="503000" table:style-name="ce44">
            <text:p>503,000</text:p>
          </table:table-cell>
          <table:table-cell office:value-type="float" office:value="150000" table:style-name="ce44">
            <text:p>150,000</text:p>
          </table:table-cell>
          <table:table-cell office:value-type="float" office:value="395000" table:style-name="ce93">
            <text:p>395,000</text:p>
          </table:table-cell>
          <table:table-cell office:value-type="float" office:value="626553" table:style-name="ce93">
            <text:p>626,553</text:p>
          </table:table-cell>
          <table:table-cell office:value-type="float" office:value="1378881" table:style-name="ce93">
            <text:p>1,378,881</text:p>
          </table:table-cell>
          <table:table-cell table:style-name="ce44"/>
          <table:table-cell table:number-columns-repeated="16366" table:style-name="ce45"/>
        </table:table-row>
        <table:table-row table:style-name="ro8">
          <table:table-cell office:value-type="string" table:style-name="ce21">
            <text:p>National Portrait Gallery</text:p>
          </table:table-cell>
          <table:table-cell office:value-type="float" office:value="450000" table:style-name="ce44">
            <text:p>450,000</text:p>
          </table:table-cell>
          <table:table-cell office:value-type="float" office:value="444000" table:style-name="ce44">
            <text:p>444,000</text:p>
          </table:table-cell>
          <table:table-cell office:value-type="float" office:value="406000" table:style-name="ce44">
            <text:p>406,000</text:p>
          </table:table-cell>
          <table:table-cell office:value-type="float" office:value="765000" table:style-name="ce44">
            <text:p>765,000</text:p>
          </table:table-cell>
          <table:table-cell office:value-type="float" office:value="686000" table:style-name="ce44">
            <text:p>686,000</text:p>
          </table:table-cell>
          <table:table-cell office:value-type="float" office:value="715000" table:style-name="ce44">
            <text:p>715,000</text:p>
          </table:table-cell>
          <table:table-cell office:value-type="float" office:value="1045000" table:style-name="ce44">
            <text:p>1,045,000</text:p>
          </table:table-cell>
          <table:table-cell office:value-type="float" office:value="1226000" table:style-name="ce44">
            <text:p>1,226,000</text:p>
          </table:table-cell>
          <table:table-cell office:value-type="float" office:value="1061000" table:style-name="ce44">
            <text:p>1,061,000</text:p>
          </table:table-cell>
          <table:table-cell office:value-type="float" office:value="764000" table:style-name="ce44">
            <text:p>764,000</text:p>
          </table:table-cell>
          <table:table-cell office:value-type="float" office:value="782000" table:style-name="ce44">
            <text:p>782,000</text:p>
          </table:table-cell>
          <table:table-cell office:value-type="float" office:value="620000" table:style-name="ce44">
            <text:p>620,000</text:p>
          </table:table-cell>
          <table:table-cell office:value-type="float" office:value="-31000" table:style-name="ce44">
            <text:p>-31,000</text:p>
          </table:table-cell>
          <table:table-cell office:value-type="float" office:value="143000" table:style-name="ce93">
            <text:p>143,000</text:p>
          </table:table-cell>
          <table:table-cell office:value-type="float" office:value="-226000" table:style-name="ce94">
            <text:p>-226,000</text:p>
          </table:table-cell>
          <table:table-cell office:value-type="float" office:value="221000" table:style-name="ce93">
            <text:p>221,000</text:p>
          </table:table-cell>
          <table:table-cell office:value-type="string" table:style-name="ce44">
            <text:p>[note 2] The cell P13 is a revised figure.</text:p>
          </table:table-cell>
          <table:table-cell table:number-columns-repeated="16366" table:style-name="ce45"/>
        </table:table-row>
        <table:table-row table:style-name="ro4">
          <table:table-cell office:value-type="string" table:style-name="ce21">
            <text:p>Natural History Museum [note 27]</text:p>
          </table:table-cell>
          <table:table-cell office:value-type="float" office:value="2821600" table:style-name="ce44">
            <text:p>2,821,600</text:p>
          </table:table-cell>
          <table:table-cell office:value-type="float" office:value="6870000" table:style-name="ce44">
            <text:p>6,870,000</text:p>
          </table:table-cell>
          <table:table-cell office:value-type="float" office:value="7490000" table:style-name="ce44">
            <text:p>7,490,000</text:p>
          </table:table-cell>
          <table:table-cell office:value-type="float" office:value="9370000" table:style-name="ce44">
            <text:p>9,370,000</text:p>
          </table:table-cell>
          <table:table-cell office:value-type="float" office:value="8420000" table:style-name="ce44">
            <text:p>8,420,000</text:p>
          </table:table-cell>
          <table:table-cell office:value-type="float" office:value="9610000" table:style-name="ce44">
            <text:p>9,610,000</text:p>
          </table:table-cell>
          <table:table-cell office:value-type="float" office:value="11500000" table:style-name="ce44">
            <text:p>11,500,000</text:p>
          </table:table-cell>
          <table:table-cell office:value-type="float" office:value="11610000" table:style-name="ce44">
            <text:p>11,610,000</text:p>
          </table:table-cell>
          <table:table-cell office:value-type="float" office:value="10860000" table:style-name="ce44">
            <text:p>10,860,000</text:p>
          </table:table-cell>
          <table:table-cell office:value-type="float" office:value="11610000" table:style-name="ce44">
            <text:p>11,610,000</text:p>
          </table:table-cell>
          <table:table-cell office:value-type="float" office:value="5982000" table:style-name="ce44">
            <text:p>5,982,000</text:p>
          </table:table-cell>
          <table:table-cell office:value-type="float" office:value="7337000" table:style-name="ce44">
            <text:p>7,337,000</text:p>
          </table:table-cell>
          <table:table-cell office:value-type="float" office:value="-1400000" table:style-name="ce43">
            <text:p>-1,400,000</text:p>
          </table:table-cell>
          <table:table-cell office:value-type="float" office:value="10300000" table:style-name="ce94">
            <text:p>10,300,000</text:p>
          </table:table-cell>
          <table:table-cell office:value-type="float" office:value="15600000" table:style-name="ce94">
            <text:p>15,600,000</text:p>
          </table:table-cell>
          <table:table-cell office:value-type="float" office:value="17700000" table:style-name="ce93">
            <text:p>17,700,000</text:p>
          </table:table-cell>
          <table:table-cell office:value-type="string" table:style-name="ce44">
            <text:p>[note 2] The cells N14, O14 &amp; P14 are revised figures.</text:p>
          </table:table-cell>
          <table:table-cell table:number-columns-repeated="16366" table:style-name="ce45"/>
        </table:table-row>
        <table:table-row table:style-name="ro5">
          <table:table-cell office:value-type="string" table:style-name="ce21">
            <text:p>Royal Armouries [note 16]</text:p>
          </table:table-cell>
          <table:table-cell office:value-type="float" office:value="313000" table:style-name="ce44">
            <text:p>313,000</text:p>
          </table:table-cell>
          <table:table-cell office:value-type="float" office:value="405000" table:style-name="ce44">
            <text:p>405,000</text:p>
          </table:table-cell>
          <table:table-cell office:value-type="float" office:value="315000" table:style-name="ce44">
            <text:p>315,000</text:p>
          </table:table-cell>
          <table:table-cell office:value-type="float" office:value="337000" table:style-name="ce44">
            <text:p>337,000</text:p>
          </table:table-cell>
          <table:table-cell office:value-type="float" office:value="395256" table:style-name="ce44">
            <text:p>395,256</text:p>
          </table:table-cell>
          <table:table-cell office:value-type="float" office:value="385732" table:style-name="ce44">
            <text:p>385,732</text:p>
          </table:table-cell>
          <table:table-cell office:value-type="float" office:value="424470" table:style-name="ce44">
            <text:p>424,470</text:p>
          </table:table-cell>
          <table:table-cell office:value-type="float" office:value="434577" table:style-name="ce44">
            <text:p>434,577</text:p>
          </table:table-cell>
          <table:table-cell office:value-type="float" office:value="10954" table:style-name="ce44">
            <text:p>10,954</text:p>
          </table:table-cell>
          <table:table-cell office:value-type="float" office:value="36650" table:style-name="ce44">
            <text:p>36,650</text:p>
          </table:table-cell>
          <table:table-cell office:value-type="float" office:value="1116791" table:style-name="ce44">
            <text:p>1,116,791</text:p>
          </table:table-cell>
          <table:table-cell office:value-type="float" office:value="1836854" table:style-name="ce44">
            <text:p>1,836,854</text:p>
          </table:table-cell>
          <table:table-cell office:value-type="float" office:value="-250000" table:style-name="ce44">
            <text:p>-250,000</text:p>
          </table:table-cell>
          <table:table-cell office:value-type="float" office:value="921769" table:style-name="ce93">
            <text:p>921,769</text:p>
          </table:table-cell>
          <table:table-cell office:value-type="float" office:value="1729504" table:style-name="ce93">
            <text:p>1,729,504</text:p>
          </table:table-cell>
          <table:table-cell office:value-type="float" office:value="2227394" table:style-name="ce93">
            <text:p>2,227,394</text:p>
          </table:table-cell>
          <table:table-cell table:style-name="ce44"/>
          <table:table-cell table:number-columns-repeated="16366" table:style-name="ce45"/>
        </table:table-row>
        <table:table-row table:style-name="ro8">
          <table:table-cell office:value-type="string" table:style-name="ce21">
            <text:p>Royal Museums Greenwich</text:p>
          </table:table-cell>
          <table:table-cell office:value-type="float" office:value="1252590" table:style-name="ce44">
            <text:p>1,252,590</text:p>
          </table:table-cell>
          <table:table-cell office:value-type="float" office:value="1363811" table:style-name="ce44">
            <text:p>1,363,811</text:p>
          </table:table-cell>
          <table:table-cell office:value-type="float" office:value="1640000" table:style-name="ce44">
            <text:p>1,640,000</text:p>
          </table:table-cell>
          <table:table-cell office:value-type="float" office:value="990000" table:style-name="ce44">
            <text:p>990,000</text:p>
          </table:table-cell>
          <table:table-cell office:value-type="float" office:value="352000" table:style-name="ce44">
            <text:p>352,000</text:p>
          </table:table-cell>
          <table:table-cell office:value-type="float" office:value="781906" table:style-name="ce44">
            <text:p>781,906</text:p>
          </table:table-cell>
          <table:table-cell office:value-type="float" office:value="1295275" table:style-name="ce44">
            <text:p>1,295,275</text:p>
          </table:table-cell>
          <table:table-cell office:value-type="float" office:value="927660" table:style-name="ce44">
            <text:p>927,660</text:p>
          </table:table-cell>
          <table:table-cell office:value-type="float" office:value="876000" table:style-name="ce44">
            <text:p>876,000</text:p>
          </table:table-cell>
          <table:table-cell office:value-type="float" office:value="1538257" table:style-name="ce44">
            <text:p>1,538,257</text:p>
          </table:table-cell>
          <table:table-cell office:value-type="float" office:value="1738909" table:style-name="ce44">
            <text:p>1,738,909</text:p>
          </table:table-cell>
          <table:table-cell office:value-type="float" office:value="1794810" table:style-name="ce44">
            <text:p>1,794,810</text:p>
          </table:table-cell>
          <table:table-cell office:value-type="string" table:style-name="ce43">
            <text:p>Nil</text:p>
          </table:table-cell>
          <table:table-cell office:value-type="float" office:value="721184" table:style-name="ce93">
            <text:p>721,184</text:p>
          </table:table-cell>
          <table:table-cell office:value-type="float" office:value="1295123" table:style-name="ce93">
            <text:p>1,295,123</text:p>
          </table:table-cell>
          <table:table-cell office:value-type="float" office:value="1251570" table:style-name="ce93">
            <text:p>1,251,570</text:p>
          </table:table-cell>
          <table:table-cell office:value-type="string" table:style-name="ce44">
            <text:p>[note 2] The cell N16 is a revised figure.</text:p>
          </table:table-cell>
          <table:table-cell table:number-columns-repeated="16366" table:style-name="ce45"/>
        </table:table-row>
        <table:table-row table:style-name="ro8">
          <table:table-cell office:value-type="string" table:style-name="ce21">
            <text:p>Science Museum Group</text:p>
          </table:table-cell>
          <table:table-cell office:value-type="float" office:value="2285000" table:style-name="ce44">
            <text:p>2,285,000</text:p>
          </table:table-cell>
          <table:table-cell office:value-type="float" office:value="3323000" table:style-name="ce44">
            <text:p>3,323,000</text:p>
          </table:table-cell>
          <table:table-cell office:value-type="float" office:value="2865000" table:style-name="ce44">
            <text:p>2,865,000</text:p>
          </table:table-cell>
          <table:table-cell office:value-type="float" office:value="3822000" table:style-name="ce44">
            <text:p>3,822,000</text:p>
          </table:table-cell>
          <table:table-cell office:value-type="float" office:value="2956000" table:style-name="ce44">
            <text:p>2,956,000</text:p>
          </table:table-cell>
          <table:table-cell office:value-type="float" office:value="3109000" table:style-name="ce44">
            <text:p>3,109,000</text:p>
          </table:table-cell>
          <table:table-cell office:value-type="float" office:value="2465000" table:style-name="ce44">
            <text:p>2,465,000</text:p>
          </table:table-cell>
          <table:table-cell office:value-type="float" office:value="2726000" table:style-name="ce44">
            <text:p>2,726,000</text:p>
          </table:table-cell>
          <table:table-cell office:value-type="float" office:value="2858000" table:style-name="ce44">
            <text:p>2,858,000</text:p>
          </table:table-cell>
          <table:table-cell office:value-type="float" office:value="3051000" table:style-name="ce44">
            <text:p>3,051,000</text:p>
          </table:table-cell>
          <table:table-cell office:value-type="float" office:value="2533000" table:style-name="ce44">
            <text:p>2,533,000</text:p>
          </table:table-cell>
          <table:table-cell office:value-type="float" office:value="2389000" table:style-name="ce44">
            <text:p>2,389,000</text:p>
          </table:table-cell>
          <table:table-cell office:value-type="float" office:value="314000" table:style-name="ce44">
            <text:p>314,000</text:p>
          </table:table-cell>
          <table:table-cell office:value-type="float" office:value="92000" table:style-name="ce93">
            <text:p>92,000</text:p>
          </table:table-cell>
          <table:table-cell office:value-type="float" office:value="2111000" table:style-name="ce94">
            <text:p>2,111,000</text:p>
          </table:table-cell>
          <table:table-cell office:value-type="float" office:value="2797000" table:style-name="ce93">
            <text:p>2,797,000</text:p>
          </table:table-cell>
          <table:table-cell office:value-type="string" table:style-name="ce44">
            <text:p>[note 2] The cell P17 is a revised figure.</text:p>
          </table:table-cell>
          <table:table-cell table:number-columns-repeated="16366" table:style-name="ce45"/>
        </table:table-row>
        <table:table-row table:style-name="ro5">
          <table:table-cell office:value-type="string" table:style-name="ce21">
            <text:p>Sir John Soane's Museum<text:s/></text:p>
          </table:table-cell>
          <table:table-cell office:value-type="float" office:value="242425" table:style-name="ce44">
            <text:p>242,425</text:p>
          </table:table-cell>
          <table:table-cell office:value-type="float" office:value="272202" table:style-name="ce44">
            <text:p>272,202</text:p>
          </table:table-cell>
          <table:table-cell office:value-type="float" office:value="307310" table:style-name="ce44">
            <text:p>307,310</text:p>
          </table:table-cell>
          <table:table-cell office:value-type="float" office:value="277974" table:style-name="ce44">
            <text:p>277,974</text:p>
          </table:table-cell>
          <table:table-cell office:value-type="float" office:value="98137" table:style-name="ce44">
            <text:p>98,137</text:p>
          </table:table-cell>
          <table:table-cell office:value-type="float" office:value="175847" table:style-name="ce44">
            <text:p>175,847</text:p>
          </table:table-cell>
          <table:table-cell office:value-type="float" office:value="156207" table:style-name="ce44">
            <text:p>156,207</text:p>
          </table:table-cell>
          <table:table-cell office:value-type="float" office:value="237826" table:style-name="ce44">
            <text:p>237,826</text:p>
          </table:table-cell>
          <table:table-cell office:value-type="float" office:value="272485" table:style-name="ce44">
            <text:p>272,485</text:p>
          </table:table-cell>
          <table:table-cell office:value-type="float" office:value="183224" table:style-name="ce44">
            <text:p>183,224</text:p>
          </table:table-cell>
          <table:table-cell office:value-type="float" office:value="186550" table:style-name="ce44">
            <text:p>186,550</text:p>
          </table:table-cell>
          <table:table-cell office:value-type="float" office:value="193044" table:style-name="ce44">
            <text:p>193,044</text:p>
          </table:table-cell>
          <table:table-cell office:value-type="float" office:value="-41521" table:style-name="ce43">
            <text:p>-41,521</text:p>
          </table:table-cell>
          <table:table-cell office:value-type="float" office:value="26916" table:style-name="ce93">
            <text:p>26,916</text:p>
          </table:table-cell>
          <table:table-cell office:value-type="float" office:value="217572" table:style-name="ce93">
            <text:p>217,572</text:p>
          </table:table-cell>
          <table:table-cell office:value-type="float" office:value="230937" table:style-name="ce93">
            <text:p>230,937</text:p>
          </table:table-cell>
          <table:table-cell table:style-name="ce44"/>
          <table:table-cell table:number-columns-repeated="16366" table:style-name="ce45"/>
        </table:table-row>
        <table:table-row table:style-name="ro8">
          <table:table-cell office:value-type="string" table:style-name="ce21">
            <text:p>Tate Gallery Group [note 24]</text:p>
          </table:table-cell>
          <table:table-cell office:value-type="float" office:value="29386000" table:style-name="ce44">
            <text:p>29,386,000</text:p>
          </table:table-cell>
          <table:table-cell office:value-type="float" office:value="26705000" table:style-name="ce44">
            <text:p>26,705,000</text:p>
          </table:table-cell>
          <table:table-cell office:value-type="float" office:value="26963000" table:style-name="ce44">
            <text:p>26,963,000</text:p>
          </table:table-cell>
          <table:table-cell office:value-type="float" office:value="26663000" table:style-name="ce44">
            <text:p>26,663,000</text:p>
          </table:table-cell>
          <table:table-cell office:value-type="float" office:value="28353000" table:style-name="ce44">
            <text:p>28,353,000</text:p>
          </table:table-cell>
          <table:table-cell office:value-type="float" office:value="25886000" table:style-name="ce44">
            <text:p>25,886,000</text:p>
          </table:table-cell>
          <table:table-cell office:value-type="float" office:value="30602000" table:style-name="ce44">
            <text:p>30,602,000</text:p>
          </table:table-cell>
          <table:table-cell office:value-type="float" office:value="660226" table:style-name="ce44">
            <text:p>660,226</text:p>
          </table:table-cell>
          <table:table-cell office:value-type="float" office:value="2262031" table:style-name="ce44">
            <text:p>2,262,031</text:p>
          </table:table-cell>
          <table:table-cell office:value-type="float" office:value="5403000" table:style-name="ce44">
            <text:p>5,403,000</text:p>
          </table:table-cell>
          <table:table-cell office:value-type="float" office:value="4931000" table:style-name="ce44">
            <text:p>4,931,000</text:p>
          </table:table-cell>
          <table:table-cell office:value-type="float" office:value="4085000" table:style-name="ce44">
            <text:p>4,085,000</text:p>
          </table:table-cell>
          <table:table-cell office:value-type="float" office:value="-4030000" table:style-name="ce43">
            <text:p>-4,030,000</text:p>
          </table:table-cell>
          <table:table-cell office:value-type="float" office:value="1737930.52" table:style-name="ce93">
            <text:p>1,737,931</text:p>
          </table:table-cell>
          <table:table-cell office:value-type="float" office:value="4688000" table:style-name="ce94">
            <text:p>4,688,000</text:p>
          </table:table-cell>
          <table:table-cell office:value-type="float" office:value="3812000" table:style-name="ce93">
            <text:p>3,812,000</text:p>
          </table:table-cell>
          <table:table-cell office:value-type="string" table:style-name="ce44">
            <text:p>[note 2] The cells N19 &amp; P19 are revised figures.</text:p>
          </table:table-cell>
          <table:table-cell table:number-columns-repeated="16366" table:style-name="ce45"/>
        </table:table-row>
        <table:table-row table:style-name="ro8">
          <table:table-cell office:value-type="string" table:style-name="ce21">
            <text:p>Tyne and Wear Museums [note 8]</text:p>
          </table:table-cell>
          <table:table-cell office:value-type="float" office:value="1295383" table:style-name="ce44">
            <text:p>1,295,383</text:p>
          </table:table-cell>
          <table:table-cell office:value-type="float" office:value="1289498" table:style-name="ce44">
            <text:p>1,289,498</text:p>
          </table:table-cell>
          <table:table-cell office:value-type="float" office:value="1136068" table:style-name="ce44">
            <text:p>1,136,068</text:p>
          </table:table-cell>
          <table:table-cell office:value-type="float" office:value="1203087" table:style-name="ce44">
            <text:p>1,203,087</text:p>
          </table:table-cell>
          <table:table-cell office:value-type="float" office:value="1035984" table:style-name="ce44">
            <text:p>1,035,984</text:p>
          </table:table-cell>
          <table:table-cell office:value-type="float" office:value="1147281" table:style-name="ce44">
            <text:p>1,147,281</text:p>
          </table:table-cell>
          <table:table-cell office:value-type="float" office:value="1226787" table:style-name="ce44">
            <text:p>1,226,787</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44">
            <text:p>x</text:p>
          </table:table-cell>
          <table:table-cell office:value-type="string" table:style-name="ce93">
            <text:p>x</text:p>
          </table:table-cell>
          <table:table-cell office:value-type="string" table:style-name="ce93">
            <text:p>x</text:p>
          </table:table-cell>
          <table:table-cell office:value-type="string" table:style-name="ce93">
            <text:p>x</text:p>
          </table:table-cell>
          <table:table-cell table:style-name="ce44"/>
          <table:table-cell table:number-columns-repeated="16366" table:style-name="ce45"/>
        </table:table-row>
        <table:table-row table:style-name="ro8">
          <table:table-cell office:value-type="string" table:style-name="ce21">
            <text:p>Victoria and Albert Museum [note 9] [note 25]</text:p>
          </table:table-cell>
          <table:table-cell office:value-type="float" office:value="8894000" table:style-name="ce44">
            <text:p>8,894,000</text:p>
          </table:table-cell>
          <table:table-cell office:value-type="float" office:value="10359000" table:style-name="ce44">
            <text:p>10,359,000</text:p>
          </table:table-cell>
          <table:table-cell office:value-type="float" office:value="12301000" table:style-name="ce44">
            <text:p>12,301,000</text:p>
          </table:table-cell>
          <table:table-cell office:value-type="float" office:value="12427000" table:style-name="ce44">
            <text:p>12,427,000</text:p>
          </table:table-cell>
          <table:table-cell office:value-type="float" office:value="1869000" table:style-name="ce44">
            <text:p>1,869,000</text:p>
          </table:table-cell>
          <table:table-cell office:value-type="float" office:value="2602000" table:style-name="ce44">
            <text:p>2,602,000</text:p>
          </table:table-cell>
          <table:table-cell office:value-type="float" office:value="3413000" table:style-name="ce44">
            <text:p>3,413,000</text:p>
          </table:table-cell>
          <table:table-cell office:value-type="float" office:value="8045000" table:style-name="ce44">
            <text:p>8,045,000</text:p>
          </table:table-cell>
          <table:table-cell office:value-type="float" office:value="5269000" table:style-name="ce44">
            <text:p>5,269,000</text:p>
          </table:table-cell>
          <table:table-cell office:value-type="float" office:value="8077000" table:style-name="ce44">
            <text:p>8,077,000</text:p>
          </table:table-cell>
          <table:table-cell office:value-type="float" office:value="7659000" table:style-name="ce44">
            <text:p>7,659,000</text:p>
          </table:table-cell>
          <table:table-cell office:value-type="float" office:value="8380000" table:style-name="ce44">
            <text:p>8,380,000</text:p>
          </table:table-cell>
          <table:table-cell office:value-type="float" office:value="-1756000" table:style-name="ce44">
            <text:p>-1,756,000</text:p>
          </table:table-cell>
          <table:table-cell office:value-type="float" office:value="3355000" table:style-name="ce93">
            <text:p>3,355,000</text:p>
          </table:table-cell>
          <table:table-cell office:value-type="float" office:value="5382000" table:style-name="ce93">
            <text:p>5,382,000</text:p>
          </table:table-cell>
          <table:table-cell office:value-type="float" office:value="8164000" table:style-name="ce93">
            <text:p>8,164,000</text:p>
          </table:table-cell>
          <table:table-cell table:style-name="ce44"/>
          <table:table-cell table:number-columns-repeated="16366" table:style-name="ce45"/>
        </table:table-row>
        <table:table-row table:style-name="ro5">
          <table:table-cell office:value-type="string" table:style-name="ce21">
            <text:p>Wallace Collection</text:p>
          </table:table-cell>
          <table:table-cell office:value-type="float" office:value="594000" table:style-name="ce44">
            <text:p>594,000</text:p>
          </table:table-cell>
          <table:table-cell office:value-type="float" office:value="390000" table:style-name="ce44">
            <text:p>390,000</text:p>
          </table:table-cell>
          <table:table-cell office:value-type="float" office:value="490000" table:style-name="ce44">
            <text:p>490,000</text:p>
          </table:table-cell>
          <table:table-cell office:value-type="float" office:value="564000" table:style-name="ce44">
            <text:p>564,000</text:p>
          </table:table-cell>
          <table:table-cell office:value-type="float" office:value="485491" table:style-name="ce44">
            <text:p>485,491</text:p>
          </table:table-cell>
          <table:table-cell office:value-type="float" office:value="621001" table:style-name="ce44">
            <text:p>621,001</text:p>
          </table:table-cell>
          <table:table-cell office:value-type="float" office:value="437000" table:style-name="ce44">
            <text:p>437,000</text:p>
          </table:table-cell>
          <table:table-cell office:value-type="float" office:value="553010" table:style-name="ce44">
            <text:p>553,010</text:p>
          </table:table-cell>
          <table:table-cell office:value-type="float" office:value="525000" table:style-name="ce44">
            <text:p>525,000</text:p>
          </table:table-cell>
          <table:table-cell office:value-type="float" office:value="521000" table:style-name="ce44">
            <text:p>521,000</text:p>
          </table:table-cell>
          <table:table-cell office:value-type="float" office:value="619000" table:style-name="ce44">
            <text:p>619,000</text:p>
          </table:table-cell>
          <table:table-cell office:value-type="float" office:value="628000" table:style-name="ce44">
            <text:p>628,000</text:p>
          </table:table-cell>
          <table:table-cell office:value-type="float" office:value="2000" table:style-name="ce44">
            <text:p>2,000</text:p>
          </table:table-cell>
          <table:table-cell office:value-type="float" office:value="358000" table:style-name="ce93">
            <text:p>358,000</text:p>
          </table:table-cell>
          <table:table-cell office:value-type="float" office:value="939000" table:style-name="ce93">
            <text:p>939,000</text:p>
          </table:table-cell>
          <table:table-cell office:value-type="float" office:value="805000" table:style-name="ce93">
            <text:p>805,000</text:p>
          </table:table-cell>
          <table:table-cell table:style-name="ce44"/>
          <table:table-cell table:number-columns-repeated="16366" table:style-name="ce45"/>
        </table:table-row>
        <table:table-row table:style-name="ro4">
          <table:table-cell office:value-type="string" table:style-name="ce21">
            <text:p>Total [note 11]</text:p>
          </table:table-cell>
          <table:table-cell office:value-type="float" office:value="56159000" table:style-name="ce44">
            <text:p>56,159,000</text:p>
          </table:table-cell>
          <table:table-cell office:value-type="float" office:value="61411000" table:style-name="ce44">
            <text:p>61,411,000</text:p>
          </table:table-cell>
          <table:table-cell office:value-type="float" office:value="74494000" table:style-name="ce44">
            <text:p>74,494,000</text:p>
          </table:table-cell>
          <table:table-cell office:value-type="float" office:value="76794000" table:style-name="ce44">
            <text:p>76,794,000</text:p>
          </table:table-cell>
          <table:table-cell office:value-type="float" office:value="63936000" table:style-name="ce44">
            <text:p>63,936,000</text:p>
          </table:table-cell>
          <table:table-cell office:value-type="float" office:value="71610000" table:style-name="ce44">
            <text:p>71,610,000</text:p>
          </table:table-cell>
          <table:table-cell office:value-type="float" office:value="77473000" table:style-name="ce44">
            <text:p>77,473,000</text:p>
          </table:table-cell>
          <table:table-cell office:value-type="float" office:value="52424000" table:style-name="ce44">
            <text:p>52,424,000</text:p>
          </table:table-cell>
          <table:table-cell office:value-type="float" office:value="46324000" table:style-name="ce44">
            <text:p>46,324,000</text:p>
          </table:table-cell>
          <table:table-cell office:value-type="float" office:value="49472000" table:style-name="ce44">
            <text:p>49,472,000</text:p>
          </table:table-cell>
          <table:table-cell office:value-type="float" office:value="45371000" table:style-name="ce44">
            <text:p>45,371,000</text:p>
          </table:table-cell>
          <table:table-cell office:value-type="float" office:value="45496000" table:style-name="ce44">
            <text:p>45,496,000</text:p>
          </table:table-cell>
          <table:table-cell office:value-type="float" office:value="-6618000" table:style-name="ce43">
            <text:p>-6,618,000</text:p>
          </table:table-cell>
          <table:table-cell office:value-type="float" office:value="28529000" table:style-name="ce94">
            <text:p>28,529,000</text:p>
          </table:table-cell>
          <table:table-cell office:value-type="float" office:value="52525000" table:style-name="ce94">
            <text:p>52,525,000</text:p>
          </table:table-cell>
          <table:table-cell office:value-type="float" office:value="64002000" table:style-name="ce93">
            <text:p>64,002,000</text:p>
          </table:table-cell>
          <table:table-cell office:value-type="string" table:style-name="ce44">
            <text:p>[note 2] The cells N23, O23 &amp; P23 are revised figures.</text:p>
          </table:table-cell>
          <table:table-cell table:number-columns-repeated="16366" table:style-name="ce45"/>
        </table:table-row>
        <table:table-row table:style-name="ro5">
          <table:table-cell table:style-name="ce59"/>
          <table:table-cell table:number-columns-repeated="10" table:style-name="ce30"/>
          <table:table-cell table:style-name="ce82"/>
          <table:table-cell table:number-columns-repeated="5" table:style-name="ce30"/>
          <table:table-cell table:style-name="ce44"/>
          <table:table-cell table:number-columns-repeated="16366"/>
        </table:table-row>
        <table:table-row table:number-rows-repeated="1048552" table:style-name="ro9">
          <table:table-cell table:number-columns-repeated="16384"/>
        </table:table-row>
      </table:table>
      <table:table table:name="12" table:style-name="ta1">
        <table:table-column table:style-name="co7" table:default-cell-style-name="ce59"/>
        <table:table-column table:style-name="co8" table:number-columns-repeated="6" table:default-cell-style-name="ce30"/>
        <table:table-column table:style-name="co16" table:default-cell-style-name="ce30"/>
        <table:table-column table:style-name="co8" table:number-columns-repeated="3" table:default-cell-style-name="ce30"/>
        <table:table-column table:style-name="co38" table:default-cell-style-name="ce82"/>
        <table:table-column table:style-name="co39" table:default-cell-style-name="ce30"/>
        <table:table-column table:style-name="co40" table:default-cell-style-name="ce30"/>
        <table:table-column table:style-name="co32" table:number-columns-repeated="2" table:default-cell-style-name="ce30"/>
        <table:table-column table:style-name="co11" table:number-columns-repeated="16368" table:default-cell-style-name="ce30"/>
        <table:table-row table:style-name="ro1">
          <table:table-cell office:value-type="string" table:style-name="ce28">
            <text:p><text:a xlink:href="#Contents.A1">Table 12: Self-generated income: Fundraising, split by museum 2008/09 - 2023/24 (£) [note 1]</text:a></text:p>
          </table:table-cell>
          <table:table-cell table:number-columns-repeated="3" table:style-name="ce29"/>
          <table:table-cell table:number-columns-repeated="7" table:style-name="ce30"/>
          <table:table-cell table:style-name="ce82"/>
          <table:table-cell table:number-columns-repeated="16372" table:style-name="ce30"/>
        </table:table-row>
        <table:table-row table:style-name="ro5">
          <table:table-cell office:value-type="string" table:style-name="ce31">
            <text:p>This worksheet contains one table. Some cells refer to notes which can be found in a table on the notes worksheet.</text:p>
          </table:table-cell>
          <table:table-cell table:number-columns-repeated="3" table:style-name="ce29"/>
          <table:table-cell table:number-columns-repeated="7" table:style-name="ce30"/>
          <table:table-cell table:style-name="ce82"/>
          <table:table-cell table:number-columns-repeated="12" table:style-name="ce30"/>
          <table:table-cell table:number-columns-repeated="16360" table:style-name="ce1"/>
        </table:table-row>
        <table:table-row table:style-name="ro5">
          <table:table-cell office:value-type="string" table:style-name="ce32">
            <text:p>Colour is used for emphasis in this table. The note column explains what this refers to.<text:s/></text:p>
          </table:table-cell>
          <table:table-cell table:number-columns-repeated="3" table:style-name="ce29"/>
          <table:table-cell table:number-columns-repeated="14" table:style-name="ce30"/>
          <table:table-cell table:number-columns-repeated="16366" table:style-name="ce1"/>
        </table:table-row>
        <table:table-row table:style-name="ro5">
          <table:table-cell office:value-type="string" table:style-name="ce31">
            <text:p>Some shorthand is used in this table, x = data not published, b = break in series.</text:p>
          </table:table-cell>
          <table:table-cell table:number-columns-repeated="3" table:style-name="ce29"/>
          <table:table-cell table:number-columns-repeated="7" table:style-name="ce30"/>
          <table:table-cell table:style-name="ce82"/>
          <table:table-cell table:number-columns-repeated="12" table:style-name="ce30"/>
          <table:table-cell table:number-columns-repeated="16360" table:style-name="ce1"/>
        </table:table-row>
        <table:table-row table:style-name="ro5">
          <table:table-cell office:value-type="string" table:style-name="ce16">
            <text:p>Name of museum or gallery</text:p>
          </table:table-cell>
          <table:table-cell office:value-type="string" table:style-name="ce33">
            <text:p>2008/09</text:p>
          </table:table-cell>
          <table:table-cell office:value-type="string" table:style-name="ce33">
            <text:p>2009/10</text:p>
          </table:table-cell>
          <table:table-cell office:value-type="string" table:style-name="ce33">
            <text:p>2010/11 [b]</text:p>
          </table:table-cell>
          <table:table-cell office:value-type="string" table:style-name="ce33">
            <text:p>2011/12</text:p>
          </table:table-cell>
          <table:table-cell office:value-type="string" table:style-name="ce33">
            <text:p>2012/13</text:p>
          </table:table-cell>
          <table:table-cell office:value-type="string" table:style-name="ce33">
            <text:p>2013/14</text:p>
          </table:table-cell>
          <table:table-cell office:value-type="string" table:style-name="ce33">
            <text:p>2014/15 [b]</text:p>
          </table:table-cell>
          <table:table-cell office:value-type="string" table:style-name="ce33">
            <text:p>2015/16</text:p>
          </table:table-cell>
          <table:table-cell office:value-type="string" table:style-name="ce33">
            <text:p>2016/17</text:p>
          </table:table-cell>
          <table:table-cell office:value-type="string" table:style-name="ce34">
            <text:p>2017/18</text:p>
          </table:table-cell>
          <table:table-cell office:value-type="string" table:style-name="ce34">
            <text:p>2018/19</text:p>
          </table:table-cell>
          <table:table-cell office:value-type="string" table:style-name="ce34">
            <text:p>2019/20<text:s/></text:p>
          </table:table-cell>
          <table:table-cell office:value-type="string" table:style-name="ce33">
            <text:p>2020/21<text:s/></text:p>
          </table:table-cell>
          <table:table-cell office:value-type="string" table:style-name="ce33">
            <text:p>2021/22</text:p>
          </table:table-cell>
          <table:table-cell office:value-type="string" table:style-name="ce33">
            <text:p>2022/23</text:p>
          </table:table-cell>
          <table:table-cell office:value-type="string" table:style-name="ce33">
            <text:p>2023/24</text:p>
          </table:table-cell>
          <table:table-cell office:value-type="string" table:style-name="ce33">
            <text:p>Notes</text:p>
          </table:table-cell>
          <table:table-cell table:number-columns-repeated="16366" table:style-name="ce35"/>
        </table:table-row>
        <table:table-row table:style-name="ro5">
          <table:table-cell office:value-type="string" table:style-name="ce21">
            <text:p>British Museum</text:p>
          </table:table-cell>
          <table:table-cell office:value-type="float" office:value="8000000" table:style-name="ce46">
            <text:p><text:s/>8,000,000<text:s/></text:p>
          </table:table-cell>
          <table:table-cell office:value-type="float" office:value="15200000" table:style-name="ce46">
            <text:p><text:s/>15,200,000<text:s/></text:p>
          </table:table-cell>
          <table:table-cell office:value-type="float" office:value="16600000" table:style-name="ce46">
            <text:p><text:s/>16,600,000<text:s/></text:p>
          </table:table-cell>
          <table:table-cell office:value-type="float" office:value="16500000" table:style-name="ce46">
            <text:p><text:s/>16,500,000<text:s/></text:p>
          </table:table-cell>
          <table:table-cell office:value-type="float" office:value="39500000" table:style-name="ce46">
            <text:p><text:s/>39,500,000<text:s/></text:p>
          </table:table-cell>
          <table:table-cell office:value-type="float" office:value="54200000" table:style-name="ce46">
            <text:p><text:s/>54,200,000<text:s/></text:p>
          </table:table-cell>
          <table:table-cell office:value-type="float" office:value="38779000" table:style-name="ce46">
            <text:p><text:s/>38,779,000<text:s/></text:p>
          </table:table-cell>
          <table:table-cell office:value-type="float" office:value="30800000" table:style-name="ce46">
            <text:p><text:s/>30,800,000<text:s/></text:p>
          </table:table-cell>
          <table:table-cell office:value-type="float" office:value="27100000" table:style-name="ce46">
            <text:p><text:s/>27,100,000<text:s/></text:p>
          </table:table-cell>
          <table:table-cell office:value-type="float" office:value="23300000" table:style-name="ce46">
            <text:p><text:s/>23,300,000<text:s/></text:p>
          </table:table-cell>
          <table:table-cell office:value-type="float" office:value="22800000" table:style-name="ce46">
            <text:p><text:s/>22,800,000<text:s/></text:p>
          </table:table-cell>
          <table:table-cell office:value-type="float" office:value="23700000" table:style-name="ce46">
            <text:p><text:s/>23,700,000<text:s/></text:p>
          </table:table-cell>
          <table:table-cell office:value-type="float" office:value="40400000" table:style-name="ce46">
            <text:p><text:s/>40,400,000<text:s/></text:p>
          </table:table-cell>
          <table:table-cell office:value-type="float" office:value="17200000" table:style-name="ce46">
            <text:p><text:s/>17,200,000<text:s/></text:p>
          </table:table-cell>
          <table:table-cell office:value-type="float" office:value="31300000" table:style-name="ce46">
            <text:p><text:s/>31,300,000<text:s/></text:p>
          </table:table-cell>
          <table:table-cell office:value-type="float" office:value="141500000" table:style-name="ce46">
            <text:p><text:s/>141,500,000<text:s/></text:p>
          </table:table-cell>
          <table:table-cell table:style-name="ce44"/>
          <table:table-cell table:number-columns-repeated="16366" table:style-name="ce45"/>
        </table:table-row>
        <table:table-row table:style-name="ro5">
          <table:table-cell office:value-type="string" table:style-name="ce21">
            <text:p>Museum of the Home</text:p>
          </table:table-cell>
          <table:table-cell office:value-type="float" office:value="52953" table:style-name="ce46">
            <text:p><text:s/>52,953<text:s/></text:p>
          </table:table-cell>
          <table:table-cell office:value-type="float" office:value="38719" table:style-name="ce46">
            <text:p><text:s/>38,719<text:s/></text:p>
          </table:table-cell>
          <table:table-cell office:value-type="float" office:value="26872" table:style-name="ce46">
            <text:p><text:s/>26,872<text:s/></text:p>
          </table:table-cell>
          <table:table-cell office:value-type="float" office:value="103993" table:style-name="ce46">
            <text:p><text:s/>103,993<text:s/></text:p>
          </table:table-cell>
          <table:table-cell office:value-type="float" office:value="65700" table:style-name="ce46">
            <text:p><text:s/>65,700<text:s/></text:p>
          </table:table-cell>
          <table:table-cell office:value-type="float" office:value="22010" table:style-name="ce46">
            <text:p><text:s/>22,010<text:s/></text:p>
          </table:table-cell>
          <table:table-cell office:value-type="float" office:value="209201" table:style-name="ce46">
            <text:p><text:s/>209,201<text:s/></text:p>
          </table:table-cell>
          <table:table-cell office:value-type="float" office:value="232000" table:style-name="ce46">
            <text:p><text:s/>232,000<text:s/></text:p>
          </table:table-cell>
          <table:table-cell office:value-type="float" office:value="294571" table:style-name="ce46">
            <text:p><text:s/>294,571<text:s/></text:p>
          </table:table-cell>
          <table:table-cell office:value-type="float" office:value="1097231" table:style-name="ce46">
            <text:p><text:s/>1,097,231<text:s/></text:p>
          </table:table-cell>
          <table:table-cell office:value-type="float" office:value="682492" table:style-name="ce46">
            <text:p><text:s/>682,492<text:s/></text:p>
          </table:table-cell>
          <table:table-cell office:value-type="float" office:value="922055" table:style-name="ce46">
            <text:p><text:s/>922,055<text:s/></text:p>
          </table:table-cell>
          <table:table-cell office:value-type="float" office:value="346517" table:style-name="ce46">
            <text:p><text:s/>346,517<text:s/></text:p>
          </table:table-cell>
          <table:table-cell office:value-type="float" office:value="322531" table:style-name="ce46">
            <text:p><text:s/>322,531<text:s/></text:p>
          </table:table-cell>
          <table:table-cell office:value-type="float" office:value="211145" table:style-name="ce46">
            <text:p><text:s/>211,145<text:s/></text:p>
          </table:table-cell>
          <table:table-cell office:value-type="float" office:value="791642" table:style-name="ce46">
            <text:p><text:s/>791,642<text:s/></text:p>
          </table:table-cell>
          <table:table-cell table:style-name="ce44"/>
          <table:table-cell table:number-columns-repeated="16366" table:style-name="ce45"/>
        </table:table-row>
        <table:table-row table:style-name="ro5">
          <table:table-cell office:value-type="string" table:style-name="ce21">
            <text:p>Horniman Museum</text:p>
          </table:table-cell>
          <table:table-cell office:value-type="float" office:value="398321" table:style-name="ce46">
            <text:p><text:s/>398,321<text:s/></text:p>
          </table:table-cell>
          <table:table-cell office:value-type="float" office:value="377637" table:style-name="ce46">
            <text:p><text:s/>377,637<text:s/></text:p>
          </table:table-cell>
          <table:table-cell office:value-type="float" office:value="499097" table:style-name="ce46">
            <text:p><text:s/>499,097<text:s/></text:p>
          </table:table-cell>
          <table:table-cell office:value-type="float" office:value="1076064" table:style-name="ce46">
            <text:p><text:s/>1,076,064<text:s/></text:p>
          </table:table-cell>
          <table:table-cell office:value-type="float" office:value="338172" table:style-name="ce46">
            <text:p><text:s/>338,172<text:s/></text:p>
          </table:table-cell>
          <table:table-cell office:value-type="float" office:value="478239" table:style-name="ce46">
            <text:p><text:s/>478,239<text:s/></text:p>
          </table:table-cell>
          <table:table-cell office:value-type="float" office:value="305815" table:style-name="ce46">
            <text:p><text:s/>305,815<text:s/></text:p>
          </table:table-cell>
          <table:table-cell office:value-type="float" office:value="408944" table:style-name="ce46">
            <text:p><text:s/>408,944<text:s/></text:p>
          </table:table-cell>
          <table:table-cell office:value-type="float" office:value="738000" table:style-name="ce46">
            <text:p><text:s/>738,000<text:s/></text:p>
          </table:table-cell>
          <table:table-cell office:value-type="float" office:value="1156000" table:style-name="ce46">
            <text:p><text:s/>1,156,000<text:s/></text:p>
          </table:table-cell>
          <table:table-cell office:value-type="float" office:value="764000" table:style-name="ce46">
            <text:p><text:s/>764,000<text:s/></text:p>
          </table:table-cell>
          <table:table-cell office:value-type="float" office:value="799000" table:style-name="ce46">
            <text:p><text:s/>799,000<text:s/></text:p>
          </table:table-cell>
          <table:table-cell office:value-type="float" office:value="672000" table:style-name="ce46">
            <text:p><text:s/>672,000<text:s/></text:p>
          </table:table-cell>
          <table:table-cell office:value-type="float" office:value="946000" table:style-name="ce46">
            <text:p><text:s/>946,000<text:s/></text:p>
          </table:table-cell>
          <table:table-cell office:value-type="float" office:value="849000" table:style-name="ce46">
            <text:p><text:s/>849,000<text:s/></text:p>
          </table:table-cell>
          <table:table-cell office:value-type="float" office:value="1843000" table:style-name="ce46">
            <text:p><text:s/>1,843,000<text:s/></text:p>
          </table:table-cell>
          <table:table-cell table:style-name="ce44"/>
          <table:table-cell table:number-columns-repeated="16366" table:style-name="ce45"/>
        </table:table-row>
        <table:table-row table:style-name="ro5">
          <table:table-cell office:value-type="string" table:style-name="ce21">
            <text:p>Imperial War Museums</text:p>
          </table:table-cell>
          <table:table-cell office:value-type="float" office:value="3496000" table:style-name="ce46">
            <text:p><text:s/>3,496,000<text:s/></text:p>
          </table:table-cell>
          <table:table-cell office:value-type="float" office:value="67010" table:style-name="ce46">
            <text:p><text:s/>67,010<text:s/></text:p>
          </table:table-cell>
          <table:table-cell office:value-type="float" office:value="5897000" table:style-name="ce46">
            <text:p><text:s/>5,897,000<text:s/></text:p>
          </table:table-cell>
          <table:table-cell office:value-type="float" office:value="2478000" table:style-name="ce46">
            <text:p><text:s/>2,478,000<text:s/></text:p>
          </table:table-cell>
          <table:table-cell office:value-type="float" office:value="3436968" table:style-name="ce46">
            <text:p><text:s/>3,436,968<text:s/></text:p>
          </table:table-cell>
          <table:table-cell office:value-type="float" office:value="20102000" table:style-name="ce46">
            <text:p><text:s/>20,102,000<text:s/></text:p>
          </table:table-cell>
          <table:table-cell office:value-type="float" office:value="15761000" table:style-name="ce46">
            <text:p><text:s/>15,761,000<text:s/></text:p>
          </table:table-cell>
          <table:table-cell office:value-type="float" office:value="7713000" table:style-name="ce46">
            <text:p><text:s/>7,713,000<text:s/></text:p>
          </table:table-cell>
          <table:table-cell office:value-type="float" office:value="9800000" table:style-name="ce46">
            <text:p><text:s/>9,800,000<text:s/></text:p>
          </table:table-cell>
          <table:table-cell office:value-type="float" office:value="4063000" table:style-name="ce46">
            <text:p><text:s/>4,063,000<text:s/></text:p>
          </table:table-cell>
          <table:table-cell office:value-type="float" office:value="14916000" table:style-name="ce46">
            <text:p><text:s/>14,916,000<text:s/></text:p>
          </table:table-cell>
          <table:table-cell office:value-type="float" office:value="9200000" table:style-name="ce46">
            <text:p><text:s/>9,200,000<text:s/></text:p>
          </table:table-cell>
          <table:table-cell office:value-type="float" office:value="5396000" table:style-name="ce46">
            <text:p><text:s/>5,396,000<text:s/></text:p>
          </table:table-cell>
          <table:table-cell office:value-type="float" office:value="3642000" table:style-name="ce84">
            <text:p><text:s/>3,642,000<text:s/></text:p>
          </table:table-cell>
          <table:table-cell office:value-type="float" office:value="9929000" table:style-name="ce84">
            <text:p><text:s/>9,929,000<text:s/></text:p>
          </table:table-cell>
          <table:table-cell office:value-type="float" office:value="3975000" table:style-name="ce46">
            <text:p><text:s/>3,975,000<text:s/></text:p>
          </table:table-cell>
          <table:table-cell table:style-name="ce44"/>
          <table:table-cell table:number-columns-repeated="16366" table:style-name="ce45"/>
        </table:table-row>
        <table:table-row table:style-name="ro8">
          <table:table-cell office:value-type="string" table:style-name="ce21">
            <text:p>Museum of Science and Industry in Manchester [note 4]</text:p>
          </table:table-cell>
          <table:table-cell office:value-type="float" office:value="147000" table:style-name="ce46">
            <text:p><text:s/>147,000<text:s/></text:p>
          </table:table-cell>
          <table:table-cell office:value-type="float" office:value="2470231" table:style-name="ce46">
            <text:p><text:s/>2,470,231<text:s/></text:p>
          </table:table-cell>
          <table:table-cell office:value-type="float" office:value="3696775" table:style-name="ce46">
            <text:p><text:s/>3,696,775<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style-name="ce44"/>
          <table:table-cell table:number-columns-repeated="16366" table:style-name="ce45"/>
        </table:table-row>
        <table:table-row table:style-name="ro5">
          <table:table-cell office:value-type="string" table:style-name="ce21">
            <text:p>National Gallery</text:p>
          </table:table-cell>
          <table:table-cell office:value-type="float" office:value="38879000" table:style-name="ce46">
            <text:p><text:s/>38,879,000<text:s/></text:p>
          </table:table-cell>
          <table:table-cell office:value-type="float" office:value="9040000" table:style-name="ce46">
            <text:p><text:s/>9,040,000<text:s/></text:p>
          </table:table-cell>
          <table:table-cell office:value-type="float" office:value="7405000" table:style-name="ce46">
            <text:p><text:s/>7,405,000<text:s/></text:p>
          </table:table-cell>
          <table:table-cell office:value-type="float" office:value="99070000" table:style-name="ce46">
            <text:p><text:s/>99,070,000<text:s/></text:p>
          </table:table-cell>
          <table:table-cell office:value-type="float" office:value="26778000" table:style-name="ce46">
            <text:p><text:s/>26,778,000<text:s/></text:p>
          </table:table-cell>
          <table:table-cell office:value-type="float" office:value="21100000" table:style-name="ce46">
            <text:p><text:s/>21,100,000<text:s/></text:p>
          </table:table-cell>
          <table:table-cell office:value-type="float" office:value="9491000" table:style-name="ce46">
            <text:p><text:s/>9,491,000<text:s/></text:p>
          </table:table-cell>
          <table:table-cell office:value-type="float" office:value="15761879" table:style-name="ce46">
            <text:p><text:s/>15,761,879<text:s/></text:p>
          </table:table-cell>
          <table:table-cell office:value-type="float" office:value="11160000" table:style-name="ce46">
            <text:p><text:s/>11,160,000<text:s/></text:p>
          </table:table-cell>
          <table:table-cell office:value-type="float" office:value="27100000" table:style-name="ce46">
            <text:p><text:s/>27,100,000<text:s/></text:p>
          </table:table-cell>
          <table:table-cell office:value-type="float" office:value="24700000" table:style-name="ce46">
            <text:p><text:s/>24,700,000<text:s/></text:p>
          </table:table-cell>
          <table:table-cell office:value-type="float" office:value="50200000" table:style-name="ce46">
            <text:p><text:s/>50,200,000<text:s/></text:p>
          </table:table-cell>
          <table:table-cell office:value-type="float" office:value="17600000" table:style-name="ce46">
            <text:p><text:s/>17,600,000<text:s/></text:p>
          </table:table-cell>
          <table:table-cell office:value-type="float" office:value="22400000" table:style-name="ce46">
            <text:p><text:s/>22,400,000<text:s/></text:p>
          </table:table-cell>
          <table:table-cell office:value-type="float" office:value="33100000" table:style-name="ce46">
            <text:p><text:s/>33,100,000<text:s/></text:p>
          </table:table-cell>
          <table:table-cell office:value-type="float" office:value="66000000" table:style-name="ce46">
            <text:p><text:s/>66,000,000<text:s/></text:p>
          </table:table-cell>
          <table:table-cell table:style-name="ce44"/>
          <table:table-cell table:number-columns-repeated="16366" table:style-name="ce45"/>
        </table:table-row>
        <table:table-row table:style-name="ro8">
          <table:table-cell office:value-type="string" table:style-name="ce21">
            <text:p>National Museums Liverpool<text:s/></text:p>
          </table:table-cell>
          <table:table-cell office:value-type="float" office:value="1726998" table:style-name="ce46">
            <text:p><text:s/>1,726,998<text:s/></text:p>
          </table:table-cell>
          <table:table-cell office:value-type="float" office:value="3003000" table:style-name="ce46">
            <text:p><text:s/>3,003,000<text:s/></text:p>
          </table:table-cell>
          <table:table-cell office:value-type="float" office:value="1675000" table:style-name="ce46">
            <text:p><text:s/>1,675,000<text:s/></text:p>
          </table:table-cell>
          <table:table-cell office:value-type="float" office:value="1069000" table:style-name="ce46">
            <text:p><text:s/>1,069,000<text:s/></text:p>
          </table:table-cell>
          <table:table-cell office:value-type="float" office:value="885206" table:style-name="ce46">
            <text:p><text:s/>885,206<text:s/></text:p>
          </table:table-cell>
          <table:table-cell office:value-type="float" office:value="1000480" table:style-name="ce46">
            <text:p><text:s/>1,000,480<text:s/></text:p>
          </table:table-cell>
          <table:table-cell office:value-type="float" office:value="3937000" table:style-name="ce46">
            <text:p><text:s/>3,937,000<text:s/></text:p>
          </table:table-cell>
          <table:table-cell office:value-type="float" office:value="3171000" table:style-name="ce46">
            <text:p><text:s/>3,171,000<text:s/></text:p>
          </table:table-cell>
          <table:table-cell office:value-type="float" office:value="9062000" table:style-name="ce46">
            <text:p><text:s/>9,062,000<text:s/></text:p>
          </table:table-cell>
          <table:table-cell office:value-type="float" office:value="1770893" table:style-name="ce46">
            <text:p><text:s/>1,770,893<text:s/></text:p>
          </table:table-cell>
          <table:table-cell office:value-type="float" office:value="1018400" table:style-name="ce46">
            <text:p><text:s/>1,018,400<text:s/></text:p>
          </table:table-cell>
          <table:table-cell office:value-type="float" office:value="1319000" table:style-name="ce46">
            <text:p><text:s/>1,319,000<text:s/></text:p>
          </table:table-cell>
          <table:table-cell office:value-type="float" office:value="1025000" table:style-name="ce46">
            <text:p><text:s/>1,025,000<text:s/></text:p>
          </table:table-cell>
          <table:table-cell office:value-type="float" office:value="3533000" table:style-name="ce46">
            <text:p><text:s/>3,533,000<text:s/></text:p>
          </table:table-cell>
          <table:table-cell office:value-type="float" office:value="10541167" table:style-name="ce57">
            <text:p><text:s/>10,541,167<text:s/></text:p>
          </table:table-cell>
          <table:table-cell office:value-type="float" office:value="5901460" table:style-name="ce46">
            <text:p><text:s/>5,901,460<text:s/></text:p>
          </table:table-cell>
          <table:table-cell office:value-type="string" table:style-name="ce44">
            <text:p>[note 2] The cell P12 is a revised figure.</text:p>
          </table:table-cell>
          <table:table-cell table:number-columns-repeated="16366" table:style-name="ce45"/>
        </table:table-row>
        <table:table-row table:style-name="ro5">
          <table:table-cell office:value-type="string" table:style-name="ce21">
            <text:p>National Portrait Gallery</text:p>
          </table:table-cell>
          <table:table-cell office:value-type="float" office:value="5195000" table:style-name="ce46">
            <text:p><text:s/>5,195,000<text:s/></text:p>
          </table:table-cell>
          <table:table-cell office:value-type="float" office:value="4014000" table:style-name="ce46">
            <text:p><text:s/>4,014,000<text:s/></text:p>
          </table:table-cell>
          <table:table-cell office:value-type="float" office:value="2148000" table:style-name="ce46">
            <text:p><text:s/>2,148,000<text:s/></text:p>
          </table:table-cell>
          <table:table-cell office:value-type="float" office:value="2631000" table:style-name="ce46">
            <text:p><text:s/>2,631,000<text:s/></text:p>
          </table:table-cell>
          <table:table-cell office:value-type="float" office:value="2813000" table:style-name="ce46">
            <text:p><text:s/>2,813,000<text:s/></text:p>
          </table:table-cell>
          <table:table-cell office:value-type="float" office:value="4264000" table:style-name="ce46">
            <text:p><text:s/>4,264,000<text:s/></text:p>
          </table:table-cell>
          <table:table-cell office:value-type="float" office:value="13655000" table:style-name="ce46">
            <text:p><text:s/>13,655,000<text:s/></text:p>
          </table:table-cell>
          <table:table-cell office:value-type="float" office:value="7919000" table:style-name="ce46">
            <text:p><text:s/>7,919,000<text:s/></text:p>
          </table:table-cell>
          <table:table-cell office:value-type="float" office:value="5291000" table:style-name="ce46">
            <text:p><text:s/>5,291,000<text:s/></text:p>
          </table:table-cell>
          <table:table-cell office:value-type="float" office:value="7170000" table:style-name="ce46">
            <text:p><text:s/>7,170,000<text:s/></text:p>
          </table:table-cell>
          <table:table-cell office:value-type="float" office:value="8411000" table:style-name="ce46">
            <text:p><text:s/>8,411,000<text:s/></text:p>
          </table:table-cell>
          <table:table-cell office:value-type="float" office:value="5818000" table:style-name="ce96">
            <text:p><text:s/>5,818,000<text:s/></text:p>
          </table:table-cell>
          <table:table-cell office:value-type="float" office:value="5653000" table:style-name="ce97">
            <text:p><text:s/>5,653,000<text:s/></text:p>
          </table:table-cell>
          <table:table-cell office:value-type="float" office:value="16174000" table:style-name="ce84">
            <text:p><text:s/>16,174,000<text:s/></text:p>
          </table:table-cell>
          <table:table-cell office:value-type="float" office:value="12332000" table:style-name="ce84">
            <text:p><text:s/>12,332,000<text:s/></text:p>
          </table:table-cell>
          <table:table-cell office:value-type="float" office:value="25288000" table:style-name="ce46">
            <text:p><text:s/>25,288,000<text:s/></text:p>
          </table:table-cell>
          <table:table-cell table:style-name="ce44"/>
          <table:table-cell table:number-columns-repeated="16366" table:style-name="ce45"/>
        </table:table-row>
        <table:table-row table:style-name="ro4">
          <table:table-cell office:value-type="string" table:style-name="ce21">
            <text:p>Natural History Museum</text:p>
          </table:table-cell>
          <table:table-cell office:value-type="float" office:value="2379000" table:style-name="ce46">
            <text:p><text:s/>2,379,000<text:s/></text:p>
          </table:table-cell>
          <table:table-cell office:value-type="float" office:value="6870000" table:style-name="ce46">
            <text:p><text:s/>6,870,000<text:s/></text:p>
          </table:table-cell>
          <table:table-cell office:value-type="float" office:value="3420000" table:style-name="ce46">
            <text:p><text:s/>3,420,000<text:s/></text:p>
          </table:table-cell>
          <table:table-cell office:value-type="float" office:value="2260000" table:style-name="ce46">
            <text:p><text:s/>2,260,000<text:s/></text:p>
          </table:table-cell>
          <table:table-cell office:value-type="float" office:value="2150000" table:style-name="ce46">
            <text:p><text:s/>2,150,000<text:s/></text:p>
          </table:table-cell>
          <table:table-cell office:value-type="float" office:value="3520000" table:style-name="ce46">
            <text:p><text:s/>3,520,000<text:s/></text:p>
          </table:table-cell>
          <table:table-cell office:value-type="float" office:value="11481338" table:style-name="ce46">
            <text:p><text:s/>11,481,338<text:s/></text:p>
          </table:table-cell>
          <table:table-cell office:value-type="float" office:value="6187000" table:style-name="ce46">
            <text:p><text:s/>6,187,000<text:s/></text:p>
          </table:table-cell>
          <table:table-cell office:value-type="float" office:value="6378000" table:style-name="ce46">
            <text:p><text:s/>6,378,000<text:s/></text:p>
          </table:table-cell>
          <table:table-cell office:value-type="float" office:value="6930000" table:style-name="ce46">
            <text:p><text:s/>6,930,000<text:s/></text:p>
          </table:table-cell>
          <table:table-cell office:value-type="float" office:value="7700000" table:style-name="ce46">
            <text:p><text:s/>7,700,000<text:s/></text:p>
          </table:table-cell>
          <table:table-cell office:value-type="float" office:value="7921000" table:style-name="ce46">
            <text:p><text:s/>7,921,000<text:s/></text:p>
          </table:table-cell>
          <table:table-cell office:value-type="float" office:value="3000000" table:style-name="ce57">
            <text:p><text:s/>3,000,000<text:s/></text:p>
          </table:table-cell>
          <table:table-cell office:value-type="float" office:value="6400000" table:style-name="ce57">
            <text:p><text:s/>6,400,000<text:s/></text:p>
          </table:table-cell>
          <table:table-cell office:value-type="float" office:value="9200000" table:style-name="ce57">
            <text:p><text:s/>9,200,000<text:s/></text:p>
          </table:table-cell>
          <table:table-cell office:value-type="float" office:value="9400000" table:style-name="ce46">
            <text:p><text:s/>9,400,000<text:s/></text:p>
          </table:table-cell>
          <table:table-cell office:value-type="string" table:style-name="ce44">
            <text:p>[note 2] The cells N14, O14 &amp; P14 are revised figures.</text:p>
          </table:table-cell>
          <table:table-cell table:number-columns-repeated="16366" table:style-name="ce45"/>
        </table:table-row>
        <table:table-row table:style-name="ro5">
          <table:table-cell office:value-type="string" table:style-name="ce21">
            <text:p>Royal Armouries [note 16]</text:p>
          </table:table-cell>
          <table:table-cell office:value-type="float" office:value="744000" table:style-name="ce46">
            <text:p><text:s/>744,000<text:s/></text:p>
          </table:table-cell>
          <table:table-cell office:value-type="float" office:value="574000" table:style-name="ce46">
            <text:p><text:s/>574,000<text:s/></text:p>
          </table:table-cell>
          <table:table-cell office:value-type="float" office:value="1967000" table:style-name="ce46">
            <text:p><text:s/>1,967,000<text:s/></text:p>
          </table:table-cell>
          <table:table-cell office:value-type="float" office:value="1026000" table:style-name="ce46">
            <text:p><text:s/>1,026,000<text:s/></text:p>
          </table:table-cell>
          <table:table-cell office:value-type="float" office:value="126000" table:style-name="ce46">
            <text:p><text:s/>126,000<text:s/></text:p>
          </table:table-cell>
          <table:table-cell office:value-type="float" office:value="267000" table:style-name="ce46">
            <text:p><text:s/>267,000<text:s/></text:p>
          </table:table-cell>
          <table:table-cell office:value-type="float" office:value="249000" table:style-name="ce46">
            <text:p><text:s/>249,000<text:s/></text:p>
          </table:table-cell>
          <table:table-cell office:value-type="float" office:value="783000" table:style-name="ce46">
            <text:p><text:s/>783,000<text:s/></text:p>
          </table:table-cell>
          <table:table-cell office:value-type="float" office:value="1156429" table:style-name="ce46">
            <text:p><text:s/>1,156,429<text:s/></text:p>
          </table:table-cell>
          <table:table-cell office:value-type="float" office:value="445205" table:style-name="ce46">
            <text:p><text:s/>445,205<text:s/></text:p>
          </table:table-cell>
          <table:table-cell office:value-type="float" office:value="909622" table:style-name="ce46">
            <text:p><text:s/>909,622<text:s/></text:p>
          </table:table-cell>
          <table:table-cell office:value-type="float" office:value="207332" table:style-name="ce46">
            <text:p><text:s/>207,332<text:s/></text:p>
          </table:table-cell>
          <table:table-cell office:value-type="float" office:value="147898" table:style-name="ce46">
            <text:p><text:s/>147,898<text:s/></text:p>
          </table:table-cell>
          <table:table-cell office:value-type="float" office:value="115442" table:style-name="ce46">
            <text:p><text:s/>115,442<text:s/></text:p>
          </table:table-cell>
          <table:table-cell office:value-type="float" office:value="223476" table:style-name="ce46">
            <text:p><text:s/>223,476<text:s/></text:p>
          </table:table-cell>
          <table:table-cell office:value-type="float" office:value="263231" table:style-name="ce46">
            <text:p><text:s/>263,231<text:s/></text:p>
          </table:table-cell>
          <table:table-cell table:style-name="ce44"/>
          <table:table-cell table:number-columns-repeated="16366" table:style-name="ce45"/>
        </table:table-row>
        <table:table-row table:style-name="ro5">
          <table:table-cell office:value-type="string" table:style-name="ce21">
            <text:p>Royal Museums Greenwich</text:p>
          </table:table-cell>
          <table:table-cell office:value-type="float" office:value="333108" table:style-name="ce46">
            <text:p><text:s/>333,108<text:s/></text:p>
          </table:table-cell>
          <table:table-cell office:value-type="float" office:value="3420157" table:style-name="ce46">
            <text:p><text:s/>3,420,157<text:s/></text:p>
          </table:table-cell>
          <table:table-cell office:value-type="float" office:value="18766000" table:style-name="ce46">
            <text:p><text:s/>18,766,000<text:s/></text:p>
          </table:table-cell>
          <table:table-cell office:value-type="float" office:value="8794000" table:style-name="ce46">
            <text:p><text:s/>8,794,000<text:s/></text:p>
          </table:table-cell>
          <table:table-cell office:value-type="float" office:value="2874000" table:style-name="ce46">
            <text:p><text:s/>2,874,000<text:s/></text:p>
          </table:table-cell>
          <table:table-cell office:value-type="float" office:value="6137637" table:style-name="ce46">
            <text:p><text:s/>6,137,637<text:s/></text:p>
          </table:table-cell>
          <table:table-cell office:value-type="float" office:value="2585776" table:style-name="ce46">
            <text:p><text:s/>2,585,776<text:s/></text:p>
          </table:table-cell>
          <table:table-cell office:value-type="float" office:value="3567000" table:style-name="ce46">
            <text:p><text:s/>3,567,000<text:s/></text:p>
          </table:table-cell>
          <table:table-cell office:value-type="float" office:value="10981926" table:style-name="ce46">
            <text:p><text:s/>10,981,926<text:s/></text:p>
          </table:table-cell>
          <table:table-cell office:value-type="float" office:value="5711000" table:style-name="ce46">
            <text:p><text:s/>5,711,000<text:s/></text:p>
          </table:table-cell>
          <table:table-cell office:value-type="float" office:value="2360668" table:style-name="ce46">
            <text:p><text:s/>2,360,668<text:s/></text:p>
          </table:table-cell>
          <table:table-cell office:value-type="float" office:value="2255563" table:style-name="ce46">
            <text:p><text:s/>2,255,563<text:s/></text:p>
          </table:table-cell>
          <table:table-cell office:value-type="float" office:value="1326613" table:style-name="ce46">
            <text:p><text:s/>1,326,613<text:s/></text:p>
          </table:table-cell>
          <table:table-cell office:value-type="float" office:value="2180057" table:style-name="ce46">
            <text:p><text:s/>2,180,057<text:s/></text:p>
          </table:table-cell>
          <table:table-cell office:value-type="float" office:value="1822998" table:style-name="ce46">
            <text:p><text:s/>1,822,998<text:s/></text:p>
          </table:table-cell>
          <table:table-cell office:value-type="float" office:value="3219190" table:style-name="ce46">
            <text:p><text:s/>3,219,190<text:s/></text:p>
          </table:table-cell>
          <table:table-cell table:style-name="ce44"/>
          <table:table-cell table:number-columns-repeated="16366" table:style-name="ce45"/>
        </table:table-row>
        <table:table-row table:style-name="ro5">
          <table:table-cell office:value-type="string" table:style-name="ce21">
            <text:p>Science Museum Group</text:p>
          </table:table-cell>
          <table:table-cell office:value-type="float" office:value="3128000" table:style-name="ce46">
            <text:p><text:s/>3,128,000<text:s/></text:p>
          </table:table-cell>
          <table:table-cell office:value-type="float" office:value="8720000" table:style-name="ce46">
            <text:p><text:s/>8,720,000<text:s/></text:p>
          </table:table-cell>
          <table:table-cell office:value-type="float" office:value="6160000" table:style-name="ce46">
            <text:p><text:s/>6,160,000<text:s/></text:p>
          </table:table-cell>
          <table:table-cell office:value-type="float" office:value="5628000" table:style-name="ce46">
            <text:p><text:s/>5,628,000<text:s/></text:p>
          </table:table-cell>
          <table:table-cell office:value-type="float" office:value="9824000" table:style-name="ce46">
            <text:p><text:s/>9,824,000<text:s/></text:p>
          </table:table-cell>
          <table:table-cell office:value-type="float" office:value="14045000" table:style-name="ce46">
            <text:p><text:s/>14,045,000<text:s/></text:p>
          </table:table-cell>
          <table:table-cell office:value-type="float" office:value="9099897" table:style-name="ce46">
            <text:p><text:s/>9,099,897<text:s/></text:p>
          </table:table-cell>
          <table:table-cell office:value-type="float" office:value="12667000" table:style-name="ce46">
            <text:p><text:s/>12,667,000<text:s/></text:p>
          </table:table-cell>
          <table:table-cell office:value-type="float" office:value="19497000" table:style-name="ce46">
            <text:p><text:s/>19,497,000<text:s/></text:p>
          </table:table-cell>
          <table:table-cell office:value-type="float" office:value="17041000" table:style-name="ce46">
            <text:p><text:s/>17,041,000<text:s/></text:p>
          </table:table-cell>
          <table:table-cell office:value-type="float" office:value="19630000" table:style-name="ce46">
            <text:p><text:s/>19,630,000<text:s/></text:p>
          </table:table-cell>
          <table:table-cell office:value-type="float" office:value="27520000" table:style-name="ce46">
            <text:p><text:s/>27,520,000<text:s/></text:p>
          </table:table-cell>
          <table:table-cell office:value-type="float" office:value="3666000" table:style-name="ce97">
            <text:p><text:s/>3,666,000<text:s/></text:p>
          </table:table-cell>
          <table:table-cell office:value-type="float" office:value="13411000" table:style-name="ce84">
            <text:p><text:s/>13,411,000<text:s/></text:p>
          </table:table-cell>
          <table:table-cell office:value-type="float" office:value="18563000" table:style-name="ce84">
            <text:p><text:s/>18,563,000<text:s/></text:p>
          </table:table-cell>
          <table:table-cell office:value-type="float" office:value="19150000" table:style-name="ce46">
            <text:p><text:s/>19,150,000<text:s/></text:p>
          </table:table-cell>
          <table:table-cell table:style-name="ce44"/>
          <table:table-cell table:number-columns-repeated="16366" table:style-name="ce45"/>
        </table:table-row>
        <table:table-row table:style-name="ro8">
          <table:table-cell office:value-type="string" table:style-name="ce21">
            <text:p>Sir John Soane's Museum</text:p>
          </table:table-cell>
          <table:table-cell office:value-type="float" office:value="497021" table:style-name="ce46">
            <text:p><text:s/>497,021<text:s/></text:p>
          </table:table-cell>
          <table:table-cell office:value-type="float" office:value="1061397" table:style-name="ce46">
            <text:p><text:s/>1,061,397<text:s/></text:p>
          </table:table-cell>
          <table:table-cell office:value-type="float" office:value="2568795" table:style-name="ce46">
            <text:p><text:s/>2,568,795<text:s/></text:p>
          </table:table-cell>
          <table:table-cell office:value-type="float" office:value="1976881" table:style-name="ce46">
            <text:p><text:s/>1,976,881<text:s/></text:p>
          </table:table-cell>
          <table:table-cell office:value-type="float" office:value="934905" table:style-name="ce46">
            <text:p><text:s/>934,905<text:s/></text:p>
          </table:table-cell>
          <table:table-cell office:value-type="float" office:value="1317044" table:style-name="ce46">
            <text:p><text:s/>1,317,044<text:s/></text:p>
          </table:table-cell>
          <table:table-cell office:value-type="float" office:value="949712" table:style-name="ce46">
            <text:p><text:s/>949,712<text:s/></text:p>
          </table:table-cell>
          <table:table-cell office:value-type="float" office:value="2058000" table:style-name="ce46">
            <text:p><text:s/>2,058,000<text:s/></text:p>
          </table:table-cell>
          <table:table-cell office:value-type="float" office:value="962614" table:style-name="ce46">
            <text:p><text:s/>962,614<text:s/></text:p>
          </table:table-cell>
          <table:table-cell office:value-type="float" office:value="757860" table:style-name="ce46">
            <text:p><text:s/>757,860<text:s/></text:p>
          </table:table-cell>
          <table:table-cell office:value-type="float" office:value="1070711" table:style-name="ce46">
            <text:p><text:s/>1,070,711<text:s/></text:p>
          </table:table-cell>
          <table:table-cell office:value-type="float" office:value="1520635" table:style-name="ce46">
            <text:p><text:s/>1,520,635<text:s/></text:p>
          </table:table-cell>
          <table:table-cell office:value-type="float" office:value="1233505" table:style-name="ce57">
            <text:p><text:s/>1,233,505<text:s/></text:p>
          </table:table-cell>
          <table:table-cell office:value-type="float" office:value="1321878" table:style-name="ce85">
            <text:p><text:s/>1,321,878<text:s/></text:p>
          </table:table-cell>
          <table:table-cell office:value-type="float" office:value="1482740" table:style-name="ce84">
            <text:p><text:s/>1,482,740<text:s/></text:p>
          </table:table-cell>
          <table:table-cell office:value-type="float" office:value="1592931" table:style-name="ce46">
            <text:p><text:s/>1,592,931<text:s/></text:p>
          </table:table-cell>
          <table:table-cell office:value-type="string" table:style-name="ce44">
            <text:p>[note 2] The cells N18 &amp; O18 are revised figures.</text:p>
          </table:table-cell>
          <table:table-cell table:number-columns-repeated="16366" table:style-name="ce45"/>
        </table:table-row>
        <table:table-row table:style-name="ro8">
          <table:table-cell office:value-type="string" table:style-name="ce21">
            <text:p>Tate Gallery Group [note 33]</text:p>
          </table:table-cell>
          <table:table-cell office:value-type="float" office:value="27037000" table:style-name="ce46">
            <text:p><text:s/>27,037,000<text:s/></text:p>
          </table:table-cell>
          <table:table-cell office:value-type="float" office:value="17643000" table:style-name="ce46">
            <text:p><text:s/>17,643,000<text:s/></text:p>
          </table:table-cell>
          <table:table-cell office:value-type="float" office:value="20050000" table:style-name="ce46">
            <text:p><text:s/>20,050,000<text:s/></text:p>
          </table:table-cell>
          <table:table-cell office:value-type="float" office:value="20540000" table:style-name="ce46">
            <text:p><text:s/>20,540,000<text:s/></text:p>
          </table:table-cell>
          <table:table-cell office:value-type="float" office:value="53887000" table:style-name="ce46">
            <text:p><text:s/>53,887,000<text:s/></text:p>
          </table:table-cell>
          <table:table-cell office:value-type="float" office:value="95123000" table:style-name="ce46">
            <text:p><text:s/>95,123,000<text:s/></text:p>
          </table:table-cell>
          <table:table-cell office:value-type="float" office:value="130383000" table:style-name="ce46">
            <text:p><text:s/>130,383,000<text:s/></text:p>
          </table:table-cell>
          <table:table-cell office:value-type="float" office:value="81199000" table:style-name="ce46">
            <text:p><text:s/>81,199,000<text:s/></text:p>
          </table:table-cell>
          <table:table-cell office:value-type="float" office:value="69777000" table:style-name="ce46">
            <text:p><text:s/>69,777,000<text:s/></text:p>
          </table:table-cell>
          <table:table-cell office:value-type="float" office:value="51666000" table:style-name="ce46">
            <text:p><text:s/>51,666,000<text:s/></text:p>
          </table:table-cell>
          <table:table-cell office:value-type="float" office:value="44912000" table:style-name="ce46">
            <text:p><text:s/>44,912,000<text:s/></text:p>
          </table:table-cell>
          <table:table-cell office:value-type="float" office:value="51282000" table:style-name="ce46">
            <text:p><text:s/>51,282,000<text:s/></text:p>
          </table:table-cell>
          <table:table-cell office:value-type="float" office:value="41309000" table:style-name="ce98">
            <text:p>41,309</text:p>
          </table:table-cell>
          <table:table-cell office:value-type="float" office:value="27706000" table:style-name="ce57">
            <text:p><text:s/>27,706,000<text:s/></text:p>
          </table:table-cell>
          <table:table-cell office:value-type="float" office:value="35749000" table:style-name="ce57">
            <text:p><text:s/>35,749,000<text:s/></text:p>
          </table:table-cell>
          <table:table-cell office:value-type="float" office:value="38551000" table:style-name="ce46">
            <text:p><text:s/>38,551,000<text:s/></text:p>
          </table:table-cell>
          <table:table-cell office:value-type="string" table:style-name="ce44">
            <text:p>[note 2] The cells O19 &amp; P19 are revised figures.</text:p>
          </table:table-cell>
          <table:table-cell table:number-columns-repeated="16366" table:style-name="ce45"/>
        </table:table-row>
        <table:table-row table:style-name="ro8">
          <table:table-cell office:value-type="string" table:style-name="ce21">
            <text:p>Tyne and Wear Museums [note 8]</text:p>
          </table:table-cell>
          <table:table-cell office:value-type="float" office:value="139064" table:style-name="ce46">
            <text:p><text:s/>139,064<text:s/></text:p>
          </table:table-cell>
          <table:table-cell office:value-type="float" office:value="200121" table:style-name="ce46">
            <text:p><text:s/>200,121<text:s/></text:p>
          </table:table-cell>
          <table:table-cell office:value-type="float" office:value="112440.92" table:style-name="ce46">
            <text:p><text:s/>112,441<text:s/></text:p>
          </table:table-cell>
          <table:table-cell office:value-type="float" office:value="109995" table:style-name="ce46">
            <text:p><text:s/>109,995<text:s/></text:p>
          </table:table-cell>
          <table:table-cell office:value-type="float" office:value="115406" table:style-name="ce46">
            <text:p><text:s/>115,406<text:s/></text:p>
          </table:table-cell>
          <table:table-cell office:value-type="float" office:value="82650" table:style-name="ce46">
            <text:p><text:s/>82,650<text:s/></text:p>
          </table:table-cell>
          <table:table-cell office:value-type="float" office:value="22751" table:style-name="ce46">
            <text:p><text:s/>22,751<text:s/></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office:value-type="string" table:style-name="ce46">
            <text:p>x</text:p>
          </table:table-cell>
          <table:table-cell table:style-name="ce44"/>
          <table:table-cell table:number-columns-repeated="16366" table:style-name="ce45"/>
        </table:table-row>
        <table:table-row table:style-name="ro8">
          <table:table-cell office:value-type="string" table:style-name="ce21">
            <text:p>Victoria and Albert Museum [note 9]</text:p>
          </table:table-cell>
          <table:table-cell office:value-type="float" office:value="20127000" table:style-name="ce46">
            <text:p><text:s/>20,127,000<text:s/></text:p>
          </table:table-cell>
          <table:table-cell office:value-type="float" office:value="17175000" table:style-name="ce46">
            <text:p><text:s/>17,175,000<text:s/></text:p>
          </table:table-cell>
          <table:table-cell office:value-type="float" office:value="12980000" table:style-name="ce46">
            <text:p><text:s/>12,980,000<text:s/></text:p>
          </table:table-cell>
          <table:table-cell office:value-type="float" office:value="12611000" table:style-name="ce46">
            <text:p><text:s/>12,611,000<text:s/></text:p>
          </table:table-cell>
          <table:table-cell office:value-type="float" office:value="11929000" table:style-name="ce46">
            <text:p><text:s/>11,929,000<text:s/></text:p>
          </table:table-cell>
          <table:table-cell office:value-type="float" office:value="15476000" table:style-name="ce46">
            <text:p><text:s/>15,476,000<text:s/></text:p>
          </table:table-cell>
          <table:table-cell office:value-type="float" office:value="46077000" table:style-name="ce46">
            <text:p><text:s/>46,077,000<text:s/></text:p>
          </table:table-cell>
          <table:table-cell office:value-type="float" office:value="25087000" table:style-name="ce46">
            <text:p><text:s/>25,087,000<text:s/></text:p>
          </table:table-cell>
          <table:table-cell office:value-type="float" office:value="29234000" table:style-name="ce46">
            <text:p><text:s/>29,234,000<text:s/></text:p>
          </table:table-cell>
          <table:table-cell office:value-type="float" office:value="23576000" table:style-name="ce46">
            <text:p><text:s/>23,576,000<text:s/></text:p>
          </table:table-cell>
          <table:table-cell office:value-type="float" office:value="33427000" table:style-name="ce44">
            <text:p>33,427,000</text:p>
          </table:table-cell>
          <table:table-cell office:value-type="float" office:value="37116000" table:style-name="ce46">
            <text:p><text:s/>37,116,000<text:s/></text:p>
          </table:table-cell>
          <table:table-cell office:value-type="float" office:value="13363000" table:style-name="ce97">
            <text:p><text:s/>13,363,000<text:s/></text:p>
          </table:table-cell>
          <table:table-cell office:value-type="float" office:value="26166000" table:style-name="ce46">
            <text:p><text:s/>26,166,000<text:s/></text:p>
          </table:table-cell>
          <table:table-cell office:value-type="float" office:value="18858000" table:style-name="ce46">
            <text:p><text:s/>18,858,000<text:s/></text:p>
          </table:table-cell>
          <table:table-cell office:value-type="float" office:value="23852000" table:style-name="ce46">
            <text:p><text:s/>23,852,000<text:s/></text:p>
          </table:table-cell>
          <table:table-cell table:style-name="ce44"/>
          <table:table-cell table:number-columns-repeated="16366" table:style-name="ce45"/>
        </table:table-row>
        <table:table-row table:style-name="ro8">
          <table:table-cell office:value-type="string" table:style-name="ce21">
            <text:p>Wallace Collection</text:p>
          </table:table-cell>
          <table:table-cell office:value-type="float" office:value="1173000" table:style-name="ce46">
            <text:p><text:s/>1,173,000<text:s/></text:p>
          </table:table-cell>
          <table:table-cell office:value-type="float" office:value="2132000" table:style-name="ce46">
            <text:p><text:s/>2,132,000<text:s/></text:p>
          </table:table-cell>
          <table:table-cell office:value-type="float" office:value="911000" table:style-name="ce46">
            <text:p><text:s/>911,000<text:s/></text:p>
          </table:table-cell>
          <table:table-cell office:value-type="float" office:value="2023000" table:style-name="ce46">
            <text:p><text:s/>2,023,000<text:s/></text:p>
          </table:table-cell>
          <table:table-cell office:value-type="float" office:value="2052000" table:style-name="ce46">
            <text:p><text:s/>2,052,000<text:s/></text:p>
          </table:table-cell>
          <table:table-cell office:value-type="float" office:value="3485000" table:style-name="ce46">
            <text:p><text:s/>3,485,000<text:s/></text:p>
          </table:table-cell>
          <table:table-cell office:value-type="float" office:value="1828000" table:style-name="ce46">
            <text:p><text:s/>1,828,000<text:s/></text:p>
          </table:table-cell>
          <table:table-cell office:value-type="float" office:value="5583000" table:style-name="ce46">
            <text:p><text:s/>5,583,000<text:s/></text:p>
          </table:table-cell>
          <table:table-cell office:value-type="float" office:value="4230000" table:style-name="ce46">
            <text:p><text:s/>4,230,000<text:s/></text:p>
          </table:table-cell>
          <table:table-cell office:value-type="float" office:value="3470000" table:style-name="ce46">
            <text:p><text:s/>3,470,000<text:s/></text:p>
          </table:table-cell>
          <table:table-cell office:value-type="float" office:value="2406000" table:style-name="ce46">
            <text:p><text:s/>2,406,000<text:s/></text:p>
          </table:table-cell>
          <table:table-cell office:value-type="float" office:value="2127000" table:style-name="ce46">
            <text:p><text:s/>2,127,000<text:s/></text:p>
          </table:table-cell>
          <table:table-cell office:value-type="float" office:value="1716000" table:style-name="ce46">
            <text:p><text:s/>1,716,000<text:s/></text:p>
          </table:table-cell>
          <table:table-cell office:value-type="float" office:value="1503000" table:style-name="ce46">
            <text:p><text:s/>1,503,000<text:s/></text:p>
          </table:table-cell>
          <table:table-cell office:value-type="float" office:value="1734000" table:style-name="ce57">
            <text:p><text:s/>1,734,000<text:s/></text:p>
          </table:table-cell>
          <table:table-cell office:value-type="float" office:value="1864000" table:style-name="ce46">
            <text:p><text:s/>1,864,000<text:s/></text:p>
          </table:table-cell>
          <table:table-cell office:value-type="string" table:style-name="ce44">
            <text:p>[note 2] The cell P22 is a revised figure.</text:p>
          </table:table-cell>
          <table:table-cell table:number-columns-repeated="16366" table:style-name="ce45"/>
        </table:table-row>
        <table:table-row table:style-name="ro4">
          <table:table-cell office:value-type="string" table:style-name="ce21">
            <text:p>Total [note 11]</text:p>
          </table:table-cell>
          <table:table-cell office:value-type="float" office:value="113452000" table:style-name="ce46">
            <text:p><text:s/>113,452,000<text:s/></text:p>
          </table:table-cell>
          <table:table-cell office:value-type="float" office:value="92006000" table:style-name="ce46">
            <text:p><text:s/>92,006,000<text:s/></text:p>
          </table:table-cell>
          <table:table-cell office:value-type="float" office:value="104883000" table:style-name="ce46">
            <text:p><text:s/>104,883,000<text:s/></text:p>
          </table:table-cell>
          <table:table-cell office:value-type="float" office:value="177897000" table:style-name="ce46">
            <text:p><text:s/>177,897,000<text:s/></text:p>
          </table:table-cell>
          <table:table-cell office:value-type="float" office:value="157709000" table:style-name="ce46">
            <text:p><text:s/>157,709,000<text:s/></text:p>
          </table:table-cell>
          <table:table-cell office:value-type="float" office:value="240620000" table:style-name="ce46">
            <text:p><text:s/>240,620,000<text:s/></text:p>
          </table:table-cell>
          <table:table-cell office:value-type="float" office:value="284814000" table:style-name="ce46">
            <text:p><text:s/>284,814,000<text:s/></text:p>
          </table:table-cell>
          <table:table-cell office:value-type="float" office:value="203137000" table:style-name="ce46">
            <text:p><text:s/>203,137,000<text:s/></text:p>
          </table:table-cell>
          <table:table-cell office:value-type="float" office:value="205663000" table:style-name="ce46">
            <text:p><text:s/>205,663,000<text:s/></text:p>
          </table:table-cell>
          <table:table-cell office:value-type="float" office:value="175254000" table:style-name="ce46">
            <text:p><text:s/>175,254,000<text:s/></text:p>
          </table:table-cell>
          <table:table-cell office:value-type="float" office:value="185708000" table:style-name="ce46">
            <text:p><text:s/>185,708,000<text:s/></text:p>
          </table:table-cell>
          <table:table-cell office:value-type="float" office:value="221908000" table:style-name="ce84">
            <text:p><text:s/>221,908,000<text:s/></text:p>
          </table:table-cell>
          <table:table-cell office:value-type="float" office:value="136855000" table:style-name="ce85">
            <text:p><text:s/>136,855,000<text:s/></text:p>
          </table:table-cell>
          <table:table-cell office:value-type="float" office:value="143021000" table:style-name="ce87">
            <text:p><text:s/>143,021,000<text:s/></text:p>
          </table:table-cell>
          <table:table-cell office:value-type="float" office:value="185896000" table:style-name="ce87">
            <text:p><text:s/>185,896,000<text:s/></text:p>
          </table:table-cell>
          <table:table-cell office:value-type="float" office:value="343191000" table:style-name="ce46">
            <text:p><text:s/>343,191,000<text:s/></text:p>
          </table:table-cell>
          <table:table-cell office:value-type="string" table:style-name="ce44">
            <text:p>[note 2] The cells N23, O23 &amp; P23 are revised figures.</text:p>
          </table:table-cell>
          <table:table-cell table:number-columns-repeated="16366" table:style-name="ce45"/>
        </table:table-row>
        <table:table-row table:style-name="ro5">
          <table:table-cell table:style-name="ce59"/>
          <table:table-cell table:number-columns-repeated="10" table:style-name="ce30"/>
          <table:table-cell table:style-name="ce82"/>
          <table:table-cell table:number-columns-repeated="4" table:style-name="ce30"/>
          <table:table-cell table:style-name="ce60"/>
          <table:table-cell table:style-name="ce44"/>
          <table:table-cell table:number-columns-repeated="16366"/>
        </table:table-row>
        <table:table-row table:style-name="ro5">
          <table:table-cell table:style-name="ce59"/>
          <table:table-cell table:number-columns-repeated="10" table:style-name="ce30"/>
          <table:table-cell table:style-name="ce82"/>
          <table:table-cell table:number-columns-repeated="2" table:style-name="ce30"/>
          <table:table-cell table:number-columns-repeated="2" table:style-name="ce88"/>
          <table:table-cell table:number-columns-repeated="16368" table:style-name="ce30"/>
        </table:table-row>
        <table:table-row table:number-rows-repeated="1048551" table:style-name="ro9">
          <table:table-cell table:number-columns-repeated="16384"/>
        </table:table-row>
      </table:table>
      <table:database-ranges>
        <table:database-range table:target-range-address="Contents.A3:Contents.B15" table:name="Table14"/>
        <table:database-range table:target-range-address="Notes.A3:Notes.B36" table:name="Table20"/>
        <table:database-range table:target-range-address="1.A5:1.R24" table:name="Table2"/>
        <table:database-range table:target-range-address="2.A5:2.C27" table:name="Table13"/>
        <table:database-range table:target-range-address="3.A5:3.R23" table:name="Table12"/>
        <table:database-range table:target-range-address="4.A5:4.R23" table:name="Table11"/>
        <table:database-range table:target-range-address="5.A5:5.R23" table:name="Table3"/>
        <table:database-range table:target-range-address="6.A5:6.R22" table:name="Table10"/>
        <table:database-range table:target-range-address="7.A5:7.N22" table:name="Table9"/>
        <table:database-range table:target-range-address="8.A5:8.N22" table:name="Table8"/>
        <table:database-range table:target-range-address="9.A4:9.R22" table:name="Table7"/>
        <table:database-range table:target-range-address="10.A4:10.R22" table:name="Table6"/>
        <table:database-range table:target-range-address="11.A5:11.R23" table:name="Table4"/>
        <table:database-range table:target-range-address="12.A5:12.R23" table:name="Table5"/>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P0">
      <number:text> </number:text>
      <number:number number:decimal-places="0" number:min-integer-digits="1" number:grouping="true">
        <number:embedded-text number:position="0"> </number:embedded-text>
      </number:number>
    </number:number-style>
    <number:number-style style:name="N36P1">
      <number:text> (</number:text>
      <number:number number:decimal-places="0" number:min-integer-digits="1" number:grouping="true">
        <number:embedded-text number:position="0">)</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0" number:min-integer-digits="1" number:grouping="true">
        <number:embedded-text number:position="0"> </number:embedded-text>
      </number:number>
    </number:number-style>
    <number:number-style style:name="N38P1">
      <number:text> (</number:text>
      <number:number number:decimal-places="0" number:min-integer-digits="1" number:grouping="true">
        <number:embedded-text number:position="0">)</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text-style style:name="N39P2">
      <number:text> - </number:text>
    </number:text-style>
    <number:text-style style:name="N39">
      <number:text> </number:text>
      <number:text-conten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percentage-style style:name="N41">
      <number:number number:decimal-places="1" number:min-integer-digits="1"/>
      <number:text>%</number:text>
    </number:percentage-style>
    <number:number-style style:name="N42P0">
      <number:text> </number:text>
      <number:number number:decimal-places="0" number:min-integer-digits="1" number:grouping="true">
        <number:embedded-text number:position="0"> </number:embedded-text>
      </number:number>
    </number:number-style>
    <number:number-style style:name="N42P1">
      <number:text>-</number:text>
      <number:number number:decimal-places="0" number:min-integer-digits="1" number:grouping="true">
        <number:embedded-text number:position="0"> </number:embedded-text>
      </number:number>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
      <number:number number:decimal-places="0" number:min-integer-digits="0" number:grouping="true" number:display-factor="1000"/>
    </number:number-style>
    <style:style style:name="Comma" style:family="table-cell" style:data-style-name="N40"/>
    <style:style style:name="Comma_32_2_32_2" style:display-name="Comma 2 2" style:family="table-cell" style:data-style-name="N40"/>
    <style:style style:name="Heading_32_1_32_2" style:display-name="Heading 1 2" style:family="table-cell" style:data-style-name="N0">
      <style:table-cell-properties fo:border-top="none" fo:border-bottom="thick solid #5B9BD5" fo:border-left="none" fo:border-right="none"/>
      <style:text-properties fo:font-size="15pt" style:font-size-asian="15pt" style:font-size-complex="15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16</meta:generator>
    <meta:initial-creator>Kamila Verikaite</meta:initial-creator>
    <dc:creator>Thomas Evans</dc:creator>
    <meta:creation-date>2021-12-14T09:26:23Z</meta:creation-date>
    <dc:date>2025-07-16T15:10:23Z</dc:date>
  </office:meta>
</office:document-meta>
</file>